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eta.xml" manifest:media-type="text/xml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styles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 style:data-style-name="N61"/>
    <style:style style:name="ce5" style:family="table-cell" style:parent-style-name="Default" style:data-style-name="N37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ngle 9.9" table:style-name="ta1">
        <table:shapes>
          <draw:frame draw:z-index="0" draw:style-name="gr1" draw:text-style-name="P1" svg:width="5.7346in" svg:height="3.2256in" svg:x="10.3429in" svg:y="34.4882in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6.4602in" svg:height="3.3417in" svg:x="11.2598in" svg:y="7.6484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6.2988in" svg:height="3.5429in" svg:x="10.3539in" svg:y="37.6937in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6.2634in" svg:height="3.3409in" svg:x="11.1693in" svg:y="11.3559in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4" draw:style-name="gr1" draw:text-style-name="P1" svg:width="6.2988in" svg:height="3.5429in" svg:x="33.6949in" svg:y="0.0984in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5" draw:style-name="gr1" draw:text-style-name="P1" svg:width="6.6709in" svg:height="4.0646in" svg:x="10.8598in" svg:y="27.2835in">
            <draw:object draw:notify-on-update-of-ranges="'single 9.9'.S1:'single 9.9'.S1 'single 9.9'.S2:'single 9.9'.S200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6" draw:style-name="gr1" draw:text-style-name="P1" svg:width="6.2988in" svg:height="3.5429in" svg:x="18.5217in" svg:y="0.4531in">
            <draw:object draw:notify-on-update-of-ranges="'single 9.9'.I1:'single 9.9'.I4 'single 9.9'.I5:'single 9.9'.I200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7" draw:style-name="gr1" draw:text-style-name="P1" svg:width="6.4602in" svg:height="3.3417in" svg:x="19.1406in" svg:y="14.2197in">
            <draw:object draw:notify-on-update-of-ranges="'single 9.9'.J2:'single 9.9'.J200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8" draw:style-name="gr1" draw:text-style-name="P1" svg:width="6.2988in" svg:height="3.5429in" svg:x="11.5673in" svg:y="0.485in">
            <draw:object draw:notify-on-update-of-ranges="'single 9.9'.D1:'single 9.9'.D4 'single 9.9'.D5:'single 9.9'.D208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9" draw:style-name="gr1" draw:text-style-name="P1" svg:width="6.2988in" svg:height="3.5429in" svg:x="10.9283in" svg:y="20.2827in">
            <draw:object draw:notify-on-update-of-ranges="'single 9.9'.Q1:'single 9.9'.Q1 'single 9.9'.Q2:'single 9.9'.Q2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0" draw:style-name="gr1" draw:text-style-name="P1" svg:width="6.2988in" svg:height="3.5429in" svg:x="11.0055in" svg:y="15.0126in">
            <draw:object draw:notify-on-update-of-ranges="'single 9.9'.P1:'single 9.9'.P1 'single 9.9'.P2:'single 9.9'.P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1" draw:style-name="gr1" draw:text-style-name="P1" svg:width="6.2988in" svg:height="3.5429in" svg:x="33.8437in" svg:y="0.0394in">
            <draw:object draw:notify-on-update-of-ranges="'single 9.9'.AT2:'single 9.9'.AT200 'single 9.9'.AU1:'single 9.9'.AU1 'single 9.9'.AU2:'single 9.9'.AU2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2" draw:style-name="gr1" draw:text-style-name="P1" svg:width="6.2988in" svg:height="3.5429in" svg:x="33.8567in" svg:y="32.6488in">
            <draw:object draw:notify-on-update-of-ranges="'single 9.9'.AT2:'single 9.9'.AT199 'single 9.9'.AV1:'single 9.9'.AV1 'single 9.9'.AV2:'single 9.9'.AV1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3" draw:style-name="gr1" draw:text-style-name="P1" svg:width="6.2988in" svg:height="3.5429in" svg:x="33.724in" svg:y="36.4441in">
            <draw:object draw:notify-on-update-of-ranges="'single 9.9'.AT5:'single 9.9'.AT199 'single 9.9'.AW5:'single 9.9'.AW1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4" draw:style-name="gr1" draw:text-style-name="P1" svg:width="6.2988in" svg:height="3.5429in" svg:x="19.5614in" svg:y="21.3728in">
            <draw:object draw:notify-on-update-of-ranges="'single 9.9'.W2:'single 9.9'.W2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5" draw:style-name="gr1" draw:text-style-name="P1" svg:width="6.2988in" svg:height="3.5429in" svg:x="11.0059in" svg:y="23.8516in">
            <draw:object draw:notify-on-update-of-ranges="'single 9.9'.R2:'single 9.9'.R2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6" draw:style-name="gr1" draw:text-style-name="P1" svg:width="6.2988in" svg:height="3.5429in" svg:x="11.2827in" svg:y="4.1913in">
            <draw:object draw:notify-on-update-of-ranges="'single 9.9'.N1:'single 9.9'.N1 'single 9.9'.N2:'single 9.9'.N2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ce2" office:value-type="string" calcext:value-type="string">
            <text:p>P</text:p>
          </table:table-cell>
          <table:table-cell office:value-type="string" calcext:value-type="string">
            <text:p>predP</text:p>
          </table:table-cell>
          <table:table-cell office:value-type="string" calcext:value-type="string">
            <text:p>predPtrend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trend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predD</text:p>
          </table:table-cell>
          <table:table-cell office:value-type="string" calcext:value-type="string">
            <text:p>predDtrend</text:p>
          </table:table-cell>
          <table:table-cell office:value-type="string" calcext:value-type="string">
            <text:p>dres</text:p>
          </table:table-cell>
          <table:table-cell office:value-type="string" calcext:value-type="string">
            <text:p>drestrend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theta</text:p>
          </table:table-cell>
          <table:table-cell table:style-name="Default" office:value-type="string" calcext:value-type="string">
            <text:p>thete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trend</text:p>
          </table:table-cell>
          <table:table-cell office:value-type="string" calcext:value-type="string">
            <text:p>diota</text:p>
          </table:table-cell>
          <table:table-cell office:value-type="string" calcext:value-type="string">
            <text:p>drho</text:p>
          </table:table-cell>
          <table:table-cell office:value-type="string" calcext:value-type="string">
            <text:p>contrast</text:p>
          </table:table-cell>
          <table:table-cell table:number-columns-repeated="22"/>
          <table:table-cell table:style-name="Default"/>
          <table:table-cell office:value-type="string" calcext:value-type="string">
            <text:p>spektrální radius</text:p>
          </table:table-cell>
          <table:table-cell office:value-type="string" calcext:value-type="string">
            <text:p>kappa</text:p>
          </table:table-cell>
          <table:table-cell table:style-name="Default" office:value-type="string" calcext:value-type="string">
            <text:p>theta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2.2742" calcext:value-type="float">
            <text:p>2.2742</text:p>
          </table:table-cell>
          <table:table-cell office:value-type="float" office:value="0.111262" calcext:value-type="float">
            <text:p>0.111262</text:p>
          </table:table-cell>
          <table:table-cell office:value-type="float" office:value="0.000066233" calcext:value-type="float">
            <text:p>6.62E-05</text:p>
          </table:table-cell>
          <table:table-cell table:number-columns-repeated="2" office:value-type="float" office:value="1.52255" calcext:value-type="float">
            <text:p>1.52255</text:p>
          </table:table-cell>
          <table:table-cell office:value-type="float" office:value="0.142986" calcext:value-type="float">
            <text:p>0.142986</text:p>
          </table:table-cell>
          <table:table-cell office:value-type="float" office:value="-0.918492" calcext:value-type="float">
            <text:p>-0.918492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office:value-type="date" office:date-value="2020-02-24" calcext:value-type="date">
            <text:p>24/0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2.2742" calcext:value-type="float">
            <text:p>2.2742</text:p>
          </table:table-cell>
          <table:table-cell office:value-type="float" office:value="0.12461" calcext:value-type="float">
            <text:p>0.12461</text:p>
          </table:table-cell>
          <table:table-cell office:value-type="float" office:value="0.0000793748" calcext:value-type="float">
            <text:p>7.94E-05</text:p>
          </table:table-cell>
          <table:table-cell table:number-columns-repeated="2" office:value-type="float" office:value="1.52147" calcext:value-type="float">
            <text:p>1.52147</text:p>
          </table:table-cell>
          <table:table-cell office:value-type="float" office:value="0.143116" calcext:value-type="float">
            <text:p>0.143116</text:p>
          </table:table-cell>
          <table:table-cell office:value-type="float" office:value="-0.920783" calcext:value-type="float">
            <text:p>-0.920783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2]+1" office:value-type="date" office:date-value="2020-02-25" calcext:value-type="date">
            <text:p>25/02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-na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2.2742" calcext:value-type="float">
            <text:p>2.2742</text:p>
          </table:table-cell>
          <table:table-cell office:value-type="float" office:value="0.122436" calcext:value-type="float">
            <text:p>0.122436</text:p>
          </table:table-cell>
          <table:table-cell office:value-type="float" office:value="0.0000834515" calcext:value-type="float">
            <text:p>8.35E-05</text:p>
          </table:table-cell>
          <table:table-cell table:number-columns-repeated="2" office:value-type="float" office:value="1.52164" calcext:value-type="float">
            <text:p>1.52164</text:p>
          </table:table-cell>
          <table:table-cell office:value-type="float" office:value="0.143095" calcext:value-type="float">
            <text:p>0.143095</text:p>
          </table:table-cell>
          <table:table-cell office:value-type="float" office:value="-0.920415" calcext:value-type="float">
            <text:p>-0.920415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3]+1" office:value-type="date" office:date-value="2020-02-26" calcext:value-type="date">
            <text:p>26/02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0000759393" calcext:value-type="float">
            <text:p>7.59E-05</text:p>
          </table:table-cell>
          <table:table-cell office:value-type="float" office:value="0" calcext:value-type="float">
            <text:p>0</text:p>
          </table:table-cell>
          <table:table-cell office:value-type="float" office:value="0.00871444" calcext:value-type="float">
            <text:p>0.008714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2.2742" calcext:value-type="float">
            <text:p>2.2742</text:p>
          </table:table-cell>
          <table:table-cell office:value-type="float" office:value="0.129723" calcext:value-type="float">
            <text:p>0.129723</text:p>
          </table:table-cell>
          <table:table-cell office:value-type="float" office:value="0.0000946101" calcext:value-type="float">
            <text:p>9.46E-05</text:p>
          </table:table-cell>
          <table:table-cell table:number-columns-repeated="2" office:value-type="float" office:value="1.52105" calcext:value-type="float">
            <text:p>1.52105</text:p>
          </table:table-cell>
          <table:table-cell office:value-type="float" office:value="0.143163" calcext:value-type="float">
            <text:p>0.143163</text:p>
          </table:table-cell>
          <table:table-cell office:value-type="float" office:value="-0.921635" calcext:value-type="float">
            <text:p>-0.921635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4]+1" office:value-type="date" office:date-value="2020-02-27" calcext:value-type="date">
            <text:p>27/02/20</text:p>
          </table:table-cell>
          <table:table-cell table:formula="of:=AVERAGE([.S2:.S8])" office:value-type="float" office:value="1.52295857142857" calcext:value-type="float">
            <text:p>1.52295857142857</text:p>
          </table:table-cell>
          <table:table-cell table:formula="of:=[.P5]" office:value-type="float" office:value="2.2742" calcext:value-type="float">
            <text:p>2.2742</text:p>
          </table:table-cell>
          <table:table-cell table:formula="of:=AVERAGE([.R2:.R8])" office:value-type="float" office:value="0.0000769821428571429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12268" calcext:value-type="float">
            <text:p>0.0112268</text:p>
          </table:table-cell>
          <table:table-cell office:value-type="float" office:value="3" calcext:value-type="float">
            <text:p>3</text:p>
          </table:table-cell>
          <table:table-cell office:value-type="float" office:value="-2.13765" calcext:value-type="float">
            <text:p>-2.1376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.2742" calcext:value-type="float">
            <text:p>2.27E+00</text:p>
          </table:table-cell>
          <table:table-cell office:value-type="float" office:value="0.0926241" calcext:value-type="float">
            <text:p>0.0926241</text:p>
          </table:table-cell>
          <table:table-cell office:value-type="float" office:value="0.0000722832" calcext:value-type="float">
            <text:p>7.23E-05</text:p>
          </table:table-cell>
          <table:table-cell office:value-type="float" office:value="1.5241" calcext:value-type="float">
            <text:p>1.5241</text:p>
          </table:table-cell>
          <table:table-cell table:style-name="ce1" office:value-type="float" office:value="1.5241" calcext:value-type="float">
            <text:p>1.52E+00</text:p>
          </table:table-cell>
          <table:table-cell office:value-type="float" office:value="0.14279" calcext:value-type="float">
            <text:p>0.14279</text:p>
          </table:table-cell>
          <table:table-cell table:style-name="ce1" office:value-type="float" office:value="-0.915135" calcext:value-type="float">
            <text:p>-9.15E-01</text:p>
          </table:table-cell>
          <table:table-cell office:value-type="float" office:value="-1.66617" calcext:value-type="float">
            <text:p>-1.66617</text:p>
          </table:table-cell>
          <table:table-cell table:number-columns-repeated="22"/>
          <table:table-cell table:formula="of:=[.AT5]+1" office:value-type="date" office:date-value="2020-02-28" calcext:value-type="date">
            <text:p>28/02/20</text:p>
          </table:table-cell>
          <table:table-cell table:formula="of:=AVERAGE([.S3:.S9])" office:value-type="float" office:value="1.52295285714286" calcext:value-type="float">
            <text:p>1.52295285714286</text:p>
          </table:table-cell>
          <table:table-cell table:style-name="ce1" table:formula="of:=[.P6]" office:value-type="float" office:value="2.2742" calcext:value-type="float">
            <text:p>2.27E+00</text:p>
          </table:table-cell>
          <table:table-cell table:formula="of:=AVERAGE([.R3:.R9])" office:value-type="float" office:value="0.0000827217142857143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70707" calcext:value-type="float">
            <text:p>0.0570707</text:p>
          </table:table-cell>
          <table:table-cell office:value-type="float" office:value="8" calcext:value-type="float">
            <text:p>8</text:p>
          </table:table-cell>
          <table:table-cell office:value-type="float" office:value="-2.99266" calcext:value-type="float">
            <text:p>-2.9926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012985" calcext:value-type="float">
            <text:p>1.30E-05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12985" calcext:value-type="float">
            <text:p>1.30E-05</text:p>
          </table:table-cell>
          <table:table-cell office:value-type="float" office:value="0" calcext:value-type="float">
            <text:p>0</text:p>
          </table:table-cell>
          <table:table-cell office:value-type="float" office:value="2.2742" calcext:value-type="float">
            <text:p>2.2742</text:p>
          </table:table-cell>
          <table:table-cell office:value-type="float" office:value="0.0818973" calcext:value-type="float">
            <text:p>0.0818973</text:p>
          </table:table-cell>
          <table:table-cell office:value-type="float" office:value="0.0000683872" calcext:value-type="float">
            <text:p>6.84E-05</text:p>
          </table:table-cell>
          <table:table-cell office:value-type="float" office:value="1.52502" calcext:value-type="float">
            <text:p>1.52502</text:p>
          </table:table-cell>
          <table:table-cell table:style-name="ce1" office:value-type="float" office:value="1.52502" calcext:value-type="float">
            <text:p>1.53E+00</text:p>
          </table:table-cell>
          <table:table-cell office:value-type="float" office:value="0.142668" calcext:value-type="float">
            <text:p>0.142668</text:p>
          </table:table-cell>
          <table:table-cell table:style-name="ce1" office:value-type="float" office:value="-0.913118" calcext:value-type="float">
            <text:p>-9.13E-01</text:p>
          </table:table-cell>
          <table:table-cell office:value-type="float" office:value="-1.24283" calcext:value-type="float">
            <text:p>-1.24283</text:p>
          </table:table-cell>
          <table:table-cell table:number-columns-repeated="22"/>
          <table:table-cell table:formula="of:=[.AT6]+1" office:value-type="date" office:date-value="2020-02-29" calcext:value-type="date">
            <text:p>29/02/20</text:p>
          </table:table-cell>
          <table:table-cell table:formula="of:=AVERAGE([.S4:.S10])" office:value-type="float" office:value="1.52294571428571" calcext:value-type="float">
            <text:p>1.52294571428571</text:p>
          </table:table-cell>
          <table:table-cell table:formula="of:=[.P7]" office:value-type="float" office:value="2.2742" calcext:value-type="float">
            <text:p>2.2742</text:p>
          </table:table-cell>
          <table:table-cell table:formula="of:=AVERAGE([.R4:.R10])" office:value-type="float" office:value="0.0000896000285714286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376" calcext:value-type="float">
            <text:p>0.16376</text:p>
          </table:table-cell>
          <table:table-cell office:value-type="float" office:value="10" calcext:value-type="float">
            <text:p>10</text:p>
          </table:table-cell>
          <table:table-cell office:value-type="float" office:value="-2.36796" calcext:value-type="float">
            <text:p>-2.3679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0647141" calcext:value-type="float">
            <text:p>6.47E-05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647141" calcext:value-type="float">
            <text:p>6.47E-05</text:p>
          </table:table-cell>
          <table:table-cell office:value-type="float" office:value="0" calcext:value-type="float">
            <text:p>0</text:p>
          </table:table-cell>
          <table:table-cell office:value-type="float" office:value="2.2742" calcext:value-type="float">
            <text:p>2.2742</text:p>
          </table:table-cell>
          <table:table-cell office:value-type="float" office:value="0.0834194" calcext:value-type="float">
            <text:p>0.0834194</text:p>
          </table:table-cell>
          <table:table-cell office:value-type="float" office:value="0.0000745352" calcext:value-type="float">
            <text:p>7.45E-05</text:p>
          </table:table-cell>
          <table:table-cell table:number-columns-repeated="2" office:value-type="float" office:value="1.52488" calcext:value-type="float">
            <text:p>1.52488</text:p>
          </table:table-cell>
          <table:table-cell office:value-type="float" office:value="0.142686" calcext:value-type="float">
            <text:p>0.142686</text:p>
          </table:table-cell>
          <table:table-cell office:value-type="float" office:value="-0.913407" calcext:value-type="float">
            <text:p>-0.913407</text:p>
          </table:table-cell>
          <table:table-cell office:value-type="float" office:value="-1.53934" calcext:value-type="float">
            <text:p>-1.53934</text:p>
          </table:table-cell>
          <table:table-cell table:number-columns-repeated="22"/>
          <table:table-cell table:formula="of:=[.AT7]+1" office:value-type="date" office:date-value="2020-03-01" calcext:value-type="date">
            <text:p>01/03/20</text:p>
          </table:table-cell>
          <table:table-cell table:formula="of:=AVERAGE([.S5:.S11])" office:value-type="float" office:value="1.52293857142857" calcext:value-type="float">
            <text:p>1.52293857142857</text:p>
          </table:table-cell>
          <table:table-cell table:formula="of:=[.P8]" office:value-type="float" office:value="2.2742" calcext:value-type="float">
            <text:p>2.2742</text:p>
          </table:table-cell>
          <table:table-cell table:formula="of:=AVERAGE([.R5:.R11])" office:value-type="float" office:value="0.0000968315285714286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5509" calcext:value-type="float">
            <text:p>0.355509</text:p>
          </table:table-cell>
          <table:table-cell office:value-type="float" office:value="13" calcext:value-type="float">
            <text:p>13</text:p>
          </table:table-cell>
          <table:table-cell office:value-type="float" office:value="-2.08581" calcext:value-type="float">
            <text:p>-2.0858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193147" calcext:value-type="float">
            <text:p>1.93E-04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193147" calcext:value-type="float">
            <text:p>1.93E-04</text:p>
          </table:table-cell>
          <table:table-cell office:value-type="float" office:value="0" calcext:value-type="float">
            <text:p>0</text:p>
          </table:table-cell>
          <table:table-cell office:value-type="float" office:value="2.2742" calcext:value-type="float">
            <text:p>2.2742</text:p>
          </table:table-cell>
          <table:table-cell office:value-type="float" office:value="0.111302" calcext:value-type="float">
            <text:p>0.111302</text:p>
          </table:table-cell>
          <table:table-cell office:value-type="float" office:value="0.00010641" calcext:value-type="float">
            <text:p>1.06E-04</text:p>
          </table:table-cell>
          <table:table-cell table:number-columns-repeated="2" office:value-type="float" office:value="1.52251" calcext:value-type="float">
            <text:p>1.52251</text:p>
          </table:table-cell>
          <table:table-cell office:value-type="float" office:value="0.142986" calcext:value-type="float">
            <text:p>0.142986</text:p>
          </table:table-cell>
          <table:table-cell office:value-type="float" office:value="-0.918492" calcext:value-type="float">
            <text:p>-0.918492</text:p>
          </table:table-cell>
          <table:table-cell office:value-type="float" office:value="-1.53682" calcext:value-type="float">
            <text:p>-1.53682</text:p>
          </table:table-cell>
          <table:table-cell table:number-columns-repeated="22"/>
          <table:table-cell table:formula="of:=[.AT8]+1" office:value-type="date" office:date-value="2020-03-02" calcext:value-type="date">
            <text:p>02/03/20</text:p>
          </table:table-cell>
          <table:table-cell table:formula="of:=AVERAGE([.S6:.S12])" office:value-type="float" office:value="1.52293" calcext:value-type="float">
            <text:p>1.52293</text:p>
          </table:table-cell>
          <table:table-cell table:formula="of:=[.P9]" office:value-type="float" office:value="2.2742" calcext:value-type="float">
            <text:p>2.2742</text:p>
          </table:table-cell>
          <table:table-cell table:formula="of:=AVERAGE([.R6:.R12])" office:value-type="float" office:value="0.0001050298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6379" calcext:value-type="float">
            <text:p>0.786379</text:p>
          </table:table-cell>
          <table:table-cell office:value-type="float" office:value="15" calcext:value-type="float">
            <text:p>15</text:p>
          </table:table-cell>
          <table:table-cell office:value-type="float" office:value="-1.67331" calcext:value-type="float">
            <text:p>-1.6733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461309" calcext:value-type="float">
            <text:p>4.61E-04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461309" calcext:value-type="float">
            <text:p>4.61E-04</text:p>
          </table:table-cell>
          <table:table-cell office:value-type="float" office:value="0" calcext:value-type="float">
            <text:p>0</text:p>
          </table:table-cell>
          <table:table-cell office:value-type="float" office:value="2.2742" calcext:value-type="float">
            <text:p>2.2742</text:p>
          </table:table-cell>
          <table:table-cell office:value-type="float" office:value="0.124659" calcext:value-type="float">
            <text:p>0.124659</text:p>
          </table:table-cell>
          <table:table-cell office:value-type="float" office:value="0.000127523" calcext:value-type="float">
            <text:p>1.28E-04</text:p>
          </table:table-cell>
          <table:table-cell table:number-columns-repeated="2" office:value-type="float" office:value="1.52142" calcext:value-type="float">
            <text:p>1.52142</text:p>
          </table:table-cell>
          <table:table-cell office:value-type="float" office:value="0.143116" calcext:value-type="float">
            <text:p>0.143116</text:p>
          </table:table-cell>
          <table:table-cell office:value-type="float" office:value="-0.920783" calcext:value-type="float">
            <text:p>-0.920783</text:p>
          </table:table-cell>
          <table:table-cell office:value-type="float" office:value="-1.97258" calcext:value-type="float">
            <text:p>-1.97258</text:p>
          </table:table-cell>
          <table:table-cell table:number-columns-repeated="22"/>
          <table:table-cell table:formula="of:=[.AT9]+1" office:value-type="date" office:date-value="2020-03-03" calcext:value-type="date">
            <text:p>03/03/20</text:p>
          </table:table-cell>
          <table:table-cell table:formula="of:=AVERAGE([.S7:.S13])" office:value-type="float" office:value="1.52100857142857" calcext:value-type="float">
            <text:p>1.52100857142857</text:p>
          </table:table-cell>
          <table:table-cell table:formula="of:=[.P10]" office:value-type="float" office:value="2.2742" calcext:value-type="float">
            <text:p>2.2742</text:p>
          </table:table-cell>
          <table:table-cell table:formula="of:=AVERAGE([.R7:.R13])" office:value-type="float" office:value="0.0001112932" calcext:value-type="float">
            <text:p>0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0583" calcext:value-type="float">
            <text:p>1.60583</text:p>
          </table:table-cell>
          <table:table-cell office:value-type="float" office:value="19" calcext:value-type="float">
            <text:p>19</text:p>
          </table:table-cell>
          <table:table-cell office:value-type="float" office:value="-1.52737" calcext:value-type="float">
            <text:p>-1.5273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978165" calcext:value-type="float">
            <text:p>9.78E-04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978165" calcext:value-type="float">
            <text:p>9.78E-04</text:p>
          </table:table-cell>
          <table:table-cell office:value-type="float" office:value="0" calcext:value-type="float">
            <text:p>0</text:p>
          </table:table-cell>
          <table:table-cell office:value-type="float" office:value="2.2742" calcext:value-type="float">
            <text:p>2.2742</text:p>
          </table:table-cell>
          <table:table-cell office:value-type="float" office:value="0.122487" calcext:value-type="float">
            <text:p>0.122487</text:p>
          </table:table-cell>
          <table:table-cell office:value-type="float" office:value="0.000134072" calcext:value-type="float">
            <text:p>1.34E-04</text:p>
          </table:table-cell>
          <table:table-cell table:number-columns-repeated="2" office:value-type="float" office:value="1.52159" calcext:value-type="float">
            <text:p>1.52159</text:p>
          </table:table-cell>
          <table:table-cell office:value-type="float" office:value="0.143095" calcext:value-type="float">
            <text:p>0.143095</text:p>
          </table:table-cell>
          <table:table-cell office:value-type="float" office:value="-0.920415" calcext:value-type="float">
            <text:p>-0.920415</text:p>
          </table:table-cell>
          <table:table-cell office:value-type="float" office:value="-2.7145" calcext:value-type="float">
            <text:p>-2.7145</text:p>
          </table:table-cell>
          <table:table-cell table:number-columns-repeated="22"/>
          <table:table-cell table:formula="of:=[.AT10]+1" office:value-type="date" office:date-value="2020-03-04" calcext:value-type="date">
            <text:p>04/03/20</text:p>
          </table:table-cell>
          <table:table-cell table:formula="of:=AVERAGE([.S8:.S14])" office:value-type="float" office:value="1.51713428571429" calcext:value-type="float">
            <text:p>1.51713428571429</text:p>
          </table:table-cell>
          <table:table-cell table:formula="of:=[.P11]" office:value-type="float" office:value="2.2742" calcext:value-type="float">
            <text:p>2.2742</text:p>
          </table:table-cell>
          <table:table-cell table:formula="of:=AVERAGE([.R8:.R14])" office:value-type="float" office:value="0.000117218885714286" calcext:value-type="float">
            <text:p>0.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96237" calcext:value-type="float">
            <text:p>2.96237</text:p>
          </table:table-cell>
          <table:table-cell office:value-type="float" office:value="27" calcext:value-type="float">
            <text:p>27</text:p>
          </table:table-cell>
          <table:table-cell office:value-type="float" office:value="-1.61522" calcext:value-type="float">
            <text:p>-1.6152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191447" calcext:value-type="float">
            <text:p>0.00191447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191447" calcext:value-type="float">
            <text:p>0.00191447</text:p>
          </table:table-cell>
          <table:table-cell office:value-type="float" office:value="0" calcext:value-type="float">
            <text:p>0</text:p>
          </table:table-cell>
          <table:table-cell office:value-type="float" office:value="2.2742" calcext:value-type="float">
            <text:p>2.2742</text:p>
          </table:table-cell>
          <table:table-cell office:value-type="float" office:value="0.12978" calcext:value-type="float">
            <text:p>0.12978</text:p>
          </table:table-cell>
          <table:table-cell office:value-type="float" office:value="0.000151998" calcext:value-type="float">
            <text:p>1.52E-04</text:p>
          </table:table-cell>
          <table:table-cell table:number-columns-repeated="2" office:value-type="float" office:value="1.52099" calcext:value-type="float">
            <text:p>1.52099</text:p>
          </table:table-cell>
          <table:table-cell office:value-type="float" office:value="0.143163" calcext:value-type="float">
            <text:p>0.143163</text:p>
          </table:table-cell>
          <table:table-cell office:value-type="float" office:value="-0.921635" calcext:value-type="float">
            <text:p>-0.921635</text:p>
          </table:table-cell>
          <table:table-cell office:value-type="float" office:value="-2.79745" calcext:value-type="float">
            <text:p>-2.79745</text:p>
          </table:table-cell>
          <table:table-cell table:number-columns-repeated="22"/>
          <table:table-cell table:formula="of:=[.AT11]+1" office:value-type="date" office:date-value="2020-03-05" calcext:value-type="date">
            <text:p>05/03/20</text:p>
          </table:table-cell>
          <table:table-cell table:formula="of:=AVERAGE([.S9:.S15])" office:value-type="float" office:value="1.51126" calcext:value-type="float">
            <text:p>1.51126</text:p>
          </table:table-cell>
          <table:table-cell table:formula="of:=[.P12]" office:value-type="float" office:value="2.2742" calcext:value-type="float">
            <text:p>2.2742</text:p>
          </table:table-cell>
          <table:table-cell table:formula="of:=AVERAGE([.R9:.R15])" office:value-type="float" office:value="0.000123677142857143" calcext:value-type="float">
            <text:p>0.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32947" calcext:value-type="float">
            <text:p>5.32947</text:p>
          </table:table-cell>
          <table:table-cell office:value-type="float" office:value="30" calcext:value-type="float">
            <text:p>30</text:p>
          </table:table-cell>
          <table:table-cell office:value-type="float" office:value="-1.28281" calcext:value-type="float">
            <text:p>-1.2828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353993" calcext:value-type="float">
            <text:p>0.00353993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353993" calcext:value-type="float">
            <text:p>0.00353993</text:p>
          </table:table-cell>
          <table:table-cell office:value-type="float" office:value="0" calcext:value-type="float">
            <text:p>0</text:p>
          </table:table-cell>
          <table:table-cell office:value-type="float" office:value="2.18134" calcext:value-type="float">
            <text:p>2.18134</text:p>
          </table:table-cell>
          <table:table-cell office:value-type="float" office:value="0.0926679" calcext:value-type="float">
            <text:p>0.0926679</text:p>
          </table:table-cell>
          <table:table-cell office:value-type="float" office:value="0.000116127" calcext:value-type="float">
            <text:p>1.16E-04</text:p>
          </table:table-cell>
          <table:table-cell table:number-columns-repeated="2" office:value-type="float" office:value="1.51065" calcext:value-type="float">
            <text:p>1.51065</text:p>
          </table:table-cell>
          <table:table-cell office:value-type="float" office:value="0.14588" calcext:value-type="float">
            <text:p>0.14588</text:p>
          </table:table-cell>
          <table:table-cell office:value-type="float" office:value="-0.914087" calcext:value-type="float">
            <text:p>-0.914087</text:p>
          </table:table-cell>
          <table:table-cell office:value-type="float" office:value="-3.40205" calcext:value-type="float">
            <text:p>-3.40205</text:p>
          </table:table-cell>
          <table:table-cell table:number-columns-repeated="22"/>
          <table:table-cell table:formula="of:=[.AT12]+1" office:value-type="date" office:date-value="2020-03-06" calcext:value-type="date">
            <text:p>06/03/20</text:p>
          </table:table-cell>
          <table:table-cell table:formula="of:=AVERAGE([.S10:.S16])" office:value-type="float" office:value="1.50331571428571" calcext:value-type="float">
            <text:p>1.50331571428571</text:p>
          </table:table-cell>
          <table:table-cell table:formula="of:=[.P13]" office:value-type="float" office:value="2.18134" calcext:value-type="float">
            <text:p>2.18134</text:p>
          </table:table-cell>
          <table:table-cell table:formula="of:=AVERAGE([.R10:.R16])" office:value-type="float" office:value="0.000132897142857143" calcext:value-type="float">
            <text:p>0.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10501" calcext:value-type="float">
            <text:p>8.10501</text:p>
          </table:table-cell>
          <table:table-cell office:value-type="float" office:value="41" calcext:value-type="float">
            <text:p>41</text:p>
          </table:table-cell>
          <table:table-cell office:value-type="float" office:value="-1.3389" calcext:value-type="float">
            <text:p>-1.338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625489" calcext:value-type="float">
            <text:p>0.00625489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625489" calcext:value-type="float">
            <text:p>0.00625489</text:p>
          </table:table-cell>
          <table:table-cell office:value-type="float" office:value="0" calcext:value-type="float">
            <text:p>0</text:p>
          </table:table-cell>
          <table:table-cell office:value-type="float" office:value="2.08848" calcext:value-type="float">
            <text:p>2.08848</text:p>
          </table:table-cell>
          <table:table-cell office:value-type="float" office:value="0.0819388" calcext:value-type="float">
            <text:p>0.0819388</text:p>
          </table:table-cell>
          <table:table-cell office:value-type="float" office:value="0.000109867" calcext:value-type="float">
            <text:p>1.10E-04</text:p>
          </table:table-cell>
          <table:table-cell table:number-columns-repeated="2" office:value-type="float" office:value="1.4979" calcext:value-type="float">
            <text:p>1.4979</text:p>
          </table:table-cell>
          <table:table-cell office:value-type="float" office:value="0.149044" calcext:value-type="float">
            <text:p>0.149044</text:p>
          </table:table-cell>
          <table:table-cell office:value-type="float" office:value="-0.910855" calcext:value-type="float">
            <text:p>-0.910855</text:p>
          </table:table-cell>
          <table:table-cell office:value-type="float" office:value="-3.78692" calcext:value-type="float">
            <text:p>-3.78692</text:p>
          </table:table-cell>
          <table:table-cell table:number-columns-repeated="22"/>
          <table:table-cell table:formula="of:=[.AT13]+1" office:value-type="date" office:date-value="2020-03-07" calcext:value-type="date">
            <text:p>07/03/20</text:p>
          </table:table-cell>
          <table:table-cell table:formula="of:=AVERAGE([.S11:.S17])" office:value-type="float" office:value="1.49325285714286" calcext:value-type="float">
            <text:p>1.49325285714286</text:p>
          </table:table-cell>
          <table:table-cell table:formula="of:=[.P14]" office:value-type="float" office:value="2.08848" calcext:value-type="float">
            <text:p>2.08848</text:p>
          </table:table-cell>
          <table:table-cell table:formula="of:=AVERAGE([.R11:.R17])" office:value-type="float" office:value="0.000143946" calcext:value-type="float">
            <text:p>0.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1135" calcext:value-type="float">
            <text:p>12.1135</text:p>
          </table:table-cell>
          <table:table-cell office:value-type="float" office:value="51" calcext:value-type="float">
            <text:p>51</text:p>
          </table:table-cell>
          <table:table-cell office:value-type="float" office:value="-1.23195" calcext:value-type="float">
            <text:p>-1.2319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107194" calcext:value-type="float">
            <text:p>0.0107194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107194" calcext:value-type="float">
            <text:p>0.0107194</text:p>
          </table:table-cell>
          <table:table-cell office:value-type="float" office:value="0" calcext:value-type="float">
            <text:p>0</text:p>
          </table:table-cell>
          <table:table-cell office:value-type="float" office:value="1.99561" calcext:value-type="float">
            <text:p>1.99561</text:p>
          </table:table-cell>
          <table:table-cell office:value-type="float" office:value="0.0834646" calcext:value-type="float">
            <text:p>0.0834646</text:p>
          </table:table-cell>
          <table:table-cell office:value-type="float" office:value="0.000119743" calcext:value-type="float">
            <text:p>1.20E-04</text:p>
          </table:table-cell>
          <table:table-cell table:number-columns-repeated="2" office:value-type="float" office:value="1.48376" calcext:value-type="float">
            <text:p>1.48376</text:p>
          </table:table-cell>
          <table:table-cell office:value-type="float" office:value="0.152588" calcext:value-type="float">
            <text:p>0.152588</text:p>
          </table:table-cell>
          <table:table-cell office:value-type="float" office:value="-0.909956" calcext:value-type="float">
            <text:p>-0.909956</text:p>
          </table:table-cell>
          <table:table-cell office:value-type="float" office:value="-4.28779" calcext:value-type="float">
            <text:p>-4.28779</text:p>
          </table:table-cell>
          <table:table-cell table:number-columns-repeated="22"/>
          <table:table-cell table:formula="of:=[.AT14]+1" office:value-type="date" office:date-value="2020-03-08" calcext:value-type="date">
            <text:p>08/03/20</text:p>
          </table:table-cell>
          <table:table-cell table:formula="of:=AVERAGE([.S12:.S18])" office:value-type="float" office:value="1.48102571428571" calcext:value-type="float">
            <text:p>1.48102571428571</text:p>
          </table:table-cell>
          <table:table-cell table:formula="of:=[.P15]" office:value-type="float" office:value="1.99561" calcext:value-type="float">
            <text:p>1.99561</text:p>
          </table:table-cell>
          <table:table-cell table:formula="of:=AVERAGE([.R12:.R18])" office:value-type="float" office:value="0.000155561857142857" calcext:value-type="float">
            <text:p>0.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.5145" calcext:value-type="float">
            <text:p>18.5145</text:p>
          </table:table-cell>
          <table:table-cell office:value-type="float" office:value="68" calcext:value-type="float">
            <text:p>68</text:p>
          </table:table-cell>
          <table:table-cell office:value-type="float" office:value="-1.23032" calcext:value-type="float">
            <text:p>-1.2303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179079" calcext:value-type="float">
            <text:p>0.0179079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179079" calcext:value-type="float">
            <text:p>0.0179079</text:p>
          </table:table-cell>
          <table:table-cell office:value-type="float" office:value="0" calcext:value-type="float">
            <text:p>0</text:p>
          </table:table-cell>
          <table:table-cell office:value-type="float" office:value="1.90275" calcext:value-type="float">
            <text:p>1.90275</text:p>
          </table:table-cell>
          <table:table-cell office:value-type="float" office:value="0.111366" calcext:value-type="float">
            <text:p>0.111366</text:p>
          </table:table-cell>
          <table:table-cell office:value-type="float" office:value="0.00017095" calcext:value-type="float">
            <text:p>1.71E-04</text:p>
          </table:table-cell>
          <table:table-cell table:number-columns-repeated="2" office:value-type="float" office:value="1.4669" calcext:value-type="float">
            <text:p>1.4669</text:p>
          </table:table-cell>
          <table:table-cell office:value-type="float" office:value="0.156735" calcext:value-type="float">
            <text:p>0.156735</text:p>
          </table:table-cell>
          <table:table-cell office:value-type="float" office:value="-0.914405" calcext:value-type="float">
            <text:p>-0.914405</text:p>
          </table:table-cell>
          <table:table-cell office:value-type="float" office:value="-4.89751" calcext:value-type="float">
            <text:p>-4.89751</text:p>
          </table:table-cell>
          <table:table-cell table:number-columns-repeated="22"/>
          <table:table-cell table:formula="of:=[.AT15]+1" office:value-type="date" office:date-value="2020-03-09" calcext:value-type="date">
            <text:p>09/03/20</text:p>
          </table:table-cell>
          <table:table-cell table:formula="of:=AVERAGE([.S13:.S19])" office:value-type="float" office:value="1.45456714285714" calcext:value-type="float">
            <text:p>1.45456714285714</text:p>
          </table:table-cell>
          <table:table-cell table:formula="of:=[.P16]" office:value-type="float" office:value="1.90275" calcext:value-type="float">
            <text:p>1.90275</text:p>
          </table:table-cell>
          <table:table-cell table:formula="of:=AVERAGE([.R13:.R19])" office:value-type="float" office:value="0.000168730428571429" calcext:value-type="float">
            <text:p>0.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.6442" calcext:value-type="float">
            <text:p>31.6442</text:p>
          </table:table-cell>
          <table:table-cell office:value-type="float" office:value="99" calcext:value-type="float">
            <text:p>99</text:p>
          </table:table-cell>
          <table:table-cell office:value-type="float" office:value="-1.32633" calcext:value-type="float">
            <text:p>-1.3263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293711" calcext:value-type="float">
            <text:p>0.0293711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293711" calcext:value-type="float">
            <text:p>0.0293711</text:p>
          </table:table-cell>
          <table:table-cell office:value-type="float" office:value="0" calcext:value-type="float">
            <text:p>0</text:p>
          </table:table-cell>
          <table:table-cell office:value-type="float" office:value="1.80989" calcext:value-type="float">
            <text:p>1.80989</text:p>
          </table:table-cell>
          <table:table-cell office:value-type="float" office:value="0.124736" calcext:value-type="float">
            <text:p>0.124736</text:p>
          </table:table-cell>
          <table:table-cell office:value-type="float" office:value="0.000204865" calcext:value-type="float">
            <text:p>2.05E-04</text:p>
          </table:table-cell>
          <table:table-cell table:number-columns-repeated="2" office:value-type="float" office:value="1.45098" calcext:value-type="float">
            <text:p>1.45098</text:p>
          </table:table-cell>
          <table:table-cell office:value-type="float" office:value="0.160995" calcext:value-type="float">
            <text:p>0.160995</text:p>
          </table:table-cell>
          <table:table-cell office:value-type="float" office:value="-0.915904" calcext:value-type="float">
            <text:p>-0.915904</text:p>
          </table:table-cell>
          <table:table-cell office:value-type="float" office:value="-5.1302" calcext:value-type="float">
            <text:p>-5.1302</text:p>
          </table:table-cell>
          <table:table-cell table:number-columns-repeated="22"/>
          <table:table-cell table:formula="of:=[.AT16]+1" office:value-type="date" office:date-value="2020-03-10" calcext:value-type="date">
            <text:p>10/03/20</text:p>
          </table:table-cell>
          <table:table-cell table:formula="of:=AVERAGE([.S14:.S20])" office:value-type="float" office:value="1.41556714285714" calcext:value-type="float">
            <text:p>1.41556714285714</text:p>
          </table:table-cell>
          <table:table-cell table:formula="of:=[.P17]" office:value-type="float" office:value="1.80989" calcext:value-type="float">
            <text:p>1.80989</text:p>
          </table:table-cell>
          <table:table-cell table:formula="of:=AVERAGE([.R14:.R20])" office:value-type="float" office:value="0.000178791" calcext:value-type="float">
            <text:p>0.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54.3646" calcext:value-type="float">
            <text:p>54.3646</text:p>
          </table:table-cell>
          <table:table-cell office:value-type="float" office:value="-1.13184" calcext:value-type="float">
            <text:p>-1.13184</text:p>
          </table:table-cell>
          <table:table-cell office:value-type="float" office:value="-71.6354" calcext:value-type="float">
            <text:p>-71.63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 office:value-type="float" office:value="0.0476259" calcext:value-type="float">
            <text:p>0.0476259</text:p>
          </table:table-cell>
          <table:table-cell office:value-type="float" office:value="1.71703" calcext:value-type="float">
            <text:p>1.71703</text:p>
          </table:table-cell>
          <table:table-cell office:value-type="float" office:value="0.122568" calcext:value-type="float">
            <text:p>0.122568</text:p>
          </table:table-cell>
          <table:table-cell office:value-type="float" office:value="0.000215383" calcext:value-type="float">
            <text:p>2.15E-04</text:p>
          </table:table-cell>
          <table:table-cell table:number-columns-repeated="2" office:value-type="float" office:value="1.436" calcext:value-type="float">
            <text:p>1.436</text:p>
          </table:table-cell>
          <table:table-cell office:value-type="float" office:value="0.165409" calcext:value-type="float">
            <text:p>0.165409</text:p>
          </table:table-cell>
          <table:table-cell office:value-type="float" office:value="-0.914346" calcext:value-type="float">
            <text:p>-0.914346</text:p>
          </table:table-cell>
          <table:table-cell office:value-type="float" office:value="-5.43208" calcext:value-type="float">
            <text:p>-5.43208</text:p>
          </table:table-cell>
          <table:table-cell table:number-columns-repeated="22"/>
          <table:table-cell table:formula="of:=[.AT17]+1" office:value-type="date" office:date-value="2020-03-11" calcext:value-type="date">
            <text:p>11/03/20</text:p>
          </table:table-cell>
          <table:table-cell table:formula="of:=AVERAGE([.S15:.S21])" office:value-type="float" office:value="1.36486142857143" calcext:value-type="float">
            <text:p>1.36486142857143</text:p>
          </table:table-cell>
          <table:table-cell table:formula="of:=[.P18]" office:value-type="float" office:value="1.71703" calcext:value-type="float">
            <text:p>1.71703</text:p>
          </table:table-cell>
          <table:table-cell table:formula="of:=AVERAGE([.R15:.R21])" office:value-type="float" office:value="0.000188308857142857" calcext:value-type="float">
            <text:p>0.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8.365" calcext:value-type="float">
            <text:p>88.365</text:p>
          </table:table-cell>
          <table:table-cell office:value-type="float" office:value="85.7415" calcext:value-type="float">
            <text:p>85.7415</text:p>
          </table:table-cell>
          <table:table-cell office:value-type="float" office:value="-0.97671" calcext:value-type="float">
            <text:p>-0.97671</text:p>
          </table:table-cell>
          <table:table-cell office:value-type="float" office:value="-79.2585" calcext:value-type="float">
            <text:p>-79.258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762246" calcext:value-type="float">
            <text:p>0.0762246</text:p>
          </table:table-cell>
          <table:table-cell office:value-type="float" office:value="0.122108" calcext:value-type="float">
            <text:p>0.122108</text:p>
          </table:table-cell>
          <table:table-cell office:value-type="float" office:value="0.0762246" calcext:value-type="float">
            <text:p>0.0762246</text:p>
          </table:table-cell>
          <table:table-cell office:value-type="float" office:value="0.122108" calcext:value-type="float">
            <text:p>0.122108</text:p>
          </table:table-cell>
          <table:table-cell office:value-type="float" office:value="1.16974" calcext:value-type="float">
            <text:p>1.16974</text:p>
          </table:table-cell>
          <table:table-cell office:value-type="float" office:value="0.129873" calcext:value-type="float">
            <text:p>0.129873</text:p>
          </table:table-cell>
          <table:table-cell office:value-type="float" office:value="0.000244178" calcext:value-type="float">
            <text:p>2.44E-04</text:p>
          </table:table-cell>
          <table:table-cell table:number-columns-repeated="2" office:value-type="float" office:value="1.33578" calcext:value-type="float">
            <text:p>1.33578</text:p>
          </table:table-cell>
          <table:table-cell office:value-type="float" office:value="0.201951" calcext:value-type="float">
            <text:p>0.201951</text:p>
          </table:table-cell>
          <table:table-cell office:value-type="float" office:value="-0.908052" calcext:value-type="float">
            <text:p>-0.908052</text:p>
          </table:table-cell>
          <table:table-cell office:value-type="float" office:value="-5.96543" calcext:value-type="float">
            <text:p>-5.96543</text:p>
          </table:table-cell>
          <table:table-cell table:number-columns-repeated="22"/>
          <table:table-cell table:formula="of:=[.AT18]+1" office:value-type="date" office:date-value="2020-03-12" calcext:value-type="date">
            <text:p>12/03/20</text:p>
          </table:table-cell>
          <table:table-cell table:formula="of:=AVERAGE([.S16:.S22])" office:value-type="float" office:value="1.30327857142857" calcext:value-type="float">
            <text:p>1.30327857142857</text:p>
          </table:table-cell>
          <table:table-cell table:formula="of:=[.P19]" office:value-type="float" office:value="1.16974" calcext:value-type="float">
            <text:p>1.16974</text:p>
          </table:table-cell>
          <table:table-cell table:formula="of:=AVERAGE([.R16:.R22])" office:value-type="float" office:value="0.000198681857142857" calcext:value-type="float">
            <text:p>0.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2.707" calcext:value-type="float">
            <text:p>142.707</text:p>
          </table:table-cell>
          <table:table-cell office:value-type="float" office:value="135.047" calcext:value-type="float">
            <text:p>135.047</text:p>
          </table:table-cell>
          <table:table-cell office:value-type="float" office:value="-1.03965" calcext:value-type="float">
            <text:p>-1.03965</text:p>
          </table:table-cell>
          <table:table-cell office:value-type="float" office:value="-108.953" calcext:value-type="float">
            <text:p>-108.95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120434" calcext:value-type="float">
            <text:p>0.120434</text:p>
          </table:table-cell>
          <table:table-cell office:value-type="float" office:value="0.237013" calcext:value-type="float">
            <text:p>0.237013</text:p>
          </table:table-cell>
          <table:table-cell office:value-type="float" office:value="0.120434" calcext:value-type="float">
            <text:p>0.120434</text:p>
          </table:table-cell>
          <table:table-cell office:value-type="float" office:value="0.237013" calcext:value-type="float">
            <text:p>0.237013</text:p>
          </table:table-cell>
          <table:table-cell office:value-type="float" office:value="0.720537" calcext:value-type="float">
            <text:p>0.720537</text:p>
          </table:table-cell>
          <table:table-cell office:value-type="float" office:value="0.0927383" calcext:value-type="float">
            <text:p>0.0927383</text:p>
          </table:table-cell>
          <table:table-cell office:value-type="float" office:value="0.000186551" calcext:value-type="float">
            <text:p>1.87E-04</text:p>
          </table:table-cell>
          <table:table-cell table:number-columns-repeated="2" office:value-type="float" office:value="1.23765" calcext:value-type="float">
            <text:p>1.23765</text:p>
          </table:table-cell>
          <table:table-cell table:style-name="ce1" office:value-type="float" office:value="0.259039" calcext:value-type="float">
            <text:p>2.59E-01</text:p>
          </table:table-cell>
          <table:table-cell office:value-type="float" office:value="-0.886195" calcext:value-type="float">
            <text:p>-0.886195</text:p>
          </table:table-cell>
          <table:table-cell table:style-name="ce1" office:value-type="float" office:value="-6.4258" calcext:value-type="float">
            <text:p>-6.43E+00</text:p>
          </table:table-cell>
          <table:table-cell table:number-columns-repeated="22"/>
          <table:table-cell table:formula="of:=[.AT19]+1" office:value-type="date" office:date-value="2020-03-13" calcext:value-type="date">
            <text:p>13/03/20</text:p>
          </table:table-cell>
          <table:table-cell table:formula="of:=AVERAGE([.S17:.S23])" office:value-type="float" office:value="1.23182814285714" calcext:value-type="float">
            <text:p>1.23182814285714</text:p>
          </table:table-cell>
          <table:table-cell table:formula="of:=[.P20]" office:value-type="float" office:value="0.720537" calcext:value-type="float">
            <text:p>0.720537</text:p>
          </table:table-cell>
          <table:table-cell table:formula="of:=AVERAGE([.R17:.R23])" office:value-type="float" office:value="0.000213490142857143" calcext:value-type="float">
            <text:p>0.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3.479" calcext:value-type="float">
            <text:p>203.479</text:p>
          </table:table-cell>
          <table:table-cell office:value-type="float" office:value="186.73" calcext:value-type="float">
            <text:p>186.73</text:p>
          </table:table-cell>
          <table:table-cell office:value-type="float" office:value="-1.02982" calcext:value-type="float">
            <text:p>-1.02982</text:p>
          </table:table-cell>
          <table:table-cell office:value-type="float" office:value="-140.27" calcext:value-type="float">
            <text:p>-140.2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189028" calcext:value-type="float">
            <text:p>0.189028</text:p>
          </table:table-cell>
          <table:table-cell office:value-type="float" office:value="0.412123" calcext:value-type="float">
            <text:p>0.412123</text:p>
          </table:table-cell>
          <table:table-cell office:value-type="float" office:value="0.189028" calcext:value-type="float">
            <text:p>0.189028</text:p>
          </table:table-cell>
          <table:table-cell office:value-type="float" office:value="0.412123" calcext:value-type="float">
            <text:p>0.412123</text:p>
          </table:table-cell>
          <table:table-cell office:value-type="float" office:value="0.399246" calcext:value-type="float">
            <text:p>0.399246</text:p>
          </table:table-cell>
          <table:table-cell office:value-type="float" office:value="0.0820054" calcext:value-type="float">
            <text:p>0.0820054</text:p>
          </table:table-cell>
          <table:table-cell office:value-type="float" office:value="0.000176492" calcext:value-type="float">
            <text:p>1.76E-04</text:p>
          </table:table-cell>
          <table:table-cell table:number-columns-repeated="2" office:value-type="float" office:value="1.14296" calcext:value-type="float">
            <text:p>1.14296</text:p>
          </table:table-cell>
          <table:table-cell table:style-name="ce1" office:value-type="float" office:value="0.352602" calcext:value-type="float">
            <text:p>3.53E-01</text:p>
          </table:table-cell>
          <table:table-cell office:value-type="float" office:value="-0.867345" calcext:value-type="float">
            <text:p>-0.867345</text:p>
          </table:table-cell>
          <table:table-cell table:style-name="ce1" office:value-type="float" office:value="-6.98284" calcext:value-type="float">
            <text:p>-6.98E+00</text:p>
          </table:table-cell>
          <table:table-cell table:number-columns-repeated="22"/>
          <table:table-cell table:formula="of:=[.AT20]+1" office:value-type="date" office:date-value="2020-03-14" calcext:value-type="date">
            <text:p>14/03/20</text:p>
          </table:table-cell>
          <table:table-cell table:formula="of:=AVERAGE([.S18:.S24])" office:value-type="float" office:value="1.16142957142857" calcext:value-type="float">
            <text:p>1.16142957142857</text:p>
          </table:table-cell>
          <table:table-cell table:formula="of:=[.P21]" office:value-type="float" office:value="0.399246" calcext:value-type="float">
            <text:p>0.399246</text:p>
          </table:table-cell>
          <table:table-cell table:formula="of:=AVERAGE([.R18:.R24])" office:value-type="float" office:value="0.000231235571428571" calcext:value-type="float">
            <text:p>0.0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85.593" calcext:value-type="float">
            <text:p>285.593</text:p>
          </table:table-cell>
          <table:table-cell office:value-type="float" office:value="254.658" calcext:value-type="float">
            <text:p>254.658</text:p>
          </table:table-cell>
          <table:table-cell office:value-type="float" office:value="-1.09148" calcext:value-type="float">
            <text:p>-1.09148</text:p>
          </table:table-cell>
          <table:table-cell office:value-type="float" office:value="-193.342" calcext:value-type="float">
            <text:p>-193.34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93076" calcext:value-type="float">
            <text:p>0.293076</text:p>
          </table:table-cell>
          <table:table-cell office:value-type="float" office:value="0.675875" calcext:value-type="float">
            <text:p>0.675875</text:p>
          </table:table-cell>
          <table:table-cell office:value-type="float" office:value="0.293076" calcext:value-type="float">
            <text:p>0.293076</text:p>
          </table:table-cell>
          <table:table-cell office:value-type="float" office:value="0.675875" calcext:value-type="float">
            <text:p>0.675875</text:p>
          </table:table-cell>
          <table:table-cell office:value-type="float" office:value="0.186325" calcext:value-type="float">
            <text:p>0.186325</text:p>
          </table:table-cell>
          <table:table-cell office:value-type="float" office:value="0.0835372" calcext:value-type="float">
            <text:p>0.0835372</text:p>
          </table:table-cell>
          <table:table-cell office:value-type="float" office:value="0.000192354" calcext:value-type="float">
            <text:p>1.92E-04</text:p>
          </table:table-cell>
          <table:table-cell table:number-columns-repeated="2" office:value-type="float" office:value="1.05268" calcext:value-type="float">
            <text:p>1.05268</text:p>
          </table:table-cell>
          <table:table-cell table:style-name="ce1" office:value-type="float" office:value="0.526139" calcext:value-type="float">
            <text:p>5.26E-01</text:p>
          </table:table-cell>
          <table:table-cell office:value-type="float" office:value="-0.854846" calcext:value-type="float">
            <text:p>-0.854846</text:p>
          </table:table-cell>
          <table:table-cell table:style-name="ce1" office:value-type="float" office:value="-7.40318" calcext:value-type="float">
            <text:p>-7.40E+00</text:p>
          </table:table-cell>
          <table:table-cell table:number-columns-repeated="22"/>
          <table:table-cell table:formula="of:=[.AT21]+1" office:value-type="date" office:date-value="2020-03-15" calcext:value-type="date">
            <text:p>15/03/20</text:p>
          </table:table-cell>
          <table:table-cell table:formula="of:=AVERAGE([.S19:.S25])" office:value-type="float" office:value="1.09213471428571" calcext:value-type="float">
            <text:p>1.09213471428571</text:p>
          </table:table-cell>
          <table:table-cell table:formula="of:=[.P22]" office:value-type="float" office:value="0.186325" calcext:value-type="float">
            <text:p>0.186325</text:p>
          </table:table-cell>
          <table:table-cell table:formula="of:=AVERAGE([.R19:.R25])" office:value-type="float" office:value="0.000249891142857143" calcext:value-type="float">
            <text:p>0.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07.868" calcext:value-type="float">
            <text:p>407.868</text:p>
          </table:table-cell>
          <table:table-cell office:value-type="float" office:value="353.524" calcext:value-type="float">
            <text:p>353.524</text:p>
          </table:table-cell>
          <table:table-cell office:value-type="float" office:value="-1.01837" calcext:value-type="float">
            <text:p>-1.01837</text:p>
          </table:table-cell>
          <table:table-cell office:value-type="float" office:value="-239.476" calcext:value-type="float">
            <text:p>-239.47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44942" calcext:value-type="float">
            <text:p>0.44942</text:p>
          </table:table-cell>
          <table:table-cell office:value-type="float" office:value="1.06863" calcext:value-type="float">
            <text:p>1.06863</text:p>
          </table:table-cell>
          <table:table-cell office:value-type="float" office:value="0.44942" calcext:value-type="float">
            <text:p>0.44942</text:p>
          </table:table-cell>
          <table:table-cell office:value-type="float" office:value="1.06863" calcext:value-type="float">
            <text:p>1.06863</text:p>
          </table:table-cell>
          <table:table-cell office:value-type="float" office:value="0.0622375" calcext:value-type="float">
            <text:p>0.0622375</text:p>
          </table:table-cell>
          <table:table-cell office:value-type="float" office:value="0.11147" calcext:value-type="float">
            <text:p>0.11147</text:p>
          </table:table-cell>
          <table:table-cell office:value-type="float" office:value="0.000274608" calcext:value-type="float">
            <text:p>2.75E-04</text:p>
          </table:table-cell>
          <table:table-cell table:number-columns-repeated="2" office:value-type="float" office:value="0.966747" calcext:value-type="float">
            <text:p>0.966747</text:p>
          </table:table-cell>
          <table:table-cell table:style-name="ce1" office:value-type="float" office:value="0.857005" calcext:value-type="float">
            <text:p>8.57E-01</text:p>
          </table:table-cell>
          <table:table-cell office:value-type="float" office:value="-0.897392" calcext:value-type="float">
            <text:p>-0.897392</text:p>
          </table:table-cell>
          <table:table-cell table:style-name="ce1" office:value-type="float" office:value="-7.4872" calcext:value-type="float">
            <text:p>-7.49E+00</text:p>
          </table:table-cell>
          <table:table-cell table:number-columns-repeated="22"/>
          <table:table-cell table:formula="of:=[.AT22]+1" office:value-type="date" office:date-value="2020-03-16" calcext:value-type="date">
            <text:p>16/03/20</text:p>
          </table:table-cell>
          <table:table-cell table:formula="of:=AVERAGE([.S20:.S26])" office:value-type="float" office:value="1.03602785714286" calcext:value-type="float">
            <text:p>1.03602785714286</text:p>
          </table:table-cell>
          <table:table-cell table:formula="of:=[.P23]" office:value-type="float" office:value="0.0622375" calcext:value-type="float">
            <text:p>0.0622375</text:p>
          </table:table-cell>
          <table:table-cell table:formula="of:=AVERAGE([.R20:.R26])" office:value-type="float" office:value="0.000271039714285714" calcext:value-type="float">
            <text:p>0.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27.553" calcext:value-type="float">
            <text:p>627.553</text:p>
          </table:table-cell>
          <table:table-cell office:value-type="float" office:value="531.059" calcext:value-type="float">
            <text:p>531.059</text:p>
          </table:table-cell>
          <table:table-cell office:value-type="float" office:value="-0.469912" calcext:value-type="float">
            <text:p>-0.469912</text:p>
          </table:table-cell>
          <table:table-cell office:value-type="float" office:value="-198.941" calcext:value-type="float">
            <text:p>-198.94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674317" calcext:value-type="float">
            <text:p>0.674317</text:p>
          </table:table-cell>
          <table:table-cell office:value-type="float" office:value="1.64265" calcext:value-type="float">
            <text:p>1.64265</text:p>
          </table:table-cell>
          <table:table-cell office:value-type="float" office:value="0.674317" calcext:value-type="float">
            <text:p>0.674317</text:p>
          </table:table-cell>
          <table:table-cell office:value-type="float" office:value="1.64265" calcext:value-type="float">
            <text:p>1.64265</text:p>
          </table:table-cell>
          <table:table-cell office:value-type="float" office:value="0.0538501" calcext:value-type="float">
            <text:p>0.0538501</text:p>
          </table:table-cell>
          <table:table-cell office:value-type="float" office:value="0.12486" calcext:value-type="float">
            <text:p>0.12486</text:p>
          </table:table-cell>
          <table:table-cell office:value-type="float" office:value="0.000329083" calcext:value-type="float">
            <text:p>3.29E-04</text:p>
          </table:table-cell>
          <table:table-cell table:number-columns-repeated="2" office:value-type="float" office:value="0.95819" calcext:value-type="float">
            <text:p>0.95819</text:p>
          </table:table-cell>
          <table:table-cell table:style-name="ce1" office:value-type="float" office:value="0.872552" calcext:value-type="float">
            <text:p>8.73E-01</text:p>
          </table:table-cell>
          <table:table-cell office:value-type="float" office:value="-0.917162" calcext:value-type="float">
            <text:p>-0.917162</text:p>
          </table:table-cell>
          <table:table-cell table:style-name="ce1" office:value-type="float" office:value="-7.85646" calcext:value-type="float">
            <text:p>-7.86E+00</text:p>
          </table:table-cell>
          <table:table-cell table:number-columns-repeated="22"/>
          <table:table-cell table:formula="of:=[.AT23]+1" office:value-type="date" office:date-value="2020-03-17" calcext:value-type="date">
            <text:p>17/03/20</text:p>
          </table:table-cell>
          <table:table-cell table:formula="of:=AVERAGE([.S21:.S27])" office:value-type="float" office:value="0.994163428571429" calcext:value-type="float">
            <text:p>0.994163428571429</text:p>
          </table:table-cell>
          <table:table-cell table:formula="of:=[.P24]" office:value-type="float" office:value="0.0538501" calcext:value-type="float">
            <text:p>0.0538501</text:p>
          </table:table-cell>
          <table:table-cell table:formula="of:=AVERAGE([.R21:.R27])" office:value-type="float" office:value="0.000287196285714286" calcext:value-type="float">
            <text:p>0.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26.358" calcext:value-type="float">
            <text:p>926.358</text:p>
          </table:table-cell>
          <table:table-cell office:value-type="float" office:value="796.646" calcext:value-type="float">
            <text:p>796.646</text:p>
          </table:table-cell>
          <table:table-cell office:value-type="float" office:value="0.268041" calcext:value-type="float">
            <text:p>0.268041</text:p>
          </table:table-cell>
          <table:table-cell office:value-type="float" office:value="-62.3536" calcext:value-type="float">
            <text:p>-62.353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967554" calcext:value-type="float">
            <text:p>0.967554</text:p>
          </table:table-cell>
          <table:table-cell office:value-type="float" office:value="2.4663" calcext:value-type="float">
            <text:p>2.4663</text:p>
          </table:table-cell>
          <table:table-cell office:value-type="float" office:value="0.967554" calcext:value-type="float">
            <text:p>0.967554</text:p>
          </table:table-cell>
          <table:table-cell office:value-type="float" office:value="2.4663" calcext:value-type="float">
            <text:p>2.4663</text:p>
          </table:table-cell>
          <table:table-cell office:value-type="float" office:value="0.0454627" calcext:value-type="float">
            <text:p>0.0454627</text:p>
          </table:table-cell>
          <table:table-cell office:value-type="float" office:value="0.122699" calcext:value-type="float">
            <text:p>0.122699</text:p>
          </table:table-cell>
          <table:table-cell office:value-type="float" office:value="0.000345972" calcext:value-type="float">
            <text:p>3.46E-04</text:p>
          </table:table-cell>
          <table:table-cell table:number-columns-repeated="2" office:value-type="float" office:value="0.950936" calcext:value-type="float">
            <text:p>0.950936</text:p>
          </table:table-cell>
          <table:table-cell table:style-name="ce1" office:value-type="float" office:value="0.891109" calcext:value-type="float">
            <text:p>8.91E-01</text:p>
          </table:table-cell>
          <table:table-cell office:value-type="float" office:value="-0.926981" calcext:value-type="float">
            <text:p>-0.926981</text:p>
          </table:table-cell>
          <table:table-cell table:style-name="ce1" office:value-type="float" office:value="-8.52247" calcext:value-type="float">
            <text:p>-8.52E+00</text:p>
          </table:table-cell>
          <table:table-cell table:number-columns-repeated="22"/>
          <table:table-cell table:formula="of:=[.AT24]+1" office:value-type="date" office:date-value="2020-03-18" calcext:value-type="date">
            <text:p>18/03/20</text:p>
          </table:table-cell>
          <table:table-cell table:formula="of:=AVERAGE([.S22:.S28])" office:value-type="float" office:value="0.965815142857143" calcext:value-type="float">
            <text:p>0.965815142857143</text:p>
          </table:table-cell>
          <table:table-cell table:formula="of:=[.P25]" office:value-type="float" office:value="0.0454627" calcext:value-type="float">
            <text:p>0.0454627</text:p>
          </table:table-cell>
          <table:table-cell table:formula="of:=AVERAGE([.R22:.R28])" office:value-type="float" office:value="0.000302480714285714" calcext:value-type="float">
            <text:p>0.0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237.61" calcext:value-type="float">
            <text:p>1237.61</text:p>
          </table:table-cell>
          <table:table-cell office:value-type="float" office:value="1114.64" calcext:value-type="float">
            <text:p>1114.64</text:p>
          </table:table-cell>
          <table:table-cell office:value-type="float" office:value="0.807337" calcext:value-type="float">
            <text:p>0.807337</text:p>
          </table:table-cell>
          <table:table-cell office:value-type="float" office:value="100.644" calcext:value-type="float">
            <text:p>100.64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.30351" calcext:value-type="float">
            <text:p>1.30351</text:p>
          </table:table-cell>
          <table:table-cell office:value-type="float" office:value="3.62115" calcext:value-type="float">
            <text:p>3.62115</text:p>
          </table:table-cell>
          <table:table-cell office:value-type="float" office:value="1.30351" calcext:value-type="float">
            <text:p>1.30351</text:p>
          </table:table-cell>
          <table:table-cell office:value-type="float" office:value="3.62115" calcext:value-type="float">
            <text:p>3.62115</text:p>
          </table:table-cell>
          <table:table-cell office:value-type="float" office:value="0.0370753" calcext:value-type="float">
            <text:p>0.0370753</text:p>
          </table:table-cell>
          <table:table-cell table:style-name="ce1" office:value-type="float" office:value="0.130021" calcext:value-type="float">
            <text:p>1.30E-01</text:p>
          </table:table-cell>
          <table:table-cell office:value-type="float" office:value="0.000392218" calcext:value-type="float">
            <text:p>3.92E-04</text:p>
          </table:table-cell>
          <table:table-cell table:number-columns-repeated="2" office:value-type="float" office:value="0.943032" calcext:value-type="float">
            <text:p>0.943032</text:p>
          </table:table-cell>
          <table:table-cell table:style-name="ce1" office:value-type="float" office:value="0.865962" calcext:value-type="float">
            <text:p>8.66E-01</text:p>
          </table:table-cell>
          <table:table-cell office:value-type="float" office:value="-0.947065" calcext:value-type="float">
            <text:p>-0.947065</text:p>
          </table:table-cell>
          <table:table-cell table:style-name="ce1" office:value-type="float" office:value="-9.18364" calcext:value-type="float">
            <text:p>-9.18E+00</text:p>
          </table:table-cell>
          <table:table-cell table:number-columns-repeated="22"/>
          <table:table-cell table:formula="of:=[.AT25]+1" office:value-type="date" office:date-value="2020-03-19" calcext:value-type="date">
            <text:p>19/03/20</text:p>
          </table:table-cell>
          <table:table-cell table:formula="of:=AVERAGE([.S23:.S29])" office:value-type="float" office:value="0.950195" calcext:value-type="float">
            <text:p>0.950195</text:p>
          </table:table-cell>
          <table:table-cell table:formula="of:=[.P26]" office:value-type="float" office:value="0.0370753" calcext:value-type="float">
            <text:p>0.0370753</text:p>
          </table:table-cell>
          <table:table-cell table:formula="of:=AVERAGE([.R23:.R29])" office:value-type="float" office:value="0.000319137857142857" calcext:value-type="float">
            <text:p>0.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555.87" calcext:value-type="float">
            <text:p>1555.87</text:p>
          </table:table-cell>
          <table:table-cell office:value-type="float" office:value="1514.9" calcext:value-type="float">
            <text:p>1514.9</text:p>
          </table:table-cell>
          <table:table-cell office:value-type="float" office:value="1.16169" calcext:value-type="float">
            <text:p>1.16169</text:p>
          </table:table-cell>
          <table:table-cell office:value-type="float" office:value="301.902" calcext:value-type="float">
            <text:p>301.90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.65048" calcext:value-type="float">
            <text:p>1.65048</text:p>
          </table:table-cell>
          <table:table-cell office:value-type="float" office:value="5.20935" calcext:value-type="float">
            <text:p>5.20935</text:p>
          </table:table-cell>
          <table:table-cell office:value-type="float" office:value="1.65048" calcext:value-type="float">
            <text:p>1.65048</text:p>
          </table:table-cell>
          <table:table-cell office:value-type="float" office:value="5.20935" calcext:value-type="float">
            <text:p>5.20935</text:p>
          </table:table-cell>
          <table:table-cell office:value-type="float" office:value="0.0360211" calcext:value-type="float">
            <text:p>0.0360211</text:p>
          </table:table-cell>
          <table:table-cell table:style-name="ce1" office:value-type="float" office:value="0.0928514" calcext:value-type="float">
            <text:p>9.29E-02</text:p>
          </table:table-cell>
          <table:table-cell office:value-type="float" office:value="0.000299647" calcext:value-type="float">
            <text:p>3.00E-04</text:p>
          </table:table-cell>
          <table:table-cell table:number-columns-repeated="2" office:value-type="float" office:value="0.944599" calcext:value-type="float">
            <text:p>0.944599</text:p>
          </table:table-cell>
          <table:table-cell table:style-name="ce1" office:value-type="float" office:value="0.947067" calcext:value-type="float">
            <text:p>9.47E-01</text:p>
          </table:table-cell>
          <table:table-cell office:value-type="float" office:value="-0.91905" calcext:value-type="float">
            <text:p>-0.91905</text:p>
          </table:table-cell>
          <table:table-cell table:style-name="ce1" office:value-type="float" office:value="-9.70573" calcext:value-type="float">
            <text:p>-9.71E+00</text:p>
          </table:table-cell>
          <table:table-cell table:number-columns-repeated="22"/>
          <table:table-cell table:formula="of:=[.AT26]+1" office:value-type="date" office:date-value="2020-03-20" calcext:value-type="date">
            <text:p>20/03/20</text:p>
          </table:table-cell>
          <table:table-cell table:formula="of:=AVERAGE([.S24:.S30])" office:value-type="float" office:value="0.946416142857143" calcext:value-type="float">
            <text:p>0.946416142857143</text:p>
          </table:table-cell>
          <table:table-cell table:formula="of:=[.P27]" office:value-type="float" office:value="0.0360211" calcext:value-type="float">
            <text:p>0.0360211</text:p>
          </table:table-cell>
          <table:table-cell table:formula="of:=AVERAGE([.R24:.R30])" office:value-type="float" office:value="0.000342916" calcext:value-type="float">
            <text:p>0.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726.96" calcext:value-type="float">
            <text:p>1726.96</text:p>
          </table:table-cell>
          <table:table-cell office:value-type="float" office:value="1850.68" calcext:value-type="float">
            <text:p>1850.68</text:p>
          </table:table-cell>
          <table:table-cell office:value-type="float" office:value="1.38946" calcext:value-type="float">
            <text:p>1.38946</text:p>
          </table:table-cell>
          <table:table-cell office:value-type="float" office:value="537.682" calcext:value-type="float">
            <text:p>537.68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.97894" calcext:value-type="float">
            <text:p>1.97894</text:p>
          </table:table-cell>
          <table:table-cell office:value-type="float" office:value="7.28208" calcext:value-type="float">
            <text:p>7.28208</text:p>
          </table:table-cell>
          <table:table-cell office:value-type="float" office:value="1.97894" calcext:value-type="float">
            <text:p>1.97894</text:p>
          </table:table-cell>
          <table:table-cell office:value-type="float" office:value="7.28208" calcext:value-type="float">
            <text:p>7.28208</text:p>
          </table:table-cell>
          <table:table-cell office:value-type="float" office:value="0.0349668" calcext:value-type="float">
            <text:p>0.0349668</text:p>
          </table:table-cell>
          <table:table-cell table:style-name="ce1" office:value-type="float" office:value="0.0821124" calcext:value-type="float">
            <text:p>8.21E-02</text:p>
          </table:table-cell>
          <table:table-cell office:value-type="float" office:value="0.000283483" calcext:value-type="float">
            <text:p>2.83E-04</text:p>
          </table:table-cell>
          <table:table-cell table:number-columns-repeated="2" office:value-type="float" office:value="0.944522" calcext:value-type="float">
            <text:p>0.944522</text:p>
          </table:table-cell>
          <table:table-cell table:style-name="ce1" office:value-type="float" office:value="0.974345" calcext:value-type="float">
            <text:p>9.74E-01</text:p>
          </table:table-cell>
          <table:table-cell office:value-type="float" office:value="-0.909176" calcext:value-type="float">
            <text:p>-0.909176</text:p>
          </table:table-cell>
          <table:table-cell table:style-name="ce1" office:value-type="float" office:value="-9.26429" calcext:value-type="float">
            <text:p>-9.26E+00</text:p>
          </table:table-cell>
          <table:table-cell table:number-columns-repeated="22"/>
          <table:table-cell table:formula="of:=[.AT27]+1" office:value-type="date" office:date-value="2020-03-21" calcext:value-type="date">
            <text:p>21/03/20</text:p>
          </table:table-cell>
          <table:table-cell table:formula="of:=AVERAGE([.S25:.S31])" office:value-type="float" office:value="0.943638285714286" calcext:value-type="float">
            <text:p>0.943638285714286</text:p>
          </table:table-cell>
          <table:table-cell table:formula="of:=[.P28]" office:value-type="float" office:value="0.0349668" calcext:value-type="float">
            <text:p>0.0349668</text:p>
          </table:table-cell>
          <table:table-cell table:formula="of:=AVERAGE([.R25:.R31])" office:value-type="float" office:value="0.000369978857142857" calcext:value-type="float">
            <text:p>0.0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845.5" calcext:value-type="float">
            <text:p>1845.5</text:p>
          </table:table-cell>
          <table:table-cell office:value-type="float" office:value="2193.67" calcext:value-type="float">
            <text:p>2193.67</text:p>
          </table:table-cell>
          <table:table-cell office:value-type="float" office:value="1.43538" calcext:value-type="float">
            <text:p>1.43538</text:p>
          </table:table-cell>
          <table:table-cell office:value-type="float" office:value="775.675" calcext:value-type="float">
            <text:p>775.6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.27813" calcext:value-type="float">
            <text:p>2.27813</text:p>
          </table:table-cell>
          <table:table-cell office:value-type="float" office:value="9.89575" calcext:value-type="float">
            <text:p>9.89575</text:p>
          </table:table-cell>
          <table:table-cell office:value-type="float" office:value="1.27813" calcext:value-type="float">
            <text:p>1.27813</text:p>
          </table:table-cell>
          <table:table-cell office:value-type="float" office:value="8.89575" calcext:value-type="float">
            <text:p>8.89575</text:p>
          </table:table-cell>
          <table:table-cell office:value-type="float" office:value="0.0339126" calcext:value-type="float">
            <text:p>0.0339126</text:p>
          </table:table-cell>
          <table:table-cell table:style-name="ce1" office:value-type="float" office:value="0.0836538" calcext:value-type="float">
            <text:p>8.37E-02</text:p>
          </table:table-cell>
          <table:table-cell office:value-type="float" office:value="0.000308954" calcext:value-type="float">
            <text:p>3.09E-04</text:p>
          </table:table-cell>
          <table:table-cell table:number-columns-repeated="2" office:value-type="float" office:value="0.943339" calcext:value-type="float">
            <text:p>0.943339</text:p>
          </table:table-cell>
          <table:table-cell table:style-name="ce1" office:value-type="float" office:value="0.967267" calcext:value-type="float">
            <text:p>9.67E-01</text:p>
          </table:table-cell>
          <table:table-cell office:value-type="float" office:value="-0.914219" calcext:value-type="float">
            <text:p>-0.914219</text:p>
          </table:table-cell>
          <table:table-cell table:style-name="ce1" office:value-type="float" office:value="-9.64083" calcext:value-type="float">
            <text:p>-9.64E+00</text:p>
          </table:table-cell>
          <table:table-cell table:number-columns-repeated="22"/>
          <table:table-cell table:formula="of:=[.AT28]+1" office:value-type="date" office:date-value="2020-03-22" calcext:value-type="date">
            <text:p>22/03/20</text:p>
          </table:table-cell>
          <table:table-cell table:formula="of:=AVERAGE([.S26:.S32])" office:value-type="float" office:value="0.941905" calcext:value-type="float">
            <text:p>0.941905</text:p>
          </table:table-cell>
          <table:table-cell table:formula="of:=[.P29]" office:value-type="float" office:value="0.0339126" calcext:value-type="float">
            <text:p>0.0339126</text:p>
          </table:table-cell>
          <table:table-cell table:formula="of:=AVERAGE([.R26:.R32])" office:value-type="float" office:value="0.000387982857142857" calcext:value-type="float">
            <text:p>0.0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973.35" calcext:value-type="float">
            <text:p>1973.35</text:p>
          </table:table-cell>
          <table:table-cell office:value-type="float" office:value="2570.9" calcext:value-type="float">
            <text:p>2570.9</text:p>
          </table:table-cell>
          <table:table-cell office:value-type="float" office:value="0.957492" calcext:value-type="float">
            <text:p>0.957492</text:p>
          </table:table-cell>
          <table:table-cell office:value-type="float" office:value="880.902" calcext:value-type="float">
            <text:p>880.90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.5672" calcext:value-type="float">
            <text:p>3.5672</text:p>
          </table:table-cell>
          <table:table-cell office:value-type="float" office:value="13.0307" calcext:value-type="float">
            <text:p>13.0307</text:p>
          </table:table-cell>
          <table:table-cell office:value-type="float" office:value="2.5672" calcext:value-type="float">
            <text:p>2.5672</text:p>
          </table:table-cell>
          <table:table-cell office:value-type="float" office:value="12.0307" calcext:value-type="float">
            <text:p>12.0307</text:p>
          </table:table-cell>
          <table:table-cell office:value-type="float" office:value="0.0328583" calcext:value-type="float">
            <text:p>0.0328583</text:p>
          </table:table-cell>
          <table:table-cell table:style-name="ce1" office:value-type="float" office:value="0.111636" calcext:value-type="float">
            <text:p>1.12E-01</text:p>
          </table:table-cell>
          <table:table-cell office:value-type="float" office:value="0.000441055" calcext:value-type="float">
            <text:p>4.41E-04</text:p>
          </table:table-cell>
          <table:table-cell table:number-columns-repeated="2" office:value-type="float" office:value="0.940295" calcext:value-type="float">
            <text:p>0.940295</text:p>
          </table:table-cell>
          <table:table-cell table:style-name="ce1" office:value-type="float" office:value="0.885056" calcext:value-type="float">
            <text:p>8.85E-01</text:p>
          </table:table-cell>
          <table:table-cell office:value-type="float" office:value="-0.94413" calcext:value-type="float">
            <text:p>-0.94413</text:p>
          </table:table-cell>
          <table:table-cell table:style-name="ce1" office:value-type="float" office:value="-8.38043" calcext:value-type="float">
            <text:p>-8.38E+00</text:p>
          </table:table-cell>
          <table:table-cell table:number-columns-repeated="22"/>
          <table:table-cell table:formula="of:=[.AT29]+1" office:value-type="date" office:date-value="2020-03-23" calcext:value-type="date">
            <text:p>23/03/20</text:p>
          </table:table-cell>
          <table:table-cell table:formula="of:=AVERAGE([.S27:.S33])" office:value-type="float" office:value="0.941198571428571" calcext:value-type="float">
            <text:p>0.941198571428571</text:p>
          </table:table-cell>
          <table:table-cell table:formula="of:=[.P30]" office:value-type="float" office:value="0.0328583" calcext:value-type="float">
            <text:p>0.0328583</text:p>
          </table:table-cell>
          <table:table-cell table:formula="of:=AVERAGE([.R27:.R33])" office:value-type="float" office:value="0.000401215571428571" calcext:value-type="float">
            <text:p>0.0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03.17" calcext:value-type="float">
            <text:p>2203.17</text:p>
          </table:table-cell>
          <table:table-cell office:value-type="float" office:value="3033.35" calcext:value-type="float">
            <text:p>3033.35</text:p>
          </table:table-cell>
          <table:table-cell office:value-type="float" office:value="0.651361" calcext:value-type="float">
            <text:p>0.651361</text:p>
          </table:table-cell>
          <table:table-cell office:value-type="float" office:value="1022.35" calcext:value-type="float">
            <text:p>1022.3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3.87027" calcext:value-type="float">
            <text:p>3.87027</text:p>
          </table:table-cell>
          <table:table-cell office:value-type="float" office:value="16.4069" calcext:value-type="float">
            <text:p>16.4069</text:p>
          </table:table-cell>
          <table:table-cell office:value-type="float" office:value="0.870274" calcext:value-type="float">
            <text:p>0.870274</text:p>
          </table:table-cell>
          <table:table-cell office:value-type="float" office:value="13.4069" calcext:value-type="float">
            <text:p>13.4069</text:p>
          </table:table-cell>
          <table:table-cell office:value-type="float" office:value="0.031804" calcext:value-type="float">
            <text:p>0.031804</text:p>
          </table:table-cell>
          <table:table-cell table:style-name="ce1" office:value-type="float" office:value="0.122681" calcext:value-type="float">
            <text:p>1.23E-01</text:p>
          </table:table-cell>
          <table:table-cell table:style-name="Default" office:value-type="float" office:value="0.000518523" calcext:value-type="float">
            <text:p>0.000518523</text:p>
          </table:table-cell>
          <table:table-cell table:number-columns-repeated="2" office:value-type="float" office:value="0.938745" calcext:value-type="float">
            <text:p>0.938745</text:p>
          </table:table-cell>
          <table:table-cell table:style-name="ce1" office:value-type="float" office:value="0.851005" calcext:value-type="float">
            <text:p>8.51E-01</text:p>
          </table:table-cell>
          <table:table-cell office:value-type="float" office:value="-0.953894" calcext:value-type="float">
            <text:p>-0.953894</text:p>
          </table:table-cell>
          <table:table-cell table:style-name="ce1" office:value-type="float" office:value="-8.30032" calcext:value-type="float">
            <text:p>-8.30E+00</text:p>
          </table:table-cell>
          <table:table-cell table:number-columns-repeated="22"/>
          <table:table-cell table:formula="of:=[.AT30]+1" office:value-type="date" office:date-value="2020-03-24" calcext:value-type="date">
            <text:p>24/03/20</text:p>
          </table:table-cell>
          <table:table-cell table:formula="of:=AVERAGE([.S28:.S34])" office:value-type="float" office:value="0.940838285714286" calcext:value-type="float">
            <text:p>0.940838285714286</text:p>
          </table:table-cell>
          <table:table-cell table:formula="of:=[.P31]" office:value-type="float" office:value="0.031804" calcext:value-type="float">
            <text:p>0.031804</text:p>
          </table:table-cell>
          <table:table-cell table:formula="of:=AVERAGE([.R28:.R34])" office:value-type="float" office:value="0.000405986571428572" calcext:value-type="float">
            <text:p>0.0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484.76" calcext:value-type="float">
            <text:p>2484.76</text:p>
          </table:table-cell>
          <table:table-cell office:value-type="float" office:value="3433.26" calcext:value-type="float">
            <text:p>3433.26</text:p>
          </table:table-cell>
          <table:table-cell office:value-type="float" office:value="0.637016" calcext:value-type="float">
            <text:p>0.637016</text:p>
          </table:table-cell>
          <table:table-cell office:value-type="float" office:value="1133.26" calcext:value-type="float">
            <text:p>1133.2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6.20487" calcext:value-type="float">
            <text:p>6.20487</text:p>
          </table:table-cell>
          <table:table-cell office:value-type="float" office:value="19.5383" calcext:value-type="float">
            <text:p>19.5383</text:p>
          </table:table-cell>
          <table:table-cell office:value-type="float" office:value="0.204871" calcext:value-type="float">
            <text:p>0.20487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0.0307498" calcext:value-type="float">
            <text:p>0.0307498</text:p>
          </table:table-cell>
          <table:table-cell table:style-name="ce1" office:value-type="float" office:value="0.104335" calcext:value-type="float">
            <text:p>1.04E-01</text:p>
          </table:table-cell>
          <table:table-cell table:style-name="Default" office:value-type="float" office:value="0.000472" calcext:value-type="float">
            <text:p>0.000472</text:p>
          </table:table-cell>
          <table:table-cell table:number-columns-repeated="2" office:value-type="float" office:value="0.938803" calcext:value-type="float">
            <text:p>0.938803</text:p>
          </table:table-cell>
          <table:table-cell table:style-name="ce1" office:value-type="float" office:value="0.889076" calcext:value-type="float">
            <text:p>8.89E-01</text:p>
          </table:table-cell>
          <table:table-cell office:value-type="float" office:value="-0.944142" calcext:value-type="float">
            <text:p>-0.944142</text:p>
          </table:table-cell>
          <table:table-cell table:style-name="ce1" office:value-type="float" office:value="-8.15639" calcext:value-type="float">
            <text:p>-8.16E+00</text:p>
          </table:table-cell>
          <table:table-cell table:number-columns-repeated="22"/>
          <table:table-cell table:formula="of:=[.AT31]+1" office:value-type="date" office:date-value="2020-03-25" calcext:value-type="date">
            <text:p>25/03/20</text:p>
          </table:table-cell>
          <table:table-cell table:formula="of:=AVERAGE([.S29:.S35])" office:value-type="float" office:value="0.940864142857143" calcext:value-type="float">
            <text:p>0.940864142857143</text:p>
          </table:table-cell>
          <table:table-cell table:formula="of:=[.P32]" office:value-type="float" office:value="0.0307498" calcext:value-type="float">
            <text:p>0.0307498</text:p>
          </table:table-cell>
          <table:table-cell table:formula="of:=AVERAGE([.R29:.R35])" office:value-type="float" office:value="0.000406001" calcext:value-type="float">
            <text:p>0.0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705.34" calcext:value-type="float">
            <text:p>2705.34</text:p>
          </table:table-cell>
          <table:table-cell office:value-type="float" office:value="3636.21" calcext:value-type="float">
            <text:p>3636.21</text:p>
          </table:table-cell>
          <table:table-cell office:value-type="float" office:value="0.16195" calcext:value-type="float">
            <text:p>0.16195</text:p>
          </table:table-cell>
          <table:table-cell office:value-type="float" office:value="976.206" calcext:value-type="float">
            <text:p>976.20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9.5274" calcext:value-type="float">
            <text:p>9.5274</text:p>
          </table:table-cell>
          <table:table-cell office:value-type="float" office:value="22.1313" calcext:value-type="float">
            <text:p>22.1313</text:p>
          </table:table-cell>
          <table:table-cell office:value-type="float" office:value="0.527397" calcext:value-type="float">
            <text:p>0.527397</text:p>
          </table:table-cell>
          <table:table-cell office:value-type="float" office:value="13.1313" calcext:value-type="float">
            <text:p>13.1313</text:p>
          </table:table-cell>
          <table:table-cell office:value-type="float" office:value="0.0296955" calcext:value-type="float">
            <text:p>0.0296955</text:p>
          </table:table-cell>
          <table:table-cell table:style-name="ce1" office:value-type="float" office:value="0.100151" calcext:value-type="float">
            <text:p>1.00E-01</text:p>
          </table:table-cell>
          <table:table-cell table:style-name="Default" office:value-type="float" office:value="0.000484847" calcext:value-type="float">
            <text:p>0.000484847</text:p>
          </table:table-cell>
          <table:table-cell table:number-columns-repeated="2" office:value-type="float" office:value="0.938087" calcext:value-type="float">
            <text:p>0.938087</text:p>
          </table:table-cell>
          <table:table-cell table:style-name="ce1" office:value-type="float" office:value="0.892066" calcext:value-type="float">
            <text:p>8.92E-01</text:p>
          </table:table-cell>
          <table:table-cell office:value-type="float" office:value="-0.943812" calcext:value-type="float">
            <text:p>-0.943812</text:p>
          </table:table-cell>
          <table:table-cell table:style-name="ce1" office:value-type="float" office:value="-10.0738" calcext:value-type="float">
            <text:p>-1.01E+01</text:p>
          </table:table-cell>
          <table:table-cell table:number-columns-repeated="22"/>
          <table:table-cell table:formula="of:=[.AT32]+1" office:value-type="date" office:date-value="2020-03-26" calcext:value-type="date">
            <text:p>26/03/20</text:p>
          </table:table-cell>
          <table:table-cell table:formula="of:=AVERAGE([.S30:.S36])" office:value-type="float" office:value="0.941262428571428" calcext:value-type="float">
            <text:p>0.941262428571428</text:p>
          </table:table-cell>
          <table:table-cell table:formula="of:=[.P33]" office:value-type="float" office:value="0.0296955" calcext:value-type="float">
            <text:p>0.0296955</text:p>
          </table:table-cell>
          <table:table-cell table:formula="of:=AVERAGE([.R30:.R36])" office:value-type="float" office:value="0.000402003857142857" calcext:value-type="float">
            <text:p>0.00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2941.36" calcext:value-type="float">
            <text:p>2941.36</text:p>
          </table:table-cell>
          <table:table-cell office:value-type="float" office:value="3720.31" calcext:value-type="float">
            <text:p>3720.31</text:p>
          </table:table-cell>
          <table:table-cell office:value-type="float" office:value="-0.14557" calcext:value-type="float">
            <text:p>-0.14557</text:p>
          </table:table-cell>
          <table:table-cell office:value-type="float" office:value="739.306" calcext:value-type="float">
            <text:p>739.30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2.8729" calcext:value-type="float">
            <text:p>12.8729</text:p>
          </table:table-cell>
          <table:table-cell office:value-type="float" office:value="24.0767" calcext:value-type="float">
            <text:p>24.0767</text:p>
          </table:table-cell>
          <table:table-cell office:value-type="float" office:value="3.87288" calcext:value-type="float">
            <text:p>3.87288</text:p>
          </table:table-cell>
          <table:table-cell office:value-type="float" office:value="15.0767" calcext:value-type="float">
            <text:p>15.0767</text:p>
          </table:table-cell>
          <table:table-cell office:value-type="float" office:value="0.0308292" calcext:value-type="float">
            <text:p>0.0308292</text:p>
          </table:table-cell>
          <table:table-cell table:style-name="ce1" office:value-type="float" office:value="0.0642849" calcext:value-type="float">
            <text:p>6.43E-02</text:p>
          </table:table-cell>
          <table:table-cell table:style-name="Default" office:value-type="float" office:value="0.000333044" calcext:value-type="float">
            <text:p>0.000333044</text:p>
          </table:table-cell>
          <table:table-cell table:number-columns-repeated="2" office:value-type="float" office:value="0.942077" calcext:value-type="float">
            <text:p>0.942077</text:p>
          </table:table-cell>
          <table:table-cell table:style-name="ce1" office:value-type="float" office:value="1.02297" calcext:value-type="float">
            <text:p>1.02E+00</text:p>
          </table:table-cell>
          <table:table-cell office:value-type="float" office:value="-0.896138" calcext:value-type="float">
            <text:p>-0.896138</text:p>
          </table:table-cell>
          <table:table-cell table:style-name="ce1" office:value-type="float" office:value="-8.83463" calcext:value-type="float">
            <text:p>-8.83E+00</text:p>
          </table:table-cell>
          <table:table-cell table:number-columns-repeated="22"/>
          <table:table-cell table:formula="of:=[.AT33]+1" office:value-type="date" office:date-value="2020-03-27" calcext:value-type="date">
            <text:p>27/03/20</text:p>
          </table:table-cell>
          <table:table-cell table:formula="of:=AVERAGE([.S31:.S37])" office:value-type="float" office:value="0.941982857142857" calcext:value-type="float">
            <text:p>0.941982857142857</text:p>
          </table:table-cell>
          <table:table-cell table:formula="of:=[.P34]" office:value-type="float" office:value="0.0308292" calcext:value-type="float">
            <text:p>0.0308292</text:p>
          </table:table-cell>
          <table:table-cell table:formula="of:=AVERAGE([.R31:.R37])" office:value-type="float" office:value="0.000391539142857143" calcext:value-type="float">
            <text:p>0.0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3087.72" calcext:value-type="float">
            <text:p>3087.72</text:p>
          </table:table-cell>
          <table:table-cell office:value-type="float" office:value="3642.05" calcext:value-type="float">
            <text:p>3642.05</text:p>
          </table:table-cell>
          <table:table-cell office:value-type="float" office:value="-0.468703" calcext:value-type="float">
            <text:p>-0.468703</text:p>
          </table:table-cell>
          <table:table-cell office:value-type="float" office:value="431.049" calcext:value-type="float">
            <text:p>431.04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3.1993" calcext:value-type="float">
            <text:p>13.1993</text:p>
          </table:table-cell>
          <table:table-cell office:value-type="float" office:value="25.4976" calcext:value-type="float">
            <text:p>25.4976</text:p>
          </table:table-cell>
          <table:table-cell office:value-type="float" office:value="2.19929" calcext:value-type="float">
            <text:p>2.19929</text:p>
          </table:table-cell>
          <table:table-cell office:value-type="float" office:value="14.4976" calcext:value-type="float">
            <text:p>14.4976</text:p>
          </table:table-cell>
          <table:table-cell office:value-type="float" office:value="0.0318114" calcext:value-type="float">
            <text:p>0.0318114</text:p>
          </table:table-cell>
          <table:table-cell table:style-name="ce1" office:value-type="float" office:value="0.0511506" calcext:value-type="float">
            <text:p>5.12E-02</text:p>
          </table:table-cell>
          <table:table-cell table:style-name="Default" office:value-type="float" office:value="0.000283584" calcext:value-type="float">
            <text:p>0.000283584</text:p>
          </table:table-cell>
          <table:table-cell table:number-columns-repeated="2" office:value-type="float" office:value="0.944703" calcext:value-type="float">
            <text:p>0.944703</text:p>
          </table:table-cell>
          <table:table-cell table:style-name="ce1" office:value-type="float" office:value="1.07461" calcext:value-type="float">
            <text:p>1.07E+00</text:p>
          </table:table-cell>
          <table:table-cell office:value-type="float" office:value="-0.866262" calcext:value-type="float">
            <text:p>-0.866262</text:p>
          </table:table-cell>
          <table:table-cell table:style-name="ce1" office:value-type="float" office:value="-8.29654" calcext:value-type="float">
            <text:p>-8.30E+00</text:p>
          </table:table-cell>
          <table:table-cell table:number-columns-repeated="22"/>
          <table:table-cell table:formula="of:=[.AT34]+1" office:value-type="date" office:date-value="2020-03-28" calcext:value-type="date">
            <text:p>28/03/20</text:p>
          </table:table-cell>
          <table:table-cell table:formula="of:=AVERAGE([.S32:.S38])" office:value-type="float" office:value="0.942969" calcext:value-type="float">
            <text:p>0.942969</text:p>
          </table:table-cell>
          <table:table-cell table:formula="of:=[.P35]" office:value-type="float" office:value="0.0318114" calcext:value-type="float">
            <text:p>0.0318114</text:p>
          </table:table-cell>
          <table:table-cell table:formula="of:=AVERAGE([.R32:.R38])" office:value-type="float" office:value="0.000375125142857143" calcext:value-type="float">
            <text:p>0.0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230.24" calcext:value-type="float">
            <text:p>3230.24</text:p>
          </table:table-cell>
          <table:table-cell office:value-type="float" office:value="3551.66" calcext:value-type="float">
            <text:p>3551.66</text:p>
          </table:table-cell>
          <table:table-cell office:value-type="float" office:value="-0.502123" calcext:value-type="float">
            <text:p>-0.502123</text:p>
          </table:table-cell>
          <table:table-cell office:value-type="float" office:value="191.66" calcext:value-type="float">
            <text:p>191.6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5.5353" calcext:value-type="float">
            <text:p>15.5353</text:p>
          </table:table-cell>
          <table:table-cell office:value-type="float" office:value="27.7574" calcext:value-type="float">
            <text:p>27.7574</text:p>
          </table:table-cell>
          <table:table-cell office:value-type="float" office:value="-0.464689" calcext:value-type="float">
            <text:p>-0.464689</text:p>
          </table:table-cell>
          <table:table-cell office:value-type="float" office:value="11.7574" calcext:value-type="float">
            <text:p>11.7574</text:p>
          </table:table-cell>
          <table:table-cell office:value-type="float" office:value="0.0326378" calcext:value-type="float">
            <text:p>0.0326378</text:p>
          </table:table-cell>
          <table:table-cell table:style-name="ce1" office:value-type="float" office:value="0.0473607" calcext:value-type="float">
            <text:p>4.74E-02</text:p>
          </table:table-cell>
          <table:table-cell table:style-name="Default" office:value-type="float" office:value="0.000280974" calcext:value-type="float">
            <text:p>0.000280974</text:p>
          </table:table-cell>
          <table:table-cell table:number-columns-repeated="2" office:value-type="float" office:value="0.946127" calcext:value-type="float">
            <text:p>0.946127</text:p>
          </table:table-cell>
          <table:table-cell table:style-name="ce1" office:value-type="float" office:value="1.08722" calcext:value-type="float">
            <text:p>1.09E+00</text:p>
          </table:table-cell>
          <table:table-cell office:value-type="float" office:value="-0.854362" calcext:value-type="float">
            <text:p>-0.854362</text:p>
          </table:table-cell>
          <table:table-cell table:style-name="ce1" office:value-type="float" office:value="-9.24781" calcext:value-type="float">
            <text:p>-9.25E+00</text:p>
          </table:table-cell>
          <table:table-cell table:number-columns-repeated="22"/>
          <table:table-cell table:formula="of:=[.AT35]+1" office:value-type="date" office:date-value="2020-03-29" calcext:value-type="date">
            <text:p>29/03/20</text:p>
          </table:table-cell>
          <table:table-cell table:formula="of:=AVERAGE([.S33:.S39])" office:value-type="float" office:value="0.944078" calcext:value-type="float">
            <text:p>0.944078</text:p>
          </table:table-cell>
          <table:table-cell table:formula="of:=[.P36]" office:value-type="float" office:value="0.0326378" calcext:value-type="float">
            <text:p>0.0326378</text:p>
          </table:table-cell>
          <table:table-cell table:formula="of:=AVERAGE([.R33:.R39])" office:value-type="float" office:value="0.000364825" calcext:value-type="float">
            <text:p>0.00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3373.16" calcext:value-type="float">
            <text:p>3373.16</text:p>
          </table:table-cell>
          <table:table-cell office:value-type="float" office:value="3511.63" calcext:value-type="float">
            <text:p>3511.63</text:p>
          </table:table-cell>
          <table:table-cell office:value-type="float" office:value="-1.13132" calcext:value-type="float">
            <text:p>-1.13132</text:p>
          </table:table-cell>
          <table:table-cell office:value-type="float" office:value="-150.371" calcext:value-type="float">
            <text:p>-150.371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20.855" calcext:value-type="float">
            <text:p>20.855</text:p>
          </table:table-cell>
          <table:table-cell office:value-type="float" office:value="29.1534" calcext:value-type="float">
            <text:p>29.1534</text:p>
          </table:table-cell>
          <table:table-cell office:value-type="float" office:value="-2.145" calcext:value-type="float">
            <text:p>-2.145</text:p>
          </table:table-cell>
          <table:table-cell office:value-type="float" office:value="6.15336" calcext:value-type="float">
            <text:p>6.15336</text:p>
          </table:table-cell>
          <table:table-cell office:value-type="float" office:value="0.0333038" calcext:value-type="float">
            <text:p>0.0333038</text:p>
          </table:table-cell>
          <table:table-cell table:style-name="ce1" office:value-type="float" office:value="0.057938" calcext:value-type="float">
            <text:p>5.79E-02</text:p>
          </table:table-cell>
          <table:table-cell table:style-name="Default" office:value-type="float" office:value="0.000367802" calcext:value-type="float">
            <text:p>0.000367802</text:p>
          </table:table-cell>
          <table:table-cell table:number-columns-repeated="2" office:value-type="float" office:value="0.945338" calcext:value-type="float">
            <text:p>0.945338</text:p>
          </table:table-cell>
          <table:table-cell table:style-name="ce1" office:value-type="float" office:value="1.04974" calcext:value-type="float">
            <text:p>1.05E+00</text:p>
          </table:table-cell>
          <table:table-cell office:value-type="float" office:value="-0.875149" calcext:value-type="float">
            <text:p>-0.875149</text:p>
          </table:table-cell>
          <table:table-cell table:style-name="ce1" office:value-type="float" office:value="-10.2944" calcext:value-type="float">
            <text:p>-1.03E+01</text:p>
          </table:table-cell>
          <table:table-cell table:number-columns-repeated="22"/>
          <table:table-cell table:formula="of:=[.AT36]+1" office:value-type="date" office:date-value="2020-03-30" calcext:value-type="date">
            <text:p>30/03/20</text:p>
          </table:table-cell>
          <table:table-cell table:formula="of:=AVERAGE([.S34:.S40])" office:value-type="float" office:value="0.945311285714286" calcext:value-type="float">
            <text:p>0.945311285714286</text:p>
          </table:table-cell>
          <table:table-cell table:formula="of:=[.P37]" office:value-type="float" office:value="0.0333038" calcext:value-type="float">
            <text:p>0.0333038</text:p>
          </table:table-cell>
          <table:table-cell table:formula="of:=AVERAGE([.R34:.R40])" office:value-type="float" office:value="0.000356608" calcext:value-type="float">
            <text:p>0.00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3571.06" calcext:value-type="float">
            <text:p>3571.06</text:p>
          </table:table-cell>
          <table:table-cell office:value-type="float" office:value="3566.17" calcext:value-type="float">
            <text:p>3566.17</text:p>
          </table:table-cell>
          <table:table-cell office:value-type="float" office:value="-1.67312" calcext:value-type="float">
            <text:p>-1.67312</text:p>
          </table:table-cell>
          <table:table-cell office:value-type="float" office:value="-428.834" calcext:value-type="float">
            <text:p>-428.834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.1877" calcext:value-type="float">
            <text:p>28.1877</text:p>
          </table:table-cell>
          <table:table-cell office:value-type="float" office:value="32.8404" calcext:value-type="float">
            <text:p>32.8404</text:p>
          </table:table-cell>
          <table:table-cell office:value-type="float" office:value="-2.81227" calcext:value-type="float">
            <text:p>-2.81227</text:p>
          </table:table-cell>
          <table:table-cell office:value-type="float" office:value="1.84039" calcext:value-type="float">
            <text:p>1.84039</text:p>
          </table:table-cell>
          <table:table-cell office:value-type="float" office:value="0.0338052" calcext:value-type="float">
            <text:p>0.0338052</text:p>
          </table:table-cell>
          <table:table-cell table:style-name="ce1" office:value-type="float" office:value="0.0594193" calcext:value-type="float">
            <text:p>5.94E-02</text:p>
          </table:table-cell>
          <table:table-cell table:style-name="Default" office:value-type="float" office:value="0.000403625" calcext:value-type="float">
            <text:p>0.000403625</text:p>
          </table:table-cell>
          <table:table-cell table:number-columns-repeated="2" office:value-type="float" office:value="0.945648" calcext:value-type="float">
            <text:p>0.945648</text:p>
          </table:table-cell>
          <table:table-cell table:style-name="ce1" office:value-type="float" office:value="1.04455" calcext:value-type="float">
            <text:p>1.04E+00</text:p>
          </table:table-cell>
          <table:table-cell office:value-type="float" office:value="-0.87631" calcext:value-type="float">
            <text:p>-0.87631</text:p>
          </table:table-cell>
          <table:table-cell table:style-name="ce1" office:value-type="float" office:value="-10.5281" calcext:value-type="float">
            <text:p>-1.05E+01</text:p>
          </table:table-cell>
          <table:table-cell table:number-columns-repeated="22"/>
          <table:table-cell table:formula="of:=[.AT37]+1" office:value-type="date" office:date-value="2020-03-31" calcext:value-type="date">
            <text:p>31/03/20</text:p>
          </table:table-cell>
          <table:table-cell table:formula="of:=AVERAGE([.S35:.S41])" office:value-type="float" office:value="0.946382" calcext:value-type="float">
            <text:p>0.946382</text:p>
          </table:table-cell>
          <table:table-cell table:formula="of:=[.P38]" office:value-type="float" office:value="0.0338052" calcext:value-type="float">
            <text:p>0.0338052</text:p>
          </table:table-cell>
          <table:table-cell table:formula="of:=AVERAGE([.R35:.R41])" office:value-type="float" office:value="0.000354311428571429" calcext:value-type="float">
            <text:p>0.00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3788.86" calcext:value-type="float">
            <text:p>3788.86</text:p>
          </table:table-cell>
          <table:table-cell office:value-type="float" office:value="3633.31" calcext:value-type="float">
            <text:p>3633.31</text:p>
          </table:table-cell>
          <table:table-cell office:value-type="float" office:value="-1.9038" calcext:value-type="float">
            <text:p>-1.9038</text:p>
          </table:table-cell>
          <table:table-cell office:value-type="float" office:value="-631.69" calcext:value-type="float">
            <text:p>-631.6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36.5169" calcext:value-type="float">
            <text:p>36.5169</text:p>
          </table:table-cell>
          <table:table-cell office:value-type="float" office:value="37.4041" calcext:value-type="float">
            <text:p>37.4041</text:p>
          </table:table-cell>
          <table:table-cell office:value-type="float" office:value="-2.48306" calcext:value-type="float">
            <text:p>-2.48306</text:p>
          </table:table-cell>
          <table:table-cell office:value-type="float" office:value="-1.59585" calcext:value-type="float">
            <text:p>-1.59585</text:p>
          </table:table-cell>
          <table:table-cell office:value-type="float" office:value="0.0341375" calcext:value-type="float">
            <text:p>0.0341375</text:p>
          </table:table-cell>
          <table:table-cell table:style-name="ce1" office:value-type="float" office:value="0.0550231" calcext:value-type="float">
            <text:p>5.50E-02</text:p>
          </table:table-cell>
          <table:table-cell table:style-name="Default" office:value-type="float" office:value="0.000399899" calcext:value-type="float">
            <text:p>0.000399899</text:p>
          </table:table-cell>
          <table:table-cell table:number-columns-repeated="2" office:value-type="float" office:value="0.946566" calcext:value-type="float">
            <text:p>0.946566</text:p>
          </table:table-cell>
          <table:table-cell table:style-name="ce1" office:value-type="float" office:value="1.0585" calcext:value-type="float">
            <text:p>1.06E+00</text:p>
          </table:table-cell>
          <table:table-cell office:value-type="float" office:value="-0.866315" calcext:value-type="float">
            <text:p>-0.866315</text:p>
          </table:table-cell>
          <table:table-cell table:style-name="ce1" office:value-type="float" office:value="-10.3118" calcext:value-type="float">
            <text:p>-1.03E+01</text:p>
          </table:table-cell>
          <table:table-cell table:number-columns-repeated="22"/>
          <table:table-cell table:formula="of:=[.AT38]+1" office:value-type="date" office:date-value="2020-04-01" calcext:value-type="date">
            <text:p>01/04/20</text:p>
          </table:table-cell>
          <table:table-cell table:formula="of:=AVERAGE([.S36:.S42])" office:value-type="float" office:value="0.947233428571428" calcext:value-type="float">
            <text:p>0.947233428571428</text:p>
          </table:table-cell>
          <table:table-cell table:formula="of:=[.P39]" office:value-type="float" office:value="0.0341375" calcext:value-type="float">
            <text:p>0.0341375</text:p>
          </table:table-cell>
          <table:table-cell table:formula="of:=AVERAGE([.R36:.R42])" office:value-type="float" office:value="0.000355948857142857" calcext:value-type="float">
            <text:p>0.00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3995.79" calcext:value-type="float">
            <text:p>3995.79</text:p>
          </table:table-cell>
          <table:table-cell office:value-type="float" office:value="3735.65" calcext:value-type="float">
            <text:p>3735.65</text:p>
          </table:table-cell>
          <table:table-cell office:value-type="float" office:value="-2.00479" calcext:value-type="float">
            <text:p>-2.00479</text:p>
          </table:table-cell>
          <table:table-cell office:value-type="float" office:value="-753.35" calcext:value-type="float">
            <text:p>-753.35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44.8181" calcext:value-type="float">
            <text:p>44.8181</text:p>
          </table:table-cell>
          <table:table-cell office:value-type="float" office:value="42.1708" calcext:value-type="float">
            <text:p>42.1708</text:p>
          </table:table-cell>
          <table:table-cell office:value-type="float" office:value="0.818071" calcext:value-type="float">
            <text:p>0.818071</text:p>
          </table:table-cell>
          <table:table-cell office:value-type="float" office:value="-1.82918" calcext:value-type="float">
            <text:p>-1.82918</text:p>
          </table:table-cell>
          <table:table-cell office:value-type="float" office:value="0.0342964" calcext:value-type="float">
            <text:p>0.0342964</text:p>
          </table:table-cell>
          <table:table-cell table:style-name="ce1" office:value-type="float" office:value="0.0549546" calcext:value-type="float">
            <text:p>5.50E-02</text:p>
          </table:table-cell>
          <table:table-cell table:style-name="Default" office:value-type="float" office:value="0.000427328" calcext:value-type="float">
            <text:p>0.000427328</text:p>
          </table:table-cell>
          <table:table-cell table:number-columns-repeated="2" office:value-type="float" office:value="0.94672" calcext:value-type="float">
            <text:p>0.94672</text:p>
          </table:table-cell>
          <table:table-cell table:style-name="ce1" office:value-type="float" office:value="1.0585" calcext:value-type="float">
            <text:p>1.06E+00</text:p>
          </table:table-cell>
          <table:table-cell office:value-type="float" office:value="-0.865599" calcext:value-type="float">
            <text:p>-0.865599</text:p>
          </table:table-cell>
          <table:table-cell table:style-name="ce1" office:value-type="float" office:value="-11.175" calcext:value-type="float">
            <text:p>-1.12E+01</text:p>
          </table:table-cell>
          <table:table-cell table:number-columns-repeated="22"/>
          <table:table-cell table:formula="of:=[.AT39]+1" office:value-type="date" office:date-value="2020-04-02" calcext:value-type="date">
            <text:p>02/04/20</text:p>
          </table:table-cell>
          <table:table-cell table:formula="of:=AVERAGE([.S37:.S43])" office:value-type="float" office:value="0.947891142857143" calcext:value-type="float">
            <text:p>0.947891142857143</text:p>
          </table:table-cell>
          <table:table-cell table:formula="of:=[.P40]" office:value-type="float" office:value="0.0342964" calcext:value-type="float">
            <text:p>0.0342964</text:p>
          </table:table-cell>
          <table:table-cell table:formula="of:=AVERAGE([.R37:.R43])" office:value-type="float" office:value="0.000361481428571429" calcext:value-type="float">
            <text:p>0.00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4189.75" calcext:value-type="float">
            <text:p>4189.75</text:p>
          </table:table-cell>
          <table:table-cell office:value-type="float" office:value="3839.25" calcext:value-type="float">
            <text:p>3839.25</text:p>
          </table:table-cell>
          <table:table-cell office:value-type="float" office:value="-2.1477" calcext:value-type="float">
            <text:p>-2.1477</text:p>
          </table:table-cell>
          <table:table-cell office:value-type="float" office:value="-869.751" calcext:value-type="float">
            <text:p>-869.751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50.0745" calcext:value-type="float">
            <text:p>50.0745</text:p>
          </table:table-cell>
          <table:table-cell office:value-type="float" office:value="43.7771" calcext:value-type="float">
            <text:p>43.7771</text:p>
          </table:table-cell>
          <table:table-cell office:value-type="float" office:value="-2.92553" calcext:value-type="float">
            <text:p>-2.92553</text:p>
          </table:table-cell>
          <table:table-cell office:value-type="float" office:value="-9.22293" calcext:value-type="float">
            <text:p>-9.22293</text:p>
          </table:table-cell>
          <table:table-cell office:value-type="float" office:value="0.0344475" calcext:value-type="float">
            <text:p>0.0344475</text:p>
          </table:table-cell>
          <table:table-cell table:style-name="ce1" office:value-type="float" office:value="0.0381025" calcext:value-type="float">
            <text:p>3.81E-02</text:p>
          </table:table-cell>
          <table:table-cell table:style-name="Default" office:value-type="float" office:value="0.000316968" calcext:value-type="float">
            <text:p>0.000316968</text:p>
          </table:table-cell>
          <table:table-cell table:number-columns-repeated="2" office:value-type="float" office:value="0.949572" calcext:value-type="float">
            <text:p>0.949572</text:p>
          </table:table-cell>
          <table:table-cell table:style-name="ce1" office:value-type="float" office:value="1.10945" calcext:value-type="float">
            <text:p>1.11E+00</text:p>
          </table:table-cell>
          <table:table-cell office:value-type="float" office:value="-0.824256" calcext:value-type="float">
            <text:p>-0.824256</text:p>
          </table:table-cell>
          <table:table-cell table:style-name="ce1" office:value-type="float" office:value="-10.3049" calcext:value-type="float">
            <text:p>-1.03E+01</text:p>
          </table:table-cell>
          <table:table-cell table:number-columns-repeated="22"/>
          <table:table-cell table:formula="of:=[.AT40]+1" office:value-type="date" office:date-value="2020-04-03" calcext:value-type="date">
            <text:p>03/04/20</text:p>
          </table:table-cell>
          <table:table-cell table:formula="of:=AVERAGE([.S38:.S44])" office:value-type="float" office:value="0.948394571428572" calcext:value-type="float">
            <text:p>0.948394571428572</text:p>
          </table:table-cell>
          <table:table-cell table:formula="of:=[.P41]" office:value-type="float" office:value="0.0344475" calcext:value-type="float">
            <text:p>0.0344475</text:p>
          </table:table-cell>
          <table:table-cell table:formula="of:=AVERAGE([.R38:.R44])" office:value-type="float" office:value="0.000373849285714286" calcext:value-type="float">
            <text:p>0.00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4352.58" calcext:value-type="float">
            <text:p>4352.58</text:p>
          </table:table-cell>
          <table:table-cell office:value-type="float" office:value="3939.48" calcext:value-type="float">
            <text:p>3939.48</text:p>
          </table:table-cell>
          <table:table-cell office:value-type="float" office:value="-2.03076" calcext:value-type="float">
            <text:p>-2.03076</text:p>
          </table:table-cell>
          <table:table-cell office:value-type="float" office:value="-894.518" calcext:value-type="float">
            <text:p>-894.518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59.3088" calcext:value-type="float">
            <text:p>59.3088</text:p>
          </table:table-cell>
          <table:table-cell office:value-type="float" office:value="47.47" calcext:value-type="float">
            <text:p>47.47</text:p>
          </table:table-cell>
          <table:table-cell office:value-type="float" office:value="0.308781" calcext:value-type="float">
            <text:p>0.308781</text:p>
          </table:table-cell>
          <table:table-cell office:value-type="float" office:value="-11.53" calcext:value-type="float">
            <text:p>-11.53</text:p>
          </table:table-cell>
          <table:table-cell office:value-type="float" office:value="0.0345987" calcext:value-type="float">
            <text:p>0.0345987</text:p>
          </table:table-cell>
          <table:table-cell table:style-name="ce1" office:value-type="float" office:value="0.0331551" calcext:value-type="float">
            <text:p>3.32E-02</text:p>
          </table:table-cell>
          <table:table-cell office:value-type="float" office:value="0.000295046" calcext:value-type="float">
            <text:p>2.95E-04</text:p>
          </table:table-cell>
          <table:table-cell table:number-columns-repeated="2" office:value-type="float" office:value="0.950663" calcext:value-type="float">
            <text:p>0.950663</text:p>
          </table:table-cell>
          <table:table-cell table:style-name="ce1" office:value-type="float" office:value="1.12208" calcext:value-type="float">
            <text:p>1.12E+00</text:p>
          </table:table-cell>
          <table:table-cell office:value-type="float" office:value="-0.809559" calcext:value-type="float">
            <text:p>-0.809559</text:p>
          </table:table-cell>
          <table:table-cell table:style-name="ce1" office:value-type="float" office:value="-10.2192" calcext:value-type="float">
            <text:p>-1.02E+01</text:p>
          </table:table-cell>
          <table:table-cell table:number-columns-repeated="22"/>
          <table:table-cell table:formula="of:=[.AT41]+1" office:value-type="date" office:date-value="2020-04-04" calcext:value-type="date">
            <text:p>04/04/20</text:p>
          </table:table-cell>
          <table:table-cell table:formula="of:=AVERAGE([.S39:.S45])" office:value-type="float" office:value="0.948730285714286" calcext:value-type="float">
            <text:p>0.948730285714286</text:p>
          </table:table-cell>
          <table:table-cell table:formula="of:=[.P42]" office:value-type="float" office:value="0.0345987" calcext:value-type="float">
            <text:p>0.0345987</text:p>
          </table:table-cell>
          <table:table-cell table:formula="of:=AVERAGE([.R39:.R45])" office:value-type="float" office:value="0.000395216857142857" calcext:value-type="float">
            <text:p>0.00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4487.78" calcext:value-type="float">
            <text:p>4487.78</text:p>
          </table:table-cell>
          <table:table-cell office:value-type="float" office:value="4039.16" calcext:value-type="float">
            <text:p>4039.16</text:p>
          </table:table-cell>
          <table:table-cell office:value-type="float" office:value="-1.91895" calcext:value-type="float">
            <text:p>-1.91895</text:p>
          </table:table-cell>
          <table:table-cell office:value-type="float" office:value="-896.842" calcext:value-type="float">
            <text:p>-896.842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65.4908" calcext:value-type="float">
            <text:p>65.4908</text:p>
          </table:table-cell>
          <table:table-cell office:value-type="float" office:value="54.0417" calcext:value-type="float">
            <text:p>54.0417</text:p>
          </table:table-cell>
          <table:table-cell office:value-type="float" office:value="-1.50923" calcext:value-type="float">
            <text:p>-1.50923</text:p>
          </table:table-cell>
          <table:table-cell office:value-type="float" office:value="-12.9583" calcext:value-type="float">
            <text:p>-12.9583</text:p>
          </table:table-cell>
          <table:table-cell office:value-type="float" office:value="0.0347498" calcext:value-type="float">
            <text:p>0.0347498</text:p>
          </table:table-cell>
          <table:table-cell table:style-name="ce1" office:value-type="float" office:value="0.0335858" calcext:value-type="float">
            <text:p>3.36E-02</text:p>
          </table:table-cell>
          <table:table-cell office:value-type="float" office:value="0.000319702" calcext:value-type="float">
            <text:p>3.20E-04</text:p>
          </table:table-cell>
          <table:table-cell table:number-columns-repeated="2" office:value-type="float" office:value="0.950731" calcext:value-type="float">
            <text:p>0.950731</text:p>
          </table:table-cell>
          <table:table-cell table:style-name="ce1" office:value-type="float" office:value="1.11991" calcext:value-type="float">
            <text:p>1.12E+00</text:p>
          </table:table-cell>
          <table:table-cell office:value-type="float" office:value="-0.810374" calcext:value-type="float">
            <text:p>-0.810374</text:p>
          </table:table-cell>
          <table:table-cell table:style-name="ce1" office:value-type="float" office:value="-12.2947" calcext:value-type="float">
            <text:p>-1.23E+01</text:p>
          </table:table-cell>
          <table:table-cell table:number-columns-repeated="22"/>
          <table:table-cell table:formula="of:=[.AT42]+1" office:value-type="date" office:date-value="2020-04-05" calcext:value-type="date">
            <text:p>05/04/20</text:p>
          </table:table-cell>
          <table:table-cell table:formula="of:=AVERAGE([.S40:.S46])" office:value-type="float" office:value="0.948968428571429" calcext:value-type="float">
            <text:p>0.948968428571429</text:p>
          </table:table-cell>
          <table:table-cell table:formula="of:=[.P43]" office:value-type="float" office:value="0.0347498" calcext:value-type="float">
            <text:p>0.0347498</text:p>
          </table:table-cell>
          <table:table-cell table:formula="of:=AVERAGE([.R40:.R46])" office:value-type="float" office:value="0.000421487285714286" calcext:value-type="float">
            <text:p>0.00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4618" calcext:value-type="float">
            <text:p>4618</text:p>
          </table:table-cell>
          <table:table-cell office:value-type="float" office:value="4173.36" calcext:value-type="float">
            <text:p>4173.36</text:p>
          </table:table-cell>
          <table:table-cell office:value-type="float" office:value="-2.3324" calcext:value-type="float">
            <text:p>-2.3324</text:p>
          </table:table-cell>
          <table:table-cell office:value-type="float" office:value="-981.645" calcext:value-type="float">
            <text:p>-981.645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73.6346" calcext:value-type="float">
            <text:p>73.6346</text:p>
          </table:table-cell>
          <table:table-cell office:value-type="float" office:value="62.7304" calcext:value-type="float">
            <text:p>62.7304</text:p>
          </table:table-cell>
          <table:table-cell office:value-type="float" office:value="-4.36542" calcext:value-type="float">
            <text:p>-4.36542</text:p>
          </table:table-cell>
          <table:table-cell office:value-type="float" office:value="-15.2696" calcext:value-type="float">
            <text:p>-15.2696</text:p>
          </table:table-cell>
          <table:table-cell office:value-type="float" office:value="0.034901" calcext:value-type="float">
            <text:p>0.034901</text:p>
          </table:table-cell>
          <table:table-cell table:style-name="ce1" office:value-type="float" office:value="0.0446261" calcext:value-type="float">
            <text:p>4.46E-02</text:p>
          </table:table-cell>
          <table:table-cell office:value-type="float" office:value="0.000454377" calcext:value-type="float">
            <text:p>4.54E-04</text:p>
          </table:table-cell>
          <table:table-cell table:number-columns-repeated="2" office:value-type="float" office:value="0.948862" calcext:value-type="float">
            <text:p>0.948862</text:p>
          </table:table-cell>
          <table:table-cell table:style-name="ce1" office:value-type="float" office:value="1.08841" calcext:value-type="float">
            <text:p>1.09E+00</text:p>
          </table:table-cell>
          <table:table-cell office:value-type="float" office:value="-0.83984" calcext:value-type="float">
            <text:p>-0.83984</text:p>
          </table:table-cell>
          <table:table-cell table:style-name="ce1" office:value-type="float" office:value="-12.1762" calcext:value-type="float">
            <text:p>-1.22E+01</text:p>
          </table:table-cell>
          <table:table-cell table:number-columns-repeated="22"/>
          <table:table-cell table:formula="of:=[.AT43]+1" office:value-type="date" office:date-value="2020-04-06" calcext:value-type="date">
            <text:p>06/04/20</text:p>
          </table:table-cell>
          <table:table-cell table:formula="of:=AVERAGE([.S41:.S47])" office:value-type="float" office:value="0.949115285714286" calcext:value-type="float">
            <text:p>0.949115285714286</text:p>
          </table:table-cell>
          <table:table-cell table:formula="of:=[.P44]" office:value-type="float" office:value="0.034901" calcext:value-type="float">
            <text:p>0.034901</text:p>
          </table:table-cell>
          <table:table-cell table:formula="of:=AVERAGE([.R41:.R47])" office:value-type="float" office:value="0.000456655" calcext:value-type="float">
            <text:p>0.00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4780.58" calcext:value-type="float">
            <text:p>4780.58</text:p>
          </table:table-cell>
          <table:table-cell office:value-type="float" office:value="4346.68" calcext:value-type="float">
            <text:p>4346.68</text:p>
          </table:table-cell>
          <table:table-cell office:value-type="float" office:value="-2.54844" calcext:value-type="float">
            <text:p>-2.54844</text:p>
          </table:table-cell>
          <table:table-cell office:value-type="float" office:value="-1012.32" calcext:value-type="float">
            <text:p>-1012.32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84.7638" calcext:value-type="float">
            <text:p>84.7638</text:p>
          </table:table-cell>
          <table:table-cell office:value-type="float" office:value="72.4064" calcext:value-type="float">
            <text:p>72.4064</text:p>
          </table:table-cell>
          <table:table-cell office:value-type="float" office:value="-3.23618" calcext:value-type="float">
            <text:p>-3.23618</text:p>
          </table:table-cell>
          <table:table-cell office:value-type="float" office:value="-15.5936" calcext:value-type="float">
            <text:p>-15.5936</text:p>
          </table:table-cell>
          <table:table-cell office:value-type="float" office:value="0.0350521" calcext:value-type="float">
            <text:p>0.0350521</text:p>
          </table:table-cell>
          <table:table-cell office:value-type="float" office:value="0.0508004" calcext:value-type="float">
            <text:p>0.0508004</text:p>
          </table:table-cell>
          <table:table-cell office:value-type="float" office:value="0.000553198" calcext:value-type="float">
            <text:p>5.53E-04</text:p>
          </table:table-cell>
          <table:table-cell table:number-columns-repeated="2" office:value-type="float" office:value="0.947998" calcext:value-type="float">
            <text:p>0.947998</text:p>
          </table:table-cell>
          <table:table-cell table:style-name="ce1" office:value-type="float" office:value="1.06968" calcext:value-type="float">
            <text:p>1.07E+00</text:p>
          </table:table-cell>
          <table:table-cell office:value-type="float" office:value="-0.853878" calcext:value-type="float">
            <text:p>-0.853878</text:p>
          </table:table-cell>
          <table:table-cell table:style-name="ce1" office:value-type="float" office:value="-13.3415" calcext:value-type="float">
            <text:p>-1.33E+01</text:p>
          </table:table-cell>
          <table:table-cell table:number-columns-repeated="22"/>
          <table:table-cell table:formula="of:=[.AT44]+1" office:value-type="date" office:date-value="2020-04-07" calcext:value-type="date">
            <text:p>07/04/20</text:p>
          </table:table-cell>
          <table:table-cell table:formula="of:=AVERAGE([.S42:.S48])" office:value-type="float" office:value="0.949608428571429" calcext:value-type="float">
            <text:p>0.949608428571429</text:p>
          </table:table-cell>
          <table:table-cell table:formula="of:=[.P45]" office:value-type="float" office:value="0.0350521" calcext:value-type="float">
            <text:p>0.0350521</text:p>
          </table:table-cell>
          <table:table-cell table:formula="of:=AVERAGE([.R42:.R48])" office:value-type="float" office:value="0.000485889142857143" calcext:value-type="float">
            <text:p>0.00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4951.82" calcext:value-type="float">
            <text:p>4951.82</text:p>
          </table:table-cell>
          <table:table-cell office:value-type="float" office:value="4529.47" calcext:value-type="float">
            <text:p>4529.47</text:p>
          </table:table-cell>
          <table:table-cell office:value-type="float" office:value="-2.82076" calcext:value-type="float">
            <text:p>-2.82076</text:p>
          </table:table-cell>
          <table:table-cell office:value-type="float" office:value="-1049.53" calcext:value-type="float">
            <text:p>-1049.53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94.865" calcext:value-type="float">
            <text:p>94.865</text:p>
          </table:table-cell>
          <table:table-cell office:value-type="float" office:value="81.8902" calcext:value-type="float">
            <text:p>81.8902</text:p>
          </table:table-cell>
          <table:table-cell office:value-type="float" office:value="-4.13499" calcext:value-type="float">
            <text:p>-4.13499</text:p>
          </table:table-cell>
          <table:table-cell office:value-type="float" office:value="-17.1098" calcext:value-type="float">
            <text:p>-17.1098</text:p>
          </table:table-cell>
          <table:table-cell office:value-type="float" office:value="0.0352032" calcext:value-type="float">
            <text:p>0.0352032</text:p>
          </table:table-cell>
          <table:table-cell office:value-type="float" office:value="0.0501247" calcext:value-type="float">
            <text:p>0.0501247</text:p>
          </table:table-cell>
          <table:table-cell office:value-type="float" office:value="0.000583792" calcext:value-type="float">
            <text:p>5.84E-04</text:p>
          </table:table-cell>
          <table:table-cell table:number-columns-repeated="2" office:value-type="float" office:value="0.948233" calcext:value-type="float">
            <text:p>0.948233</text:p>
          </table:table-cell>
          <table:table-cell table:style-name="ce1" office:value-type="float" office:value="1.07124" calcext:value-type="float">
            <text:p>1.07E+00</text:p>
          </table:table-cell>
          <table:table-cell office:value-type="float" office:value="-0.851816" calcext:value-type="float">
            <text:p>-0.851816</text:p>
          </table:table-cell>
          <table:table-cell table:style-name="ce1" office:value-type="float" office:value="-15.4554" calcext:value-type="float">
            <text:p>-1.55E+01</text:p>
          </table:table-cell>
          <table:table-cell table:number-columns-repeated="22"/>
          <table:table-cell table:formula="of:=[.AT45]+1" office:value-type="date" office:date-value="2020-04-08" calcext:value-type="date">
            <text:p>08/04/20</text:p>
          </table:table-cell>
          <table:table-cell table:formula="of:=AVERAGE([.S43:.S49])" office:value-type="float" office:value="0.950439714285714" calcext:value-type="float">
            <text:p>0.950439714285714</text:p>
          </table:table-cell>
          <table:table-cell table:formula="of:=[.P46]" office:value-type="float" office:value="0.0352032" calcext:value-type="float">
            <text:p>0.0352032</text:p>
          </table:table-cell>
          <table:table-cell table:formula="of:=AVERAGE([.R43:.R49])" office:value-type="float" office:value="0.000517097857142857" calcext:value-type="float">
            <text:p>0.00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5122.72" calcext:value-type="float">
            <text:p>5122.72</text:p>
          </table:table-cell>
          <table:table-cell office:value-type="float" office:value="4695.47" calcext:value-type="float">
            <text:p>4695.47</text:p>
          </table:table-cell>
          <table:table-cell office:value-type="float" office:value="-3.08758" calcext:value-type="float">
            <text:p>-3.08758</text:p>
          </table:table-cell>
          <table:table-cell office:value-type="float" office:value="-1097.53" calcext:value-type="float">
            <text:p>-1097.53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office:value-type="float" office:value="105.946" calcext:value-type="float">
            <text:p>105.946</text:p>
          </table:table-cell>
          <table:table-cell office:value-type="float" office:value="88.0699" calcext:value-type="float">
            <text:p>88.0699</text:p>
          </table:table-cell>
          <table:table-cell office:value-type="float" office:value="-6.05436" calcext:value-type="float">
            <text:p>-6.05436</text:p>
          </table:table-cell>
          <table:table-cell office:value-type="float" office:value="-23.9301" calcext:value-type="float">
            <text:p>-23.9301</text:p>
          </table:table-cell>
          <table:table-cell office:value-type="float" office:value="0.0353544" calcext:value-type="float">
            <text:p>0.0353544</text:p>
          </table:table-cell>
          <table:table-cell office:value-type="float" office:value="0.0540738" calcext:value-type="float">
            <text:p>0.0540738</text:p>
          </table:table-cell>
          <table:table-cell office:value-type="float" office:value="0.000673502" calcext:value-type="float">
            <text:p>6.74E-04</text:p>
          </table:table-cell>
          <table:table-cell table:number-columns-repeated="2" office:value-type="float" office:value="0.947748" calcext:value-type="float">
            <text:p>0.947748</text:p>
          </table:table-cell>
          <table:table-cell table:style-name="ce1" office:value-type="float" office:value="1.05924" calcext:value-type="float">
            <text:p>1.06E+00</text:p>
          </table:table-cell>
          <table:table-cell office:value-type="float" office:value="-0.85992" calcext:value-type="float">
            <text:p>-0.85992</text:p>
          </table:table-cell>
          <table:table-cell table:style-name="ce1" office:value-type="float" office:value="-12.3078" calcext:value-type="float">
            <text:p>-1.23E+01</text:p>
          </table:table-cell>
          <table:table-cell table:number-columns-repeated="22"/>
          <table:table-cell table:formula="of:=[.AT46]+1" office:value-type="date" office:date-value="2020-04-09" calcext:value-type="date">
            <text:p>09/04/20</text:p>
          </table:table-cell>
          <table:table-cell table:formula="of:=AVERAGE([.S44:.S50])" office:value-type="float" office:value="0.951618" calcext:value-type="float">
            <text:p>0.951618</text:p>
          </table:table-cell>
          <table:table-cell table:formula="of:=[.P47]" office:value-type="float" office:value="0.0353544" calcext:value-type="float">
            <text:p>0.0353544</text:p>
          </table:table-cell>
          <table:table-cell table:formula="of:=AVERAGE([.R44:.R50])" office:value-type="float" office:value="0.000553914857142857" calcext:value-type="float">
            <text:p>0.00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5302.86" calcext:value-type="float">
            <text:p>5302.86</text:p>
          </table:table-cell>
          <table:table-cell office:value-type="float" office:value="4873.37" calcext:value-type="float">
            <text:p>4873.37</text:p>
          </table:table-cell>
          <table:table-cell office:value-type="float" office:value="-2.87651" calcext:value-type="float">
            <text:p>-2.87651</text:p>
          </table:table-cell>
          <table:table-cell office:value-type="float" office:value="-1039.63" calcext:value-type="float">
            <text:p>-1039.63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119.008" calcext:value-type="float">
            <text:p>119.008</text:p>
          </table:table-cell>
          <table:table-cell office:value-type="float" office:value="98.1216" calcext:value-type="float">
            <text:p>98.1216</text:p>
          </table:table-cell>
          <table:table-cell office:value-type="float" office:value="0.00799676" calcext:value-type="float">
            <text:p>0.00799676</text:p>
          </table:table-cell>
          <table:table-cell office:value-type="float" office:value="-20.8784" calcext:value-type="float">
            <text:p>-20.8784</text:p>
          </table:table-cell>
          <table:table-cell office:value-type="float" office:value="0.0379192" calcext:value-type="float">
            <text:p>0.0379192</text:p>
          </table:table-cell>
          <table:table-cell office:value-type="float" office:value="0.0391615" calcext:value-type="float">
            <text:p>0.0391615</text:p>
          </table:table-cell>
          <table:table-cell office:value-type="float" office:value="0.000521607" calcext:value-type="float">
            <text:p>5.22E-04</text:p>
          </table:table-cell>
          <table:table-cell table:number-columns-repeated="2" office:value-type="float" office:value="0.953024" calcext:value-type="float">
            <text:p>0.953024</text:p>
          </table:table-cell>
          <table:table-cell table:style-name="ce1" office:value-type="float" office:value="1.08417" calcext:value-type="float">
            <text:p>1.08E+00</text:p>
          </table:table-cell>
          <table:table-cell office:value-type="float" office:value="-0.817852" calcext:value-type="float">
            <text:p>-0.817852</text:p>
          </table:table-cell>
          <table:table-cell table:style-name="ce1" office:value-type="float" office:value="-12.3901" calcext:value-type="float">
            <text:p>-1.24E+01</text:p>
          </table:table-cell>
          <table:table-cell table:number-columns-repeated="22"/>
          <table:table-cell table:formula="of:=[.AT47]+1" office:value-type="date" office:date-value="2020-04-10" calcext:value-type="date">
            <text:p>10/04/20</text:p>
          </table:table-cell>
          <table:table-cell table:formula="of:=AVERAGE([.S45:.S51])" office:value-type="float" office:value="0.953051285714286" calcext:value-type="float">
            <text:p>0.953051285714286</text:p>
          </table:table-cell>
          <table:table-cell table:formula="of:=[.P48]" office:value-type="float" office:value="0.0379192" calcext:value-type="float">
            <text:p>0.0379192</text:p>
          </table:table-cell>
          <table:table-cell table:formula="of:=AVERAGE([.R45:.R51])" office:value-type="float" office:value="0.000613066142857143" calcext:value-type="float">
            <text:p>0.00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5437.56" calcext:value-type="float">
            <text:p>5437.56</text:p>
          </table:table-cell>
          <table:table-cell office:value-type="float" office:value="5006.27" calcext:value-type="float">
            <text:p>5006.27</text:p>
          </table:table-cell>
          <table:table-cell office:value-type="float" office:value="-2.71082" calcext:value-type="float">
            <text:p>-2.71082</text:p>
          </table:table-cell>
          <table:table-cell office:value-type="float" office:value="-990.725" calcext:value-type="float">
            <text:p>-990.725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126.03" calcext:value-type="float">
            <text:p>126.03</text:p>
          </table:table-cell>
          <table:table-cell office:value-type="float" office:value="104.832" calcext:value-type="float">
            <text:p>104.832</text:p>
          </table:table-cell>
          <table:table-cell office:value-type="float" office:value="-2.97017" calcext:value-type="float">
            <text:p>-2.97017</text:p>
          </table:table-cell>
          <table:table-cell office:value-type="float" office:value="-24.1681" calcext:value-type="float">
            <text:p>-24.1681</text:p>
          </table:table-cell>
          <table:table-cell office:value-type="float" office:value="0.0405782" calcext:value-type="float">
            <text:p>0.0405782</text:p>
          </table:table-cell>
          <table:table-cell office:value-type="float" office:value="0.0360598" calcext:value-type="float">
            <text:p>0.0360598</text:p>
          </table:table-cell>
          <table:table-cell office:value-type="float" office:value="0.000513507" calcext:value-type="float">
            <text:p>5.14E-04</text:p>
          </table:table-cell>
          <table:table-cell table:number-columns-repeated="2" office:value-type="float" office:value="0.956482" calcext:value-type="float">
            <text:p>0.956482</text:p>
          </table:table-cell>
          <table:table-cell table:style-name="ce1" office:value-type="float" office:value="1.06955" calcext:value-type="float">
            <text:p>1.07E+00</text:p>
          </table:table-cell>
          <table:table-cell office:value-type="float" office:value="-0.804606" calcext:value-type="float">
            <text:p>-0.804606</text:p>
          </table:table-cell>
          <table:table-cell table:style-name="ce1" office:value-type="float" office:value="-11.4816" calcext:value-type="float">
            <text:p>-1.15E+01</text:p>
          </table:table-cell>
          <table:table-cell table:number-columns-repeated="22"/>
          <table:table-cell table:formula="of:=[.AT48]+1" office:value-type="date" office:date-value="2020-04-11" calcext:value-type="date">
            <text:p>11/04/20</text:p>
          </table:table-cell>
          <table:table-cell table:formula="of:=AVERAGE([.S46:.S52])" office:value-type="float" office:value="0.954769857142857" calcext:value-type="float">
            <text:p>0.954769857142857</text:p>
          </table:table-cell>
          <table:table-cell table:formula="of:=[.P49]" office:value-type="float" office:value="0.0405782" calcext:value-type="float">
            <text:p>0.0405782</text:p>
          </table:table-cell>
          <table:table-cell table:formula="of:=AVERAGE([.R46:.R52])" office:value-type="float" office:value="0.000691592142857143" calcext:value-type="float">
            <text:p>0.00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5562.38" calcext:value-type="float">
            <text:p>5562.38</text:p>
          </table:table-cell>
          <table:table-cell office:value-type="float" office:value="5127.2" calcext:value-type="float">
            <text:p>5127.2</text:p>
          </table:table-cell>
          <table:table-cell office:value-type="float" office:value="-2.49561" calcext:value-type="float">
            <text:p>-2.49561</text:p>
          </table:table-cell>
          <table:table-cell office:value-type="float" office:value="-939.801" calcext:value-type="float">
            <text:p>-939.801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136.026" calcext:value-type="float">
            <text:p>136.026</text:p>
          </table:table-cell>
          <table:table-cell office:value-type="float" office:value="113.31" calcext:value-type="float">
            <text:p>113.31</text:p>
          </table:table-cell>
          <table:table-cell office:value-type="float" office:value="-1.97402" calcext:value-type="float">
            <text:p>-1.97402</text:p>
          </table:table-cell>
          <table:table-cell office:value-type="float" office:value="-24.6896" calcext:value-type="float">
            <text:p>-24.6896</text:p>
          </table:table-cell>
          <table:table-cell office:value-type="float" office:value="0.0433325" calcext:value-type="float">
            <text:p>0.0433325</text:p>
          </table:table-cell>
          <table:table-cell office:value-type="float" office:value="0.0379265" calcext:value-type="float">
            <text:p>0.0379265</text:p>
          </table:table-cell>
          <table:table-cell office:value-type="float" office:value="0.000577421" calcext:value-type="float">
            <text:p>5.77E-04</text:p>
          </table:table-cell>
          <table:table-cell table:number-columns-repeated="2" office:value-type="float" office:value="0.958979" calcext:value-type="float">
            <text:p>0.958979</text:p>
          </table:table-cell>
          <table:table-cell table:style-name="ce1" office:value-type="float" office:value="1.04461" calcext:value-type="float">
            <text:p>1.04E+00</text:p>
          </table:table-cell>
          <table:table-cell office:value-type="float" office:value="-0.805195" calcext:value-type="float">
            <text:p>-0.805195</text:p>
          </table:table-cell>
          <table:table-cell table:style-name="ce1" office:value-type="float" office:value="-10.7726" calcext:value-type="float">
            <text:p>-1.08E+01</text:p>
          </table:table-cell>
          <table:table-cell table:number-columns-repeated="22"/>
          <table:table-cell table:formula="of:=[.AT49]+1" office:value-type="date" office:date-value="2020-04-12" calcext:value-type="date">
            <text:p>12/04/20</text:p>
          </table:table-cell>
          <table:table-cell table:formula="of:=AVERAGE([.S47:.S53])" office:value-type="float" office:value="0.956746714285714" calcext:value-type="float">
            <text:p>0.956746714285714</text:p>
          </table:table-cell>
          <table:table-cell table:formula="of:=[.P50]" office:value-type="float" office:value="0.0433325" calcext:value-type="float">
            <text:p>0.0433325</text:p>
          </table:table-cell>
          <table:table-cell table:formula="of:=AVERAGE([.R47:.R53])" office:value-type="float" office:value="0.000789727571428571" calcext:value-type="float">
            <text:p>0.00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5679.37" calcext:value-type="float">
            <text:p>5679.37</text:p>
          </table:table-cell>
          <table:table-cell office:value-type="float" office:value="5261.76" calcext:value-type="float">
            <text:p>5261.76</text:p>
          </table:table-cell>
          <table:table-cell office:value-type="float" office:value="-2.17252" calcext:value-type="float">
            <text:p>-2.17252</text:p>
          </table:table-cell>
          <table:table-cell office:value-type="float" office:value="-848.24" calcext:value-type="float">
            <text:p>-848.24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office:value-type="float" office:value="144.993" calcext:value-type="float">
            <text:p>144.993</text:p>
          </table:table-cell>
          <table:table-cell office:value-type="float" office:value="124.726" calcext:value-type="float">
            <text:p>124.726</text:p>
          </table:table-cell>
          <table:table-cell office:value-type="float" office:value="1.99314" calcext:value-type="float">
            <text:p>1.99314</text:p>
          </table:table-cell>
          <table:table-cell office:value-type="float" office:value="-18.2737" calcext:value-type="float">
            <text:p>-18.2737</text:p>
          </table:table-cell>
          <table:table-cell office:value-type="float" office:value="0.0461833" calcext:value-type="float">
            <text:p>0.0461833</text:p>
          </table:table-cell>
          <table:table-cell office:value-type="float" office:value="0.0533665" calcext:value-type="float">
            <text:p>0.0533665</text:p>
          </table:table-cell>
          <table:table-cell office:value-type="float" office:value="0.000868436" calcext:value-type="float">
            <text:p>8.68E-04</text:p>
          </table:table-cell>
          <table:table-cell table:number-columns-repeated="2" office:value-type="float" office:value="0.958895" calcext:value-type="float">
            <text:p>0.958895</text:p>
          </table:table-cell>
          <table:table-cell table:style-name="ce1" office:value-type="float" office:value="1.00306" calcext:value-type="float">
            <text:p>1.00E+00</text:p>
          </table:table-cell>
          <table:table-cell office:value-type="float" office:value="-0.835287" calcext:value-type="float">
            <text:p>-0.835287</text:p>
          </table:table-cell>
          <table:table-cell table:style-name="ce1" office:value-type="float" office:value="-19.6159" calcext:value-type="float">
            <text:p>-1.96E+01</text:p>
          </table:table-cell>
          <table:table-cell table:number-columns-repeated="22"/>
          <table:table-cell table:formula="of:=[.AT50]+1" office:value-type="date" office:date-value="2020-04-13" calcext:value-type="date">
            <text:p>13/04/20</text:p>
          </table:table-cell>
          <table:table-cell table:formula="of:=AVERAGE([.S48:.S54])" office:value-type="float" office:value="0.958946857142857" calcext:value-type="float">
            <text:p>0.958946857142857</text:p>
          </table:table-cell>
          <table:table-cell table:formula="of:=[.P51]" office:value-type="float" office:value="0.0461833" calcext:value-type="float">
            <text:p>0.0461833</text:p>
          </table:table-cell>
          <table:table-cell table:formula="of:=AVERAGE([.R48:.R54])" office:value-type="float" office:value="0.000919747285714286" calcext:value-type="float">
            <text:p>0.00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5803.9" calcext:value-type="float">
            <text:p>5803.9</text:p>
          </table:table-cell>
          <table:table-cell office:value-type="float" office:value="5415.54" calcext:value-type="float">
            <text:p>5415.54</text:p>
          </table:table-cell>
          <table:table-cell office:value-type="float" office:value="-2.39741" calcext:value-type="float">
            <text:p>-2.39741</text:p>
          </table:table-cell>
          <table:table-cell office:value-type="float" office:value="-853.456" calcext:value-type="float">
            <text:p>-853.456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office:value-type="float" office:value="149.93" calcext:value-type="float">
            <text:p>149.93</text:p>
          </table:table-cell>
          <table:table-cell office:value-type="float" office:value="134.985" calcext:value-type="float">
            <text:p>134.985</text:p>
          </table:table-cell>
          <table:table-cell office:value-type="float" office:value="-11.0703" calcext:value-type="float">
            <text:p>-11.0703</text:p>
          </table:table-cell>
          <table:table-cell office:value-type="float" office:value="-26.015" calcext:value-type="float">
            <text:p>-26.015</text:p>
          </table:table-cell>
          <table:table-cell office:value-type="float" office:value="0.049132" calcext:value-type="float">
            <text:p>0.049132</text:p>
          </table:table-cell>
          <table:table-cell office:value-type="float" office:value="0.0634186" calcext:value-type="float">
            <text:p>0.0634186</text:p>
          </table:table-cell>
          <table:table-cell office:value-type="float" office:value="0.00110288" calcext:value-type="float">
            <text:p>1.10E-03</text:p>
          </table:table-cell>
          <table:table-cell table:number-columns-repeated="2" office:value-type="float" office:value="0.960028" calcext:value-type="float">
            <text:p>0.960028</text:p>
          </table:table-cell>
          <table:table-cell table:style-name="ce1" office:value-type="float" office:value="0.971576" calcext:value-type="float">
            <text:p>9.72E-01</text:p>
          </table:table-cell>
          <table:table-cell office:value-type="float" office:value="-0.849597" calcext:value-type="float">
            <text:p>-0.849597</text:p>
          </table:table-cell>
          <table:table-cell table:style-name="ce1" office:value-type="float" office:value="-11.2784" calcext:value-type="float">
            <text:p>-1.13E+01</text:p>
          </table:table-cell>
          <table:table-cell table:number-columns-repeated="22"/>
          <table:table-cell table:formula="of:=[.AT51]+1" office:value-type="date" office:date-value="2020-04-14" calcext:value-type="date">
            <text:p>14/04/20</text:p>
          </table:table-cell>
          <table:table-cell table:formula="of:=AVERAGE([.S49:.S55])" office:value-type="float" office:value="0.960804857142857" calcext:value-type="float">
            <text:p>0.960804857142857</text:p>
          </table:table-cell>
          <table:table-cell table:formula="of:=[.P52]" office:value-type="float" office:value="0.049132" calcext:value-type="float">
            <text:p>0.049132</text:p>
          </table:table-cell>
          <table:table-cell table:formula="of:=AVERAGE([.R49:.R55])" office:value-type="float" office:value="0.00103655771428571" calcext:value-type="float">
            <text:p>0.00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5956.18" calcext:value-type="float">
            <text:p>5956.18</text:p>
          </table:table-cell>
          <table:table-cell office:value-type="float" office:value="5584.47" calcext:value-type="float">
            <text:p>5584.47</text:p>
          </table:table-cell>
          <table:table-cell office:value-type="float" office:value="-2.4305" calcext:value-type="float">
            <text:p>-2.4305</text:p>
          </table:table-cell>
          <table:table-cell office:value-type="float" office:value="-830.528" calcext:value-type="float">
            <text:p>-830.528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office:value-type="float" office:value="167.865" calcext:value-type="float">
            <text:p>167.865</text:p>
          </table:table-cell>
          <table:table-cell office:value-type="float" office:value="146.139" calcext:value-type="float">
            <text:p>146.139</text:p>
          </table:table-cell>
          <table:table-cell office:value-type="float" office:value="1.86519" calcext:value-type="float">
            <text:p>1.86519</text:p>
          </table:table-cell>
          <table:table-cell office:value-type="float" office:value="-19.8609" calcext:value-type="float">
            <text:p>-19.8609</text:p>
          </table:table-cell>
          <table:table-cell office:value-type="float" office:value="0.0521796" calcext:value-type="float">
            <text:p>0.0521796</text:p>
          </table:table-cell>
          <table:table-cell office:value-type="float" office:value="0.0684104" calcext:value-type="float">
            <text:p>0.0684104</text:p>
          </table:table-cell>
          <table:table-cell office:value-type="float" office:value="0.00127074" calcext:value-type="float">
            <text:p>1.27E-03</text:p>
          </table:table-cell>
          <table:table-cell table:number-columns-repeated="2" office:value-type="float" office:value="0.962071" calcext:value-type="float">
            <text:p>0.962071</text:p>
          </table:table-cell>
          <table:table-cell table:style-name="ce1" office:value-type="float" office:value="0.948123" calcext:value-type="float">
            <text:p>9.48E-01</text:p>
          </table:table-cell>
          <table:table-cell office:value-type="float" office:value="-0.853935" calcext:value-type="float">
            <text:p>-0.853935</text:p>
          </table:table-cell>
          <table:table-cell table:style-name="ce1" office:value-type="float" office:value="-11.702" calcext:value-type="float">
            <text:p>-1.17E+01</text:p>
          </table:table-cell>
          <table:table-cell table:number-columns-repeated="22"/>
          <table:table-cell table:formula="of:=[.AT52]+1" office:value-type="date" office:date-value="2020-04-15" calcext:value-type="date">
            <text:p>15/04/20</text:p>
          </table:table-cell>
          <table:table-cell table:formula="of:=AVERAGE([.S50:.S56])" office:value-type="float" office:value="0.962262857142857" calcext:value-type="float">
            <text:p>0.962262857142857</text:p>
          </table:table-cell>
          <table:table-cell table:formula="of:=[.P53]" office:value-type="float" office:value="0.0521796" calcext:value-type="float">
            <text:p>0.0521796</text:p>
          </table:table-cell>
          <table:table-cell table:formula="of:=AVERAGE([.R50:.R56])" office:value-type="float" office:value="0.00115903814285714" calcext:value-type="float">
            <text:p>0.00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6094.91" calcext:value-type="float">
            <text:p>6094.91</text:p>
          </table:table-cell>
          <table:table-cell office:value-type="float" office:value="5761.57" calcext:value-type="float">
            <text:p>5761.57</text:p>
          </table:table-cell>
          <table:table-cell office:value-type="float" office:value="-2.27654" calcext:value-type="float">
            <text:p>-2.27654</text:p>
          </table:table-cell>
          <table:table-cell office:value-type="float" office:value="-749.428" calcext:value-type="float">
            <text:p>-749.428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72.778" calcext:value-type="float">
            <text:p>172.778</text:p>
          </table:table-cell>
          <table:table-cell office:value-type="float" office:value="159.203" calcext:value-type="float">
            <text:p>159.203</text:p>
          </table:table-cell>
          <table:table-cell office:value-type="float" office:value="3.77761" calcext:value-type="float">
            <text:p>3.77761</text:p>
          </table:table-cell>
          <table:table-cell office:value-type="float" office:value="-9.79657" calcext:value-type="float">
            <text:p>-9.79657</text:p>
          </table:table-cell>
          <table:table-cell office:value-type="float" office:value="0.0553275" calcext:value-type="float">
            <text:p>0.0553275</text:p>
          </table:table-cell>
          <table:table-cell office:value-type="float" office:value="0.0798426" calcext:value-type="float">
            <text:p>0.0798426</text:p>
          </table:table-cell>
          <table:table-cell office:value-type="float" office:value="0.00158364" calcext:value-type="float">
            <text:p>1.58E-03</text:p>
          </table:table-cell>
          <table:table-cell table:number-columns-repeated="2" office:value-type="float" office:value="0.963149" calcext:value-type="float">
            <text:p>0.963149</text:p>
          </table:table-cell>
          <table:table-cell table:style-name="ce1" office:value-type="float" office:value="0.919157" calcext:value-type="float">
            <text:p>9.19E-01</text:p>
          </table:table-cell>
          <table:table-cell office:value-type="float" office:value="-0.866969" calcext:value-type="float">
            <text:p>-0.866969</text:p>
          </table:table-cell>
          <table:table-cell table:style-name="ce1" office:value-type="float" office:value="-11.1249" calcext:value-type="float">
            <text:p>-1.11E+01</text:p>
          </table:table-cell>
          <table:table-cell table:number-columns-repeated="22"/>
          <table:table-cell table:formula="of:=[.AT53]+1" office:value-type="date" office:date-value="2020-04-16" calcext:value-type="date">
            <text:p>16/04/20</text:p>
          </table:table-cell>
          <table:table-cell table:formula="of:=AVERAGE([.S51:.S57])" office:value-type="float" office:value="0.963200857142857" calcext:value-type="float">
            <text:p>0.963200857142857</text:p>
          </table:table-cell>
          <table:table-cell table:formula="of:=[.P54]" office:value-type="float" office:value="0.0553275" calcext:value-type="float">
            <text:p>0.0553275</text:p>
          </table:table-cell>
          <table:table-cell table:formula="of:=AVERAGE([.R51:.R57])" office:value-type="float" office:value="0.00131138942857143" calcext:value-type="float">
            <text:p>0.00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6236.77" calcext:value-type="float">
            <text:p>6236.77</text:p>
          </table:table-cell>
          <table:table-cell office:value-type="float" office:value="5930.05" calcext:value-type="float">
            <text:p>5930.05</text:p>
          </table:table-cell>
          <table:table-cell office:value-type="float" office:value="-2.27495" calcext:value-type="float">
            <text:p>-2.27495</text:p>
          </table:table-cell>
          <table:table-cell office:value-type="float" office:value="-708.948" calcext:value-type="float">
            <text:p>-708.948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office:value-type="float" office:value="175.674" calcext:value-type="float">
            <text:p>175.674</text:p>
          </table:table-cell>
          <table:table-cell office:value-type="float" office:value="166.025" calcext:value-type="float">
            <text:p>166.025</text:p>
          </table:table-cell>
          <table:table-cell office:value-type="float" office:value="2.67423" calcext:value-type="float">
            <text:p>2.67423</text:p>
          </table:table-cell>
          <table:table-cell office:value-type="float" office:value="-6.97518" calcext:value-type="float">
            <text:p>-6.97518</text:p>
          </table:table-cell>
          <table:table-cell office:value-type="float" office:value="0.0556164" calcext:value-type="float">
            <text:p>0.0556164</text:p>
          </table:table-cell>
          <table:table-cell office:value-type="float" office:value="0.0632635" calcext:value-type="float">
            <text:p>0.0632635</text:p>
          </table:table-cell>
          <table:table-cell office:value-type="float" office:value="0.00133928" calcext:value-type="float">
            <text:p>1.34E-03</text:p>
          </table:table-cell>
          <table:table-cell table:number-columns-repeated="2" office:value-type="float" office:value="0.96603" calcext:value-type="float">
            <text:p>0.96603</text:p>
          </table:table-cell>
          <table:table-cell table:style-name="ce1" office:value-type="float" office:value="0.933057" calcext:value-type="float">
            <text:p>9.33E-01</text:p>
          </table:table-cell>
          <table:table-cell office:value-type="float" office:value="-0.842064" calcext:value-type="float">
            <text:p>-0.842064</text:p>
          </table:table-cell>
          <table:table-cell table:style-name="ce1" office:value-type="float" office:value="-10.081" calcext:value-type="float">
            <text:p>-1.01E+01</text:p>
          </table:table-cell>
          <table:table-cell table:number-columns-repeated="22"/>
          <table:table-cell table:formula="of:=[.AT54]+1" office:value-type="date" office:date-value="2020-04-17" calcext:value-type="date">
            <text:p>17/04/20</text:p>
          </table:table-cell>
          <table:table-cell table:formula="of:=AVERAGE([.S52:.S58])" office:value-type="float" office:value="0.963538" calcext:value-type="float">
            <text:p>0.963538</text:p>
          </table:table-cell>
          <table:table-cell table:formula="of:=[.P55]" office:value-type="float" office:value="0.0556164" calcext:value-type="float">
            <text:p>0.0556164</text:p>
          </table:table-cell>
          <table:table-cell table:formula="of:=AVERAGE([.R52:.R58])" office:value-type="float" office:value="0.00154438714285714" calcext:value-type="float">
            <text:p>0.00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6353.26" calcext:value-type="float">
            <text:p>6353.26</text:p>
          </table:table-cell>
          <table:table-cell office:value-type="float" office:value="6071.45" calcext:value-type="float">
            <text:p>6071.45</text:p>
          </table:table-cell>
          <table:table-cell office:value-type="float" office:value="-2.01251" calcext:value-type="float">
            <text:p>-2.01251</text:p>
          </table:table-cell>
          <table:table-cell office:value-type="float" office:value="-624.554" calcext:value-type="float">
            <text:p>-624.554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office:value-type="float" office:value="179.562" calcext:value-type="float">
            <text:p>179.562</text:p>
          </table:table-cell>
          <table:table-cell office:value-type="float" office:value="175.705" calcext:value-type="float">
            <text:p>175.705</text:p>
          </table:table-cell>
          <table:table-cell office:value-type="float" office:value="-1.43785" calcext:value-type="float">
            <text:p>-1.43785</text:p>
          </table:table-cell>
          <table:table-cell office:value-type="float" office:value="-5.29454" calcext:value-type="float">
            <text:p>-5.29454</text:p>
          </table:table-cell>
          <table:table-cell office:value-type="float" office:value="0.0559053" calcext:value-type="float">
            <text:p>0.0559053</text:p>
          </table:table-cell>
          <table:table-cell office:value-type="float" office:value="0.0606741" calcext:value-type="float">
            <text:p>0.0606741</text:p>
          </table:table-cell>
          <table:table-cell office:value-type="float" office:value="0.00137087" calcext:value-type="float">
            <text:p>1.37E-03</text:p>
          </table:table-cell>
          <table:table-cell table:number-columns-repeated="2" office:value-type="float" office:value="0.966688" calcext:value-type="float">
            <text:p>0.966688</text:p>
          </table:table-cell>
          <table:table-cell table:style-name="ce1" office:value-type="float" office:value="0.933485" calcext:value-type="float">
            <text:p>9.33E-01</text:p>
          </table:table-cell>
          <table:table-cell office:value-type="float" office:value="-0.837423" calcext:value-type="float">
            <text:p>-0.837423</text:p>
          </table:table-cell>
          <table:table-cell table:style-name="ce1" office:value-type="float" office:value="-9.62053" calcext:value-type="float">
            <text:p>-9.62E+00</text:p>
          </table:table-cell>
          <table:table-cell table:number-columns-repeated="22"/>
          <table:table-cell table:formula="of:=[.AT55]+1" office:value-type="date" office:date-value="2020-04-18" calcext:value-type="date">
            <text:p>18/04/20</text:p>
          </table:table-cell>
          <table:table-cell table:formula="of:=AVERAGE([.S53:.S59])" office:value-type="float" office:value="0.963446571428571" calcext:value-type="float">
            <text:p>0.963446571428571</text:p>
          </table:table-cell>
          <table:table-cell table:formula="of:=[.P56]" office:value-type="float" office:value="0.0559053" calcext:value-type="float">
            <text:p>0.0559053</text:p>
          </table:table-cell>
          <table:table-cell table:formula="of:=AVERAGE([.R53:.R59])" office:value-type="float" office:value="0.00182705428571429" calcext:value-type="float">
            <text:p>0.00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  <table:table-cell office:value-type="float" office:value="6461.87" calcext:value-type="float">
            <text:p>6461.87</text:p>
          </table:table-cell>
          <table:table-cell office:value-type="float" office:value="6197.47" calcext:value-type="float">
            <text:p>6197.47</text:p>
          </table:table-cell>
          <table:table-cell office:value-type="float" office:value="-1.76816" calcext:value-type="float">
            <text:p>-1.76816</text:p>
          </table:table-cell>
          <table:table-cell office:value-type="float" office:value="-557.527" calcext:value-type="float">
            <text:p>-557.527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office:value-type="float" office:value="187.44" calcext:value-type="float">
            <text:p>187.44</text:p>
          </table:table-cell>
          <table:table-cell office:value-type="float" office:value="184.223" calcext:value-type="float">
            <text:p>184.223</text:p>
          </table:table-cell>
          <table:table-cell office:value-type="float" office:value="1.43956" calcext:value-type="float">
            <text:p>1.43956</text:p>
          </table:table-cell>
          <table:table-cell office:value-type="float" office:value="-1.77722" calcext:value-type="float">
            <text:p>-1.77722</text:p>
          </table:table-cell>
          <table:table-cell office:value-type="float" office:value="0.0561942" calcext:value-type="float">
            <text:p>0.0561942</text:p>
          </table:table-cell>
          <table:table-cell office:value-type="float" office:value="0.0682189" calcext:value-type="float">
            <text:p>0.0682189</text:p>
          </table:table-cell>
          <table:table-cell office:value-type="float" office:value="0.00164388" calcext:value-type="float">
            <text:p>1.64E-03</text:p>
          </table:table-cell>
          <table:table-cell table:number-columns-repeated="2" office:value-type="float" office:value="0.965545" calcext:value-type="float">
            <text:p>0.965545</text:p>
          </table:table-cell>
          <table:table-cell table:style-name="ce1" office:value-type="float" office:value="0.925605" calcext:value-type="float">
            <text:p>9.26E-01</text:p>
          </table:table-cell>
          <table:table-cell office:value-type="float" office:value="-0.849038" calcext:value-type="float">
            <text:p>-0.849038</text:p>
          </table:table-cell>
          <table:table-cell table:style-name="ce1" office:value-type="float" office:value="-10.2809" calcext:value-type="float">
            <text:p>-1.03E+01</text:p>
          </table:table-cell>
          <table:table-cell table:number-columns-repeated="22"/>
          <table:table-cell table:formula="of:=[.AT56]+1" office:value-type="date" office:date-value="2020-04-19" calcext:value-type="date">
            <text:p>19/04/20</text:p>
          </table:table-cell>
          <table:table-cell table:formula="of:=AVERAGE([.S54:.S60])" office:value-type="float" office:value="0.963109142857143" calcext:value-type="float">
            <text:p>0.963109142857143</text:p>
          </table:table-cell>
          <table:table-cell table:formula="of:=[.P57]" office:value-type="float" office:value="0.0561942" calcext:value-type="float">
            <text:p>0.0561942</text:p>
          </table:table-cell>
          <table:table-cell table:formula="of:=AVERAGE([.R54:.R60])" office:value-type="float" office:value="0.00210717857142857" calcext:value-type="float">
            <text:p>0.00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float" office:value="6567.25" calcext:value-type="float">
            <text:p>6567.25</text:p>
          </table:table-cell>
          <table:table-cell office:value-type="float" office:value="6313.92" calcext:value-type="float">
            <text:p>6313.92</text:p>
          </table:table-cell>
          <table:table-cell office:value-type="float" office:value="-2.1118" calcext:value-type="float">
            <text:p>-2.1118</text:p>
          </table:table-cell>
          <table:table-cell office:value-type="float" office:value="-595.076" calcext:value-type="float">
            <text:p>-595.076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office:value-type="float" office:value="192.305" calcext:value-type="float">
            <text:p>192.305</text:p>
          </table:table-cell>
          <table:table-cell office:value-type="float" office:value="188.567" calcext:value-type="float">
            <text:p>188.567</text:p>
          </table:table-cell>
          <table:table-cell office:value-type="float" office:value="-1.69509" calcext:value-type="float">
            <text:p>-1.69509</text:p>
          </table:table-cell>
          <table:table-cell office:value-type="float" office:value="-5.43326" calcext:value-type="float">
            <text:p>-5.43326</text:p>
          </table:table-cell>
          <table:table-cell office:value-type="float" office:value="0.0564831" calcext:value-type="float">
            <text:p>0.0564831</text:p>
          </table:table-cell>
          <table:table-cell office:value-type="float" office:value="0.097234" calcext:value-type="float">
            <text:p>0.097234</text:p>
          </table:table-cell>
          <table:table-cell office:value-type="float" office:value="0.00249942" calcext:value-type="float">
            <text:p>2.50E-03</text:p>
          </table:table-cell>
          <table:table-cell table:number-columns-repeated="2" office:value-type="float" office:value="0.961255" calcext:value-type="float">
            <text:p>0.961255</text:p>
          </table:table-cell>
          <table:table-cell table:style-name="ce1" office:value-type="float" office:value="0.896533" calcext:value-type="float">
            <text:p>8.97E-01</text:p>
          </table:table-cell>
          <table:table-cell office:value-type="float" office:value="-0.886171" calcext:value-type="float">
            <text:p>-0.886171</text:p>
          </table:table-cell>
          <table:table-cell table:style-name="ce1" office:value-type="float" office:value="-10.119" calcext:value-type="float">
            <text:p>-1.01E+01</text:p>
          </table:table-cell>
          <table:table-cell table:number-columns-repeated="22"/>
          <table:table-cell table:formula="of:=[.AT57]+1" office:value-type="date" office:date-value="2020-04-20" calcext:value-type="date">
            <text:p>20/04/20</text:p>
          </table:table-cell>
          <table:table-cell table:formula="of:=AVERAGE([.S55:.S61])" office:value-type="float" office:value="0.962463" calcext:value-type="float">
            <text:p>0.962463</text:p>
          </table:table-cell>
          <table:table-cell table:formula="of:=[.P58]" office:value-type="float" office:value="0.0564831" calcext:value-type="float">
            <text:p>0.0564831</text:p>
          </table:table-cell>
          <table:table-cell table:formula="of:=AVERAGE([.R55:.R61])" office:value-type="float" office:value="0.00241400714285714" calcext:value-type="float">
            <text:p>0.00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float" office:value="6705.98" calcext:value-type="float">
            <text:p>6705.98</text:p>
          </table:table-cell>
          <table:table-cell office:value-type="float" office:value="6474.57" calcext:value-type="float">
            <text:p>6474.57</text:p>
          </table:table-cell>
          <table:table-cell office:value-type="float" office:value="-2.12794" calcext:value-type="float">
            <text:p>-2.12794</text:p>
          </table:table-cell>
          <table:table-cell office:value-type="float" office:value="-567.433" calcext:value-type="float">
            <text:p>-567.433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office:value-type="float" office:value="200.172" calcext:value-type="float">
            <text:p>200.172</text:p>
          </table:table-cell>
          <table:table-cell office:value-type="float" office:value="205.937" calcext:value-type="float">
            <text:p>205.937</text:p>
          </table:table-cell>
          <table:table-cell office:value-type="float" office:value="-0.827614" calcext:value-type="float">
            <text:p>-0.827614</text:p>
          </table:table-cell>
          <table:table-cell office:value-type="float" office:value="4.93686" calcext:value-type="float">
            <text:p>4.93686</text:p>
          </table:table-cell>
          <table:table-cell office:value-type="float" office:value="0.056772" calcext:value-type="float">
            <text:p>0.056772</text:p>
          </table:table-cell>
          <table:table-cell office:value-type="float" office:value="0.11233" calcext:value-type="float">
            <text:p>0.11233</text:p>
          </table:table-cell>
          <table:table-cell office:value-type="float" office:value="0.00308155" calcext:value-type="float">
            <text:p>3.08E-03</text:p>
          </table:table-cell>
          <table:table-cell table:number-columns-repeated="2" office:value-type="float" office:value="0.959388" calcext:value-type="float">
            <text:p>0.959388</text:p>
          </table:table-cell>
          <table:table-cell table:style-name="ce1" office:value-type="float" office:value="0.880092" calcext:value-type="float">
            <text:p>8.80E-01</text:p>
          </table:table-cell>
          <table:table-cell office:value-type="float" office:value="-0.900771" calcext:value-type="float">
            <text:p>-0.900771</text:p>
          </table:table-cell>
          <table:table-cell table:style-name="ce1" office:value-type="float" office:value="-9.64135" calcext:value-type="float">
            <text:p>-9.64E+00</text:p>
          </table:table-cell>
          <table:table-cell table:number-columns-repeated="22"/>
          <table:table-cell table:formula="of:=[.AT58]+1" office:value-type="date" office:date-value="2020-04-21" calcext:value-type="date">
            <text:p>21/04/20</text:p>
          </table:table-cell>
          <table:table-cell table:formula="of:=AVERAGE([.S56:.S62])" office:value-type="float" office:value="0.962342714285714" calcext:value-type="float">
            <text:p>0.962342714285714</text:p>
          </table:table-cell>
          <table:table-cell table:formula="of:=[.P59]" office:value-type="float" office:value="0.056772" calcext:value-type="float">
            <text:p>0.056772</text:p>
          </table:table-cell>
          <table:table-cell table:formula="of:=AVERAGE([.R56:.R62])" office:value-type="float" office:value="0.00263637" calcext:value-type="float">
            <text:p>0.00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6851" calcext:value-type="float">
            <text:p>6851</text:p>
          </table:table-cell>
          <table:table-cell office:value-type="float" office:value="6626.5" calcext:value-type="float">
            <text:p>6626.5</text:p>
          </table:table-cell>
          <table:table-cell office:value-type="float" office:value="-1.90424" calcext:value-type="float">
            <text:p>-1.90424</text:p>
          </table:table-cell>
          <table:table-cell office:value-type="float" office:value="-514.503" calcext:value-type="float">
            <text:p>-514.503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207.037" calcext:value-type="float">
            <text:p>207.037</text:p>
          </table:table-cell>
          <table:table-cell office:value-type="float" office:value="210.183" calcext:value-type="float">
            <text:p>210.183</text:p>
          </table:table-cell>
          <table:table-cell office:value-type="float" office:value="-0.963475" calcext:value-type="float">
            <text:p>-0.963475</text:p>
          </table:table-cell>
          <table:table-cell office:value-type="float" office:value="2.18287" calcext:value-type="float">
            <text:p>2.18287</text:p>
          </table:table-cell>
          <table:table-cell office:value-type="float" office:value="0.0570609" calcext:value-type="float">
            <text:p>0.0570609</text:p>
          </table:table-cell>
          <table:table-cell office:value-type="float" office:value="0.11032" calcext:value-type="float">
            <text:p>0.11032</text:p>
          </table:table-cell>
          <table:table-cell office:value-type="float" office:value="0.00323161" calcext:value-type="float">
            <text:p>3.23E-03</text:p>
          </table:table-cell>
          <table:table-cell table:number-columns-repeated="2" office:value-type="float" office:value="0.959709" calcext:value-type="float">
            <text:p>0.959709</text:p>
          </table:table-cell>
          <table:table-cell table:style-name="ce1" office:value-type="float" office:value="0.881258" calcext:value-type="float">
            <text:p>8.81E-01</text:p>
          </table:table-cell>
          <table:table-cell office:value-type="float" office:value="-0.898409" calcext:value-type="float">
            <text:p>-0.898409</text:p>
          </table:table-cell>
          <table:table-cell table:style-name="ce1" office:value-type="float" office:value="-10.3758" calcext:value-type="float">
            <text:p>-1.04E+01</text:p>
          </table:table-cell>
          <table:table-cell table:number-columns-repeated="22"/>
          <table:table-cell table:formula="of:=[.AT59]+1" office:value-type="date" office:date-value="2020-04-22" calcext:value-type="date">
            <text:p>22/04/20</text:p>
          </table:table-cell>
          <table:table-cell table:formula="of:=AVERAGE([.S57:.S63])" office:value-type="float" office:value="0.962656285714286" calcext:value-type="float">
            <text:p>0.962656285714286</text:p>
          </table:table-cell>
          <table:table-cell table:formula="of:=[.P60]" office:value-type="float" office:value="0.0570609" calcext:value-type="float">
            <text:p>0.0570609</text:p>
          </table:table-cell>
          <table:table-cell table:formula="of:=AVERAGE([.R57:.R63])" office:value-type="float" office:value="0.00283368857142857" calcext:value-type="float">
            <text:p>0.00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6982.86" calcext:value-type="float">
            <text:p>6982.86</text:p>
          </table:table-cell>
          <table:table-cell office:value-type="float" office:value="6763.44" calcext:value-type="float">
            <text:p>6763.44</text:p>
          </table:table-cell>
          <table:table-cell office:value-type="float" office:value="-1.63494" calcext:value-type="float">
            <text:p>-1.63494</text:p>
          </table:table-cell>
          <table:table-cell office:value-type="float" office:value="-458.559" calcext:value-type="float">
            <text:p>-458.559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office:value-type="float" office:value="213.896" calcext:value-type="float">
            <text:p>213.896</text:p>
          </table:table-cell>
          <table:table-cell office:value-type="float" office:value="212.353" calcext:value-type="float">
            <text:p>212.353</text:p>
          </table:table-cell>
          <table:table-cell office:value-type="float" office:value="3.89595" calcext:value-type="float">
            <text:p>3.89595</text:p>
          </table:table-cell>
          <table:table-cell office:value-type="float" office:value="2.35258" calcext:value-type="float">
            <text:p>2.35258</text:p>
          </table:table-cell>
          <table:table-cell office:value-type="float" office:value="0.0573498" calcext:value-type="float">
            <text:p>0.0573498</text:p>
          </table:table-cell>
          <table:table-cell office:value-type="float" office:value="0.11938" calcext:value-type="float">
            <text:p>0.11938</text:p>
          </table:table-cell>
          <table:table-cell office:value-type="float" office:value="0.00373144" calcext:value-type="float">
            <text:p>3.73E-03</text:p>
          </table:table-cell>
          <table:table-cell table:number-columns-repeated="2" office:value-type="float" office:value="0.958626" calcext:value-type="float">
            <text:p>0.958626</text:p>
          </table:table-cell>
          <table:table-cell table:style-name="ce1" office:value-type="float" office:value="0.871319" calcext:value-type="float">
            <text:p>8.71E-01</text:p>
          </table:table-cell>
          <table:table-cell office:value-type="float" office:value="-0.905965" calcext:value-type="float">
            <text:p>-0.905965</text:p>
          </table:table-cell>
          <table:table-cell table:style-name="ce1" office:value-type="float" office:value="-8.96828" calcext:value-type="float">
            <text:p>-8.97E+00</text:p>
          </table:table-cell>
          <table:table-cell table:number-columns-repeated="22"/>
          <table:table-cell table:formula="of:=[.AT60]+1" office:value-type="date" office:date-value="2020-04-23" calcext:value-type="date">
            <text:p>23/04/20</text:p>
          </table:table-cell>
          <table:table-cell table:formula="of:=AVERAGE([.S58:.S64])" office:value-type="float" office:value="0.963361857142857" calcext:value-type="float">
            <text:p>0.963361857142857</text:p>
          </table:table-cell>
          <table:table-cell table:formula="of:=[.P61]" office:value-type="float" office:value="0.0573498" calcext:value-type="float">
            <text:p>0.0573498</text:p>
          </table:table-cell>
          <table:table-cell table:formula="of:=AVERAGE([.R58:.R64])" office:value-type="float" office:value="0.00303453857142857" calcext:value-type="float">
            <text:p>0.00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7107.09" calcext:value-type="float">
            <text:p>7107.09</text:p>
          </table:table-cell>
          <table:table-cell office:value-type="float" office:value="6902.47" calcext:value-type="float">
            <text:p>6902.47</text:p>
          </table:table-cell>
          <table:table-cell office:value-type="float" office:value="-1.4303" calcext:value-type="float">
            <text:p>-1.4303</text:p>
          </table:table-cell>
          <table:table-cell office:value-type="float" office:value="-406.529" calcext:value-type="float">
            <text:p>-406.529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office:value-type="float" office:value="215.75" calcext:value-type="float">
            <text:p>215.75</text:p>
          </table:table-cell>
          <table:table-cell office:value-type="float" office:value="215.492" calcext:value-type="float">
            <text:p>215.492</text:p>
          </table:table-cell>
          <table:table-cell office:value-type="float" office:value="1.74975" calcext:value-type="float">
            <text:p>1.74975</text:p>
          </table:table-cell>
          <table:table-cell office:value-type="float" office:value="1.49215" calcext:value-type="float">
            <text:p>1.49215</text:p>
          </table:table-cell>
          <table:table-cell office:value-type="float" office:value="0.0598553" calcext:value-type="float">
            <text:p>0.0598553</text:p>
          </table:table-cell>
          <table:table-cell office:value-type="float" office:value="0.0868391" calcext:value-type="float">
            <text:p>0.0868391</text:p>
          </table:table-cell>
          <table:table-cell office:value-type="float" office:value="0.00289582" calcext:value-type="float">
            <text:p>2.90E-03</text:p>
          </table:table-cell>
          <table:table-cell table:number-columns-repeated="2" office:value-type="float" office:value="0.965188" calcext:value-type="float">
            <text:p>0.965188</text:p>
          </table:table-cell>
          <table:table-cell table:style-name="ce1" office:value-type="float" office:value="0.890948" calcext:value-type="float">
            <text:p>8.91E-01</text:p>
          </table:table-cell>
          <table:table-cell office:value-type="float" office:value="-0.870174" calcext:value-type="float">
            <text:p>-0.870174</text:p>
          </table:table-cell>
          <table:table-cell table:style-name="ce1" office:value-type="float" office:value="-8.82318" calcext:value-type="float">
            <text:p>-8.82E+00</text:p>
          </table:table-cell>
          <table:table-cell table:number-columns-repeated="22"/>
          <table:table-cell table:formula="of:=[.AT61]+1" office:value-type="date" office:date-value="2020-04-24" calcext:value-type="date">
            <text:p>24/04/20</text:p>
          </table:table-cell>
          <table:table-cell table:formula="of:=AVERAGE([.S59:.S65])" office:value-type="float" office:value="0.964218428571428" calcext:value-type="float">
            <text:p>0.964218428571428</text:p>
          </table:table-cell>
          <table:table-cell table:formula="of:=[.P62]" office:value-type="float" office:value="0.0598553" calcext:value-type="float">
            <text:p>0.0598553</text:p>
          </table:table-cell>
          <table:table-cell table:formula="of:=AVERAGE([.R59:.R65])" office:value-type="float" office:value="0.00333400285714286" calcext:value-type="float">
            <text:p>0.00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  <table:table-cell office:value-type="float" office:value="7198.89" calcext:value-type="float">
            <text:p>7198.89</text:p>
          </table:table-cell>
          <table:table-cell office:value-type="float" office:value="7010.53" calcext:value-type="float">
            <text:p>7010.53</text:p>
          </table:table-cell>
          <table:table-cell office:value-type="float" office:value="-1.39089" calcext:value-type="float">
            <text:p>-1.39089</text:p>
          </table:table-cell>
          <table:table-cell office:value-type="float" office:value="-377.47" calcext:value-type="float">
            <text:p>-377.47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office:value-type="float" office:value="219.602" calcext:value-type="float">
            <text:p>219.602</text:p>
          </table:table-cell>
          <table:table-cell office:value-type="float" office:value="222.586" calcext:value-type="float">
            <text:p>222.586</text:p>
          </table:table-cell>
          <table:table-cell office:value-type="float" office:value="1.60189" calcext:value-type="float">
            <text:p>1.60189</text:p>
          </table:table-cell>
          <table:table-cell office:value-type="float" office:value="4.58595" calcext:value-type="float">
            <text:p>4.58595</text:p>
          </table:table-cell>
          <table:table-cell office:value-type="float" office:value="0.0624131" calcext:value-type="float">
            <text:p>0.0624131</text:p>
          </table:table-cell>
          <table:table-cell office:value-type="float" office:value="0.077347" calcext:value-type="float">
            <text:p>0.077347</text:p>
          </table:table-cell>
          <table:table-cell office:value-type="float" office:value="0.0027521" calcext:value-type="float">
            <text:p>2.75E-03</text:p>
          </table:table-cell>
          <table:table-cell table:number-columns-repeated="2" office:value-type="float" office:value="0.968883" calcext:value-type="float">
            <text:p>0.968883</text:p>
          </table:table-cell>
          <table:table-cell table:style-name="ce1" office:value-type="float" office:value="0.884997" calcext:value-type="float">
            <text:p>8.85E-01</text:p>
          </table:table-cell>
          <table:table-cell office:value-type="float" office:value="-0.855933" calcext:value-type="float">
            <text:p>-0.855933</text:p>
          </table:table-cell>
          <table:table-cell table:style-name="ce1" office:value-type="float" office:value="-9.41358" calcext:value-type="float">
            <text:p>-9.41E+00</text:p>
          </table:table-cell>
          <table:table-cell table:number-columns-repeated="22"/>
          <table:table-cell table:formula="of:=[.AT62]+1" office:value-type="date" office:date-value="2020-04-25" calcext:value-type="date">
            <text:p>25/04/20</text:p>
          </table:table-cell>
          <table:table-cell table:formula="of:=AVERAGE([.S60:.S66])" office:value-type="float" office:value="0.965293428571429" calcext:value-type="float">
            <text:p>0.965293428571429</text:p>
          </table:table-cell>
          <table:table-cell table:formula="of:=[.P63]" office:value-type="float" office:value="0.0624131" calcext:value-type="float">
            <text:p>0.0624131</text:p>
          </table:table-cell>
          <table:table-cell table:formula="of:=AVERAGE([.R60:.R66])" office:value-type="float" office:value="0.00369379142857143" calcext:value-type="float">
            <text:p>0.00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7280.71" calcext:value-type="float">
            <text:p>7280.71</text:p>
          </table:table-cell>
          <table:table-cell office:value-type="float" office:value="7101.15" calcext:value-type="float">
            <text:p>7101.15</text:p>
          </table:table-cell>
          <table:table-cell office:value-type="float" office:value="-1.19391" calcext:value-type="float">
            <text:p>-1.19391</text:p>
          </table:table-cell>
          <table:table-cell office:value-type="float" office:value="-338.854" calcext:value-type="float">
            <text:p>-338.854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223.455" calcext:value-type="float">
            <text:p>223.455</text:p>
          </table:table-cell>
          <table:table-cell office:value-type="float" office:value="226.621" calcext:value-type="float">
            <text:p>226.621</text:p>
          </table:table-cell>
          <table:table-cell office:value-type="float" office:value="3.4546" calcext:value-type="float">
            <text:p>3.4546</text:p>
          </table:table-cell>
          <table:table-cell office:value-type="float" office:value="6.62068" calcext:value-type="float">
            <text:p>6.62068</text:p>
          </table:table-cell>
          <table:table-cell office:value-type="float" office:value="0.0650232" calcext:value-type="float">
            <text:p>0.0650232</text:p>
          </table:table-cell>
          <table:table-cell office:value-type="float" office:value="0.0803836" calcext:value-type="float">
            <text:p>0.0803836</text:p>
          </table:table-cell>
          <table:table-cell office:value-type="float" office:value="0.00304983" calcext:value-type="float">
            <text:p>3.05E-03</text:p>
          </table:table-cell>
          <table:table-cell table:number-columns-repeated="2" office:value-type="float" office:value="0.970484" calcext:value-type="float">
            <text:p>0.970484</text:p>
          </table:table-cell>
          <table:table-cell table:style-name="ce1" office:value-type="float" office:value="0.869647" calcext:value-type="float">
            <text:p>8.70E-01</text:p>
          </table:table-cell>
          <table:table-cell office:value-type="float" office:value="-0.857906" calcext:value-type="float">
            <text:p>-0.857906</text:p>
          </table:table-cell>
          <table:table-cell table:style-name="ce1" office:value-type="float" office:value="-8.50458" calcext:value-type="float">
            <text:p>-8.50E+00</text:p>
          </table:table-cell>
          <table:table-cell table:number-columns-repeated="22"/>
          <table:table-cell table:formula="of:=[.AT63]+1" office:value-type="date" office:date-value="2020-04-26" calcext:value-type="date">
            <text:p>26/04/20</text:p>
          </table:table-cell>
          <table:table-cell table:formula="of:=AVERAGE([.S61:.S67])" office:value-type="float" office:value="0.966633571428571" calcext:value-type="float">
            <text:p>0.966633571428571</text:p>
          </table:table-cell>
          <table:table-cell table:formula="of:=[.P64]" office:value-type="float" office:value="0.0650232" calcext:value-type="float">
            <text:p>0.0650232</text:p>
          </table:table-cell>
          <table:table-cell table:formula="of:=AVERAGE([.R61:.R67])" office:value-type="float" office:value="0.00407255285714286" calcext:value-type="float">
            <text:p>0.00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float" office:value="7357.91" calcext:value-type="float">
            <text:p>7357.91</text:p>
          </table:table-cell>
          <table:table-cell office:value-type="float" office:value="7201.09" calcext:value-type="float">
            <text:p>7201.09</text:p>
          </table:table-cell>
          <table:table-cell office:value-type="float" office:value="-0.935448" calcext:value-type="float">
            <text:p>-0.935448</text:p>
          </table:table-cell>
          <table:table-cell office:value-type="float" office:value="-279.911" calcext:value-type="float">
            <text:p>-279.911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office:value-type="float" office:value="225.306" calcext:value-type="float">
            <text:p>225.306</text:p>
          </table:table-cell>
          <table:table-cell office:value-type="float" office:value="233.69" calcext:value-type="float">
            <text:p>233.69</text:p>
          </table:table-cell>
          <table:table-cell office:value-type="float" office:value="2.30569" calcext:value-type="float">
            <text:p>2.30569</text:p>
          </table:table-cell>
          <table:table-cell office:value-type="float" office:value="10.6898" calcext:value-type="float">
            <text:p>10.6898</text:p>
          </table:table-cell>
          <table:table-cell office:value-type="float" office:value="0.0676857" calcext:value-type="float">
            <text:p>0.0676857</text:p>
          </table:table-cell>
          <table:table-cell office:value-type="float" office:value="0.113791" calcext:value-type="float">
            <text:p>0.113791</text:p>
          </table:table-cell>
          <table:table-cell office:value-type="float" office:value="0.00459567" calcext:value-type="float">
            <text:p>4.60E-03</text:p>
          </table:table-cell>
          <table:table-cell table:number-columns-repeated="2" office:value-type="float" office:value="0.967251" calcext:value-type="float">
            <text:p>0.967251</text:p>
          </table:table-cell>
          <table:table-cell table:style-name="ce1" office:value-type="float" office:value="0.836304" calcext:value-type="float">
            <text:p>8.36E-01</text:p>
          </table:table-cell>
          <table:table-cell office:value-type="float" office:value="-0.891394" calcext:value-type="float">
            <text:p>-0.891394</text:p>
          </table:table-cell>
          <table:table-cell table:style-name="ce1" office:value-type="float" office:value="-7.88215" calcext:value-type="float">
            <text:p>-7.88E+00</text:p>
          </table:table-cell>
          <table:table-cell table:number-columns-repeated="22"/>
          <table:table-cell table:formula="of:=[.AT64]+1" office:value-type="date" office:date-value="2020-04-27" calcext:value-type="date">
            <text:p>27/04/20</text:p>
          </table:table-cell>
          <table:table-cell table:formula="of:=AVERAGE([.S62:.S68])" office:value-type="float" office:value="0.968236285714286" calcext:value-type="float">
            <text:p>0.968236285714286</text:p>
          </table:table-cell>
          <table:table-cell table:formula="of:=[.P65]" office:value-type="float" office:value="0.0676857" calcext:value-type="float">
            <text:p>0.0676857</text:p>
          </table:table-cell>
          <table:table-cell table:formula="of:=AVERAGE([.R62:.R68])" office:value-type="float" office:value="0.00449146142857143" calcext:value-type="float">
            <text:p>0.00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7453.13" calcext:value-type="float">
            <text:p>7453.13</text:p>
          </table:table-cell>
          <table:table-cell table:style-name="ce1" office:value-type="float" office:value="7321.22" calcext:value-type="float">
            <text:p>7.32E+03</text:p>
          </table:table-cell>
          <table:table-cell office:value-type="float" office:value="-0.669676" calcext:value-type="float">
            <text:p>-0.669676</text:p>
          </table:table-cell>
          <table:table-cell table:style-name="ce1" office:value-type="float" office:value="-218.777" calcext:value-type="float">
            <text:p>-2.19E+02</text:p>
          </table:table-cell>
          <table:table-cell table:style-name="ce1" table:number-columns-repeated="5"/>
          <table:table-cell office:value-type="float" office:value="227" calcext:value-type="float">
            <text:p>227</text:p>
          </table:table-cell>
          <table:table-cell office:value-type="float" office:value="228.156" calcext:value-type="float">
            <text:p>228.156</text:p>
          </table:table-cell>
          <table:table-cell office:value-type="float" office:value="239.754" calcext:value-type="float">
            <text:p>239.754</text:p>
          </table:table-cell>
          <table:table-cell office:value-type="float" office:value="1.15586" calcext:value-type="float">
            <text:p>1.15586</text:p>
          </table:table-cell>
          <table:table-cell office:value-type="float" office:value="12.754" calcext:value-type="float">
            <text:p>12.754</text:p>
          </table:table-cell>
          <table:table-cell office:value-type="float" office:value="0.0704005" calcext:value-type="float">
            <text:p>0.0704005</text:p>
          </table:table-cell>
          <table:table-cell office:value-type="float" office:value="0.130131" calcext:value-type="float">
            <text:p>0.130131</text:p>
          </table:table-cell>
          <table:table-cell office:value-type="float" office:value="0.00560007" calcext:value-type="float">
            <text:p>5.60E-03</text:p>
          </table:table-cell>
          <table:table-cell table:number-columns-repeated="2" office:value-type="float" office:value="0.966913" calcext:value-type="float">
            <text:p>0.966913</text:p>
          </table:table-cell>
          <table:table-cell table:style-name="ce1" office:value-type="float" office:value="0.81546" calcext:value-type="float">
            <text:p>8.15E-01</text:p>
          </table:table-cell>
          <table:table-cell office:value-type="float" office:value="-0.90266" calcext:value-type="float">
            <text:p>-0.90266</text:p>
          </table:table-cell>
          <table:table-cell table:style-name="ce1" office:value-type="float" office:value="-10.1252" calcext:value-type="float">
            <text:p>-1.01E+01</text:p>
          </table:table-cell>
          <table:table-cell table:number-columns-repeated="22"/>
          <table:table-cell table:formula="of:=[.AT65]+1" office:value-type="date" office:date-value="2020-04-28" calcext:value-type="date">
            <text:p>28/04/20</text:p>
          </table:table-cell>
          <table:table-cell table:formula="of:=AVERAGE([.S63:.S69])" office:value-type="float" office:value="0.969822428571428" calcext:value-type="float">
            <text:p>0.969822428571428</text:p>
          </table:table-cell>
          <table:table-cell table:formula="of:=[.P66]" office:value-type="float" office:value="0.0704005" calcext:value-type="float">
            <text:p>0.0704005</text:p>
          </table:table-cell>
          <table:table-cell table:formula="of:=AVERAGE([.R63:.R69])" office:value-type="float" office:value="0.00480441857142857" calcext:value-type="float">
            <text:p>0.00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7551.6" calcext:value-type="float">
            <text:p>7551.6</text:p>
          </table:table-cell>
          <table:table-cell office:value-type="float" office:value="7444.19" calcext:value-type="float">
            <text:p>7444.19</text:p>
          </table:table-cell>
          <table:table-cell office:value-type="float" office:value="-0.50347" calcext:value-type="float">
            <text:p>-0.50347</text:p>
          </table:table-cell>
          <table:table-cell office:value-type="float" office:value="-170.808" calcext:value-type="float">
            <text:p>-170.808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office:value-type="float" office:value="232.006" calcext:value-type="float">
            <text:p>232.006</text:p>
          </table:table-cell>
          <table:table-cell office:value-type="float" office:value="245.801" calcext:value-type="float">
            <text:p>245.801</text:p>
          </table:table-cell>
          <table:table-cell office:value-type="float" office:value="5.00587" calcext:value-type="float">
            <text:p>5.00587</text:p>
          </table:table-cell>
          <table:table-cell office:value-type="float" office:value="18.8008" calcext:value-type="float">
            <text:p>18.8008</text:p>
          </table:table-cell>
          <table:table-cell office:value-type="float" office:value="0.0731677" calcext:value-type="float">
            <text:p>0.0731677</text:p>
          </table:table-cell>
          <table:table-cell office:value-type="float" office:value="0.128236" calcext:value-type="float">
            <text:p>0.128236</text:p>
          </table:table-cell>
          <table:table-cell office:value-type="float" office:value="0.00588294" calcext:value-type="float">
            <text:p>5.88E-03</text:p>
          </table:table-cell>
          <table:table-cell table:number-columns-repeated="2" office:value-type="float" office:value="0.96909" calcext:value-type="float">
            <text:p>0.96909</text:p>
          </table:table-cell>
          <table:table-cell table:style-name="ce1" office:value-type="float" office:value="0.806304" calcext:value-type="float">
            <text:p>8.06E-01</text:p>
          </table:table-cell>
          <table:table-cell office:value-type="float" office:value="-0.89925" calcext:value-type="float">
            <text:p>-0.89925</text:p>
          </table:table-cell>
          <table:table-cell table:style-name="ce1" office:value-type="float" office:value="-9.39256" calcext:value-type="float">
            <text:p>-9.39E+00</text:p>
          </table:table-cell>
          <table:table-cell table:number-columns-repeated="22"/>
          <table:table-cell table:formula="of:=[.AT66]+1" office:value-type="date" office:date-value="2020-04-29" calcext:value-type="date">
            <text:p>29/04/20</text:p>
          </table:table-cell>
          <table:table-cell table:formula="of:=AVERAGE([.S64:.S70])" office:value-type="float" office:value="0.971230142857143" calcext:value-type="float">
            <text:p>0.971230142857143</text:p>
          </table:table-cell>
          <table:table-cell table:formula="of:=[.P67]" office:value-type="float" office:value="0.0731677" calcext:value-type="float">
            <text:p>0.0731677</text:p>
          </table:table-cell>
          <table:table-cell table:formula="of:=AVERAGE([.R64:.R70])" office:value-type="float" office:value="0.00509806428571429" calcext:value-type="float">
            <text:p>0.01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7638.33" calcext:value-type="float">
            <text:p>7638.33</text:p>
          </table:table-cell>
          <table:table-cell office:value-type="float" office:value="7551.76" calcext:value-type="float">
            <text:p>7551.76</text:p>
          </table:table-cell>
          <table:table-cell table:style-name="ce1" office:value-type="float" office:value="-0.655378" calcext:value-type="float">
            <text:p>-6.55E-01</text:p>
          </table:table-cell>
          <table:table-cell office:value-type="float" office:value="-166.242" calcext:value-type="float">
            <text:p>-166.242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office:value-type="float" office:value="231.857" calcext:value-type="float">
            <text:p>231.857</text:p>
          </table:table-cell>
          <table:table-cell office:value-type="float" office:value="246.821" calcext:value-type="float">
            <text:p>246.821</text:p>
          </table:table-cell>
          <table:table-cell office:value-type="float" office:value="-4.14345" calcext:value-type="float">
            <text:p>-4.14345</text:p>
          </table:table-cell>
          <table:table-cell office:value-type="float" office:value="10.8205" calcext:value-type="float">
            <text:p>10.8205</text:p>
          </table:table-cell>
          <table:table-cell office:value-type="float" office:value="0.0759872" calcext:value-type="float">
            <text:p>0.0759872</text:p>
          </table:table-cell>
          <table:table-cell office:value-type="float" office:value="0.136292" calcext:value-type="float">
            <text:p>0.136292</text:p>
          </table:table-cell>
          <table:table-cell office:value-type="float" office:value="0.0066638" calcext:value-type="float">
            <text:p>6.66E-03</text:p>
          </table:table-cell>
          <table:table-cell table:number-columns-repeated="2" office:value-type="float" office:value="0.969845" calcext:value-type="float">
            <text:p>0.969845</text:p>
          </table:table-cell>
          <table:table-cell table:style-name="ce1" office:value-type="float" office:value="0.791765" calcext:value-type="float">
            <text:p>7.92E-01</text:p>
          </table:table-cell>
          <table:table-cell office:value-type="float" office:value="-0.90327" calcext:value-type="float">
            <text:p>-0.90327</text:p>
          </table:table-cell>
          <table:table-cell table:style-name="ce1" office:value-type="float" office:value="-7.49302" calcext:value-type="float">
            <text:p>-7.49E+00</text:p>
          </table:table-cell>
          <table:table-cell table:number-columns-repeated="22"/>
          <table:table-cell table:formula="of:=[.AT67]+1" office:value-type="date" office:date-value="2020-04-30" calcext:value-type="date">
            <text:p>30/04/20</text:p>
          </table:table-cell>
          <table:table-cell table:formula="of:=AVERAGE([.S65:.S71])" office:value-type="float" office:value="0.972418285714286" calcext:value-type="float">
            <text:p>0.972418285714286</text:p>
          </table:table-cell>
          <table:table-cell table:formula="of:=[.P68]" office:value-type="float" office:value="0.0759872" calcext:value-type="float">
            <text:p>0.0759872</text:p>
          </table:table-cell>
          <table:table-cell table:formula="of:=AVERAGE([.R65:.R71])" office:value-type="float" office:value="0.00541013" calcext:value-type="float">
            <text:p>0.01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7734.49" calcext:value-type="float">
            <text:p>7734.49</text:p>
          </table:table-cell>
          <table:table-cell office:value-type="float" office:value="7658.22" calcext:value-type="float">
            <text:p>7658.22</text:p>
          </table:table-cell>
          <table:table-cell office:value-type="float" office:value="-0.326252" calcext:value-type="float">
            <text:p>-0.326252</text:p>
          </table:table-cell>
          <table:table-cell office:value-type="float" office:value="-114.775" calcext:value-type="float">
            <text:p>-114.775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office:value-type="float" office:value="240.714" calcext:value-type="float">
            <text:p>240.714</text:p>
          </table:table-cell>
          <table:table-cell office:value-type="float" office:value="249.838" calcext:value-type="float">
            <text:p>249.838</text:p>
          </table:table-cell>
          <table:table-cell office:value-type="float" office:value="0.713693" calcext:value-type="float">
            <text:p>0.713693</text:p>
          </table:table-cell>
          <table:table-cell office:value-type="float" office:value="9.83833" calcext:value-type="float">
            <text:p>9.83833</text:p>
          </table:table-cell>
          <table:table-cell office:value-type="float" office:value="0.0768633" calcext:value-type="float">
            <text:p>0.0768633</text:p>
          </table:table-cell>
          <table:table-cell office:value-type="float" office:value="0.0976383" calcext:value-type="float">
            <text:p>0.0976383</text:p>
          </table:table-cell>
          <table:table-cell office:value-type="float" office:value="0.00508652" calcext:value-type="float">
            <text:p>5.09E-03</text:p>
          </table:table-cell>
          <table:table-cell table:number-columns-repeated="2" office:value-type="float" office:value="0.976291" calcext:value-type="float">
            <text:p>0.976291</text:p>
          </table:table-cell>
          <table:table-cell table:style-name="ce1" office:value-type="float" office:value="0.806378" calcext:value-type="float">
            <text:p>8.06E-01</text:p>
          </table:table-cell>
          <table:table-cell office:value-type="float" office:value="-0.869812" calcext:value-type="float">
            <text:p>-0.869812</text:p>
          </table:table-cell>
          <table:table-cell table:style-name="ce1" office:value-type="float" office:value="-7.35842" calcext:value-type="float">
            <text:p>-7.36E+00</text:p>
          </table:table-cell>
          <table:table-cell table:number-columns-repeated="22"/>
          <table:table-cell table:formula="of:=[.AT68]+1" office:value-type="date" office:date-value="2020-05-01" calcext:value-type="date">
            <text:p>01/05/20</text:p>
          </table:table-cell>
          <table:table-cell table:formula="of:=AVERAGE([.S66:.S72])" office:value-type="float" office:value="0.973346" calcext:value-type="float">
            <text:p>0.973346</text:p>
          </table:table-cell>
          <table:table-cell table:formula="of:=[.P69]" office:value-type="float" office:value="0.0768633" calcext:value-type="float">
            <text:p>0.0768633</text:p>
          </table:table-cell>
          <table:table-cell table:formula="of:=AVERAGE([.R66:.R72])" office:value-type="float" office:value="0.00581993714285714" calcext:value-type="float">
            <text:p>0.01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7797.23" calcext:value-type="float">
            <text:p>7797.23</text:p>
          </table:table-cell>
          <table:table-cell office:value-type="float" office:value="7738.83" calcext:value-type="float">
            <text:p>7738.83</text:p>
          </table:table-cell>
          <table:table-cell office:value-type="float" office:value="0.0545178" calcext:value-type="float">
            <text:p>0.0545178</text:p>
          </table:table-cell>
          <table:table-cell office:value-type="float" office:value="-52.1677" calcext:value-type="float">
            <text:p>-52.1677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office:value-type="float" office:value="244.57" calcext:value-type="float">
            <text:p>244.57</text:p>
          </table:table-cell>
          <table:table-cell office:value-type="float" office:value="252.867" calcext:value-type="float">
            <text:p>252.867</text:p>
          </table:table-cell>
          <table:table-cell office:value-type="float" office:value="-0.429692" calcext:value-type="float">
            <text:p>-0.429692</text:p>
          </table:table-cell>
          <table:table-cell office:value-type="float" office:value="7.86707" calcext:value-type="float">
            <text:p>7.86707</text:p>
          </table:table-cell>
          <table:table-cell office:value-type="float" office:value="0.0777393" calcext:value-type="float">
            <text:p>0.0777393</text:p>
          </table:table-cell>
          <table:table-cell office:value-type="float" office:value="0.0866365" calcext:value-type="float">
            <text:p>0.0866365</text:p>
          </table:table-cell>
          <table:table-cell office:value-type="float" office:value="0.00480762" calcext:value-type="float">
            <text:p>4.81E-03</text:p>
          </table:table-cell>
          <table:table-cell table:number-columns-repeated="2" office:value-type="float" office:value="0.978737" calcext:value-type="float">
            <text:p>0.978737</text:p>
          </table:table-cell>
          <table:table-cell table:style-name="ce1" office:value-type="float" office:value="0.806713" calcext:value-type="float">
            <text:p>8.07E-01</text:p>
          </table:table-cell>
          <table:table-cell office:value-type="float" office:value="-0.857487" calcext:value-type="float">
            <text:p>-0.857487</text:p>
          </table:table-cell>
          <table:table-cell table:style-name="ce1" office:value-type="float" office:value="-7.57609" calcext:value-type="float">
            <text:p>-7.58E+00</text:p>
          </table:table-cell>
          <table:table-cell table:number-columns-repeated="22"/>
          <table:table-cell table:formula="of:=[.AT69]+1" office:value-type="date" office:date-value="2020-05-02" calcext:value-type="date">
            <text:p>02/05/20</text:p>
          </table:table-cell>
          <table:table-cell table:formula="of:=AVERAGE([.S67:.S73])" office:value-type="float" office:value="0.974004428571429" calcext:value-type="float">
            <text:p>0.974004428571429</text:p>
          </table:table-cell>
          <table:table-cell table:formula="of:=[.P70]" office:value-type="float" office:value="0.0777393" calcext:value-type="float">
            <text:p>0.0777393</text:p>
          </table:table-cell>
          <table:table-cell table:formula="of:=AVERAGE([.R67:.R73])" office:value-type="float" office:value="0.00629628857142857" calcext:value-type="float">
            <text:p>0.01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7848.82" calcext:value-type="float">
            <text:p>7848.82</text:p>
          </table:table-cell>
          <table:table-cell office:value-type="float" office:value="7807.03" calcext:value-type="float">
            <text:p>7807.03</text:p>
          </table:table-cell>
          <table:table-cell office:value-type="float" office:value="0.28158" calcext:value-type="float">
            <text:p>0.28158</text:p>
          </table:table-cell>
          <table:table-cell office:value-type="float" office:value="-9.96781" calcext:value-type="float">
            <text:p>-9.96781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office:value-type="float" office:value="249.427" calcext:value-type="float">
            <text:p>249.427</text:p>
          </table:table-cell>
          <table:table-cell office:value-type="float" office:value="253.89" calcext:value-type="float">
            <text:p>253.89</text:p>
          </table:table-cell>
          <table:table-cell office:value-type="float" office:value="1.42705" calcext:value-type="float">
            <text:p>1.42705</text:p>
          </table:table-cell>
          <table:table-cell office:value-type="float" office:value="5.89008" calcext:value-type="float">
            <text:p>5.89008</text:p>
          </table:table-cell>
          <table:table-cell office:value-type="float" office:value="0.0786154" calcext:value-type="float">
            <text:p>0.0786154</text:p>
          </table:table-cell>
          <table:table-cell office:value-type="float" office:value="0.0885791" calcext:value-type="float">
            <text:p>0.0885791</text:p>
          </table:table-cell>
          <table:table-cell office:value-type="float" office:value="0.00523429" calcext:value-type="float">
            <text:p>5.23E-03</text:p>
          </table:table-cell>
          <table:table-cell table:number-columns-repeated="2" office:value-type="float" office:value="0.978801" calcext:value-type="float">
            <text:p>0.978801</text:p>
          </table:table-cell>
          <table:table-cell table:style-name="ce1" office:value-type="float" office:value="0.802322" calcext:value-type="float">
            <text:p>8.02E-01</text:p>
          </table:table-cell>
          <table:table-cell office:value-type="float" office:value="-0.858945" calcext:value-type="float">
            <text:p>-0.858945</text:p>
          </table:table-cell>
          <table:table-cell table:style-name="ce1" office:value-type="float" office:value="-7.36499" calcext:value-type="float">
            <text:p>-7.36E+00</text:p>
          </table:table-cell>
          <table:table-cell table:number-columns-repeated="22"/>
          <table:table-cell table:formula="of:=[.AT70]+1" office:value-type="date" office:date-value="2020-05-03" calcext:value-type="date">
            <text:p>03/05/20</text:p>
          </table:table-cell>
          <table:table-cell table:formula="of:=AVERAGE([.S68:.S74])" office:value-type="float" office:value="0.974417571428571" calcext:value-type="float">
            <text:p>0.974417571428571</text:p>
          </table:table-cell>
          <table:table-cell table:formula="of:=[.P71]" office:value-type="float" office:value="0.0786154" calcext:value-type="float">
            <text:p>0.0786154</text:p>
          </table:table-cell>
          <table:table-cell table:formula="of:=AVERAGE([.R68:.R74])" office:value-type="float" office:value="0.00679604714285714" calcext:value-type="float">
            <text:p>0.01</text:p>
          </table:table-cell>
        </table:table-row>
        <table:table-row table:style-name="ro1">
          <table:table-cell office:value-type="float" office:value="7855" calcext:value-type="float">
            <text:p>7855</text:p>
          </table:table-cell>
          <table:table-cell office:value-type="float" office:value="7896.98" calcext:value-type="float">
            <text:p>7896.98</text:p>
          </table:table-cell>
          <table:table-cell office:value-type="float" office:value="7872.17" calcext:value-type="float">
            <text:p>7872.17</text:p>
          </table:table-cell>
          <table:table-cell office:value-type="float" office:value="0.373981" calcext:value-type="float">
            <text:p>0.373981</text:p>
          </table:table-cell>
          <table:table-cell office:value-type="float" office:value="17.1694" calcext:value-type="float">
            <text:p>17.1694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office:value-type="float" office:value="252.285" calcext:value-type="float">
            <text:p>252.285</text:p>
          </table:table-cell>
          <table:table-cell office:value-type="float" office:value="255.912" calcext:value-type="float">
            <text:p>255.912</text:p>
          </table:table-cell>
          <table:table-cell office:value-type="float" office:value="0.285425" calcext:value-type="float">
            <text:p>0.285425</text:p>
          </table:table-cell>
          <table:table-cell office:value-type="float" office:value="3.91175" calcext:value-type="float">
            <text:p>3.91175</text:p>
          </table:table-cell>
          <table:table-cell office:value-type="float" office:value="0.0794915" calcext:value-type="float">
            <text:p>0.0794915</text:p>
          </table:table-cell>
          <table:table-cell office:value-type="float" office:value="0.11866" calcext:value-type="float">
            <text:p>0.11866</text:p>
          </table:table-cell>
          <table:table-cell office:value-type="float" office:value="0.00746432" calcext:value-type="float">
            <text:p>7.46E-03</text:p>
          </table:table-cell>
          <table:table-cell table:number-columns-repeated="2" office:value-type="float" office:value="0.973745" calcext:value-type="float">
            <text:p>0.973745</text:p>
          </table:table-cell>
          <table:table-cell table:style-name="ce1" office:value-type="float" office:value="0.787555" calcext:value-type="float">
            <text:p>7.88E-01</text:p>
          </table:table-cell>
          <table:table-cell office:value-type="float" office:value="-0.886683" calcext:value-type="float">
            <text:p>-0.886683</text:p>
          </table:table-cell>
          <table:table-cell table:style-name="ce1" office:value-type="float" office:value="-7.38453" calcext:value-type="float">
            <text:p>-7.38E+00</text:p>
          </table:table-cell>
          <table:table-cell table:number-columns-repeated="22"/>
          <table:table-cell table:formula="of:=[.AT71]+1" office:value-type="date" office:date-value="2020-05-04" calcext:value-type="date">
            <text:p>04/05/20</text:p>
          </table:table-cell>
          <table:table-cell table:formula="of:=AVERAGE([.S69:.S75])" office:value-type="float" office:value="0.974536285714286" calcext:value-type="float">
            <text:p>0.974536285714286</text:p>
          </table:table-cell>
          <table:table-cell table:formula="of:=[.P72]" office:value-type="float" office:value="0.0794915" calcext:value-type="float">
            <text:p>0.0794915</text:p>
          </table:table-cell>
          <table:table-cell table:formula="of:=AVERAGE([.R69:.R75])" office:value-type="float" office:value="0.00736134714285714" calcext:value-type="float">
            <text:p>0.01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7960.5" calcext:value-type="float">
            <text:p>7960.5</text:p>
          </table:table-cell>
          <table:table-cell office:value-type="float" office:value="7949.53" calcext:value-type="float">
            <text:p>7949.53</text:p>
          </table:table-cell>
          <table:table-cell office:value-type="float" office:value="0.255669" calcext:value-type="float">
            <text:p>0.255669</text:p>
          </table:table-cell>
          <table:table-cell office:value-type="float" office:value="17.5345" calcext:value-type="float">
            <text:p>17.5345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office:value-type="float" office:value="256.147" calcext:value-type="float">
            <text:p>256.147</text:p>
          </table:table-cell>
          <table:table-cell office:value-type="float" office:value="258.937" calcext:value-type="float">
            <text:p>258.937</text:p>
          </table:table-cell>
          <table:table-cell table:style-name="ce1" office:value-type="float" office:value="-0.852654" calcext:value-type="float">
            <text:p>-8.53E-01</text:p>
          </table:table-cell>
          <table:table-cell office:value-type="float" office:value="1.93718" calcext:value-type="float">
            <text:p>1.93718</text:p>
          </table:table-cell>
          <table:table-cell office:value-type="float" office:value="0.0803676" calcext:value-type="float">
            <text:p>0.0803676</text:p>
          </table:table-cell>
          <table:table-cell office:value-type="float" office:value="0.133466" calcext:value-type="float">
            <text:p>0.133466</text:p>
          </table:table-cell>
          <table:table-cell office:value-type="float" office:value="0.00893453" calcext:value-type="float">
            <text:p>8.93E-03</text:p>
          </table:table-cell>
          <table:table-cell table:number-columns-repeated="2" office:value-type="float" office:value="0.971522" calcext:value-type="float">
            <text:p>0.971522</text:p>
          </table:table-cell>
          <table:table-cell table:style-name="ce1" office:value-type="float" office:value="0.778266" calcext:value-type="float">
            <text:p>7.78E-01</text:p>
          </table:table-cell>
          <table:table-cell office:value-type="float" office:value="-0.897257" calcext:value-type="float">
            <text:p>-0.897257</text:p>
          </table:table-cell>
          <table:table-cell table:style-name="ce1" office:value-type="float" office:value="-7.36769" calcext:value-type="float">
            <text:p>-7.37E+00</text:p>
          </table:table-cell>
          <table:table-cell table:number-columns-repeated="22"/>
          <table:table-cell table:formula="of:=[.AT72]+1" office:value-type="date" office:date-value="2020-05-05" calcext:value-type="date">
            <text:p>05/05/20</text:p>
          </table:table-cell>
          <table:table-cell table:formula="of:=AVERAGE([.S70:.S76])" office:value-type="float" office:value="0.975099857142857" calcext:value-type="float">
            <text:p>0.975099857142857</text:p>
          </table:table-cell>
          <table:table-cell table:formula="of:=[.P73]" office:value-type="float" office:value="0.0803676" calcext:value-type="float">
            <text:p>0.0803676</text:p>
          </table:table-cell>
          <table:table-cell table:formula="of:=AVERAGE([.R70:.R76])" office:value-type="float" office:value="0.00779220428571429" calcext:value-type="float">
            <text:p>0.01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8031.72" calcext:value-type="float">
            <text:p>8031.72</text:p>
          </table:table-cell>
          <table:table-cell office:value-type="float" office:value="8026.89" calcext:value-type="float">
            <text:p>8026.89</text:p>
          </table:table-cell>
          <table:table-cell office:value-type="float" office:value="0.198993" calcext:value-type="float">
            <text:p>0.198993</text:p>
          </table:table-cell>
          <table:table-cell office:value-type="float" office:value="16.8878" calcext:value-type="float">
            <text:p>16.8878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office:value-type="float" office:value="261.015" calcext:value-type="float">
            <text:p>261.015</text:p>
          </table:table-cell>
          <table:table-cell office:value-type="float" office:value="257.971" calcext:value-type="float">
            <text:p>257.971</text:p>
          </table:table-cell>
          <table:table-cell office:value-type="float" office:value="-0.985261" calcext:value-type="float">
            <text:p>-0.985261</text:p>
          </table:table-cell>
          <table:table-cell office:value-type="float" office:value="-4.02853" calcext:value-type="float">
            <text:p>-4.02853</text:p>
          </table:table-cell>
          <table:table-cell office:value-type="float" office:value="0.0812437" calcext:value-type="float">
            <text:p>0.0812437</text:p>
          </table:table-cell>
          <table:table-cell office:value-type="float" office:value="0.131734" calcext:value-type="float">
            <text:p>0.131734</text:p>
          </table:table-cell>
          <table:table-cell office:value-type="float" office:value="0.00938125" calcext:value-type="float">
            <text:p>9.38E-03</text:p>
          </table:table-cell>
          <table:table-cell table:number-columns-repeated="2" office:value-type="float" office:value="0.971982" calcext:value-type="float">
            <text:p>0.971982</text:p>
          </table:table-cell>
          <table:table-cell table:style-name="ce1" office:value-type="float" office:value="0.776028" calcext:value-type="float">
            <text:p>7.76E-01</text:p>
          </table:table-cell>
          <table:table-cell office:value-type="float" office:value="-0.895172" calcext:value-type="float">
            <text:p>-0.895172</text:p>
          </table:table-cell>
          <table:table-cell table:style-name="ce1" office:value-type="float" office:value="-9.41709" calcext:value-type="float">
            <text:p>-9.42E+00</text:p>
          </table:table-cell>
          <table:table-cell table:number-columns-repeated="22"/>
          <table:table-cell table:formula="of:=[.AT73]+1" office:value-type="date" office:date-value="2020-05-06" calcext:value-type="date">
            <text:p>06/05/20</text:p>
          </table:table-cell>
          <table:table-cell table:formula="of:=AVERAGE([.S71:.S77])" office:value-type="float" office:value="0.975992" calcext:value-type="float">
            <text:p>0.975992</text:p>
          </table:table-cell>
          <table:table-cell table:formula="of:=[.P74]" office:value-type="float" office:value="0.0812437" calcext:value-type="float">
            <text:p>0.0812437</text:p>
          </table:table-cell>
          <table:table-cell table:formula="of:=AVERAGE([.R71:.R77])" office:value-type="float" office:value="0.00819878571428572" calcext:value-type="float">
            <text:p>0.01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float" office:value="8100.02" calcext:value-type="float">
            <text:p>8100.02</text:p>
          </table:table-cell>
          <table:table-cell office:value-type="float" office:value="8110.39" calcext:value-type="float">
            <text:p>8110.39</text:p>
          </table:table-cell>
          <table:table-cell office:value-type="float" office:value="0.310418" calcext:value-type="float">
            <text:p>0.310418</text:p>
          </table:table-cell>
          <table:table-cell office:value-type="float" office:value="43.3888" calcext:value-type="float">
            <text:p>43.3888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office:value-type="float" office:value="265.887" calcext:value-type="float">
            <text:p>265.887</text:p>
          </table:table-cell>
          <table:table-cell office:value-type="float" office:value="266.056" calcext:value-type="float">
            <text:p>266.056</text:p>
          </table:table-cell>
          <table:table-cell office:value-type="float" office:value="-4.11305" calcext:value-type="float">
            <text:p>-4.11305</text:p>
          </table:table-cell>
          <table:table-cell office:value-type="float" office:value="-3.94434" calcext:value-type="float">
            <text:p>-3.94434</text:p>
          </table:table-cell>
          <table:table-cell office:value-type="float" office:value="0.0821198" calcext:value-type="float">
            <text:p>0.0821198</text:p>
          </table:table-cell>
          <table:table-cell office:value-type="float" office:value="0.140249" calcext:value-type="float">
            <text:p>0.140249</text:p>
          </table:table-cell>
          <table:table-cell office:value-type="float" office:value="0.0106209" calcext:value-type="float">
            <text:p>1.06E-02</text:p>
          </table:table-cell>
          <table:table-cell table:number-columns-repeated="2" office:value-type="float" office:value="0.970676" calcext:value-type="float">
            <text:p>0.970676</text:p>
          </table:table-cell>
          <table:table-cell table:style-name="ce1" office:value-type="float" office:value="0.769682" calcext:value-type="float">
            <text:p>7.70E-01</text:p>
          </table:table-cell>
          <table:table-cell office:value-type="float" office:value="-0.900301" calcext:value-type="float">
            <text:p>-0.900301</text:p>
          </table:table-cell>
          <table:table-cell table:style-name="ce1" office:value-type="float" office:value="-7.37493" calcext:value-type="float">
            <text:p>-7.37E+00</text:p>
          </table:table-cell>
          <table:table-cell table:number-columns-repeated="22"/>
          <table:table-cell table:formula="of:=[.AT74]+1" office:value-type="date" office:date-value="2020-05-07" calcext:value-type="date">
            <text:p>07/05/20</text:p>
          </table:table-cell>
          <table:table-cell table:formula="of:=AVERAGE([.S72:.S78])" office:value-type="float" office:value="0.977150571428571" calcext:value-type="float">
            <text:p>0.977150571428571</text:p>
          </table:table-cell>
          <table:table-cell table:formula="of:=[.P75]" office:value-type="float" office:value="0.0821198" calcext:value-type="float">
            <text:p>0.0821198</text:p>
          </table:table-cell>
          <table:table-cell table:formula="of:=AVERAGE([.R72:.R78])" office:value-type="float" office:value="0.0086407" calcext:value-type="float">
            <text:p>0.01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float" office:value="8170.91" calcext:value-type="float">
            <text:p>8170.91</text:p>
          </table:table-cell>
          <table:table-cell office:value-type="float" office:value="8187.05" calcext:value-type="float">
            <text:p>8187.05</text:p>
          </table:table-cell>
          <table:table-cell office:value-type="float" office:value="0.556232" calcext:value-type="float">
            <text:p>0.556232</text:p>
          </table:table-cell>
          <table:table-cell office:value-type="float" office:value="74.0465" calcext:value-type="float">
            <text:p>74.0465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office:value-type="float" office:value="273.763" calcext:value-type="float">
            <text:p>273.763</text:p>
          </table:table-cell>
          <table:table-cell office:value-type="float" office:value="269.138" calcext:value-type="float">
            <text:p>269.138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-3.86191" calcext:value-type="float">
            <text:p>-3.86191</text:p>
          </table:table-cell>
          <table:table-cell office:value-type="float" office:value="0.0856949" calcext:value-type="float">
            <text:p>0.0856949</text:p>
          </table:table-cell>
          <table:table-cell office:value-type="float" office:value="0.100654" calcext:value-type="float">
            <text:p>0.100654</text:p>
          </table:table-cell>
          <table:table-cell office:value-type="float" office:value="0.00810252" calcext:value-type="float">
            <text:p>8.10E-03</text:p>
          </table:table-cell>
          <table:table-cell table:number-columns-repeated="2" office:value-type="float" office:value="0.980236" calcext:value-type="float">
            <text:p>0.980236</text:p>
          </table:table-cell>
          <table:table-cell table:style-name="ce1" office:value-type="float" office:value="0.770056" calcext:value-type="float">
            <text:p>7.70E-01</text:p>
          </table:table-cell>
          <table:table-cell office:value-type="float" office:value="-0.8667" calcext:value-type="float">
            <text:p>-0.8667</text:p>
          </table:table-cell>
          <table:table-cell table:style-name="ce1" office:value-type="float" office:value="-7.50086" calcext:value-type="float">
            <text:p>-7.50E+00</text:p>
          </table:table-cell>
          <table:table-cell table:number-columns-repeated="22"/>
          <table:table-cell table:formula="of:=[.AT75]+1" office:value-type="date" office:date-value="2020-05-08" calcext:value-type="date">
            <text:p>08/05/20</text:p>
          </table:table-cell>
          <table:table-cell table:formula="of:=AVERAGE([.S73:.S79])" office:value-type="float" office:value="0.978407571428571" calcext:value-type="float">
            <text:p>0.978407571428571</text:p>
          </table:table-cell>
          <table:table-cell table:formula="of:=[.P76]" office:value-type="float" office:value="0.0856949" calcext:value-type="float">
            <text:p>0.0856949</text:p>
          </table:table-cell>
          <table:table-cell table:formula="of:=AVERAGE([.R73:.R79])" office:value-type="float" office:value="0.00926974" calcext:value-type="float">
            <text:p>0.01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float" office:value="8215.24" calcext:value-type="float">
            <text:p>8215.24</text:p>
          </table:table-cell>
          <table:table-cell office:value-type="float" office:value="8238.52" calcext:value-type="float">
            <text:p>8238.52</text:p>
          </table:table-cell>
          <table:table-cell office:value-type="float" office:value="0.830148" calcext:value-type="float">
            <text:p>0.830148</text:p>
          </table:table-cell>
          <table:table-cell office:value-type="float" office:value="107.523" calcext:value-type="float">
            <text:p>107.523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office:value-type="float" office:value="276.641" calcext:value-type="float">
            <text:p>276.641</text:p>
          </table:table-cell>
          <table:table-cell office:value-type="float" office:value="273.223" calcext:value-type="float">
            <text:p>273.223</text:p>
          </table:table-cell>
          <table:table-cell office:value-type="float" office:value="0.640579" calcext:value-type="float">
            <text:p>0.640579</text:p>
          </table:table-cell>
          <table:table-cell office:value-type="float" office:value="-2.7771" calcext:value-type="float">
            <text:p>-2.7771</text:p>
          </table:table-cell>
          <table:table-cell office:value-type="float" office:value="0.0893611" calcext:value-type="float">
            <text:p>0.0893611</text:p>
          </table:table-cell>
          <table:table-cell office:value-type="float" office:value="0.0894826" calcext:value-type="float">
            <text:p>0.0894826</text:p>
          </table:table-cell>
          <table:table-cell office:value-type="float" office:value="0.00765369" calcext:value-type="float">
            <text:p>7.65E-03</text:p>
          </table:table-cell>
          <table:table-cell table:number-columns-repeated="2" office:value-type="float" office:value="0.984982" calcext:value-type="float">
            <text:p>0.984982</text:p>
          </table:table-cell>
          <table:table-cell table:style-name="ce1" office:value-type="float" office:value="0.758351" calcext:value-type="float">
            <text:p>7.58E-01</text:p>
          </table:table-cell>
          <table:table-cell office:value-type="float" office:value="-0.854348" calcext:value-type="float">
            <text:p>-0.854348</text:p>
          </table:table-cell>
          <table:table-cell table:style-name="ce1" office:value-type="float" office:value="-7.53633" calcext:value-type="float">
            <text:p>-7.54E+00</text:p>
          </table:table-cell>
          <table:table-cell table:number-columns-repeated="22"/>
          <table:table-cell table:formula="of:=[.AT76]+1" office:value-type="date" office:date-value="2020-05-09" calcext:value-type="date">
            <text:p>09/05/20</text:p>
          </table:table-cell>
          <table:table-cell table:formula="of:=AVERAGE([.S74:.S80])" office:value-type="float" office:value="0.979836" calcext:value-type="float">
            <text:p>0.979836</text:p>
          </table:table-cell>
          <table:table-cell table:formula="of:=[.P77]" office:value-type="float" office:value="0.0893611" calcext:value-type="float">
            <text:p>0.0893611</text:p>
          </table:table-cell>
          <table:table-cell table:formula="of:=AVERAGE([.R74:.R80])" office:value-type="float" office:value="0.0100212214285714" calcext:value-type="float">
            <text:p>0.01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float" office:value="8251.38" calcext:value-type="float">
            <text:p>8251.38</text:p>
          </table:table-cell>
          <table:table-cell office:value-type="float" office:value="8280.36" calcext:value-type="float">
            <text:p>8280.36</text:p>
          </table:table-cell>
          <table:table-cell office:value-type="float" office:value="0.915599" calcext:value-type="float">
            <text:p>0.915599</text:p>
          </table:table-cell>
          <table:table-cell office:value-type="float" office:value="121.355" calcext:value-type="float">
            <text:p>121.355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office:value-type="float" office:value="279.52" calcext:value-type="float">
            <text:p>279.52</text:p>
          </table:table-cell>
          <table:table-cell office:value-type="float" office:value="275.32" calcext:value-type="float">
            <text:p>275.32</text:p>
          </table:table-cell>
          <table:table-cell office:value-type="float" office:value="-0.479743" calcext:value-type="float">
            <text:p>-0.479743</text:p>
          </table:table-cell>
          <table:table-cell office:value-type="float" office:value="-4.67963" calcext:value-type="float">
            <text:p>-4.67963</text:p>
          </table:table-cell>
          <table:table-cell office:value-type="float" office:value="0.0931192" calcext:value-type="float">
            <text:p>0.0931192</text:p>
          </table:table-cell>
          <table:table-cell office:value-type="float" office:value="0.0916725" calcext:value-type="float">
            <text:p>0.0916725</text:p>
          </table:table-cell>
          <table:table-cell office:value-type="float" office:value="0.00832769" calcext:value-type="float">
            <text:p>8.33E-03</text:p>
          </table:table-cell>
          <table:table-cell table:number-columns-repeated="2" office:value-type="float" office:value="0.986911" calcext:value-type="float">
            <text:p>0.986911</text:p>
          </table:table-cell>
          <table:table-cell table:style-name="ce1" office:value-type="float" office:value="0.743816" calcext:value-type="float">
            <text:p>7.44E-01</text:p>
          </table:table-cell>
          <table:table-cell office:value-type="float" office:value="-0.855309" calcext:value-type="float">
            <text:p>-0.855309</text:p>
          </table:table-cell>
          <table:table-cell table:style-name="ce1" office:value-type="float" office:value="-7.63542" calcext:value-type="float">
            <text:p>-7.64E+00</text:p>
          </table:table-cell>
          <table:table-cell table:number-columns-repeated="22"/>
          <table:table-cell table:formula="of:=[.AT77]+1" office:value-type="date" office:date-value="2020-05-10" calcext:value-type="date">
            <text:p>10/05/20</text:p>
          </table:table-cell>
          <table:table-cell table:formula="of:=AVERAGE([.S75:.S81])" office:value-type="float" office:value="0.981539142857143" calcext:value-type="float">
            <text:p>0.981539142857143</text:p>
          </table:table-cell>
          <table:table-cell table:formula="of:=[.P78]" office:value-type="float" office:value="0.0931192" calcext:value-type="float">
            <text:p>0.0931192</text:p>
          </table:table-cell>
          <table:table-cell table:formula="of:=AVERAGE([.R75:.R81])" office:value-type="float" office:value="0.0108086428571429" calcext:value-type="float">
            <text:p>0.01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float" office:value="8288.83" calcext:value-type="float">
            <text:p>8288.83</text:p>
          </table:table-cell>
          <table:table-cell office:value-type="float" office:value="8323.22" calcext:value-type="float">
            <text:p>8323.22</text:p>
          </table:table-cell>
          <table:table-cell office:value-type="float" office:value="0.762776" calcext:value-type="float">
            <text:p>0.762776</text:p>
          </table:table-cell>
          <table:table-cell office:value-type="float" office:value="111.222" calcext:value-type="float">
            <text:p>111.222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office:value-type="float" office:value="283.404" calcext:value-type="float">
            <text:p>283.404</text:p>
          </table:table-cell>
          <table:table-cell office:value-type="float" office:value="278.444" calcext:value-type="float">
            <text:p>278.444</text:p>
          </table:table-cell>
          <table:table-cell office:value-type="float" office:value="1.40382" calcext:value-type="float">
            <text:p>1.40382</text:p>
          </table:table-cell>
          <table:table-cell office:value-type="float" office:value="-3.55607" calcext:value-type="float">
            <text:p>-3.55607</text:p>
          </table:table-cell>
          <table:table-cell office:value-type="float" office:value="0.0969703" calcext:value-type="float">
            <text:p>0.0969703</text:p>
          </table:table-cell>
          <table:table-cell office:value-type="float" office:value="0.123063" calcext:value-type="float">
            <text:p>0.123063</text:p>
          </table:table-cell>
          <table:table-cell office:value-type="float" office:value="0.0118676" calcext:value-type="float">
            <text:p>1.19E-02</text:p>
          </table:table-cell>
          <table:table-cell table:number-columns-repeated="2" office:value-type="float" office:value="0.982544" calcext:value-type="float">
            <text:p>0.982544</text:p>
          </table:table-cell>
          <table:table-cell table:style-name="ce1" office:value-type="float" office:value="0.72447" calcext:value-type="float">
            <text:p>7.24E-01</text:p>
          </table:table-cell>
          <table:table-cell office:value-type="float" office:value="-0.88094" calcext:value-type="float">
            <text:p>-0.88094</text:p>
          </table:table-cell>
          <table:table-cell table:style-name="ce1" office:value-type="float" office:value="-8.18026" calcext:value-type="float">
            <text:p>-8.18E+00</text:p>
          </table:table-cell>
          <table:table-cell table:number-columns-repeated="22"/>
          <table:table-cell table:formula="of:=[.AT78]+1" office:value-type="date" office:date-value="2020-05-11" calcext:value-type="date">
            <text:p>11/05/20</text:p>
          </table:table-cell>
          <table:table-cell table:formula="of:=AVERAGE([.S76:.S82])" office:value-type="float" office:value="0.983443285714286" calcext:value-type="float">
            <text:p>0.983443285714286</text:p>
          </table:table-cell>
          <table:table-cell table:formula="of:=[.P79]" office:value-type="float" office:value="0.0969703" calcext:value-type="float">
            <text:p>0.0969703</text:p>
          </table:table-cell>
          <table:table-cell table:formula="of:=AVERAGE([.R76:.R82])" office:value-type="float" office:value="0.0116981428571429" calcext:value-type="float">
            <text:p>0.01</text:p>
          </table:table-cell>
        </table:table-row>
        <table:table-row table:style-name="ro1">
          <table:table-cell office:value-type="float" office:value="8257" calcext:value-type="float">
            <text:p>8257</text:p>
          </table:table-cell>
          <table:table-cell office:value-type="float" office:value="8341.35" calcext:value-type="float">
            <text:p>8341.35</text:p>
          </table:table-cell>
          <table:table-cell office:value-type="float" office:value="8383.17" calcext:value-type="float">
            <text:p>8383.17</text:p>
          </table:table-cell>
          <table:table-cell office:value-type="float" office:value="0.839744" calcext:value-type="float">
            <text:p>0.839744</text:p>
          </table:table-cell>
          <table:table-cell office:value-type="float" office:value="126.166" calcext:value-type="float">
            <text:p>126.166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office:value-type="float" office:value="285.293" calcext:value-type="float">
            <text:p>285.293</text:p>
          </table:table-cell>
          <table:table-cell office:value-type="float" office:value="282.607" calcext:value-type="float">
            <text:p>282.607</text:p>
          </table:table-cell>
          <table:table-cell office:value-type="float" office:value="2.29274" calcext:value-type="float">
            <text:p>2.29274</text:p>
          </table:table-cell>
          <table:table-cell office:value-type="float" office:value="-0.393165" calcext:value-type="float">
            <text:p>-0.393165</text:p>
          </table:table-cell>
          <table:table-cell office:value-type="float" office:value="0.100915" calcext:value-type="float">
            <text:p>0.100915</text:p>
          </table:table-cell>
          <table:table-cell office:value-type="float" office:value="0.138726" calcext:value-type="float">
            <text:p>0.138726</text:p>
          </table:table-cell>
          <table:table-cell office:value-type="float" office:value="0.0141949" calcext:value-type="float">
            <text:p>1.42E-02</text:p>
          </table:table-cell>
          <table:table-cell table:number-columns-repeated="2" office:value-type="float" office:value="0.981521" calcext:value-type="float">
            <text:p>0.981521</text:p>
          </table:table-cell>
          <table:table-cell table:style-name="ce1" office:value-type="float" office:value="0.708672" calcext:value-type="float">
            <text:p>7.09E-01</text:p>
          </table:table-cell>
          <table:table-cell office:value-type="float" office:value="-0.89042" calcext:value-type="float">
            <text:p>-0.89042</text:p>
          </table:table-cell>
          <table:table-cell office:value-type="float" office:value="-9.76483" calcext:value-type="float">
            <text:p>-9.76483</text:p>
          </table:table-cell>
          <table:table-cell table:number-columns-repeated="22"/>
          <table:table-cell table:formula="of:=[.AT79]+1" office:value-type="date" office:date-value="2020-05-12" calcext:value-type="date">
            <text:p>12/05/20</text:p>
          </table:table-cell>
          <table:table-cell table:formula="of:=AVERAGE([.S77:.S83])" office:value-type="float" office:value="0.985355" calcext:value-type="float">
            <text:p>0.985355</text:p>
          </table:table-cell>
          <table:table-cell table:formula="of:=[.P80]" office:value-type="float" office:value="0.100915" calcext:value-type="float">
            <text:p>0.100915</text:p>
          </table:table-cell>
          <table:table-cell table:formula="of:=AVERAGE([.R77:.R83])" office:value-type="float" office:value="0.0123751114285714" calcext:value-type="float">
            <text:p>0.01</text:p>
          </table:table-cell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float" office:value="8398.03" calcext:value-type="float">
            <text:p>8398.03</text:p>
          </table:table-cell>
          <table:table-cell office:value-type="float" office:value="8449.8" calcext:value-type="float">
            <text:p>8449.8</text:p>
          </table:table-cell>
          <table:table-cell office:value-type="float" office:value="0.942776" calcext:value-type="float">
            <text:p>0.942776</text:p>
          </table:table-cell>
          <table:table-cell office:value-type="float" office:value="144.804" calcext:value-type="float">
            <text:p>144.804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office:value-type="float" office:value="286.185" calcext:value-type="float">
            <text:p>286.185</text:p>
          </table:table-cell>
          <table:table-cell office:value-type="float" office:value="286.804" calcext:value-type="float">
            <text:p>286.804</text:p>
          </table:table-cell>
          <table:table-cell office:value-type="float" office:value="-3.81487" calcext:value-type="float">
            <text:p>-3.81487</text:p>
          </table:table-cell>
          <table:table-cell office:value-type="float" office:value="-3.19636" calcext:value-type="float">
            <text:p>-3.19636</text:p>
          </table:table-cell>
          <table:table-cell office:value-type="float" office:value="0.104955" calcext:value-type="float">
            <text:p>0.104955</text:p>
          </table:table-cell>
          <table:table-cell office:value-type="float" office:value="0.137246" calcext:value-type="float">
            <text:p>0.137246</text:p>
          </table:table-cell>
          <table:table-cell office:value-type="float" office:value="0.0148932" calcext:value-type="float">
            <text:p>1.49E-02</text:p>
          </table:table-cell>
          <table:table-cell table:number-columns-repeated="2" office:value-type="float" office:value="0.983904" calcext:value-type="float">
            <text:p>0.983904</text:p>
          </table:table-cell>
          <table:table-cell table:style-name="ce1" office:value-type="float" office:value="0.696879" calcext:value-type="float">
            <text:p>6.97E-01</text:p>
          </table:table-cell>
          <table:table-cell office:value-type="float" office:value="-0.887925" calcext:value-type="float">
            <text:p>-0.887925</text:p>
          </table:table-cell>
          <table:table-cell office:value-type="float" office:value="-7.21763" calcext:value-type="float">
            <text:p>-7.21763</text:p>
          </table:table-cell>
          <table:table-cell table:number-columns-repeated="22"/>
          <table:table-cell table:formula="of:=[.AT80]+1" office:value-type="date" office:date-value="2020-05-13" calcext:value-type="date">
            <text:p>13/05/20</text:p>
          </table:table-cell>
          <table:table-cell table:formula="of:=AVERAGE([.S78:.S84])" office:value-type="float" office:value="0.987065571428571" calcext:value-type="float">
            <text:p>0.987065571428571</text:p>
          </table:table-cell>
          <table:table-cell table:formula="of:=[.P81]" office:value-type="float" office:value="0.104955" calcext:value-type="float">
            <text:p>0.104955</text:p>
          </table:table-cell>
          <table:table-cell table:formula="of:=AVERAGE([.R78:.R84])" office:value-type="float" office:value="0.01301297" calcext:value-type="float">
            <text:p>0.01</text:p>
          </table:table-cell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float" office:value="8454.84" calcext:value-type="float">
            <text:p>8454.84</text:p>
          </table:table-cell>
          <table:table-cell office:value-type="float" office:value="8514.86" calcext:value-type="float">
            <text:p>8514.86</text:p>
          </table:table-cell>
          <table:table-cell office:value-type="float" office:value="0.703462" calcext:value-type="float">
            <text:p>0.703462</text:p>
          </table:table-cell>
          <table:table-cell office:value-type="float" office:value="127.856" calcext:value-type="float">
            <text:p>127.856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office:value-type="float" office:value="293.081" calcext:value-type="float">
            <text:p>293.081</text:p>
          </table:table-cell>
          <table:table-cell office:value-type="float" office:value="294.026" calcext:value-type="float">
            <text:p>294.026</text:p>
          </table:table-cell>
          <table:table-cell office:value-type="float" office:value="0.0814823" calcext:value-type="float">
            <text:p>0.0814823</text:p>
          </table:table-cell>
          <table:table-cell office:value-type="float" office:value="1.02632" calcext:value-type="float">
            <text:p>1.02632</text:p>
          </table:table-cell>
          <table:table-cell office:value-type="float" office:value="0.10909" calcext:value-type="float">
            <text:p>0.10909</text:p>
          </table:table-cell>
          <table:table-cell office:value-type="float" office:value="0.146476" calcext:value-type="float">
            <text:p>0.146476</text:p>
          </table:table-cell>
          <table:table-cell office:value-type="float" office:value="0.0168474" calcext:value-type="float">
            <text:p>1.68E-02</text:p>
          </table:table-cell>
          <table:table-cell table:number-columns-repeated="2" office:value-type="float" office:value="0.984005" calcext:value-type="float">
            <text:p>0.984005</text:p>
          </table:table-cell>
          <table:table-cell table:style-name="ce1" office:value-type="float" office:value="0.683416" calcext:value-type="float">
            <text:p>6.83E-01</text:p>
          </table:table-cell>
          <table:table-cell office:value-type="float" office:value="-0.892293" calcext:value-type="float">
            <text:p>-0.892293</text:p>
          </table:table-cell>
          <table:table-cell office:value-type="float" office:value="-7.3809" calcext:value-type="float">
            <text:p>-7.3809</text:p>
          </table:table-cell>
          <table:table-cell table:number-columns-repeated="22"/>
          <table:table-cell table:formula="of:=[.AT81]+1" office:value-type="date" office:date-value="2020-05-14" calcext:value-type="date">
            <text:p>14/05/20</text:p>
          </table:table-cell>
          <table:table-cell table:formula="of:=AVERAGE([.S79:.S85])" office:value-type="float" office:value="0.988471714285714" calcext:value-type="float">
            <text:p>0.988471714285714</text:p>
          </table:table-cell>
          <table:table-cell table:formula="of:=[.P82]" office:value-type="float" office:value="0.10909" calcext:value-type="float">
            <text:p>0.10909</text:p>
          </table:table-cell>
          <table:table-cell table:formula="of:=AVERAGE([.R79:.R85])" office:value-type="float" office:value="0.0137051285714286" calcext:value-type="float">
            <text:p>0.01</text:p>
          </table:table-cell>
        </table:table-row>
        <table:table-row table:style-name="ro1">
          <table:table-cell office:value-type="float" office:value="8442" calcext:value-type="float">
            <text:p>8442</text:p>
          </table:table-cell>
          <table:table-cell office:value-type="float" office:value="8514.1" calcext:value-type="float">
            <text:p>8514.1</text:p>
          </table:table-cell>
          <table:table-cell office:value-type="float" office:value="8575.61" calcext:value-type="float">
            <text:p>8575.61</text:p>
          </table:table-cell>
          <table:table-cell office:value-type="float" office:value="0.76177" calcext:value-type="float">
            <text:p>0.76177</text:p>
          </table:table-cell>
          <table:table-cell office:value-type="float" office:value="133.607" calcext:value-type="float">
            <text:p>133.607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office:value-type="float" office:value="295.983" calcext:value-type="float">
            <text:p>295.983</text:p>
          </table:table-cell>
          <table:table-cell office:value-type="float" office:value="296.258" calcext:value-type="float">
            <text:p>296.258</text:p>
          </table:table-cell>
          <table:table-cell office:value-type="float" office:value="0.983061" calcext:value-type="float">
            <text:p>0.983061</text:p>
          </table:table-cell>
          <table:table-cell office:value-type="float" office:value="1.25819" calcext:value-type="float">
            <text:p>1.25819</text:p>
          </table:table-cell>
          <table:table-cell office:value-type="float" office:value="0.110676" calcext:value-type="float">
            <text:p>0.110676</text:p>
          </table:table-cell>
          <table:table-cell office:value-type="float" office:value="0.105393" calcext:value-type="float">
            <text:p>0.105393</text:p>
          </table:table-cell>
          <table:table-cell office:value-type="float" office:value="0.0128413" calcext:value-type="float">
            <text:p>1.28E-02</text:p>
          </table:table-cell>
          <table:table-cell table:number-columns-repeated="2" office:value-type="float" office:value="0.993618" calcext:value-type="float">
            <text:p>0.993618</text:p>
          </table:table-cell>
          <table:table-cell table:style-name="ce1" office:value-type="float" office:value="0.684358" calcext:value-type="float">
            <text:p>6.84E-01</text:p>
          </table:table-cell>
          <table:table-cell office:value-type="float" office:value="-0.862254" calcext:value-type="float">
            <text:p>-0.862254</text:p>
          </table:table-cell>
          <table:table-cell office:value-type="float" office:value="-7.73569" calcext:value-type="float">
            <text:p>-7.73569</text:p>
          </table:table-cell>
          <table:table-cell table:number-columns-repeated="22"/>
          <table:table-cell table:formula="of:=[.AT82]+1" office:value-type="date" office:date-value="2020-05-15" calcext:value-type="date">
            <text:p>15/05/20</text:p>
          </table:table-cell>
          <table:table-cell table:formula="of:=AVERAGE([.S80:.S86])" office:value-type="float" office:value="0.989323571428571" calcext:value-type="float">
            <text:p>0.989323571428571</text:p>
          </table:table-cell>
          <table:table-cell table:formula="of:=[.P83]" office:value-type="float" office:value="0.110676" calcext:value-type="float">
            <text:p>0.110676</text:p>
          </table:table-cell>
          <table:table-cell table:formula="of:=AVERAGE([.R80:.R86])" office:value-type="float" office:value="0.0146886857142857" calcext:value-type="float">
            <text:p>0.01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float" office:value="8554.18" calcext:value-type="float">
            <text:p>8554.18</text:p>
          </table:table-cell>
          <table:table-cell office:value-type="float" office:value="8614.7" calcext:value-type="float">
            <text:p>8614.7</text:p>
          </table:table-cell>
          <table:table-cell office:value-type="float" office:value="0.682819" calcext:value-type="float">
            <text:p>0.682819</text:p>
          </table:table-cell>
          <table:table-cell office:value-type="float" office:value="123.697" calcext:value-type="float">
            <text:p>123.697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office:value-type="float" office:value="297.888" calcext:value-type="float">
            <text:p>297.888</text:p>
          </table:table-cell>
          <table:table-cell office:value-type="float" office:value="298.502" calcext:value-type="float">
            <text:p>298.502</text:p>
          </table:table-cell>
          <table:table-cell office:value-type="float" office:value="1.88795" calcext:value-type="float">
            <text:p>1.88795</text:p>
          </table:table-cell>
          <table:table-cell office:value-type="float" office:value="2.50242" calcext:value-type="float">
            <text:p>2.50242</text:p>
          </table:table-cell>
          <table:table-cell office:value-type="float" office:value="0.112262" calcext:value-type="float">
            <text:p>0.112262</text:p>
          </table:table-cell>
          <table:table-cell office:value-type="float" office:value="0.0939476" calcext:value-type="float">
            <text:p>0.0939476</text:p>
          </table:table-cell>
          <table:table-cell office:value-type="float" office:value="0.0121187" calcext:value-type="float">
            <text:p>1.21E-02</text:p>
          </table:table-cell>
          <table:table-cell table:number-columns-repeated="2" office:value-type="float" office:value="0.996956" calcext:value-type="float">
            <text:p>0.996956</text:p>
          </table:table-cell>
          <table:table-cell table:style-name="ce1" office:value-type="float" office:value="0.680433" calcext:value-type="float">
            <text:p>6.80E-01</text:p>
          </table:table-cell>
          <table:table-cell office:value-type="float" office:value="-0.851733" calcext:value-type="float">
            <text:p>-0.851733</text:p>
          </table:table-cell>
          <table:table-cell office:value-type="float" office:value="-7.35683" calcext:value-type="float">
            <text:p>-7.35683</text:p>
          </table:table-cell>
          <table:table-cell table:number-columns-repeated="22"/>
          <table:table-cell table:formula="of:=[.AT83]+1" office:value-type="date" office:date-value="2020-05-16" calcext:value-type="date">
            <text:p>16/05/20</text:p>
          </table:table-cell>
          <table:table-cell table:formula="of:=AVERAGE([.S81:.S87])" office:value-type="float" office:value="0.989727285714286" calcext:value-type="float">
            <text:p>0.989727285714286</text:p>
          </table:table-cell>
          <table:table-cell table:formula="of:=[.P84]" office:value-type="float" office:value="0.112262" calcext:value-type="float">
            <text:p>0.112262</text:p>
          </table:table-cell>
          <table:table-cell table:formula="of:=AVERAGE([.R81:.R87])" office:value-type="float" office:value="0.0158615" calcext:value-type="float">
            <text:p>0.02</text:p>
          </table:table-cell>
        </table:table-row>
        <table:table-row table:style-name="ro1">
          <table:table-cell office:value-type="float" office:value="8511" calcext:value-type="float">
            <text:p>8511</text:p>
          </table:table-cell>
          <table:table-cell office:value-type="float" office:value="8590.51" calcext:value-type="float">
            <text:p>8590.51</text:p>
          </table:table-cell>
          <table:table-cell office:value-type="float" office:value="8649.68" calcext:value-type="float">
            <text:p>8649.68</text:p>
          </table:table-cell>
          <table:table-cell office:value-type="float" office:value="0.860562" calcext:value-type="float">
            <text:p>0.860562</text:p>
          </table:table-cell>
          <table:table-cell office:value-type="float" office:value="138.683" calcext:value-type="float">
            <text:p>138.683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office:value-type="float" office:value="298.797" calcext:value-type="float">
            <text:p>298.797</text:p>
          </table:table-cell>
          <table:table-cell office:value-type="float" office:value="301.773" calcext:value-type="float">
            <text:p>301.773</text:p>
          </table:table-cell>
          <table:table-cell office:value-type="float" office:value="0.797308" calcext:value-type="float">
            <text:p>0.797308</text:p>
          </table:table-cell>
          <table:table-cell office:value-type="float" office:value="3.77312" calcext:value-type="float">
            <text:p>3.77312</text:p>
          </table:table-cell>
          <table:table-cell office:value-type="float" office:value="0.113848" calcext:value-type="float">
            <text:p>0.113848</text:p>
          </table:table-cell>
          <table:table-cell office:value-type="float" office:value="0.0965177" calcext:value-type="float">
            <text:p>0.0965177</text:p>
          </table:table-cell>
          <table:table-cell office:value-type="float" office:value="0.0131728" calcext:value-type="float">
            <text:p>1.32E-02</text:p>
          </table:table-cell>
          <table:table-cell table:number-columns-repeated="2" office:value-type="float" office:value="0.996754" calcext:value-type="float">
            <text:p>0.996754</text:p>
          </table:table-cell>
          <table:table-cell table:style-name="ce1" office:value-type="float" office:value="0.675696" calcext:value-type="float">
            <text:p>6.76E-01</text:p>
          </table:table-cell>
          <table:table-cell office:value-type="float" office:value="-0.853172" calcext:value-type="float">
            <text:p>-0.853172</text:p>
          </table:table-cell>
          <table:table-cell office:value-type="float" office:value="-9.40449" calcext:value-type="float">
            <text:p>-9.40449</text:p>
          </table:table-cell>
          <table:table-cell table:number-columns-repeated="22"/>
          <table:table-cell table:formula="of:=[.AT84]+1" office:value-type="date" office:date-value="2020-05-17" calcext:value-type="date">
            <text:p>17/05/20</text:p>
          </table:table-cell>
          <table:table-cell table:formula="of:=AVERAGE([.S82:.S88])" office:value-type="float" office:value="0.989822142857143" calcext:value-type="float">
            <text:p>0.989822142857143</text:p>
          </table:table-cell>
          <table:table-cell table:formula="of:=[.P85]" office:value-type="float" office:value="0.113848" calcext:value-type="float">
            <text:p>0.113848</text:p>
          </table:table-cell>
          <table:table-cell table:formula="of:=AVERAGE([.R82:.R88])" office:value-type="float" office:value="0.0170879857142857" calcext:value-type="float">
            <text:p>0.02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float" office:value="8627.5" calcext:value-type="float">
            <text:p>8627.5</text:p>
          </table:table-cell>
          <table:table-cell office:value-type="float" office:value="8687.35" calcext:value-type="float">
            <text:p>8687.35</text:p>
          </table:table-cell>
          <table:table-cell office:value-type="float" office:value="0.059339" calcext:value-type="float">
            <text:p>0.059339</text:p>
          </table:table-cell>
          <table:table-cell office:value-type="float" office:value="65.3459" calcext:value-type="float">
            <text:p>65.3459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office:value-type="float" office:value="300.71" calcext:value-type="float">
            <text:p>300.71</text:p>
          </table:table-cell>
          <table:table-cell office:value-type="float" office:value="303.081" calcext:value-type="float">
            <text:p>303.081</text:p>
          </table:table-cell>
          <table:table-cell office:value-type="float" office:value="3.70952" calcext:value-type="float">
            <text:p>3.70952</text:p>
          </table:table-cell>
          <table:table-cell office:value-type="float" office:value="6.08105" calcext:value-type="float">
            <text:p>6.08105</text:p>
          </table:table-cell>
          <table:table-cell office:value-type="float" office:value="0.115434" calcext:value-type="float">
            <text:p>0.115434</text:p>
          </table:table-cell>
          <table:table-cell office:value-type="float" office:value="0.129948" calcext:value-type="float">
            <text:p>0.129948</text:p>
          </table:table-cell>
          <table:table-cell office:value-type="float" office:value="0.0187525" calcext:value-type="float">
            <text:p>1.88E-02</text:p>
          </table:table-cell>
          <table:table-cell table:number-columns-repeated="2" office:value-type="float" office:value="0.988507" calcext:value-type="float">
            <text:p>0.988507</text:p>
          </table:table-cell>
          <table:table-cell table:style-name="ce1" office:value-type="float" office:value="0.668677" calcext:value-type="float">
            <text:p>6.69E-01</text:p>
          </table:table-cell>
          <table:table-cell office:value-type="float" office:value="-0.877688" calcext:value-type="float">
            <text:p>-0.877688</text:p>
          </table:table-cell>
          <table:table-cell office:value-type="float" office:value="-7.92157" calcext:value-type="float">
            <text:p>-7.92157</text:p>
          </table:table-cell>
          <table:table-cell table:number-columns-repeated="22"/>
          <table:table-cell table:formula="of:=[.AT85]+1" office:value-type="date" office:date-value="2020-05-18" calcext:value-type="date">
            <text:p>18/05/20</text:p>
          </table:table-cell>
          <table:table-cell table:formula="of:=AVERAGE([.S83:.S89])" office:value-type="float" office:value="0.989499714285714" calcext:value-type="float">
            <text:p>0.989499714285714</text:p>
          </table:table-cell>
          <table:table-cell table:formula="of:=[.P86]" office:value-type="float" office:value="0.115434" calcext:value-type="float">
            <text:p>0.115434</text:p>
          </table:table-cell>
          <table:table-cell table:formula="of:=AVERAGE([.R83:.R89])" office:value-type="float" office:value="0.0184705714285714" calcext:value-type="float">
            <text:p>0.02</text:p>
          </table:table-cell>
        </table:table-row>
        <table:table-row table:style-name="ro1">
          <table:table-cell office:value-type="float" office:value="8683" calcext:value-type="float">
            <text:p>8683</text:p>
          </table:table-cell>
          <table:table-cell office:value-type="float" office:value="8685.93" calcext:value-type="float">
            <text:p>8685.93</text:p>
          </table:table-cell>
          <table:table-cell office:value-type="float" office:value="8738.15" calcext:value-type="float">
            <text:p>8738.15</text:p>
          </table:table-cell>
          <table:table-cell office:value-type="float" office:value="0.031515" calcext:value-type="float">
            <text:p>0.031515</text:p>
          </table:table-cell>
          <table:table-cell office:value-type="float" office:value="55.1537" calcext:value-type="float">
            <text:p>55.1537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office:value-type="float" office:value="299.631" calcext:value-type="float">
            <text:p>299.631</text:p>
          </table:table-cell>
          <table:table-cell office:value-type="float" office:value="303.412" calcext:value-type="float">
            <text:p>303.412</text:p>
          </table:table-cell>
          <table:table-cell office:value-type="float" office:value="-2.36852" calcext:value-type="float">
            <text:p>-2.36852</text:p>
          </table:table-cell>
          <table:table-cell office:value-type="float" office:value="1.41175" calcext:value-type="float">
            <text:p>1.41175</text:p>
          </table:table-cell>
          <table:table-cell office:value-type="float" office:value="0.11702" calcext:value-type="float">
            <text:p>0.11702</text:p>
          </table:table-cell>
          <table:table-cell office:value-type="float" office:value="0.146936" calcext:value-type="float">
            <text:p>0.146936</text:p>
          </table:table-cell>
          <table:table-cell office:value-type="float" office:value="0.0224046" calcext:value-type="float">
            <text:p>2.24E-02</text:p>
          </table:table-cell>
          <table:table-cell table:number-columns-repeated="2" office:value-type="float" office:value="0.984347" calcext:value-type="float">
            <text:p>0.984347</text:p>
          </table:table-cell>
          <table:table-cell table:style-name="ce1" office:value-type="float" office:value="0.662593" calcext:value-type="float">
            <text:p>6.63E-01</text:p>
          </table:table-cell>
          <table:table-cell office:value-type="float" office:value="-0.887404" calcext:value-type="float">
            <text:p>-0.887404</text:p>
          </table:table-cell>
          <table:table-cell office:value-type="float" office:value="-6.89165" calcext:value-type="float">
            <text:p>-6.89165</text:p>
          </table:table-cell>
          <table:table-cell table:number-columns-repeated="22"/>
          <table:table-cell table:formula="of:=[.AT86]+1" office:value-type="date" office:date-value="2020-05-19" calcext:value-type="date">
            <text:p>19/05/20</text:p>
          </table:table-cell>
          <table:table-cell table:formula="of:=AVERAGE([.S84:.S90])" office:value-type="float" office:value="0.990114714285714" calcext:value-type="float">
            <text:p>0.990114714285714</text:p>
          </table:table-cell>
          <table:table-cell table:formula="of:=[.P87]" office:value-type="float" office:value="0.11702" calcext:value-type="float">
            <text:p>0.11702</text:p>
          </table:table-cell>
          <table:table-cell table:formula="of:=AVERAGE([.R84:.R90])" office:value-type="float" office:value="0.0195205" calcext:value-type="float">
            <text:p>0.02</text:p>
          </table:table-cell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755.48" calcext:value-type="float">
            <text:p>8755.48</text:p>
          </table:table-cell>
          <table:table-cell office:value-type="float" office:value="8798.53" calcext:value-type="float">
            <text:p>8798.53</text:p>
          </table:table-cell>
          <table:table-cell office:value-type="float" office:value="-0.0165237" calcext:value-type="float">
            <text:p>-0.0165237</text:p>
          </table:table-cell>
          <table:table-cell office:value-type="float" office:value="41.5296" calcext:value-type="float">
            <text:p>41.5296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office:value-type="float" office:value="304.559" calcext:value-type="float">
            <text:p>304.559</text:p>
          </table:table-cell>
          <table:table-cell office:value-type="float" office:value="309.769" calcext:value-type="float">
            <text:p>309.769</text:p>
          </table:table-cell>
          <table:table-cell office:value-type="float" office:value="0.558727" calcext:value-type="float">
            <text:p>0.558727</text:p>
          </table:table-cell>
          <table:table-cell office:value-type="float" office:value="5.76947" calcext:value-type="float">
            <text:p>5.76947</text:p>
          </table:table-cell>
          <table:table-cell office:value-type="float" office:value="0.118607" calcext:value-type="float">
            <text:p>0.118607</text:p>
          </table:table-cell>
          <table:table-cell office:value-type="float" office:value="0.145831" calcext:value-type="float">
            <text:p>0.145831</text:p>
          </table:table-cell>
          <table:table-cell office:value-type="float" office:value="0.0234786" calcext:value-type="float">
            <text:p>2.35E-02</text:p>
          </table:table-cell>
          <table:table-cell table:number-columns-repeated="2" office:value-type="float" office:value="0.984568" calcext:value-type="float">
            <text:p>0.984568</text:p>
          </table:table-cell>
          <table:table-cell table:style-name="ce1" office:value-type="float" office:value="0.658732" calcext:value-type="float">
            <text:p>6.59E-01</text:p>
          </table:table-cell>
          <table:table-cell office:value-type="float" office:value="-0.885637" calcext:value-type="float">
            <text:p>-0.885637</text:p>
          </table:table-cell>
          <table:table-cell office:value-type="float" office:value="-6.91209" calcext:value-type="float">
            <text:p>-6.91209</text:p>
          </table:table-cell>
          <table:table-cell table:number-columns-repeated="22"/>
          <table:table-cell table:formula="of:=[.AT87]+1" office:value-type="date" office:date-value="2020-05-20" calcext:value-type="date">
            <text:p>20/05/20</text:p>
          </table:table-cell>
          <table:table-cell table:formula="of:=AVERAGE([.S85:.S91])" office:value-type="float" office:value="0.991398142857143" calcext:value-type="float">
            <text:p>0.991398142857143</text:p>
          </table:table-cell>
          <table:table-cell table:formula="of:=[.P88]" office:value-type="float" office:value="0.118607" calcext:value-type="float">
            <text:p>0.118607</text:p>
          </table:table-cell>
          <table:table-cell table:formula="of:=AVERAGE([.R85:.R91])" office:value-type="float" office:value="0.0205074142857143" calcext:value-type="float">
            <text:p>0.02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822.63" calcext:value-type="float">
            <text:p>8822.63</text:p>
          </table:table-cell>
          <table:table-cell office:value-type="float" office:value="8857.58" calcext:value-type="float">
            <text:p>8857.58</text:p>
          </table:table-cell>
          <table:table-cell office:value-type="float" office:value="0.360145" calcext:value-type="float">
            <text:p>0.360145</text:p>
          </table:table-cell>
          <table:table-cell office:value-type="float" office:value="67.5769" calcext:value-type="float">
            <text:p>67.5769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office:value-type="float" office:value="306.49" calcext:value-type="float">
            <text:p>306.49</text:p>
          </table:table-cell>
          <table:table-cell office:value-type="float" office:value="312.164" calcext:value-type="float">
            <text:p>312.164</text:p>
          </table:table-cell>
          <table:table-cell office:value-type="float" office:value="0.489882" calcext:value-type="float">
            <text:p>0.489882</text:p>
          </table:table-cell>
          <table:table-cell office:value-type="float" office:value="6.16371" calcext:value-type="float">
            <text:p>6.16371</text:p>
          </table:table-cell>
          <table:table-cell office:value-type="float" office:value="0.120193" calcext:value-type="float">
            <text:p>0.120193</text:p>
          </table:table-cell>
          <table:table-cell office:value-type="float" office:value="0.156154" calcext:value-type="float">
            <text:p>0.156154</text:p>
          </table:table-cell>
          <table:table-cell office:value-type="float" office:value="0.0265255" calcext:value-type="float">
            <text:p>2.65E-02</text:p>
          </table:table-cell>
          <table:table-cell table:number-columns-repeated="2" office:value-type="float" office:value="0.981748" calcext:value-type="float">
            <text:p>0.981748</text:p>
          </table:table-cell>
          <table:table-cell table:style-name="ce1" office:value-type="float" office:value="0.653645" calcext:value-type="float">
            <text:p>6.54E-01</text:p>
          </table:table-cell>
          <table:table-cell office:value-type="float" office:value="-0.890454" calcext:value-type="float">
            <text:p>-0.890454</text:p>
          </table:table-cell>
          <table:table-cell office:value-type="float" office:value="-9.53131" calcext:value-type="float">
            <text:p>-9.53131</text:p>
          </table:table-cell>
          <table:table-cell table:number-columns-repeated="22"/>
          <table:table-cell table:formula="of:=[.AT88]+1" office:value-type="date" office:date-value="2020-05-21" calcext:value-type="date">
            <text:p>21/05/20</text:p>
          </table:table-cell>
          <table:table-cell table:formula="of:=AVERAGE([.S86:.S92])" office:value-type="float" office:value="0.993210428571429" calcext:value-type="float">
            <text:p>0.993210428571429</text:p>
          </table:table-cell>
          <table:table-cell table:formula="of:=[.P89]" office:value-type="float" office:value="0.120193" calcext:value-type="float">
            <text:p>0.120193</text:p>
          </table:table-cell>
          <table:table-cell table:formula="of:=AVERAGE([.R86:.R92])" office:value-type="float" office:value="0.0215756428571429" calcext:value-type="float">
            <text:p>0.02</text:p>
          </table:table-cell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float" office:value="8889.21" calcext:value-type="float">
            <text:p>8889.21</text:p>
          </table:table-cell>
          <table:table-cell office:value-type="float" office:value="8918.55" calcext:value-type="float">
            <text:p>8918.55</text:p>
          </table:table-cell>
          <table:table-cell office:value-type="float" office:value="0.449727" calcext:value-type="float">
            <text:p>0.449727</text:p>
          </table:table-cell>
          <table:table-cell office:value-type="float" office:value="69.5466" calcext:value-type="float">
            <text:p>69.5466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office:value-type="float" office:value="308.422" calcext:value-type="float">
            <text:p>308.422</text:p>
          </table:table-cell>
          <table:table-cell office:value-type="float" office:value="313.58" calcext:value-type="float">
            <text:p>313.58</text:p>
          </table:table-cell>
          <table:table-cell office:value-type="float" office:value="-3.57812" calcext:value-type="float">
            <text:p>-3.57812</text:p>
          </table:table-cell>
          <table:table-cell office:value-type="float" office:value="1.57951" calcext:value-type="float">
            <text:p>1.57951</text:p>
          </table:table-cell>
          <table:table-cell office:value-type="float" office:value="0.128339" calcext:value-type="float">
            <text:p>0.128339</text:p>
          </table:table-cell>
          <table:table-cell office:value-type="float" office:value="0.112743" calcext:value-type="float">
            <text:p>0.112743</text:p>
          </table:table-cell>
          <table:table-cell office:value-type="float" office:value="0.0201908" calcext:value-type="float">
            <text:p>2.02E-02</text:p>
          </table:table-cell>
          <table:table-cell table:number-columns-repeated="2" office:value-type="float" office:value="0.997923" calcext:value-type="float">
            <text:p>0.997923</text:p>
          </table:table-cell>
          <table:table-cell table:style-name="ce1" office:value-type="float" office:value="0.636549" calcext:value-type="float">
            <text:p>6.37E-01</text:p>
          </table:table-cell>
          <table:table-cell office:value-type="float" office:value="-0.86117" calcext:value-type="float">
            <text:p>-0.86117</text:p>
          </table:table-cell>
          <table:table-cell office:value-type="float" office:value="-6.78111" calcext:value-type="float">
            <text:p>-6.78111</text:p>
          </table:table-cell>
          <table:table-cell table:number-columns-repeated="22"/>
          <table:table-cell table:formula="of:=[.AT89]+1" office:value-type="date" office:date-value="2020-05-22" calcext:value-type="date">
            <text:p>22/05/20</text:p>
          </table:table-cell>
          <table:table-cell table:formula="of:=AVERAGE([.S87:.S93])" office:value-type="float" office:value="0.995189428571428" calcext:value-type="float">
            <text:p>0.995189428571428</text:p>
          </table:table-cell>
          <table:table-cell table:formula="of:=[.P90]" office:value-type="float" office:value="0.128339" calcext:value-type="float">
            <text:p>0.128339</text:p>
          </table:table-cell>
          <table:table-cell table:formula="of:=AVERAGE([.R87:.R93])" office:value-type="float" office:value="0.0230894857142857" calcext:value-type="float">
            <text:p>0.02</text:p>
          </table:table-cell>
        </table:table-row>
        <table:table-row table:style-name="ro1">
          <table:table-cell office:value-type="float" office:value="8926" calcext:value-type="float">
            <text:p>8926</text:p>
          </table:table-cell>
          <table:table-cell office:value-type="float" office:value="8940.13" calcext:value-type="float">
            <text:p>8940.13</text:p>
          </table:table-cell>
          <table:table-cell office:value-type="float" office:value="8962.39" calcext:value-type="float">
            <text:p>8962.39</text:p>
          </table:table-cell>
          <table:table-cell office:value-type="float" office:value="0.160997" calcext:value-type="float">
            <text:p>0.160997</text:p>
          </table:table-cell>
          <table:table-cell office:value-type="float" office:value="36.3922" calcext:value-type="float">
            <text:p>36.3922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office:value-type="float" office:value="314.357" calcext:value-type="float">
            <text:p>314.357</text:p>
          </table:table-cell>
          <table:table-cell office:value-type="float" office:value="314.026" calcext:value-type="float">
            <text:p>314.026</text:p>
          </table:table-cell>
          <table:table-cell office:value-type="float" office:value="0.357351" calcext:value-type="float">
            <text:p>0.357351</text:p>
          </table:table-cell>
          <table:table-cell office:value-type="float" office:value="0.0260411" calcext:value-type="float">
            <text:p>0.0260411</text:p>
          </table:table-cell>
          <table:table-cell office:value-type="float" office:value="0.136815" calcext:value-type="float">
            <text:p>0.136815</text:p>
          </table:table-cell>
          <table:table-cell office:value-type="float" office:value="0.100856" calcext:value-type="float">
            <text:p>0.100856</text:p>
          </table:table-cell>
          <table:table-cell office:value-type="float" office:value="0.0190271" calcext:value-type="float">
            <text:p>1.90E-02</text:p>
          </table:table-cell>
          <table:table-cell table:number-columns-repeated="2" office:value-type="float" office:value="1.00594" calcext:value-type="float">
            <text:p>1.00594</text:p>
          </table:table-cell>
          <table:table-cell table:style-name="ce1" office:value-type="float" office:value="0.616535" calcext:value-type="float">
            <text:p>6.17E-01</text:p>
          </table:table-cell>
          <table:table-cell office:value-type="float" office:value="-0.851441" calcext:value-type="float">
            <text:p>-0.851441</text:p>
          </table:table-cell>
          <table:table-cell office:value-type="float" office:value="-7.09946" calcext:value-type="float">
            <text:p>-7.09946</text:p>
          </table:table-cell>
          <table:table-cell table:number-columns-repeated="22"/>
          <table:table-cell table:formula="of:=[.AT90]+1" office:value-type="date" office:date-value="2020-05-23" calcext:value-type="date">
            <text:p>23/05/20</text:p>
          </table:table-cell>
          <table:table-cell table:formula="of:=AVERAGE([.S88:.S94])" office:value-type="float" office:value="0.997499857142857" calcext:value-type="float">
            <text:p>0.997499857142857</text:p>
          </table:table-cell>
          <table:table-cell table:formula="of:=[.P91]" office:value-type="float" office:value="0.136815" calcext:value-type="float">
            <text:p>0.136815</text:p>
          </table:table-cell>
          <table:table-cell table:formula="of:=AVERAGE([.R88:.R94])" office:value-type="float" office:value="0.0248895142857143" calcext:value-type="float">
            <text:p>0.02</text:p>
          </table:table-cell>
        </table:table-row>
        <table:table-row table:style-name="ro1">
          <table:table-cell office:value-type="float" office:value="8991" calcext:value-type="float">
            <text:p>8991</text:p>
          </table:table-cell>
          <table:table-cell office:value-type="float" office:value="8988.17" calcext:value-type="float">
            <text:p>8988.17</text:p>
          </table:table-cell>
          <table:table-cell office:value-type="float" office:value="9000.99" calcext:value-type="float">
            <text:p>9000.99</text:p>
          </table:table-cell>
          <table:table-cell office:value-type="float" office:value="-0.0321158" calcext:value-type="float">
            <text:p>-0.0321158</text:p>
          </table:table-cell>
          <table:table-cell office:value-type="float" office:value="9.99361" calcext:value-type="float">
            <text:p>9.99361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316.298" calcext:value-type="float">
            <text:p>316.298</text:p>
          </table:table-cell>
          <table:table-cell office:value-type="float" office:value="315.491" calcext:value-type="float">
            <text:p>315.491</text:p>
          </table:table-cell>
          <table:table-cell office:value-type="float" office:value="1.29808" calcext:value-type="float">
            <text:p>1.29808</text:p>
          </table:table-cell>
          <table:table-cell office:value-type="float" office:value="0.490512" calcext:value-type="float">
            <text:p>0.490512</text:p>
          </table:table-cell>
          <table:table-cell office:value-type="float" office:value="0.145628" calcext:value-type="float">
            <text:p>0.145628</text:p>
          </table:table-cell>
          <table:table-cell office:value-type="float" office:value="0.103995" calcext:value-type="float">
            <text:p>0.103995</text:p>
          </table:table-cell>
          <table:table-cell office:value-type="float" office:value="0.0206504" calcext:value-type="float">
            <text:p>2.07E-02</text:p>
          </table:table-cell>
          <table:table-cell table:number-columns-repeated="2" office:value-type="float" office:value="1.00944" calcext:value-type="float">
            <text:p>1.00944</text:p>
          </table:table-cell>
          <table:table-cell table:style-name="ce1" office:value-type="float" office:value="0.597331" calcext:value-type="float">
            <text:p>5.97E-01</text:p>
          </table:table-cell>
          <table:table-cell office:value-type="float" office:value="-0.85301" calcext:value-type="float">
            <text:p>-0.85301</text:p>
          </table:table-cell>
          <table:table-cell office:value-type="float" office:value="-6.74132" calcext:value-type="float">
            <text:p>-6.74132</text:p>
          </table:table-cell>
          <table:table-cell table:number-columns-repeated="22"/>
          <table:table-cell table:formula="of:=[.AT91]+1" office:value-type="date" office:date-value="2020-05-24" calcext:value-type="date">
            <text:p>24/05/20</text:p>
          </table:table-cell>
          <table:table-cell table:formula="of:=AVERAGE([.S89:.S95])" office:value-type="float" office:value="1.00036442857143" calcext:value-type="float">
            <text:p>1.00036442857143</text:p>
          </table:table-cell>
          <table:table-cell table:formula="of:=[.P92]" office:value-type="float" office:value="0.145628" calcext:value-type="float">
            <text:p>0.145628</text:p>
          </table:table-cell>
          <table:table-cell table:formula="of:=AVERAGE([.R89:.R95])" office:value-type="float" office:value="0.0267662" calcext:value-type="float">
            <text:p>0.03</text:p>
          </table:table-cell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float" office:value="9040.17" calcext:value-type="float">
            <text:p>9040.17</text:p>
          </table:table-cell>
          <table:table-cell office:value-type="float" office:value="9050.24" calcext:value-type="float">
            <text:p>9050.24</text:p>
          </table:table-cell>
          <table:table-cell office:value-type="float" office:value="0.0245007" calcext:value-type="float">
            <text:p>0.0245007</text:p>
          </table:table-cell>
          <table:table-cell office:value-type="float" office:value="12.2369" calcext:value-type="float">
            <text:p>12.2369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float" office:value="317.244" calcext:value-type="float">
            <text:p>317.244</text:p>
          </table:table-cell>
          <table:table-cell office:value-type="float" office:value="314.026" calcext:value-type="float">
            <text:p>314.026</text:p>
          </table:table-cell>
          <table:table-cell office:value-type="float" office:value="0.243745" calcext:value-type="float">
            <text:p>0.243745</text:p>
          </table:table-cell>
          <table:table-cell office:value-type="float" office:value="-2.97414" calcext:value-type="float">
            <text:p>-2.97414</text:p>
          </table:table-cell>
          <table:table-cell office:value-type="float" office:value="0.154784" calcext:value-type="float">
            <text:p>0.154784</text:p>
          </table:table-cell>
          <table:table-cell office:value-type="float" office:value="0.140545" calcext:value-type="float">
            <text:p>0.140545</text:p>
          </table:table-cell>
          <table:table-cell office:value-type="float" office:value="0.0293494" calcext:value-type="float">
            <text:p>2.93E-02</text:p>
          </table:table-cell>
          <table:table-cell table:number-columns-repeated="2" office:value-type="float" office:value="1.00236" calcext:value-type="float">
            <text:p>1.00236</text:p>
          </table:table-cell>
          <table:table-cell table:style-name="ce1" office:value-type="float" office:value="0.579164" calcext:value-type="float">
            <text:p>5.79E-01</text:p>
          </table:table-cell>
          <table:table-cell office:value-type="float" office:value="-0.875149" calcext:value-type="float">
            <text:p>-0.875149</text:p>
          </table:table-cell>
          <table:table-cell office:value-type="float" office:value="-7.84589" calcext:value-type="float">
            <text:p>-7.84589</text:p>
          </table:table-cell>
          <table:table-cell table:number-columns-repeated="22"/>
          <table:table-cell table:formula="of:=[.AT92]+1" office:value-type="date" office:date-value="2020-05-25" calcext:value-type="date">
            <text:p>25/05/20</text:p>
          </table:table-cell>
          <table:table-cell table:formula="of:=AVERAGE([.S90:.S96])" office:value-type="float" office:value="1.003629" calcext:value-type="float">
            <text:p>1.003629</text:p>
          </table:table-cell>
          <table:table-cell table:formula="of:=[.P93]" office:value-type="float" office:value="0.154784" calcext:value-type="float">
            <text:p>0.154784</text:p>
          </table:table-cell>
          <table:table-cell table:formula="of:=AVERAGE([.R90:.R96])" office:value-type="float" office:value="0.0288749285714286" calcext:value-type="float">
            <text:p>0.03</text:p>
          </table:table-cell>
        </table:table-row>
        <table:table-row table:style-name="ro1">
          <table:table-cell office:value-type="float" office:value="9086" calcext:value-type="float">
            <text:p>9086</text:p>
          </table:table-cell>
          <table:table-cell office:value-type="float" office:value="9108.27" calcext:value-type="float">
            <text:p>9108.27</text:p>
          </table:table-cell>
          <table:table-cell office:value-type="float" office:value="9120.66" calcext:value-type="float">
            <text:p>9120.66</text:p>
          </table:table-cell>
          <table:table-cell office:value-type="float" office:value="0.249101" calcext:value-type="float">
            <text:p>0.249101</text:p>
          </table:table-cell>
          <table:table-cell office:value-type="float" office:value="34.6617" calcext:value-type="float">
            <text:p>34.6617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float" office:value="319.193" calcext:value-type="float">
            <text:p>319.193</text:p>
          </table:table-cell>
          <table:table-cell office:value-type="float" office:value="318.597" calcext:value-type="float">
            <text:p>318.597</text:p>
          </table:table-cell>
          <table:table-cell office:value-type="float" office:value="2.19253" calcext:value-type="float">
            <text:p>2.19253</text:p>
          </table:table-cell>
          <table:table-cell office:value-type="float" office:value="1.59696" calcext:value-type="float">
            <text:p>1.59696</text:p>
          </table:table-cell>
          <table:table-cell office:value-type="float" office:value="0.164287" calcext:value-type="float">
            <text:p>0.164287</text:p>
          </table:table-cell>
          <table:table-cell office:value-type="float" office:value="0.159536" calcext:value-type="float">
            <text:p>0.159536</text:p>
          </table:table-cell>
          <table:table-cell office:value-type="float" office:value="0.0350048" calcext:value-type="float">
            <text:p>3.50E-02</text:p>
          </table:table-cell>
          <table:table-cell table:number-columns-repeated="2" office:value-type="float" office:value="1.00052" calcext:value-type="float">
            <text:p>1.00052</text:p>
          </table:table-cell>
          <table:table-cell table:style-name="ce1" office:value-type="float" office:value="0.561731" calcext:value-type="float">
            <text:p>5.62E-01</text:p>
          </table:table-cell>
          <table:table-cell office:value-type="float" office:value="-0.883814" calcext:value-type="float">
            <text:p>-0.883814</text:p>
          </table:table-cell>
          <table:table-cell office:value-type="float" office:value="-7.97925" calcext:value-type="float">
            <text:p>-7.97925</text:p>
          </table:table-cell>
          <table:table-cell table:number-columns-repeated="22"/>
          <table:table-cell table:formula="of:=[.AT93]+1" office:value-type="date" office:date-value="2020-05-26" calcext:value-type="date">
            <text:p>26/05/20</text:p>
          </table:table-cell>
          <table:table-cell table:formula="of:=AVERAGE([.S91:.S97])" office:value-type="float" office:value="1.0068" calcext:value-type="float">
            <text:p>1.0068</text:p>
          </table:table-cell>
          <table:table-cell table:formula="of:=[.P94]" office:value-type="float" office:value="0.164287" calcext:value-type="float">
            <text:p>0.164287</text:p>
          </table:table-cell>
          <table:table-cell table:formula="of:=AVERAGE([.R91:.R97])" office:value-type="float" office:value="0.0304707857142857" calcext:value-type="float">
            <text:p>0.03</text:p>
          </table:table-cell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float" office:value="9180.53" calcext:value-type="float">
            <text:p>9180.53</text:p>
          </table:table-cell>
          <table:table-cell office:value-type="float" office:value="9197.83" calcext:value-type="float">
            <text:p>9197.83</text:p>
          </table:table-cell>
          <table:table-cell office:value-type="float" office:value="0.661222" calcext:value-type="float">
            <text:p>0.661222</text:p>
          </table:table-cell>
          <table:table-cell office:value-type="float" office:value="75.8303" calcext:value-type="float">
            <text:p>75.8303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float" office:value="319.142" calcext:value-type="float">
            <text:p>319.142</text:p>
          </table:table-cell>
          <table:table-cell office:value-type="float" office:value="320.193" calcext:value-type="float">
            <text:p>320.193</text:p>
          </table:table-cell>
          <table:table-cell office:value-type="float" office:value="2.14238" calcext:value-type="float">
            <text:p>2.14238</text:p>
          </table:table-cell>
          <table:table-cell office:value-type="float" office:value="3.1926" calcext:value-type="float">
            <text:p>3.1926</text:p>
          </table:table-cell>
          <table:table-cell office:value-type="float" office:value="0.174144" calcext:value-type="float">
            <text:p>0.174144</text:p>
          </table:table-cell>
          <table:table-cell office:value-type="float" office:value="0.158968" calcext:value-type="float">
            <text:p>0.158968</text:p>
          </table:table-cell>
          <table:table-cell office:value-type="float" office:value="0.0366154" calcext:value-type="float">
            <text:p>3.66E-02</text:p>
          </table:table-cell>
          <table:table-cell table:number-columns-repeated="2" office:value-type="float" office:value="1.00462" calcext:value-type="float">
            <text:p>1.00462</text:p>
          </table:table-cell>
          <table:table-cell table:style-name="ce1" office:value-type="float" office:value="0.545506" calcext:value-type="float">
            <text:p>5.46E-01</text:p>
          </table:table-cell>
          <table:table-cell office:value-type="float" office:value="-0.882224" calcext:value-type="float">
            <text:p>-0.882224</text:p>
          </table:table-cell>
          <table:table-cell office:value-type="float" office:value="-7.01038" calcext:value-type="float">
            <text:p>-7.01038</text:p>
          </table:table-cell>
          <table:table-cell table:number-columns-repeated="22"/>
          <table:table-cell table:formula="of:=[.AT94]+1" office:value-type="date" office:date-value="2020-05-27" calcext:value-type="date">
            <text:p>27/05/20</text:p>
          </table:table-cell>
          <table:table-cell table:formula="of:=AVERAGE([.S92:.S98])" office:value-type="float" office:value="1.00944428571429" calcext:value-type="float">
            <text:p>1.00944428571429</text:p>
          </table:table-cell>
          <table:table-cell table:formula="of:=[.P95]" office:value-type="float" office:value="0.174144" calcext:value-type="float">
            <text:p>0.174144</text:p>
          </table:table-cell>
          <table:table-cell table:formula="of:=AVERAGE([.R92:.R98])" office:value-type="float" office:value="0.0319654285714286" calcext:value-type="float">
            <text:p>0.03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float" office:value="9247.34" calcext:value-type="float">
            <text:p>9247.34</text:p>
          </table:table-cell>
          <table:table-cell office:value-type="float" office:value="9269.68" calcext:value-type="float">
            <text:p>9269.68</text:p>
          </table:table-cell>
          <table:table-cell office:value-type="float" office:value="0.820027" calcext:value-type="float">
            <text:p>0.820027</text:p>
          </table:table-cell>
          <table:table-cell office:value-type="float" office:value="93.6786" calcext:value-type="float">
            <text:p>93.6786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float" office:value="319.092" calcext:value-type="float">
            <text:p>319.092</text:p>
          </table:table-cell>
          <table:table-cell office:value-type="float" office:value="321.788" calcext:value-type="float">
            <text:p>321.788</text:p>
          </table:table-cell>
          <table:table-cell office:value-type="float" office:value="0.0916911" calcext:value-type="float">
            <text:p>0.0916911</text:p>
          </table:table-cell>
          <table:table-cell office:value-type="float" office:value="2.78844" calcext:value-type="float">
            <text:p>2.78844</text:p>
          </table:table-cell>
          <table:table-cell office:value-type="float" office:value="0.184361" calcext:value-type="float">
            <text:p>0.184361</text:p>
          </table:table-cell>
          <table:table-cell office:value-type="float" office:value="0.170915" calcext:value-type="float">
            <text:p>0.170915</text:p>
          </table:table-cell>
          <table:table-cell office:value-type="float" office:value="0.0412866" calcext:value-type="float">
            <text:p>4.13E-02</text:p>
          </table:table-cell>
          <table:table-cell table:number-columns-repeated="2" office:value-type="float" office:value="1.0046" calcext:value-type="float">
            <text:p>1.0046</text:p>
          </table:table-cell>
          <table:table-cell table:style-name="ce1" office:value-type="float" office:value="0.529847" calcext:value-type="float">
            <text:p>5.30E-01</text:p>
          </table:table-cell>
          <table:table-cell office:value-type="float" office:value="-0.886472" calcext:value-type="float">
            <text:p>-0.886472</text:p>
          </table:table-cell>
          <table:table-cell office:value-type="float" office:value="-8.1537" calcext:value-type="float">
            <text:p>-8.1537</text:p>
          </table:table-cell>
          <table:table-cell table:number-columns-repeated="22"/>
          <table:table-cell table:formula="of:=[.AT95]+1" office:value-type="date" office:date-value="2020-05-28" calcext:value-type="date">
            <text:p>28/05/20</text:p>
          </table:table-cell>
          <table:table-cell table:formula="of:=AVERAGE([.S93:.S99])" office:value-type="float" office:value="1.01134285714286" calcext:value-type="float">
            <text:p>1.01134285714286</text:p>
          </table:table-cell>
          <table:table-cell table:formula="of:=[.P96]" office:value-type="float" office:value="0.184361" calcext:value-type="float">
            <text:p>0.184361</text:p>
          </table:table-cell>
          <table:table-cell table:formula="of:=AVERAGE([.R93:.R99])" office:value-type="float" office:value="0.0335770142857143" calcext:value-type="float">
            <text:p>0.03</text:p>
          </table:table-cell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float" office:value="9318.2" calcext:value-type="float">
            <text:p>9318.2</text:p>
          </table:table-cell>
          <table:table-cell office:value-type="float" office:value="9348.82" calcext:value-type="float">
            <text:p>9348.82</text:p>
          </table:table-cell>
          <table:table-cell office:value-type="float" office:value="1.00349" calcext:value-type="float">
            <text:p>1.00349</text:p>
          </table:table-cell>
          <table:table-cell office:value-type="float" office:value="116.818" calcext:value-type="float">
            <text:p>116.818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float" office:value="321.043" calcext:value-type="float">
            <text:p>321.043</text:p>
          </table:table-cell>
          <table:table-cell office:value-type="float" office:value="327.406" calcext:value-type="float">
            <text:p>327.406</text:p>
          </table:table-cell>
          <table:table-cell office:value-type="float" office:value="2.04251" calcext:value-type="float">
            <text:p>2.04251</text:p>
          </table:table-cell>
          <table:table-cell office:value-type="float" office:value="8.40602" calcext:value-type="float">
            <text:p>8.40602</text:p>
          </table:table-cell>
          <table:table-cell office:value-type="float" office:value="0.186156" calcext:value-type="float">
            <text:p>0.186156</text:p>
          </table:table-cell>
          <table:table-cell office:value-type="float" office:value="0.123914" calcext:value-type="float">
            <text:p>0.123914</text:p>
          </table:table-cell>
          <table:table-cell office:value-type="float" office:value="0.0313618" calcext:value-type="float">
            <text:p>3.14E-02</text:p>
          </table:table-cell>
          <table:table-cell table:number-columns-repeated="2" office:value-type="float" office:value="1.02012" calcext:value-type="float">
            <text:p>1.02012</text:p>
          </table:table-cell>
          <table:table-cell table:style-name="ce1" office:value-type="float" office:value="0.526834" calcext:value-type="float">
            <text:p>5.27E-01</text:p>
          </table:table-cell>
          <table:table-cell office:value-type="float" office:value="-0.861932" calcext:value-type="float">
            <text:p>-0.861932</text:p>
          </table:table-cell>
          <table:table-cell office:value-type="float" office:value="-8.31083" calcext:value-type="float">
            <text:p>-8.31083</text:p>
          </table:table-cell>
          <table:table-cell table:number-columns-repeated="22"/>
          <table:table-cell table:formula="of:=[.AT96]+1" office:value-type="date" office:date-value="2020-05-29" calcext:value-type="date">
            <text:p>29/05/20</text:p>
          </table:table-cell>
          <table:table-cell table:formula="of:=AVERAGE([.S94:.S100])" office:value-type="float" office:value="1.01194571428571" calcext:value-type="float">
            <text:p>1.01194571428571</text:p>
          </table:table-cell>
          <table:table-cell table:formula="of:=[.P97]" office:value-type="float" office:value="0.186156" calcext:value-type="float">
            <text:p>0.186156</text:p>
          </table:table-cell>
          <table:table-cell table:formula="of:=AVERAGE([.R94:.R100])" office:value-type="float" office:value="0.0358516" calcext:value-type="float">
            <text:p>0.04</text:p>
          </table:table-cell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9367.11" calcext:value-type="float">
            <text:p>9367.11</text:p>
          </table:table-cell>
          <table:table-cell office:value-type="float" office:value="9411.79" calcext:value-type="float">
            <text:p>9411.79</text:p>
          </table:table-cell>
          <table:table-cell office:value-type="float" office:value="1.19982" calcext:value-type="float">
            <text:p>1.19982</text:p>
          </table:table-cell>
          <table:table-cell office:value-type="float" office:value="145.789" calcext:value-type="float">
            <text:p>145.789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float" office:value="320.994" calcext:value-type="float">
            <text:p>320.994</text:p>
          </table:table-cell>
          <table:table-cell office:value-type="float" office:value="329.06" calcext:value-type="float">
            <text:p>329.06</text:p>
          </table:table-cell>
          <table:table-cell office:value-type="float" office:value="1.99381" calcext:value-type="float">
            <text:p>1.99381</text:p>
          </table:table-cell>
          <table:table-cell office:value-type="float" office:value="10.0599" calcext:value-type="float">
            <text:p>10.0599</text:p>
          </table:table-cell>
          <table:table-cell office:value-type="float" office:value="0.187952" calcext:value-type="float">
            <text:p>0.187952</text:p>
          </table:table-cell>
          <table:table-cell office:value-type="float" office:value="0.111319" calcext:value-type="float">
            <text:p>0.111319</text:p>
          </table:table-cell>
          <table:table-cell office:value-type="float" office:value="0.0294896" calcext:value-type="float">
            <text:p>2.95E-02</text:p>
          </table:table-cell>
          <table:table-cell table:number-columns-repeated="2" office:value-type="float" office:value="1.02445" calcext:value-type="float">
            <text:p>1.02445</text:p>
          </table:table-cell>
          <table:table-cell table:style-name="ce1" office:value-type="float" office:value="0.523679" calcext:value-type="float">
            <text:p>5.24E-01</text:p>
          </table:table-cell>
          <table:table-cell office:value-type="float" office:value="-0.853734" calcext:value-type="float">
            <text:p>-0.853734</text:p>
          </table:table-cell>
          <table:table-cell office:value-type="float" office:value="-7.61034" calcext:value-type="float">
            <text:p>-7.61034</text:p>
          </table:table-cell>
          <table:table-cell table:number-columns-repeated="22"/>
          <table:table-cell table:formula="of:=[.AT97]+1" office:value-type="date" office:date-value="2020-05-30" calcext:value-type="date">
            <text:p>30/05/20</text:p>
          </table:table-cell>
          <table:table-cell table:formula="of:=AVERAGE([.S95:.S101])" office:value-type="float" office:value="1.01148785714286" calcext:value-type="float">
            <text:p>1.01148785714286</text:p>
          </table:table-cell>
          <table:table-cell table:formula="of:=[.P98]" office:value-type="float" office:value="0.187952" calcext:value-type="float">
            <text:p>0.187952</text:p>
          </table:table-cell>
          <table:table-cell table:formula="of:=AVERAGE([.R95:.R101])" office:value-type="float" office:value="0.0385444714285714" calcext:value-type="float">
            <text:p>0.04</text:p>
          </table:table-cell>
        </table:table-row>
        <table:table-row table:style-name="ro1">
          <table:table-cell office:value-type="float" office:value="9304" calcext:value-type="float">
            <text:p>9304</text:p>
          </table:table-cell>
          <table:table-cell office:value-type="float" office:value="9409.83" calcext:value-type="float">
            <text:p>9409.83</text:p>
          </table:table-cell>
          <table:table-cell office:value-type="float" office:value="9474.13" calcext:value-type="float">
            <text:p>9474.13</text:p>
          </table:table-cell>
          <table:table-cell office:value-type="float" office:value="1.25176" calcext:value-type="float">
            <text:p>1.25176</text:p>
          </table:table-cell>
          <table:table-cell office:value-type="float" office:value="170.128" calcext:value-type="float">
            <text:p>170.128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office:value-type="float" office:value="320.946" calcext:value-type="float">
            <text:p>320.946</text:p>
          </table:table-cell>
          <table:table-cell office:value-type="float" office:value="329.748" calcext:value-type="float">
            <text:p>329.748</text:p>
          </table:table-cell>
          <table:table-cell office:value-type="float" office:value="0.94591" calcext:value-type="float">
            <text:p>0.94591</text:p>
          </table:table-cell>
          <table:table-cell office:value-type="float" office:value="9.74778" calcext:value-type="float">
            <text:p>9.74778</text:p>
          </table:table-cell>
          <table:table-cell office:value-type="float" office:value="0.189747" calcext:value-type="float">
            <text:p>0.189747</text:p>
          </table:table-cell>
          <table:table-cell office:value-type="float" office:value="0.115276" calcext:value-type="float">
            <text:p>0.115276</text:p>
          </table:table-cell>
          <table:table-cell office:value-type="float" office:value="0.0319315" calcext:value-type="float">
            <text:p>3.19E-02</text:p>
          </table:table-cell>
          <table:table-cell table:number-columns-repeated="2" office:value-type="float" office:value="1.02273" calcext:value-type="float">
            <text:p>1.02273</text:p>
          </table:table-cell>
          <table:table-cell table:style-name="ce1" office:value-type="float" office:value="0.521186" calcext:value-type="float">
            <text:p>5.21E-01</text:p>
          </table:table-cell>
          <table:table-cell office:value-type="float" office:value="-0.855045" calcext:value-type="float">
            <text:p>-0.855045</text:p>
          </table:table-cell>
          <table:table-cell office:value-type="float" office:value="-7.76598" calcext:value-type="float">
            <text:p>-7.76598</text:p>
          </table:table-cell>
          <table:table-cell table:number-columns-repeated="22"/>
          <table:table-cell table:formula="of:=[.AT98]+1" office:value-type="date" office:date-value="2020-05-31" calcext:value-type="date">
            <text:p>31/05/20</text:p>
          </table:table-cell>
          <table:table-cell table:formula="of:=AVERAGE([.S96:.S102])" office:value-type="float" office:value="1.01028114285714" calcext:value-type="float">
            <text:p>1.01028114285714</text:p>
          </table:table-cell>
          <table:table-cell table:formula="of:=[.P99]" office:value-type="float" office:value="0.189747" calcext:value-type="float">
            <text:p>0.189747</text:p>
          </table:table-cell>
          <table:table-cell table:formula="of:=AVERAGE([.R96:.R102])" office:value-type="float" office:value="0.0413392285714286" calcext:value-type="float">
            <text:p>0.04</text:p>
          </table:table-cell>
        </table:table-row>
        <table:table-row table:style-name="ro1">
          <table:table-cell office:value-type="float" office:value="9338" calcext:value-type="float">
            <text:p>9338</text:p>
          </table:table-cell>
          <table:table-cell office:value-type="float" office:value="9456.17" calcext:value-type="float">
            <text:p>9456.17</text:p>
          </table:table-cell>
          <table:table-cell office:value-type="float" office:value="9540.65" calcext:value-type="float">
            <text:p>9540.65</text:p>
          </table:table-cell>
          <table:table-cell office:value-type="float" office:value="1.3845" calcext:value-type="float">
            <text:p>1.3845</text:p>
          </table:table-cell>
          <table:table-cell office:value-type="float" office:value="202.649" calcext:value-type="float">
            <text:p>202.649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office:value-type="float" office:value="321.901" calcext:value-type="float">
            <text:p>321.901</text:p>
          </table:table-cell>
          <table:table-cell office:value-type="float" office:value="331.456" calcext:value-type="float">
            <text:p>331.456</text:p>
          </table:table-cell>
          <table:table-cell office:value-type="float" office:value="0.900606" calcext:value-type="float">
            <text:p>0.900606</text:p>
          </table:table-cell>
          <table:table-cell office:value-type="float" office:value="10.456" calcext:value-type="float">
            <text:p>10.456</text:p>
          </table:table-cell>
          <table:table-cell office:value-type="float" office:value="0.191543" calcext:value-type="float">
            <text:p>0.191543</text:p>
          </table:table-cell>
          <table:table-cell office:value-type="float" office:value="0.156467" calcext:value-type="float">
            <text:p>0.156467</text:p>
          </table:table-cell>
          <table:table-cell office:value-type="float" office:value="0.0452715" calcext:value-type="float">
            <text:p>4.53E-02</text:p>
          </table:table-cell>
          <table:table-cell table:number-columns-repeated="2" office:value-type="float" office:value="1.00658" calcext:value-type="float">
            <text:p>1.00658</text:p>
          </table:table-cell>
          <table:table-cell table:style-name="ce1" office:value-type="float" office:value="0.519615" calcext:value-type="float">
            <text:p>5.20E-01</text:p>
          </table:table-cell>
          <table:table-cell office:value-type="float" office:value="-0.875083" calcext:value-type="float">
            <text:p>-0.875083</text:p>
          </table:table-cell>
          <table:table-cell office:value-type="float" office:value="-7.57762" calcext:value-type="float">
            <text:p>-7.57762</text:p>
          </table:table-cell>
          <table:table-cell table:number-columns-repeated="22"/>
          <table:table-cell table:formula="of:=[.AT99]+1" office:value-type="date" office:date-value="2020-06-01" calcext:value-type="date">
            <text:p>01/06/20</text:p>
          </table:table-cell>
          <table:table-cell table:formula="of:=AVERAGE([.S97:.S103])" office:value-type="float" office:value="1.008091" calcext:value-type="float">
            <text:p>1.008091</text:p>
          </table:table-cell>
          <table:table-cell table:formula="of:=[.P100]" office:value-type="float" office:value="0.191543" calcext:value-type="float">
            <text:p>0.191543</text:p>
          </table:table-cell>
          <table:table-cell table:formula="of:=AVERAGE([.R97:.R103])" office:value-type="float" office:value="0.0444643571428571" calcext:value-type="float">
            <text:p>0.0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9519.83" calcext:value-type="float">
            <text:p>9519.83</text:p>
          </table:table-cell>
          <table:table-cell office:value-type="float" office:value="9623.03" calcext:value-type="float">
            <text:p>9623.03</text:p>
          </table:table-cell>
          <table:table-cell office:value-type="float" office:value="1.38972" calcext:value-type="float">
            <text:p>1.38972</text:p>
          </table:table-cell>
          <table:table-cell office:value-type="float" office:value="223.035" calcext:value-type="float">
            <text:p>223.035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office:value-type="float" office:value="322.857" calcext:value-type="float">
            <text:p>322.857</text:p>
          </table:table-cell>
          <table:table-cell office:value-type="float" office:value="331.169" calcext:value-type="float">
            <text:p>331.169</text:p>
          </table:table-cell>
          <table:table-cell office:value-type="float" office:value="-0.142939" calcext:value-type="float">
            <text:p>-0.142939</text:p>
          </table:table-cell>
          <table:table-cell office:value-type="float" office:value="8.16892" calcext:value-type="float">
            <text:p>8.16892</text:p>
          </table:table-cell>
          <table:table-cell office:value-type="float" office:value="0.193338" calcext:value-type="float">
            <text:p>0.193338</text:p>
          </table:table-cell>
          <table:table-cell office:value-type="float" office:value="0.178386" calcext:value-type="float">
            <text:p>0.178386</text:p>
          </table:table-cell>
          <table:table-cell office:value-type="float" office:value="0.0538549" calcext:value-type="float">
            <text:p>5.39E-02</text:p>
          </table:table-cell>
          <table:table-cell table:number-columns-repeated="2" office:value-type="float" office:value="0.997315" calcext:value-type="float">
            <text:p>0.997315</text:p>
          </table:table-cell>
          <table:table-cell table:style-name="ce1" office:value-type="float" office:value="0.517204" calcext:value-type="float">
            <text:p>5.17E-01</text:p>
          </table:table-cell>
          <table:table-cell office:value-type="float" office:value="-0.883391" calcext:value-type="float">
            <text:p>-0.883391</text:p>
          </table:table-cell>
          <table:table-cell office:value-type="float" office:value="-7.57845" calcext:value-type="float">
            <text:p>-7.57845</text:p>
          </table:table-cell>
          <table:table-cell table:number-columns-repeated="22"/>
          <table:table-cell table:formula="of:=[.AT100]+1" office:value-type="date" office:date-value="2020-06-02" calcext:value-type="date">
            <text:p>02/06/20</text:p>
          </table:table-cell>
          <table:table-cell table:formula="of:=AVERAGE([.S98:.S104])" office:value-type="float" office:value="1.00778385714286" calcext:value-type="float">
            <text:p>1.00778385714286</text:p>
          </table:table-cell>
          <table:table-cell table:formula="of:=[.P101]" office:value-type="float" office:value="0.193338" calcext:value-type="float">
            <text:p>0.193338</text:p>
          </table:table-cell>
          <table:table-cell table:formula="of:=AVERAGE([.R98:.R104])" office:value-type="float" office:value="0.0468173285714286" calcext:value-type="float">
            <text:p>0.05</text:p>
          </table:table-cell>
        </table:table-row>
        <table:table-row table:style-name="ro1">
          <table:table-cell office:value-type="float" office:value="9474" calcext:value-type="float">
            <text:p>9474</text:p>
          </table:table-cell>
          <table:table-cell office:value-type="float" office:value="9593.96" calcext:value-type="float">
            <text:p>9593.96</text:p>
          </table:table-cell>
          <table:table-cell office:value-type="float" office:value="9710.65" calcext:value-type="float">
            <text:p>9710.65</text:p>
          </table:table-cell>
          <table:table-cell office:value-type="float" office:value="1.3993" calcext:value-type="float">
            <text:p>1.3993</text:p>
          </table:table-cell>
          <table:table-cell office:value-type="float" office:value="236.646" calcext:value-type="float">
            <text:p>236.646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office:value-type="float" office:value="324.816" calcext:value-type="float">
            <text:p>324.816</text:p>
          </table:table-cell>
          <table:table-cell office:value-type="float" office:value="330.874" calcext:value-type="float">
            <text:p>330.874</text:p>
          </table:table-cell>
          <table:table-cell office:value-type="float" office:value="-0.18382" calcext:value-type="float">
            <text:p>-0.18382</text:p>
          </table:table-cell>
          <table:table-cell office:value-type="float" office:value="5.87436" calcext:value-type="float">
            <text:p>5.87436</text:p>
          </table:table-cell>
          <table:table-cell office:value-type="float" office:value="0.195134" calcext:value-type="float">
            <text:p>0.195134</text:p>
          </table:table-cell>
          <table:table-cell office:value-type="float" office:value="0.178531" calcext:value-type="float">
            <text:p>0.178531</text:p>
          </table:table-cell>
          <table:table-cell office:value-type="float" office:value="0.0561787" calcext:value-type="float">
            <text:p>5.62E-02</text:p>
          </table:table-cell>
          <table:table-cell table:number-columns-repeated="2" office:value-type="float" office:value="0.996173" calcext:value-type="float">
            <text:p>0.996173</text:p>
          </table:table-cell>
          <table:table-cell table:style-name="ce1" office:value-type="float" office:value="0.514763" calcext:value-type="float">
            <text:p>5.15E-01</text:p>
          </table:table-cell>
          <table:table-cell office:value-type="float" office:value="-0.882089" calcext:value-type="float">
            <text:p>-0.882089</text:p>
          </table:table-cell>
          <table:table-cell office:value-type="float" office:value="-8.04314" calcext:value-type="float">
            <text:p>-8.04314</text:p>
          </table:table-cell>
          <table:table-cell table:number-columns-repeated="22"/>
          <table:table-cell table:formula="of:=[.AT101]+1" office:value-type="date" office:date-value="2020-06-03" calcext:value-type="date">
            <text:p>03/06/20</text:p>
          </table:table-cell>
          <table:table-cell table:formula="of:=AVERAGE([.S99:.S105])" office:value-type="float" office:value="1.00874814285714" calcext:value-type="float">
            <text:p>1.00874814285714</text:p>
          </table:table-cell>
          <table:table-cell table:formula="of:=[.P102]" office:value-type="float" office:value="0.195134" calcext:value-type="float">
            <text:p>0.195134</text:p>
          </table:table-cell>
          <table:table-cell table:formula="of:=AVERAGE([.R99:.R105])" office:value-type="float" office:value="0.0490092" calcext:value-type="float">
            <text:p>0.05</text:p>
          </table:table-cell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9667.55" calcext:value-type="float">
            <text:p>9667.55</text:p>
          </table:table-cell>
          <table:table-cell office:value-type="float" office:value="9798.5" calcext:value-type="float">
            <text:p>9798.5</text:p>
          </table:table-cell>
          <table:table-cell office:value-type="float" office:value="1.62638" calcext:value-type="float">
            <text:p>1.62638</text:p>
          </table:table-cell>
          <table:table-cell office:value-type="float" office:value="268.503" calcext:value-type="float">
            <text:p>268.503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office:value-type="float" office:value="326.777" calcext:value-type="float">
            <text:p>326.777</text:p>
          </table:table-cell>
          <table:table-cell office:value-type="float" office:value="332.59" calcext:value-type="float">
            <text:p>332.59</text:p>
          </table:table-cell>
          <table:table-cell office:value-type="float" office:value="0.77735" calcext:value-type="float">
            <text:p>0.77735</text:p>
          </table:table-cell>
          <table:table-cell office:value-type="float" office:value="6.5901" calcext:value-type="float">
            <text:p>6.5901</text:p>
          </table:table-cell>
          <table:table-cell office:value-type="float" office:value="0.196929" calcext:value-type="float">
            <text:p>0.196929</text:p>
          </table:table-cell>
          <table:table-cell office:value-type="float" office:value="0.192791" calcext:value-type="float">
            <text:p>0.192791</text:p>
          </table:table-cell>
          <table:table-cell office:value-type="float" office:value="0.0631625" calcext:value-type="float">
            <text:p>6.32E-02</text:p>
          </table:table-cell>
          <table:table-cell table:number-columns-repeated="2" office:value-type="float" office:value="0.989269" calcext:value-type="float">
            <text:p>0.989269</text:p>
          </table:table-cell>
          <table:table-cell table:style-name="ce1" office:value-type="float" office:value="0.51234" calcext:value-type="float">
            <text:p>5.12E-01</text:p>
          </table:table-cell>
          <table:table-cell office:value-type="float" office:value="-0.886346" calcext:value-type="float">
            <text:p>-0.886346</text:p>
          </table:table-cell>
          <table:table-cell office:value-type="float" office:value="-8.91876" calcext:value-type="float">
            <text:p>-8.91876</text:p>
          </table:table-cell>
          <table:table-cell table:number-columns-repeated="22"/>
          <table:table-cell table:formula="of:=[.AT102]+1" office:value-type="date" office:date-value="2020-06-04" calcext:value-type="date">
            <text:p>04/06/20</text:p>
          </table:table-cell>
          <table:table-cell table:formula="of:=AVERAGE([.S100:.S106])" office:value-type="float" office:value="1.01066957142857" calcext:value-type="float">
            <text:p>1.01066957142857</text:p>
          </table:table-cell>
          <table:table-cell table:formula="of:=[.P103]" office:value-type="float" office:value="0.196929" calcext:value-type="float">
            <text:p>0.196929</text:p>
          </table:table-cell>
          <table:table-cell table:formula="of:=AVERAGE([.R100:.R106])" office:value-type="float" office:value="0.0513590714285714" calcext:value-type="float">
            <text:p>0.05</text:p>
          </table:table-cell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float" office:value="9741.87" calcext:value-type="float">
            <text:p>9741.87</text:p>
          </table:table-cell>
          <table:table-cell office:value-type="float" office:value="9888.41" calcext:value-type="float">
            <text:p>9888.41</text:p>
          </table:table-cell>
          <table:table-cell office:value-type="float" office:value="2.11524" calcext:value-type="float">
            <text:p>2.11524</text:p>
          </table:table-cell>
          <table:table-cell office:value-type="float" office:value="323.411" calcext:value-type="float">
            <text:p>323.411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float" office:value="327.738" calcext:value-type="float">
            <text:p>327.738</text:p>
          </table:table-cell>
          <table:table-cell office:value-type="float" office:value="332.307" calcext:value-type="float">
            <text:p>332.307</text:p>
          </table:table-cell>
          <table:table-cell office:value-type="float" office:value="0.738228" calcext:value-type="float">
            <text:p>0.738228</text:p>
          </table:table-cell>
          <table:table-cell office:value-type="float" office:value="5.30749" calcext:value-type="float">
            <text:p>5.30749</text:p>
          </table:table-cell>
          <table:table-cell office:value-type="float" office:value="0.214368" calcext:value-type="float">
            <text:p>0.214368</text:p>
          </table:table-cell>
          <table:table-cell office:value-type="float" office:value="0.140384" calcext:value-type="float">
            <text:p>0.140384</text:p>
          </table:table-cell>
          <table:table-cell office:value-type="float" office:value="0.0478326" calcext:value-type="float">
            <text:p>4.78E-02</text:p>
          </table:table-cell>
          <table:table-cell table:number-columns-repeated="2" office:value-type="float" office:value="1.01797" calcext:value-type="float">
            <text:p>1.01797</text:p>
          </table:table-cell>
          <table:table-cell table:style-name="ce1" office:value-type="float" office:value="0.489582" calcext:value-type="float">
            <text:p>4.90E-01</text:p>
          </table:table-cell>
          <table:table-cell office:value-type="float" office:value="-0.863214" calcext:value-type="float">
            <text:p>-0.863214</text:p>
          </table:table-cell>
          <table:table-cell office:value-type="float" office:value="-9.82097" calcext:value-type="float">
            <text:p>-9.82097</text:p>
          </table:table-cell>
          <table:table-cell table:number-columns-repeated="22"/>
          <table:table-cell table:formula="of:=[.AT103]+1" office:value-type="date" office:date-value="2020-06-05" calcext:value-type="date">
            <text:p>05/06/20</text:p>
          </table:table-cell>
          <table:table-cell table:formula="of:=AVERAGE([.S101:.S107])" office:value-type="float" office:value="1.01277671428571" calcext:value-type="float">
            <text:p>1.01277671428571</text:p>
          </table:table-cell>
          <table:table-cell table:formula="of:=[.P104]" office:value-type="float" office:value="0.214368" calcext:value-type="float">
            <text:p>0.214368</text:p>
          </table:table-cell>
          <table:table-cell table:formula="of:=AVERAGE([.R101:.R107])" office:value-type="float" office:value="0.0546557571428571" calcext:value-type="float">
            <text:p>0.05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float" office:value="9785.76" calcext:value-type="float">
            <text:p>9785.76</text:p>
          </table:table-cell>
          <table:table-cell office:value-type="float" office:value="9952.59" calcext:value-type="float">
            <text:p>9952.59</text:p>
          </table:table-cell>
          <table:table-cell office:value-type="float" office:value="2.23994" calcext:value-type="float">
            <text:p>2.23994</text:p>
          </table:table-cell>
          <table:table-cell office:value-type="float" office:value="349.59" calcext:value-type="float">
            <text:p>349.59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float" office:value="328.696" calcext:value-type="float">
            <text:p>328.696</text:p>
          </table:table-cell>
          <table:table-cell office:value-type="float" office:value="332.03" calcext:value-type="float">
            <text:p>332.03</text:p>
          </table:table-cell>
          <table:table-cell office:value-type="float" office:value="1.69608" calcext:value-type="float">
            <text:p>1.69608</text:p>
          </table:table-cell>
          <table:table-cell office:value-type="float" office:value="5.02968" calcext:value-type="float">
            <text:p>5.02968</text:p>
          </table:table-cell>
          <table:table-cell office:value-type="float" office:value="0.232604" calcext:value-type="float">
            <text:p>0.232604</text:p>
          </table:table-cell>
          <table:table-cell office:value-type="float" office:value="0.126662" calcext:value-type="float">
            <text:p>0.126662</text:p>
          </table:table-cell>
          <table:table-cell office:value-type="float" office:value="0.0448327" calcext:value-type="float">
            <text:p>4.48E-02</text:p>
          </table:table-cell>
          <table:table-cell table:number-columns-repeated="2" office:value-type="float" office:value="1.0312" calcext:value-type="float">
            <text:p>1.0312</text:p>
          </table:table-cell>
          <table:table-cell table:style-name="ce1" office:value-type="float" office:value="0.468495" calcext:value-type="float">
            <text:p>4.68E-01</text:p>
          </table:table-cell>
          <table:table-cell office:value-type="float" office:value="-0.856669" calcext:value-type="float">
            <text:p>-0.856669</text:p>
          </table:table-cell>
          <table:table-cell office:value-type="float" office:value="-9.15342" calcext:value-type="float">
            <text:p>-9.15342</text:p>
          </table:table-cell>
          <table:table-cell table:number-columns-repeated="22"/>
          <table:table-cell table:formula="of:=[.AT104]+1" office:value-type="date" office:date-value="2020-06-06" calcext:value-type="date">
            <text:p>06/06/20</text:p>
          </table:table-cell>
          <table:table-cell table:formula="of:=AVERAGE([.S102:.S108])" office:value-type="float" office:value="1.01543171428571" calcext:value-type="float">
            <text:p>1.01543171428571</text:p>
          </table:table-cell>
          <table:table-cell table:formula="of:=[.P105]" office:value-type="float" office:value="0.232604" calcext:value-type="float">
            <text:p>0.232604</text:p>
          </table:table-cell>
          <table:table-cell table:formula="of:=AVERAGE([.R102:.R108])" office:value-type="float" office:value="0.0585340428571429" calcext:value-type="float">
            <text:p>0.06</text:p>
          </table:table-cell>
        </table:table-row>
        <table:table-row table:style-name="ro1">
          <table:table-cell office:value-type="float" office:value="9664" calcext:value-type="float">
            <text:p>9664</text:p>
          </table:table-cell>
          <table:table-cell office:value-type="float" office:value="9821.24" calcext:value-type="float">
            <text:p>9821.24</text:p>
          </table:table-cell>
          <table:table-cell office:value-type="float" office:value="10012.6" calcext:value-type="float">
            <text:p>10012.6</text:p>
          </table:table-cell>
          <table:table-cell office:value-type="float" office:value="1.93505" calcext:value-type="float">
            <text:p>1.93505</text:p>
          </table:table-cell>
          <table:table-cell office:value-type="float" office:value="348.59" calcext:value-type="float">
            <text:p>348.59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float" office:value="328.654" calcext:value-type="float">
            <text:p>328.654</text:p>
          </table:table-cell>
          <table:table-cell office:value-type="float" office:value="332.771" calcext:value-type="float">
            <text:p>332.771</text:p>
          </table:table-cell>
          <table:table-cell office:value-type="float" office:value="1.65425" calcext:value-type="float">
            <text:p>1.65425</text:p>
          </table:table-cell>
          <table:table-cell office:value-type="float" office:value="5.77121" calcext:value-type="float">
            <text:p>5.77121</text:p>
          </table:table-cell>
          <table:table-cell office:value-type="float" office:value="0.251653" calcext:value-type="float">
            <text:p>0.251653</text:p>
          </table:table-cell>
          <table:table-cell office:value-type="float" office:value="0.131725" calcext:value-type="float">
            <text:p>0.131725</text:p>
          </table:table-cell>
          <table:table-cell office:value-type="float" office:value="0.0483806" calcext:value-type="float">
            <text:p>4.84E-02</text:p>
          </table:table-cell>
          <table:table-cell table:number-columns-repeated="2" office:value-type="float" office:value="1.03618" calcext:value-type="float">
            <text:p>1.03618</text:p>
          </table:table-cell>
          <table:table-cell table:style-name="ce1" office:value-type="float" office:value="0.449639" calcext:value-type="float">
            <text:p>4.50E-01</text:p>
          </table:table-cell>
          <table:table-cell office:value-type="float" office:value="-0.859017" calcext:value-type="float">
            <text:p>-0.859017</text:p>
          </table:table-cell>
          <table:table-cell office:value-type="float" office:value="-7.89856" calcext:value-type="float">
            <text:p>-7.89856</text:p>
          </table:table-cell>
          <table:table-cell table:number-columns-repeated="22"/>
          <table:table-cell table:formula="of:=[.AT105]+1" office:value-type="date" office:date-value="2020-06-07" calcext:value-type="date">
            <text:p>07/06/20</text:p>
          </table:table-cell>
          <table:table-cell table:formula="of:=AVERAGE([.S103:.S109])" office:value-type="float" office:value="1.019097" calcext:value-type="float">
            <text:p>1.019097</text:p>
          </table:table-cell>
          <table:table-cell table:formula="of:=[.P106]" office:value-type="float" office:value="0.251653" calcext:value-type="float">
            <text:p>0.251653</text:p>
          </table:table-cell>
          <table:table-cell table:formula="of:=AVERAGE([.R103:.R109])" office:value-type="float" office:value="0.0625322428571429" calcext:value-type="float">
            <text:p>0.06</text:p>
          </table:table-cell>
        </table:table-row>
        <table:table-row table:style-name="ro1">
          <table:table-cell office:value-type="float" office:value="9733" calcext:value-type="float">
            <text:p>9733</text:p>
          </table:table-cell>
          <table:table-cell office:value-type="float" office:value="9864.96" calcext:value-type="float">
            <text:p>9864.96</text:p>
          </table:table-cell>
          <table:table-cell office:value-type="float" office:value="10074" calcext:value-type="float">
            <text:p>10074</text:p>
          </table:table-cell>
          <table:table-cell office:value-type="float" office:value="1.62017" calcext:value-type="float">
            <text:p>1.62017</text:p>
          </table:table-cell>
          <table:table-cell office:value-type="float" office:value="341.05" calcext:value-type="float">
            <text:p>341.05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float" office:value="328.618" calcext:value-type="float">
            <text:p>328.618</text:p>
          </table:table-cell>
          <table:table-cell office:value-type="float" office:value="333.524" calcext:value-type="float">
            <text:p>333.524</text:p>
          </table:table-cell>
          <table:table-cell office:value-type="float" office:value="0.617592" calcext:value-type="float">
            <text:p>0.617592</text:p>
          </table:table-cell>
          <table:table-cell office:value-type="float" office:value="5.52403" calcext:value-type="float">
            <text:p>5.52403</text:p>
          </table:table-cell>
          <table:table-cell office:value-type="float" office:value="0.271532" calcext:value-type="float">
            <text:p>0.271532</text:p>
          </table:table-cell>
          <table:table-cell office:value-type="float" office:value="0.179544" calcext:value-type="float">
            <text:p>0.179544</text:p>
          </table:table-cell>
          <table:table-cell office:value-type="float" office:value="0.0683483" calcext:value-type="float">
            <text:p>6.83E-02</text:p>
          </table:table-cell>
          <table:table-cell table:number-columns-repeated="2" office:value-type="float" office:value="1.02133" calcext:value-type="float">
            <text:p>1.02133</text:p>
          </table:table-cell>
          <table:table-cell table:style-name="ce1" office:value-type="float" office:value="0.433432" calcext:value-type="float">
            <text:p>4.33E-01</text:p>
          </table:table-cell>
          <table:table-cell office:value-type="float" office:value="-0.877328" calcext:value-type="float">
            <text:p>-0.877328</text:p>
          </table:table-cell>
          <table:table-cell office:value-type="float" office:value="-8.86628" calcext:value-type="float">
            <text:p>-8.86628</text:p>
          </table:table-cell>
          <table:table-cell table:number-columns-repeated="22"/>
          <table:table-cell table:formula="of:=[.AT106]+1" office:value-type="date" office:date-value="2020-06-08" calcext:value-type="date">
            <text:p>08/06/20</text:p>
          </table:table-cell>
          <table:table-cell table:formula="of:=AVERAGE([.S104:.S110])" office:value-type="float" office:value="1.02346" calcext:value-type="float">
            <text:p>1.02346</text:p>
          </table:table-cell>
          <table:table-cell table:formula="of:=[.P107]" office:value-type="float" office:value="0.271532" calcext:value-type="float">
            <text:p>0.271532</text:p>
          </table:table-cell>
          <table:table-cell table:formula="of:=AVERAGE([.R104:.R110])" office:value-type="float" office:value="0.0669718" calcext:value-type="float">
            <text:p>0.07</text:p>
          </table:table-cell>
        </table:table-row>
        <table:table-row table:style-name="ro1">
          <table:table-cell office:value-type="float" office:value="9787" calcext:value-type="float">
            <text:p>9787</text:p>
          </table:table-cell>
          <table:table-cell office:value-type="float" office:value="9934.86" calcext:value-type="float">
            <text:p>9934.86</text:p>
          </table:table-cell>
          <table:table-cell office:value-type="float" office:value="10159.4" calcext:value-type="float">
            <text:p>10159.4</text:p>
          </table:table-cell>
          <table:table-cell office:value-type="float" office:value="1.80452" calcext:value-type="float">
            <text:p>1.80452</text:p>
          </table:table-cell>
          <table:table-cell office:value-type="float" office:value="372.447" calcext:value-type="float">
            <text:p>372.447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float" office:value="329.586" calcext:value-type="float">
            <text:p>329.586</text:p>
          </table:table-cell>
          <table:table-cell office:value-type="float" office:value="335.294" calcext:value-type="float">
            <text:p>335.294</text:p>
          </table:table-cell>
          <table:table-cell office:value-type="float" office:value="1.58629" calcext:value-type="float">
            <text:p>1.58629</text:p>
          </table:table-cell>
          <table:table-cell office:value-type="float" office:value="7.29441" calcext:value-type="float">
            <text:p>7.29441</text:p>
          </table:table-cell>
          <table:table-cell office:value-type="float" office:value="0.292255" calcext:value-type="float">
            <text:p>0.292255</text:p>
          </table:table-cell>
          <table:table-cell office:value-type="float" office:value="0.205534" calcext:value-type="float">
            <text:p>0.205534</text:p>
          </table:table-cell>
          <table:table-cell office:value-type="float" office:value="0.0810029" calcext:value-type="float">
            <text:p>8.10E-02</text:p>
          </table:table-cell>
          <table:table-cell table:number-columns-repeated="2" office:value-type="float" office:value="1.0159" calcext:value-type="float">
            <text:p>1.0159</text:p>
          </table:table-cell>
          <table:table-cell table:style-name="ce1" office:value-type="float" office:value="0.417481" calcext:value-type="float">
            <text:p>4.17E-01</text:p>
          </table:table-cell>
          <table:table-cell office:value-type="float" office:value="-0.885072" calcext:value-type="float">
            <text:p>-0.885072</text:p>
          </table:table-cell>
          <table:table-cell office:value-type="float" office:value="-8.26269" calcext:value-type="float">
            <text:p>-8.26269</text:p>
          </table:table-cell>
          <table:table-cell table:number-columns-repeated="22"/>
          <table:table-cell table:formula="of:=[.AT107]+1" office:value-type="date" office:date-value="2020-06-09" calcext:value-type="date">
            <text:p>09/06/20</text:p>
          </table:table-cell>
          <table:table-cell table:formula="of:=AVERAGE([.S105:.S111])" office:value-type="float" office:value="1.02785142857143" calcext:value-type="float">
            <text:p>1.02785142857143</text:p>
          </table:table-cell>
          <table:table-cell table:formula="of:=[.P108]" office:value-type="float" office:value="0.292255" calcext:value-type="float">
            <text:p>0.292255</text:p>
          </table:table-cell>
          <table:table-cell table:formula="of:=AVERAGE([.R105:.R111])" office:value-type="float" office:value="0.0702898857142857" calcext:value-type="float">
            <text:p>0.07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10010.8" calcext:value-type="float">
            <text:p>10010.8</text:p>
          </table:table-cell>
          <table:table-cell office:value-type="float" office:value="10256.4" calcext:value-type="float">
            <text:p>10256.4</text:p>
          </table:table-cell>
          <table:table-cell office:value-type="float" office:value="1.86439" calcext:value-type="float">
            <text:p>1.86439</text:p>
          </table:table-cell>
          <table:table-cell office:value-type="float" office:value="396.405" calcext:value-type="float">
            <text:p>396.405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office:value-type="float" office:value="329.555" calcext:value-type="float">
            <text:p>329.555</text:p>
          </table:table-cell>
          <table:table-cell office:value-type="float" office:value="337.076" calcext:value-type="float">
            <text:p>337.076</text:p>
          </table:table-cell>
          <table:table-cell office:value-type="float" office:value="-0.445172" calcext:value-type="float">
            <text:p>-0.445172</text:p>
          </table:table-cell>
          <table:table-cell office:value-type="float" office:value="7.07637" calcext:value-type="float">
            <text:p>7.07637</text:p>
          </table:table-cell>
          <table:table-cell office:value-type="float" office:value="0.313838" calcext:value-type="float">
            <text:p>0.313838</text:p>
          </table:table-cell>
          <table:table-cell office:value-type="float" office:value="0.206519" calcext:value-type="float">
            <text:p>0.206519</text:p>
          </table:table-cell>
          <table:table-cell office:value-type="float" office:value="0.0841661" calcext:value-type="float">
            <text:p>8.42E-02</text:p>
          </table:table-cell>
          <table:table-cell table:number-columns-repeated="2" office:value-type="float" office:value="1.02183" calcext:value-type="float">
            <text:p>1.02183</text:p>
          </table:table-cell>
          <table:table-cell table:style-name="ce1" office:value-type="float" office:value="0.402129" calcext:value-type="float">
            <text:p>4.02E-01</text:p>
          </table:table-cell>
          <table:table-cell office:value-type="float" office:value="-0.884614" calcext:value-type="float">
            <text:p>-0.884614</text:p>
          </table:table-cell>
          <table:table-cell office:value-type="float" office:value="-13.4187" calcext:value-type="float">
            <text:p>-13.4187</text:p>
          </table:table-cell>
          <table:table-cell table:number-columns-repeated="22"/>
          <table:table-cell table:formula="of:=[.AT108]+1" office:value-type="date" office:date-value="2020-06-10" calcext:value-type="date">
            <text:p>10/06/20</text:p>
          </table:table-cell>
          <table:table-cell table:formula="of:=AVERAGE([.S106:.S112])" office:value-type="float" office:value="1.03141285714286" calcext:value-type="float">
            <text:p>1.03141285714286</text:p>
          </table:table-cell>
          <table:table-cell table:formula="of:=[.P109]" office:value-type="float" office:value="0.313838" calcext:value-type="float">
            <text:p>0.313838</text:p>
          </table:table-cell>
          <table:table-cell table:formula="of:=AVERAGE([.R106:.R112])" office:value-type="float" office:value="0.0733569285714286" calcext:value-type="float">
            <text:p>0.07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float" office:value="10085.5" calcext:value-type="float">
            <text:p>10085.5</text:p>
          </table:table-cell>
          <table:table-cell office:value-type="float" office:value="10346.8" calcext:value-type="float">
            <text:p>10346.8</text:p>
          </table:table-cell>
          <table:table-cell office:value-type="float" office:value="2.45754" calcext:value-type="float">
            <text:p>2.45754</text:p>
          </table:table-cell>
          <table:table-cell office:value-type="float" office:value="455.793" calcext:value-type="float">
            <text:p>455.793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float" office:value="331.524" calcext:value-type="float">
            <text:p>331.524</text:p>
          </table:table-cell>
          <table:table-cell office:value-type="float" office:value="337.849" calcext:value-type="float">
            <text:p>337.849</text:p>
          </table:table-cell>
          <table:table-cell office:value-type="float" office:value="3.52409" calcext:value-type="float">
            <text:p>3.52409</text:p>
          </table:table-cell>
          <table:table-cell office:value-type="float" office:value="9.84933" calcext:value-type="float">
            <text:p>9.84933</text:p>
          </table:table-cell>
          <table:table-cell office:value-type="float" office:value="0.336298" calcext:value-type="float">
            <text:p>0.336298</text:p>
          </table:table-cell>
          <table:table-cell office:value-type="float" office:value="0.223868" calcext:value-type="float">
            <text:p>0.223868</text:p>
          </table:table-cell>
          <table:table-cell office:value-type="float" office:value="0.0942394" calcext:value-type="float">
            <text:p>9.42E-02</text:p>
          </table:table-cell>
          <table:table-cell table:number-columns-repeated="2" office:value-type="float" office:value="1.01981" calcext:value-type="float">
            <text:p>1.01981</text:p>
          </table:table-cell>
          <table:table-cell table:style-name="ce1" office:value-type="float" office:value="0.388024" calcext:value-type="float">
            <text:p>3.88E-01</text:p>
          </table:table-cell>
          <table:table-cell office:value-type="float" office:value="-0.888732" calcext:value-type="float">
            <text:p>-0.888732</text:p>
          </table:table-cell>
          <table:table-cell office:value-type="float" office:value="-9.03185" calcext:value-type="float">
            <text:p>-9.03185</text:p>
          </table:table-cell>
          <table:table-cell table:number-columns-repeated="22"/>
          <table:table-cell table:formula="of:=[.AT109]+1" office:value-type="date" office:date-value="2020-06-11" calcext:value-type="date">
            <text:p>11/06/20</text:p>
          </table:table-cell>
          <table:table-cell table:formula="of:=AVERAGE([.S107:.S113])" office:value-type="float" office:value="1.03371" calcext:value-type="float">
            <text:p>1.03371</text:p>
          </table:table-cell>
          <table:table-cell table:formula="of:=[.P110]" office:value-type="float" office:value="0.336298" calcext:value-type="float">
            <text:p>0.336298</text:p>
          </table:table-cell>
          <table:table-cell table:formula="of:=AVERAGE([.R107:.R113])" office:value-type="float" office:value="0.0766185" calcext:value-type="float">
            <text:p>0.08</text:p>
          </table:table-cell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float" office:value="10149.8" calcext:value-type="float">
            <text:p>10149.8</text:p>
          </table:table-cell>
          <table:table-cell office:value-type="float" office:value="10431.1" calcext:value-type="float">
            <text:p>10431.1</text:p>
          </table:table-cell>
          <table:table-cell office:value-type="float" office:value="2.27072" calcext:value-type="float">
            <text:p>2.27072</text:p>
          </table:table-cell>
          <table:table-cell office:value-type="float" office:value="457.116" calcext:value-type="float">
            <text:p>457.116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office:value-type="float" office:value="329.488" calcext:value-type="float">
            <text:p>329.488</text:p>
          </table:table-cell>
          <table:table-cell office:value-type="float" office:value="338.589" calcext:value-type="float">
            <text:p>338.589</text:p>
          </table:table-cell>
          <table:table-cell office:value-type="float" office:value="0.487605" calcext:value-type="float">
            <text:p>0.487605</text:p>
          </table:table-cell>
          <table:table-cell office:value-type="float" office:value="9.58895" calcext:value-type="float">
            <text:p>9.58895</text:p>
          </table:table-cell>
          <table:table-cell office:value-type="float" office:value="0.339548" calcext:value-type="float">
            <text:p>0.339548</text:p>
          </table:table-cell>
          <table:table-cell office:value-type="float" office:value="0.163611" calcext:value-type="float">
            <text:p>0.163611</text:p>
          </table:table-cell>
          <table:table-cell office:value-type="float" office:value="0.0710592" calcext:value-type="float">
            <text:p>7.11E-02</text:p>
          </table:table-cell>
          <table:table-cell table:number-columns-repeated="2" office:value-type="float" office:value="1.04871" calcext:value-type="float">
            <text:p>1.04871</text:p>
          </table:table-cell>
          <table:table-cell table:style-name="ce1" office:value-type="float" office:value="0.384607" calcext:value-type="float">
            <text:p>3.85E-01</text:p>
          </table:table-cell>
          <table:table-cell office:value-type="float" office:value="-0.869973" calcext:value-type="float">
            <text:p>-0.869973</text:p>
          </table:table-cell>
          <table:table-cell office:value-type="float" office:value="-10.8969" calcext:value-type="float">
            <text:p>-10.8969</text:p>
          </table:table-cell>
          <table:table-cell table:number-columns-repeated="22"/>
          <table:table-cell table:formula="of:=[.AT110]+1" office:value-type="date" office:date-value="2020-06-12" calcext:value-type="date">
            <text:p>12/06/20</text:p>
          </table:table-cell>
          <table:table-cell table:formula="of:=AVERAGE([.S108:.S114])" office:value-type="float" office:value="1.03367142857143" calcext:value-type="float">
            <text:p>1.03367142857143</text:p>
          </table:table-cell>
          <table:table-cell table:formula="of:=[.P111]" office:value-type="float" office:value="0.339548" calcext:value-type="float">
            <text:p>0.339548</text:p>
          </table:table-cell>
          <table:table-cell table:formula="of:=AVERAGE([.R108:.R114])" office:value-type="float" office:value="0.0811556" calcext:value-type="float">
            <text:p>0.08</text:p>
          </table:table-cell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float" office:value="10196.1" calcext:value-type="float">
            <text:p>10196.1</text:p>
          </table:table-cell>
          <table:table-cell office:value-type="float" office:value="10485" calcext:value-type="float">
            <text:p>10485</text:p>
          </table:table-cell>
          <table:table-cell office:value-type="float" office:value="2.2569" calcext:value-type="float">
            <text:p>2.2569</text:p>
          </table:table-cell>
          <table:table-cell office:value-type="float" office:value="457.987" calcext:value-type="float">
            <text:p>457.987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float" office:value="330.454" calcext:value-type="float">
            <text:p>330.454</text:p>
          </table:table-cell>
          <table:table-cell office:value-type="float" office:value="338.327" calcext:value-type="float">
            <text:p>338.327</text:p>
          </table:table-cell>
          <table:table-cell office:value-type="float" office:value="2.45399" calcext:value-type="float">
            <text:p>2.45399</text:p>
          </table:table-cell>
          <table:table-cell office:value-type="float" office:value="10.3266" calcext:value-type="float">
            <text:p>10.3266</text:p>
          </table:table-cell>
          <table:table-cell office:value-type="float" office:value="0.342799" calcext:value-type="float">
            <text:p>0.342799</text:p>
          </table:table-cell>
          <table:table-cell office:value-type="float" office:value="0.148131" calcext:value-type="float">
            <text:p>0.148131</text:p>
          </table:table-cell>
          <table:table-cell office:value-type="float" office:value="0.066302" calcext:value-type="float">
            <text:p>6.63E-02</text:p>
          </table:table-cell>
          <table:table-cell table:number-columns-repeated="2" office:value-type="float" office:value="1.05613" calcext:value-type="float">
            <text:p>1.05613</text:p>
          </table:table-cell>
          <table:table-cell table:style-name="ce1" office:value-type="float" office:value="0.382066" calcext:value-type="float">
            <text:p>3.82E-01</text:p>
          </table:table-cell>
          <table:table-cell office:value-type="float" office:value="-0.86397" calcext:value-type="float">
            <text:p>-0.86397</text:p>
          </table:table-cell>
          <table:table-cell office:value-type="float" office:value="-9.20606" calcext:value-type="float">
            <text:p>-9.20606</text:p>
          </table:table-cell>
          <table:table-cell table:number-columns-repeated="22"/>
          <table:table-cell table:formula="of:=[.AT111]+1" office:value-type="date" office:date-value="2020-06-13" calcext:value-type="date">
            <text:p>13/06/20</text:p>
          </table:table-cell>
          <table:table-cell table:formula="of:=AVERAGE([.S109:.S115])" office:value-type="float" office:value="1.03180142857143" calcext:value-type="float">
            <text:p>1.03180142857143</text:p>
          </table:table-cell>
          <table:table-cell table:formula="of:=[.P112]" office:value-type="float" office:value="0.342799" calcext:value-type="float">
            <text:p>0.342799</text:p>
          </table:table-cell>
          <table:table-cell table:formula="of:=AVERAGE([.R109:.R115])" office:value-type="float" office:value="0.0864457571428572" calcext:value-type="float">
            <text:p>0.09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10236.9" calcext:value-type="float">
            <text:p>10236.9</text:p>
          </table:table-cell>
          <table:table-cell office:value-type="float" office:value="10543.3" calcext:value-type="float">
            <text:p>10543.3</text:p>
          </table:table-cell>
          <table:table-cell office:value-type="float" office:value="2.37981" calcext:value-type="float">
            <text:p>2.37981</text:p>
          </table:table-cell>
          <table:table-cell office:value-type="float" office:value="483.281" calcext:value-type="float">
            <text:p>483.281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office:value-type="float" office:value="329.422" calcext:value-type="float">
            <text:p>329.422</text:p>
          </table:table-cell>
          <table:table-cell office:value-type="float" office:value="338.106" calcext:value-type="float">
            <text:p>338.106</text:p>
          </table:table-cell>
          <table:table-cell office:value-type="float" office:value="0.421839" calcext:value-type="float">
            <text:p>0.421839</text:p>
          </table:table-cell>
          <table:table-cell office:value-type="float" office:value="9.10598" calcext:value-type="float">
            <text:p>9.10598</text:p>
          </table:table-cell>
          <table:table-cell office:value-type="float" office:value="0.346049" calcext:value-type="float">
            <text:p>0.346049</text:p>
          </table:table-cell>
          <table:table-cell office:value-type="float" office:value="0.154556" calcext:value-type="float">
            <text:p>0.154556</text:p>
          </table:table-cell>
          <table:table-cell office:value-type="float" office:value="0.0712116" calcext:value-type="float">
            <text:p>7.12E-02</text:p>
          </table:table-cell>
          <table:table-cell table:number-columns-repeated="2" office:value-type="float" office:value="1.05226" calcext:value-type="float">
            <text:p>1.05226</text:p>
          </table:table-cell>
          <table:table-cell table:style-name="ce1" office:value-type="float" office:value="0.380265" calcext:value-type="float">
            <text:p>3.80E-01</text:p>
          </table:table-cell>
          <table:table-cell office:value-type="float" office:value="-0.865063" calcext:value-type="float">
            <text:p>-0.865063</text:p>
          </table:table-cell>
          <table:table-cell office:value-type="float" office:value="-9.33118" calcext:value-type="float">
            <text:p>-9.33118</text:p>
          </table:table-cell>
          <table:table-cell table:number-columns-repeated="22"/>
          <table:table-cell table:formula="of:=[.AT112]+1" office:value-type="date" office:date-value="2020-06-14" calcext:value-type="date">
            <text:p>14/06/20</text:p>
          </table:table-cell>
          <table:table-cell table:formula="of:=AVERAGE([.S110:.S116])" office:value-type="float" office:value="1.02873" calcext:value-type="float">
            <text:p>1.02873</text:p>
          </table:table-cell>
          <table:table-cell table:formula="of:=[.P113]" office:value-type="float" office:value="0.346049" calcext:value-type="float">
            <text:p>0.346049</text:p>
          </table:table-cell>
          <table:table-cell table:formula="of:=AVERAGE([.R110:.R116])" office:value-type="float" office:value="0.0918491714285714" calcext:value-type="float">
            <text:p>0.09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0281.5" calcext:value-type="float">
            <text:p>10281.5</text:p>
          </table:table-cell>
          <table:table-cell office:value-type="float" office:value="10617.3" calcext:value-type="float">
            <text:p>10617.3</text:p>
          </table:table-cell>
          <table:table-cell office:value-type="float" office:value="2.43842" calcext:value-type="float">
            <text:p>2.43842</text:p>
          </table:table-cell>
          <table:table-cell office:value-type="float" office:value="517.295" calcext:value-type="float">
            <text:p>517.295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office:value-type="float" office:value="330.391" calcext:value-type="float">
            <text:p>330.391</text:p>
          </table:table-cell>
          <table:table-cell office:value-type="float" office:value="338.929" calcext:value-type="float">
            <text:p>338.929</text:p>
          </table:table-cell>
          <table:table-cell office:value-type="float" office:value="0.391305" calcext:value-type="float">
            <text:p>0.391305</text:p>
          </table:table-cell>
          <table:table-cell office:value-type="float" office:value="8.92926" calcext:value-type="float">
            <text:p>8.92926</text:p>
          </table:table-cell>
          <table:table-cell office:value-type="float" office:value="0.349299" calcext:value-type="float">
            <text:p>0.349299</text:p>
          </table:table-cell>
          <table:table-cell office:value-type="float" office:value="0.211303" calcext:value-type="float">
            <text:p>0.211303</text:p>
          </table:table-cell>
          <table:table-cell office:value-type="float" office:value="0.100108" calcext:value-type="float">
            <text:p>1.00E-01</text:p>
          </table:table-cell>
          <table:table-cell table:number-columns-repeated="2" office:value-type="float" office:value="1.02106" calcext:value-type="float">
            <text:p>1.02106</text:p>
          </table:table-cell>
          <table:table-cell table:style-name="ce1" office:value-type="float" office:value="0.37977" calcext:value-type="float">
            <text:p>3.80E-01</text:p>
          </table:table-cell>
          <table:table-cell office:value-type="float" office:value="-0.880309" calcext:value-type="float">
            <text:p>-0.880309</text:p>
          </table:table-cell>
          <table:table-cell office:value-type="float" office:value="-9.9227" calcext:value-type="float">
            <text:p>-9.9227</text:p>
          </table:table-cell>
          <table:table-cell table:number-columns-repeated="22"/>
          <table:table-cell table:formula="of:=[.AT113]+1" office:value-type="date" office:date-value="2020-06-15" calcext:value-type="date">
            <text:p>15/06/20</text:p>
          </table:table-cell>
          <table:table-cell table:formula="of:=AVERAGE([.S111:.S117])" office:value-type="float" office:value="1.02402714285714" calcext:value-type="float">
            <text:p>1.02402714285714</text:p>
          </table:table-cell>
          <table:table-cell table:formula="of:=[.P114]" office:value-type="float" office:value="0.349299" calcext:value-type="float">
            <text:p>0.349299</text:p>
          </table:table-cell>
          <table:table-cell table:formula="of:=AVERAGE([.R111:.R117])" office:value-type="float" office:value="0.0977912571428572" calcext:value-type="float">
            <text:p>0.10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float" office:value="10347.7" calcext:value-type="float">
            <text:p>10347.7</text:p>
          </table:table-cell>
          <table:table-cell office:value-type="float" office:value="10714.2" calcext:value-type="float">
            <text:p>10714.2</text:p>
          </table:table-cell>
          <table:table-cell office:value-type="float" office:value="2.67338" calcext:value-type="float">
            <text:p>2.67338</text:p>
          </table:table-cell>
          <table:table-cell office:value-type="float" office:value="567.225" calcext:value-type="float">
            <text:p>567.225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office:value-type="float" office:value="331.362" calcext:value-type="float">
            <text:p>331.362</text:p>
          </table:table-cell>
          <table:table-cell office:value-type="float" office:value="338.748" calcext:value-type="float">
            <text:p>338.748</text:p>
          </table:table-cell>
          <table:table-cell office:value-type="float" office:value="0.362455" calcext:value-type="float">
            <text:p>0.362455</text:p>
          </table:table-cell>
          <table:table-cell office:value-type="float" office:value="7.74753" calcext:value-type="float">
            <text:p>7.74753</text:p>
          </table:table-cell>
          <table:table-cell office:value-type="float" office:value="0.352549" calcext:value-type="float">
            <text:p>0.352549</text:p>
          </table:table-cell>
          <table:table-cell office:value-type="float" office:value="0.242566" calcext:value-type="float">
            <text:p>0.242566</text:p>
          </table:table-cell>
          <table:table-cell office:value-type="float" office:value="0.118034" calcext:value-type="float">
            <text:p>1.18E-01</text:p>
          </table:table-cell>
          <table:table-cell table:number-columns-repeated="2" office:value-type="float" office:value="1.00281" calcext:value-type="float">
            <text:p>1.00281</text:p>
          </table:table-cell>
          <table:table-cell table:style-name="ce1" office:value-type="float" office:value="0.37839" calcext:value-type="float">
            <text:p>3.78E-01</text:p>
          </table:table-cell>
          <table:table-cell office:value-type="float" office:value="-0.886848" calcext:value-type="float">
            <text:p>-0.886848</text:p>
          </table:table-cell>
          <table:table-cell table:style-name="ce1" office:value-type="float" office:value="-10.884" calcext:value-type="float">
            <text:p>-1.09E+01</text:p>
          </table:table-cell>
          <table:table-cell table:number-columns-repeated="22"/>
          <table:table-cell table:formula="of:=[.AT114]+1" office:value-type="date" office:date-value="2020-06-16" calcext:value-type="date">
            <text:p>16/06/20</text:p>
          </table:table-cell>
          <table:table-cell table:formula="of:=AVERAGE([.S112:.S118])" office:value-type="float" office:value="1.02104" calcext:value-type="float">
            <text:p>1.02104</text:p>
          </table:table-cell>
          <table:table-cell table:formula="of:=[.P115]" office:value-type="float" office:value="0.352549" calcext:value-type="float">
            <text:p>0.352549</text:p>
          </table:table-cell>
          <table:table-cell table:formula="of:=AVERAGE([.R112:.R118])" office:value-type="float" office:value="0.1021878" calcext:value-type="float">
            <text:p>0.10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float" office:value="10418.3" calcext:value-type="float">
            <text:p>10418.3</text:p>
          </table:table-cell>
          <table:table-cell office:value-type="float" office:value="10826" calcext:value-type="float">
            <text:p>10826</text:p>
          </table:table-cell>
          <table:table-cell office:value-type="float" office:value="2.96853" calcext:value-type="float">
            <text:p>2.96853</text:p>
          </table:table-cell>
          <table:table-cell office:value-type="float" office:value="628.033" calcext:value-type="float">
            <text:p>628.033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office:value-type="float" office:value="332.333" calcext:value-type="float">
            <text:p>332.333</text:p>
          </table:table-cell>
          <table:table-cell office:value-type="float" office:value="340.57" calcext:value-type="float">
            <text:p>340.57</text:p>
          </table:table-cell>
          <table:table-cell office:value-type="float" office:value="-0.667295" calcext:value-type="float">
            <text:p>-0.667295</text:p>
          </table:table-cell>
          <table:table-cell office:value-type="float" office:value="7.5695" calcext:value-type="float">
            <text:p>7.5695</text:p>
          </table:table-cell>
          <table:table-cell office:value-type="float" office:value="0.355799" calcext:value-type="float">
            <text:p>0.355799</text:p>
          </table:table-cell>
          <table:table-cell office:value-type="float" office:value="0.244343" calcext:value-type="float">
            <text:p>0.244343</text:p>
          </table:table-cell>
          <table:table-cell office:value-type="float" office:value="0.12199" calcext:value-type="float">
            <text:p>1.22E-01</text:p>
          </table:table-cell>
          <table:table-cell table:number-columns-repeated="2" office:value-type="float" office:value="1.00033" calcext:value-type="float">
            <text:p>1.00033</text:p>
          </table:table-cell>
          <table:table-cell table:style-name="ce1" office:value-type="float" office:value="0.376503" calcext:value-type="float">
            <text:p>3.77E-01</text:p>
          </table:table-cell>
          <table:table-cell office:value-type="float" office:value="-0.885936" calcext:value-type="float">
            <text:p>-0.885936</text:p>
          </table:table-cell>
          <table:table-cell table:style-name="ce1" office:value-type="float" office:value="-8.7499" calcext:value-type="float">
            <text:p>-8.75E+00</text:p>
          </table:table-cell>
          <table:table-cell table:number-columns-repeated="22"/>
          <table:table-cell table:formula="of:=[.AT115]+1" office:value-type="date" office:date-value="2020-06-17" calcext:value-type="date">
            <text:p>17/06/20</text:p>
          </table:table-cell>
          <table:table-cell table:formula="of:=AVERAGE([.S113:.S119])" office:value-type="float" office:value="1.01859714285714" calcext:value-type="float">
            <text:p>1.01859714285714</text:p>
          </table:table-cell>
          <table:table-cell table:formula="of:=[.P116]" office:value-type="float" office:value="0.355799" calcext:value-type="float">
            <text:p>0.355799</text:p>
          </table:table-cell>
          <table:table-cell table:formula="of:=AVERAGE([.R113:.R119])" office:value-type="float" office:value="0.1062093" calcext:value-type="float">
            <text:p>0.11</text:p>
          </table:table-cell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float" office:value="10476.5" calcext:value-type="float">
            <text:p>10476.5</text:p>
          </table:table-cell>
          <table:table-cell office:value-type="float" office:value="10911.2" calcext:value-type="float">
            <text:p>10911.2</text:p>
          </table:table-cell>
          <table:table-cell office:value-type="float" office:value="2.22441" calcext:value-type="float">
            <text:p>2.22441</text:p>
          </table:table-cell>
          <table:table-cell office:value-type="float" office:value="595.233" calcext:value-type="float">
            <text:p>595.233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office:value-type="float" office:value="334.3" calcext:value-type="float">
            <text:p>334.3</text:p>
          </table:table-cell>
          <table:table-cell office:value-type="float" office:value="338.337" calcext:value-type="float">
            <text:p>338.337</text:p>
          </table:table-cell>
          <table:table-cell office:value-type="float" office:value="0.300325" calcext:value-type="float">
            <text:p>0.300325</text:p>
          </table:table-cell>
          <table:table-cell office:value-type="float" office:value="4.33678" calcext:value-type="float">
            <text:p>4.33678</text:p>
          </table:table-cell>
          <table:table-cell office:value-type="float" office:value="0.359049" calcext:value-type="float">
            <text:p>0.359049</text:p>
          </table:table-cell>
          <table:table-cell office:value-type="float" office:value="0.265463" calcext:value-type="float">
            <text:p>0.265463</text:p>
          </table:table-cell>
          <table:table-cell office:value-type="float" office:value="0.135834" calcext:value-type="float">
            <text:p>1.36E-01</text:p>
          </table:table-cell>
          <table:table-cell table:number-columns-repeated="2" office:value-type="float" office:value="0.98689" calcext:value-type="float">
            <text:p>0.98689</text:p>
          </table:table-cell>
          <table:table-cell table:style-name="ce1" office:value-type="float" office:value="0.374928" calcext:value-type="float">
            <text:p>3.75E-01</text:p>
          </table:table-cell>
          <table:table-cell office:value-type="float" office:value="-0.889361" calcext:value-type="float">
            <text:p>-0.889361</text:p>
          </table:table-cell>
          <table:table-cell table:style-name="ce1" office:value-type="float" office:value="-7.45189" calcext:value-type="float">
            <text:p>-7.45E+00</text:p>
          </table:table-cell>
          <table:table-cell table:number-columns-repeated="22"/>
          <table:table-cell table:formula="of:=[.AT116]+1" office:value-type="date" office:date-value="2020-06-18" calcext:value-type="date">
            <text:p>18/06/20</text:p>
          </table:table-cell>
          <table:table-cell table:formula="of:=AVERAGE([.S114:.S120])" office:value-type="float" office:value="1.01611" calcext:value-type="float">
            <text:p>1.01611</text:p>
          </table:table-cell>
          <table:table-cell table:formula="of:=[.P117]" office:value-type="float" office:value="0.359049" calcext:value-type="float">
            <text:p>0.359049</text:p>
          </table:table-cell>
          <table:table-cell table:formula="of:=AVERAGE([.R114:.R120])" office:value-type="float" office:value="0.110439642857143" calcext:value-type="float">
            <text:p>0.11</text:p>
          </table:table-cell>
        </table:table-row>
        <table:table-row table:style-name="ro1">
          <table:table-cell office:value-type="float" office:value="10442" calcext:value-type="float">
            <text:p>10442</text:p>
          </table:table-cell>
          <table:table-cell office:value-type="float" office:value="10551.9" calcext:value-type="float">
            <text:p>10551.9</text:p>
          </table:table-cell>
          <table:table-cell office:value-type="float" office:value="11009.4" calcext:value-type="float">
            <text:p>11009.4</text:p>
          </table:table-cell>
          <table:table-cell office:value-type="float" office:value="1.55593" calcext:value-type="float">
            <text:p>1.55593</text:p>
          </table:table-cell>
          <table:table-cell office:value-type="float" office:value="567.395" calcext:value-type="float">
            <text:p>567.395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office:value-type="float" office:value="335.275" calcext:value-type="float">
            <text:p>335.275</text:p>
          </table:table-cell>
          <table:table-cell office:value-type="float" office:value="339.128" calcext:value-type="float">
            <text:p>339.128</text:p>
          </table:table-cell>
          <table:table-cell office:value-type="float" office:value="0.274735" calcext:value-type="float">
            <text:p>0.274735</text:p>
          </table:table-cell>
          <table:table-cell office:value-type="float" office:value="4.12838" calcext:value-type="float">
            <text:p>4.12838</text:p>
          </table:table-cell>
          <table:table-cell office:value-type="float" office:value="0.365726" calcext:value-type="float">
            <text:p>0.365726</text:p>
          </table:table-cell>
          <table:table-cell office:value-type="float" office:value="0.194387" calcext:value-type="float">
            <text:p>0.194387</text:p>
          </table:table-cell>
          <table:table-cell office:value-type="float" office:value="0.101835" calcext:value-type="float">
            <text:p>1.02E-01</text:p>
          </table:table-cell>
          <table:table-cell table:number-columns-repeated="2" office:value-type="float" office:value="1.0278" calcext:value-type="float">
            <text:p>1.0278</text:p>
          </table:table-cell>
          <table:table-cell table:style-name="ce1" office:value-type="float" office:value="0.369861" calcext:value-type="float">
            <text:p>3.70E-01</text:p>
          </table:table-cell>
          <table:table-cell office:value-type="float" office:value="-0.871349" calcext:value-type="float">
            <text:p>-0.871349</text:p>
          </table:table-cell>
          <table:table-cell table:style-name="ce1" office:value-type="float" office:value="-8.1851" calcext:value-type="float">
            <text:p>-8.19E+00</text:p>
          </table:table-cell>
          <table:table-cell table:number-columns-repeated="22"/>
          <table:table-cell table:formula="of:=[.AT117]+1" office:value-type="date" office:date-value="2020-06-19" calcext:value-type="date">
            <text:p>19/06/20</text:p>
          </table:table-cell>
          <table:table-cell table:formula="of:=AVERAGE([.S115:.S121])" office:value-type="float" office:value="1.01220042857143" calcext:value-type="float">
            <text:p>1.01220042857143</text:p>
          </table:table-cell>
          <table:table-cell table:formula="of:=[.P118]" office:value-type="float" office:value="0.365726" calcext:value-type="float">
            <text:p>0.365726</text:p>
          </table:table-cell>
          <table:table-cell table:formula="of:=AVERAGE([.R115:.R121])" office:value-type="float" office:value="0.116258071428571" calcext:value-type="float">
            <text:p>0.12</text:p>
          </table:table-cell>
        </table:table-row>
        <table:table-row table:style-name="ro1">
          <table:table-cell office:value-type="float" office:value="10484" calcext:value-type="float">
            <text:p>10484</text:p>
          </table:table-cell>
          <table:table-cell office:value-type="float" office:value="10619.8" calcext:value-type="float">
            <text:p>10619.8</text:p>
          </table:table-cell>
          <table:table-cell office:value-type="float" office:value="11073" calcext:value-type="float">
            <text:p>11073</text:p>
          </table:table-cell>
          <table:table-cell office:value-type="float" office:value="1.99591" calcext:value-type="float">
            <text:p>1.99591</text:p>
          </table:table-cell>
          <table:table-cell office:value-type="float" office:value="588.959" calcext:value-type="float">
            <text:p>588.959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float" office:value="336.257" calcext:value-type="float">
            <text:p>336.257</text:p>
          </table:table-cell>
          <table:table-cell office:value-type="float" office:value="337.933" calcext:value-type="float">
            <text:p>337.933</text:p>
          </table:table-cell>
          <table:table-cell office:value-type="float" office:value="0.256806" calcext:value-type="float">
            <text:p>0.256806</text:p>
          </table:table-cell>
          <table:table-cell office:value-type="float" office:value="1.93273" calcext:value-type="float">
            <text:p>1.93273</text:p>
          </table:table-cell>
          <table:table-cell office:value-type="float" office:value="0.372348" calcext:value-type="float">
            <text:p>0.372348</text:p>
          </table:table-cell>
          <table:table-cell office:value-type="float" office:value="0.176281" calcext:value-type="float">
            <text:p>0.176281</text:p>
          </table:table-cell>
          <table:table-cell office:value-type="float" office:value="0.0944525" calcext:value-type="float">
            <text:p>9.45E-02</text:p>
          </table:table-cell>
          <table:table-cell table:number-columns-repeated="2" office:value-type="float" office:value="1.03903" calcext:value-type="float">
            <text:p>1.03903</text:p>
          </table:table-cell>
          <table:table-cell table:style-name="ce1" office:value-type="float" office:value="0.365789" calcext:value-type="float">
            <text:p>3.66E-01</text:p>
          </table:table-cell>
          <table:table-cell office:value-type="float" office:value="-0.865772" calcext:value-type="float">
            <text:p>-0.865772</text:p>
          </table:table-cell>
          <table:table-cell table:style-name="ce1" office:value-type="float" office:value="-8.87176" calcext:value-type="float">
            <text:p>-8.87E+00</text:p>
          </table:table-cell>
          <table:table-cell table:number-columns-repeated="22"/>
          <table:table-cell table:formula="of:=[.AT118]+1" office:value-type="date" office:date-value="2020-06-20" calcext:value-type="date">
            <text:p>20/06/20</text:p>
          </table:table-cell>
          <table:table-cell table:formula="of:=AVERAGE([.S116:.S122])" office:value-type="float" office:value="1.00756157142857" calcext:value-type="float">
            <text:p>1.00756157142857</text:p>
          </table:table-cell>
          <table:table-cell table:formula="of:=[.P119]" office:value-type="float" office:value="0.372348" calcext:value-type="float">
            <text:p>0.372348</text:p>
          </table:table-cell>
          <table:table-cell table:formula="of:=AVERAGE([.R116:.R122])" office:value-type="float" office:value="0.122963785714286" calcext:value-type="float">
            <text:p>0.12</text:p>
          </table:table-cell>
        </table:table-row>
        <table:table-row table:style-name="ro1">
          <table:table-cell office:value-type="float" office:value="10534" calcext:value-type="float">
            <text:p>10534</text:p>
          </table:table-cell>
          <table:table-cell office:value-type="float" office:value="10672.2" calcext:value-type="float">
            <text:p>10672.2</text:p>
          </table:table-cell>
          <table:table-cell office:value-type="float" office:value="11126.7" calcext:value-type="float">
            <text:p>11126.7</text:p>
          </table:table-cell>
          <table:table-cell office:value-type="float" office:value="2.06437" calcext:value-type="float">
            <text:p>2.06437</text:p>
          </table:table-cell>
          <table:table-cell office:value-type="float" office:value="592.741" calcext:value-type="float">
            <text:p>592.741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float" office:value="337.238" calcext:value-type="float">
            <text:p>337.238</text:p>
          </table:table-cell>
          <table:table-cell office:value-type="float" office:value="338.749" calcext:value-type="float">
            <text:p>338.749</text:p>
          </table:table-cell>
          <table:table-cell office:value-type="float" office:value="1.23761" calcext:value-type="float">
            <text:p>1.23761</text:p>
          </table:table-cell>
          <table:table-cell office:value-type="float" office:value="2.74931" calcext:value-type="float">
            <text:p>2.74931</text:p>
          </table:table-cell>
          <table:table-cell office:value-type="float" office:value="0.378912" calcext:value-type="float">
            <text:p>0.378912</text:p>
          </table:table-cell>
          <table:table-cell office:value-type="float" office:value="0.184168" calcext:value-type="float">
            <text:p>0.184168</text:p>
          </table:table-cell>
          <table:table-cell office:value-type="float" office:value="0.100824" calcext:value-type="float">
            <text:p>1.01E-01</text:p>
          </table:table-cell>
          <table:table-cell table:number-columns-repeated="2" office:value-type="float" office:value="1.03485" calcext:value-type="float">
            <text:p>1.03485</text:p>
          </table:table-cell>
          <table:table-cell table:style-name="ce1" office:value-type="float" office:value="0.362527" calcext:value-type="float">
            <text:p>3.63E-01</text:p>
          </table:table-cell>
          <table:table-cell office:value-type="float" office:value="-0.867012" calcext:value-type="float">
            <text:p>-0.867012</text:p>
          </table:table-cell>
          <table:table-cell table:style-name="ce1" office:value-type="float" office:value="-9.88047" calcext:value-type="float">
            <text:p>-9.88E+00</text:p>
          </table:table-cell>
          <table:table-cell table:number-columns-repeated="22"/>
          <table:table-cell table:formula="of:=[.AT119]+1" office:value-type="date" office:date-value="2020-06-21" calcext:value-type="date">
            <text:p>21/06/20</text:p>
          </table:table-cell>
          <table:table-cell table:formula="of:=AVERAGE([.S117:.S123])" office:value-type="float" office:value="1.00301071428571" calcext:value-type="float">
            <text:p>1.00301071428571</text:p>
          </table:table-cell>
          <table:table-cell table:formula="of:=[.P120]" office:value-type="float" office:value="0.378912" calcext:value-type="float">
            <text:p>0.378912</text:p>
          </table:table-cell>
          <table:table-cell table:formula="of:=AVERAGE([.R117:.R123])" office:value-type="float" office:value="0.129730642857143" calcext:value-type="float">
            <text:p>0.13</text:p>
          </table:table-cell>
        </table:table-row>
        <table:table-row table:style-name="ro1">
          <table:table-cell office:value-type="float" office:value="10559" calcext:value-type="float">
            <text:p>10559</text:p>
          </table:table-cell>
          <table:table-cell office:value-type="float" office:value="10726.4" calcext:value-type="float">
            <text:p>10726.4</text:p>
          </table:table-cell>
          <table:table-cell office:value-type="float" office:value="11180.2" calcext:value-type="float">
            <text:p>11180.2</text:p>
          </table:table-cell>
          <table:table-cell office:value-type="float" office:value="2.516" calcext:value-type="float">
            <text:p>2.516</text:p>
          </table:table-cell>
          <table:table-cell office:value-type="float" office:value="621.201" calcext:value-type="float">
            <text:p>621.201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float" office:value="337.22" calcext:value-type="float">
            <text:p>337.22</text:p>
          </table:table-cell>
          <table:table-cell office:value-type="float" office:value="339.577" calcext:value-type="float">
            <text:p>339.577</text:p>
          </table:table-cell>
          <table:table-cell office:value-type="float" office:value="1.22048" calcext:value-type="float">
            <text:p>1.22048</text:p>
          </table:table-cell>
          <table:table-cell office:value-type="float" office:value="3.57738" calcext:value-type="float">
            <text:p>3.57738</text:p>
          </table:table-cell>
          <table:table-cell office:value-type="float" office:value="0.385419" calcext:value-type="float">
            <text:p>0.385419</text:p>
          </table:table-cell>
          <table:table-cell office:value-type="float" office:value="0.252032" calcext:value-type="float">
            <text:p>0.252032</text:p>
          </table:table-cell>
          <table:table-cell office:value-type="float" office:value="0.140837" calcext:value-type="float">
            <text:p>1.41E-01</text:p>
          </table:table-cell>
          <table:table-cell table:number-columns-repeated="2" office:value-type="float" office:value="0.993693" calcext:value-type="float">
            <text:p>0.993693</text:p>
          </table:table-cell>
          <table:table-cell table:style-name="ce1" office:value-type="float" office:value="0.360619" calcext:value-type="float">
            <text:p>3.61E-01</text:p>
          </table:table-cell>
          <table:table-cell office:value-type="float" office:value="-0.881715" calcext:value-type="float">
            <text:p>-0.881715</text:p>
          </table:table-cell>
          <table:table-cell table:style-name="ce1" office:value-type="float" office:value="-8.73457" calcext:value-type="float">
            <text:p>-8.73E+00</text:p>
          </table:table-cell>
          <table:table-cell table:number-columns-repeated="22"/>
          <table:table-cell table:formula="of:=[.AT120]+1" office:value-type="date" office:date-value="2020-06-22" calcext:value-type="date">
            <text:p>22/06/20</text:p>
          </table:table-cell>
          <table:table-cell table:formula="of:=AVERAGE([.S118:.S124])" office:value-type="float" office:value="0.998023714285714" calcext:value-type="float">
            <text:p>0.998023714285714</text:p>
          </table:table-cell>
          <table:table-cell table:formula="of:=[.P121]" office:value-type="float" office:value="0.385419" calcext:value-type="float">
            <text:p>0.385419</text:p>
          </table:table-cell>
          <table:table-cell table:formula="of:=AVERAGE([.R118:.R124])" office:value-type="float" office:value="0.137079928571429" calcext:value-type="float">
            <text:p>0.14</text:p>
          </table:table-cell>
        </table:table-row>
        <table:table-row table:style-name="ro1">
          <table:table-cell office:value-type="float" office:value="10686" calcext:value-type="float">
            <text:p>10686</text:p>
          </table:table-cell>
          <table:table-cell office:value-type="float" office:value="10790.4" calcext:value-type="float">
            <text:p>10790.4</text:p>
          </table:table-cell>
          <table:table-cell office:value-type="float" office:value="11245.2" calcext:value-type="float">
            <text:p>11245.2</text:p>
          </table:table-cell>
          <table:table-cell table:style-name="ce1" office:value-type="float" office:value="1.57226" calcext:value-type="float">
            <text:p>1.57E+00</text:p>
          </table:table-cell>
          <table:table-cell office:value-type="float" office:value="559.248" calcext:value-type="float">
            <text:p>559.248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office:value-type="float" office:value="337.202" calcext:value-type="float">
            <text:p>337.202</text:p>
          </table:table-cell>
          <table:table-cell office:value-type="float" office:value="340.389" calcext:value-type="float">
            <text:p>340.389</text:p>
          </table:table-cell>
          <table:table-cell office:value-type="float" office:value="-1.79799" calcext:value-type="float">
            <text:p>-1.79799</text:p>
          </table:table-cell>
          <table:table-cell office:value-type="float" office:value="1.38851" calcext:value-type="float">
            <text:p>1.38851</text:p>
          </table:table-cell>
          <table:table-cell office:value-type="float" office:value="0.391866" calcext:value-type="float">
            <text:p>0.391866</text:p>
          </table:table-cell>
          <table:table-cell office:value-type="float" office:value="0.289505" calcext:value-type="float">
            <text:p>0.289505</text:p>
          </table:table-cell>
          <table:table-cell office:value-type="float" office:value="0.164974" calcext:value-type="float">
            <text:p>1.65E-01</text:p>
          </table:table-cell>
          <table:table-cell table:number-columns-repeated="2" office:value-type="float" office:value="0.970338" calcext:value-type="float">
            <text:p>0.970338</text:p>
          </table:table-cell>
          <table:table-cell table:style-name="ce1" office:value-type="float" office:value="0.357949" calcext:value-type="float">
            <text:p>3.58E-01</text:p>
          </table:table-cell>
          <table:table-cell office:value-type="float" office:value="-0.888069" calcext:value-type="float">
            <text:p>-0.888069</text:p>
          </table:table-cell>
          <table:table-cell table:style-name="ce1" office:value-type="float" office:value="-10.0291" calcext:value-type="float">
            <text:p>-1.00E+01</text:p>
          </table:table-cell>
          <table:table-cell table:number-columns-repeated="22"/>
          <table:table-cell table:formula="of:=[.AT121]+1" office:value-type="date" office:date-value="2020-06-23" calcext:value-type="date">
            <text:p>23/06/20</text:p>
          </table:table-cell>
          <table:table-cell table:formula="of:=AVERAGE([.S119:.S125])" office:value-type="float" office:value="0.994632285714286" calcext:value-type="float">
            <text:p>0.994632285714286</text:p>
          </table:table-cell>
          <table:table-cell table:formula="of:=[.P122]" office:value-type="float" office:value="0.391866" calcext:value-type="float">
            <text:p>0.391866</text:p>
          </table:table-cell>
          <table:table-cell table:formula="of:=AVERAGE([.R119:.R125])" office:value-type="float" office:value="0.142448214285714" calcext:value-type="float">
            <text:p>0.14</text:p>
          </table:table-cell>
        </table:table-row>
        <table:table-row table:style-name="ro1">
          <table:table-cell office:value-type="float" office:value="10813" calcext:value-type="float">
            <text:p>10813</text:p>
          </table:table-cell>
          <table:table-cell office:value-type="float" office:value="10883.6" calcext:value-type="float">
            <text:p>10883.6</text:p>
          </table:table-cell>
          <table:table-cell office:value-type="float" office:value="11296.7" calcext:value-type="float">
            <text:p>11296.7</text:p>
          </table:table-cell>
          <table:table-cell office:value-type="float" office:value="1.07987" calcext:value-type="float">
            <text:p>1.07987</text:p>
          </table:table-cell>
          <table:table-cell office:value-type="float" office:value="483.652" calcext:value-type="float">
            <text:p>483.652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office:value-type="float" office:value="340.192" calcext:value-type="float">
            <text:p>340.192</text:p>
          </table:table-cell>
          <table:table-cell office:value-type="float" office:value="342.164" calcext:value-type="float">
            <text:p>342.164</text:p>
          </table:table-cell>
          <table:table-cell office:value-type="float" office:value="-2.80846" calcext:value-type="float">
            <text:p>-2.80846</text:p>
          </table:table-cell>
          <table:table-cell office:value-type="float" office:value="-0.836439" calcext:value-type="float">
            <text:p>-0.836439</text:p>
          </table:table-cell>
          <table:table-cell office:value-type="float" office:value="0.398252" calcext:value-type="float">
            <text:p>0.398252</text:p>
          </table:table-cell>
          <table:table-cell office:value-type="float" office:value="0.291711" calcext:value-type="float">
            <text:p>0.291711</text:p>
          </table:table-cell>
          <table:table-cell office:value-type="float" office:value="0.169358" calcext:value-type="float">
            <text:p>1.69E-01</text:p>
          </table:table-cell>
          <table:table-cell table:number-columns-repeated="2" office:value-type="float" office:value="0.968474" calcext:value-type="float">
            <text:p>0.968474</text:p>
          </table:table-cell>
          <table:table-cell table:style-name="ce1" office:value-type="float" office:value="0.354852" calcext:value-type="float">
            <text:p>3.55E-01</text:p>
          </table:table-cell>
          <table:table-cell office:value-type="float" office:value="-0.887307" calcext:value-type="float">
            <text:p>-0.887307</text:p>
          </table:table-cell>
          <table:table-cell table:style-name="ce1" office:value-type="float" office:value="-7.16489" calcext:value-type="float">
            <text:p>-7.16E+00</text:p>
          </table:table-cell>
          <table:table-cell table:number-columns-repeated="22"/>
          <table:table-cell table:formula="of:=[.AT122]+1" office:value-type="date" office:date-value="2020-06-24" calcext:value-type="date">
            <text:p>24/06/20</text:p>
          </table:table-cell>
          <table:table-cell table:formula="of:=AVERAGE([.S120:.S126])" office:value-type="float" office:value="0.991389428571429" calcext:value-type="float">
            <text:p>0.991389428571429</text:p>
          </table:table-cell>
          <table:table-cell table:formula="of:=[.P123]" office:value-type="float" office:value="0.398252" calcext:value-type="float">
            <text:p>0.398252</text:p>
          </table:table-cell>
          <table:table-cell table:formula="of:=AVERAGE([.R120:.R126])" office:value-type="float" office:value="0.147294285714286" calcext:value-type="float">
            <text:p>0.15</text:p>
          </table:table-cell>
        </table:table-row>
        <table:table-row table:style-name="ro1">
          <table:table-cell office:value-type="float" office:value="10906" calcext:value-type="float">
            <text:p>10906</text:p>
          </table:table-cell>
          <table:table-cell office:value-type="float" office:value="10986.4" calcext:value-type="float">
            <text:p>10986.4</text:p>
          </table:table-cell>
          <table:table-cell office:value-type="float" office:value="11365.5" calcext:value-type="float">
            <text:p>11365.5</text:p>
          </table:table-cell>
          <table:table-cell office:value-type="float" office:value="1.26447" calcext:value-type="float">
            <text:p>1.26447</text:p>
          </table:table-cell>
          <table:table-cell office:value-type="float" office:value="459.476" calcext:value-type="float">
            <text:p>459.476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office:value-type="float" office:value="344.186" calcext:value-type="float">
            <text:p>344.186</text:p>
          </table:table-cell>
          <table:table-cell office:value-type="float" office:value="343.001" calcext:value-type="float">
            <text:p>343.001</text:p>
          </table:table-cell>
          <table:table-cell office:value-type="float" office:value="-0.813976" calcext:value-type="float">
            <text:p>-0.813976</text:p>
          </table:table-cell>
          <table:table-cell office:value-type="float" office:value="-1.99946" calcext:value-type="float">
            <text:p>-1.99946</text:p>
          </table:table-cell>
          <table:table-cell office:value-type="float" office:value="0.404576" calcext:value-type="float">
            <text:p>0.404576</text:p>
          </table:table-cell>
          <table:table-cell office:value-type="float" office:value="0.316908" calcext:value-type="float">
            <text:p>0.316908</text:p>
          </table:table-cell>
          <table:table-cell office:value-type="float" office:value="0.187279" calcext:value-type="float">
            <text:p>1.87E-01</text:p>
          </table:table-cell>
          <table:table-cell table:number-columns-repeated="2" office:value-type="float" office:value="0.951981" calcext:value-type="float">
            <text:p>0.951981</text:p>
          </table:table-cell>
          <table:table-cell table:style-name="ce1" office:value-type="float" office:value="0.352147" calcext:value-type="float">
            <text:p>3.52E-01</text:p>
          </table:table-cell>
          <table:table-cell office:value-type="float" office:value="-0.890658" calcext:value-type="float">
            <text:p>-0.890658</text:p>
          </table:table-cell>
          <table:table-cell table:style-name="ce1" office:value-type="float" office:value="-9.43949" calcext:value-type="float">
            <text:p>-9.44E+00</text:p>
          </table:table-cell>
          <table:table-cell table:number-columns-repeated="22"/>
          <table:table-cell table:formula="of:=[.AT123]+1" office:value-type="date" office:date-value="2020-06-25" calcext:value-type="date">
            <text:p>25/06/20</text:p>
          </table:table-cell>
          <table:table-cell table:formula="of:=AVERAGE([.S121:.S127])" office:value-type="float" office:value="0.987599428571428" calcext:value-type="float">
            <text:p>0.987599428571428</text:p>
          </table:table-cell>
          <table:table-cell table:formula="of:=[.P124]" office:value-type="float" office:value="0.404576" calcext:value-type="float">
            <text:p>0.404576</text:p>
          </table:table-cell>
          <table:table-cell table:formula="of:=AVERAGE([.R121:.R127])" office:value-type="float" office:value="0.152323428571429" calcext:value-type="float">
            <text:p>0.15</text:p>
          </table:table-cell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float" office:value="11087.6" calcext:value-type="float">
            <text:p>11087.6</text:p>
          </table:table-cell>
          <table:table-cell office:value-type="float" office:value="11466.1" calcext:value-type="float">
            <text:p>11466.1</text:p>
          </table:table-cell>
          <table:table-cell office:value-type="float" office:value="0.219975" calcext:value-type="float">
            <text:p>0.219975</text:p>
          </table:table-cell>
          <table:table-cell office:value-type="float" office:value="392.065" calcext:value-type="float">
            <text:p>392.065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float" office:value="346.181" calcext:value-type="float">
            <text:p>346.181</text:p>
          </table:table-cell>
          <table:table-cell office:value-type="float" office:value="343.908" calcext:value-type="float">
            <text:p>343.908</text:p>
          </table:table-cell>
          <table:table-cell office:value-type="float" office:value="-2.8192" calcext:value-type="float">
            <text:p>-2.8192</text:p>
          </table:table-cell>
          <table:table-cell office:value-type="float" office:value="-5.09188" calcext:value-type="float">
            <text:p>-5.09188</text:p>
          </table:table-cell>
          <table:table-cell office:value-type="float" office:value="0.404137" calcext:value-type="float">
            <text:p>0.404137</text:p>
          </table:table-cell>
          <table:table-cell office:value-type="float" office:value="0.231965" calcext:value-type="float">
            <text:p>0.231965</text:p>
          </table:table-cell>
          <table:table-cell office:value-type="float" office:value="0.139413" calcext:value-type="float">
            <text:p>1.39E-01</text:p>
          </table:table-cell>
          <table:table-cell table:number-columns-repeated="2" office:value-type="float" office:value="1.00406" calcext:value-type="float">
            <text:p>1.00406</text:p>
          </table:table-cell>
          <table:table-cell table:style-name="ce1" office:value-type="float" office:value="0.350919" calcext:value-type="float">
            <text:p>3.51E-01</text:p>
          </table:table-cell>
          <table:table-cell office:value-type="float" office:value="-0.873297" calcext:value-type="float">
            <text:p>-0.873297</text:p>
          </table:table-cell>
          <table:table-cell table:style-name="ce1" office:value-type="float" office:value="-9.39197" calcext:value-type="float">
            <text:p>-9.39E+00</text:p>
          </table:table-cell>
          <table:table-cell table:number-columns-repeated="22"/>
          <table:table-cell table:formula="of:=[.AT124]+1" office:value-type="date" office:date-value="2020-06-26" calcext:value-type="date">
            <text:p>26/06/20</text:p>
          </table:table-cell>
          <table:table-cell table:formula="of:=AVERAGE([.S122:.S128])" office:value-type="float" office:value="0.981663428571429" calcext:value-type="float">
            <text:p>0.981663428571429</text:p>
          </table:table-cell>
          <table:table-cell table:formula="of:=[.P125]" office:value-type="float" office:value="0.404137" calcext:value-type="float">
            <text:p>0.404137</text:p>
          </table:table-cell>
          <table:table-cell table:formula="of:=AVERAGE([.R122:.R128])" office:value-type="float" office:value="0.159145428571429" calcext:value-type="float">
            <text:p>0.16</text:p>
          </table:table-cell>
        </table:table-row>
        <table:table-row table:style-name="ro1">
          <table:table-cell office:value-type="float" office:value="11334" calcext:value-type="float">
            <text:p>11334</text:p>
          </table:table-cell>
          <table:table-cell office:value-type="float" office:value="11194.9" calcext:value-type="float">
            <text:p>11194.9</text:p>
          </table:table-cell>
          <table:table-cell office:value-type="float" office:value="11515.5" calcext:value-type="float">
            <text:p>11515.5</text:p>
          </table:table-cell>
          <table:table-cell office:value-type="float" office:value="-2.3546" calcext:value-type="float">
            <text:p>-2.3546</text:p>
          </table:table-cell>
          <table:table-cell office:value-type="float" office:value="181.464" calcext:value-type="float">
            <text:p>181.464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float" office:value="350.185" calcext:value-type="float">
            <text:p>350.185</text:p>
          </table:table-cell>
          <table:table-cell office:value-type="float" office:value="344.792" calcext:value-type="float">
            <text:p>344.792</text:p>
          </table:table-cell>
          <table:table-cell office:value-type="float" office:value="1.18482" calcext:value-type="float">
            <text:p>1.18482</text:p>
          </table:table-cell>
          <table:table-cell office:value-type="float" office:value="-4.20789" calcext:value-type="float">
            <text:p>-4.20789</text:p>
          </table:table-cell>
          <table:table-cell office:value-type="float" office:value="0.403698" calcext:value-type="float">
            <text:p>0.403698</text:p>
          </table:table-cell>
          <table:table-cell office:value-type="float" office:value="0.210204" calcext:value-type="float">
            <text:p>0.210204</text:p>
          </table:table-cell>
          <table:table-cell office:value-type="float" office:value="0.128375" calcext:value-type="float">
            <text:p>1.28E-01</text:p>
          </table:table-cell>
          <table:table-cell table:number-columns-repeated="2" office:value-type="float" office:value="1.01633" calcext:value-type="float">
            <text:p>1.01633</text:p>
          </table:table-cell>
          <table:table-cell table:style-name="ce1" office:value-type="float" office:value="0.35055" calcext:value-type="float">
            <text:p>3.51E-01</text:p>
          </table:table-cell>
          <table:table-cell office:value-type="float" office:value="-0.8676" calcext:value-type="float">
            <text:p>-0.8676</text:p>
          </table:table-cell>
          <table:table-cell table:style-name="ce1" office:value-type="float" office:value="-19.0358" calcext:value-type="float">
            <text:p>-1.90E+01</text:p>
          </table:table-cell>
          <table:table-cell table:number-columns-repeated="22"/>
          <table:table-cell table:formula="of:=[.AT125]+1" office:value-type="date" office:date-value="2020-06-27" calcext:value-type="date">
            <text:p>27/06/20</text:p>
          </table:table-cell>
          <table:table-cell table:formula="of:=AVERAGE([.S123:.S129])" office:value-type="float" office:value="0.974446" calcext:value-type="float">
            <text:p>0.974446</text:p>
          </table:table-cell>
          <table:table-cell table:formula="of:=[.P126]" office:value-type="float" office:value="0.403698" calcext:value-type="float">
            <text:p>0.403698</text:p>
          </table:table-cell>
          <table:table-cell table:formula="of:=AVERAGE([.R123:.R129])" office:value-type="float" office:value="0.166896857142857" calcext:value-type="float">
            <text:p>0.17</text:p>
          </table:table-cell>
        </table:table-row>
        <table:table-row table:style-name="ro1">
          <table:table-cell office:value-type="float" office:value="11639" calcext:value-type="float">
            <text:p>11639</text:p>
          </table:table-cell>
          <table:table-cell office:value-type="float" office:value="11360.1" calcext:value-type="float">
            <text:p>11360.1</text:p>
          </table:table-cell>
          <table:table-cell office:value-type="float" office:value="11554.8" calcext:value-type="float">
            <text:p>11554.8</text:p>
          </table:table-cell>
          <table:table-cell office:value-type="float" office:value="-4.67093" calcext:value-type="float">
            <text:p>-4.67093</text:p>
          </table:table-cell>
          <table:table-cell office:value-type="float" office:value="-84.2187" calcext:value-type="float">
            <text:p>-84.2187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float" office:value="350.209" calcext:value-type="float">
            <text:p>350.209</text:p>
          </table:table-cell>
          <table:table-cell office:value-type="float" office:value="344.688" calcext:value-type="float">
            <text:p>344.688</text:p>
          </table:table-cell>
          <table:table-cell office:value-type="float" office:value="2.20862" calcext:value-type="float">
            <text:p>2.20862</text:p>
          </table:table-cell>
          <table:table-cell office:value-type="float" office:value="-3.31187" calcext:value-type="float">
            <text:p>-3.31187</text:p>
          </table:table-cell>
          <table:table-cell office:value-type="float" office:value="0.403259" calcext:value-type="float">
            <text:p>0.403259</text:p>
          </table:table-cell>
          <table:table-cell office:value-type="float" office:value="0.219372" calcext:value-type="float">
            <text:p>0.219372</text:p>
          </table:table-cell>
          <table:table-cell office:value-type="float" office:value="0.136028" calcext:value-type="float">
            <text:p>1.36E-01</text:p>
          </table:table-cell>
          <table:table-cell table:number-columns-repeated="2" office:value-type="float" office:value="1.00832" calcext:value-type="float">
            <text:p>1.00832</text:p>
          </table:table-cell>
          <table:table-cell table:style-name="ce1" office:value-type="float" office:value="0.350836" calcext:value-type="float">
            <text:p>3.51E-01</text:p>
          </table:table-cell>
          <table:table-cell office:value-type="float" office:value="-0.868397" calcext:value-type="float">
            <text:p>-0.868397</text:p>
          </table:table-cell>
          <table:table-cell table:style-name="ce1" office:value-type="float" office:value="-15.5635" calcext:value-type="float">
            <text:p>-1.56E+01</text:p>
          </table:table-cell>
          <table:table-cell table:number-columns-repeated="22"/>
          <table:table-cell table:formula="of:=[.AT126]+1" office:value-type="date" office:date-value="2020-06-28" calcext:value-type="date">
            <text:p>28/06/20</text:p>
          </table:table-cell>
          <table:table-cell table:formula="of:=AVERAGE([.S124:.S130])" office:value-type="float" office:value="0.970045" calcext:value-type="float">
            <text:p>0.970045</text:p>
          </table:table-cell>
          <table:table-cell table:formula="of:=[.P127]" office:value-type="float" office:value="0.403259" calcext:value-type="float">
            <text:p>0.403259</text:p>
          </table:table-cell>
          <table:table-cell table:formula="of:=AVERAGE([.R124:.R130])" office:value-type="float" office:value="0.171947428571429" calcext:value-type="float">
            <text:p>0.17</text:p>
          </table:table-cell>
        </table:table-row>
        <table:table-row table:style-name="ro1">
          <table:table-cell office:value-type="float" office:value="11841" calcext:value-type="float">
            <text:p>11841</text:p>
          </table:table-cell>
          <table:table-cell office:value-type="float" office:value="11579.2" calcext:value-type="float">
            <text:p>11579.2</text:p>
          </table:table-cell>
          <table:table-cell office:value-type="float" office:value="11574.4" calcext:value-type="float">
            <text:p>11574.4</text:p>
          </table:table-cell>
          <table:table-cell office:value-type="float" office:value="-4.19911" calcext:value-type="float">
            <text:p>-4.19911</text:p>
          </table:table-cell>
          <table:table-cell office:value-type="float" office:value="-266.628" calcext:value-type="float">
            <text:p>-266.628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float" office:value="349.25" calcext:value-type="float">
            <text:p>349.25</text:p>
          </table:table-cell>
          <table:table-cell office:value-type="float" office:value="344.559" calcext:value-type="float">
            <text:p>344.559</text:p>
          </table:table-cell>
          <table:table-cell office:value-type="float" office:value="1.24954" calcext:value-type="float">
            <text:p>1.24954</text:p>
          </table:table-cell>
          <table:table-cell office:value-type="float" office:value="-3.44109" calcext:value-type="float">
            <text:p>-3.44109</text:p>
          </table:table-cell>
          <table:table-cell office:value-type="float" office:value="0.40282" calcext:value-type="float">
            <text:p>0.40282</text:p>
          </table:table-cell>
          <table:table-cell office:value-type="float" office:value="0.299786" calcext:value-type="float">
            <text:p>0.299786</text:p>
          </table:table-cell>
          <table:table-cell office:value-type="float" office:value="0.188591" calcext:value-type="float">
            <text:p>1.89E-01</text:p>
          </table:table-cell>
          <table:table-cell table:number-columns-repeated="2" office:value-type="float" office:value="0.952141" calcext:value-type="float">
            <text:p>0.952141</text:p>
          </table:table-cell>
          <table:table-cell table:style-name="ce1" office:value-type="float" office:value="0.352338" calcext:value-type="float">
            <text:p>3.52E-01</text:p>
          </table:table-cell>
          <table:table-cell office:value-type="float" office:value="-0.882385" calcext:value-type="float">
            <text:p>-0.882385</text:p>
          </table:table-cell>
          <table:table-cell table:style-name="ce1" office:value-type="float" office:value="-9.56274" calcext:value-type="float">
            <text:p>-9.56E+00</text:p>
          </table:table-cell>
          <table:table-cell table:number-columns-repeated="22"/>
          <table:table-cell table:formula="of:=[.AT127]+1" office:value-type="date" office:date-value="2020-06-29" calcext:value-type="date">
            <text:p>29/06/20</text:p>
          </table:table-cell>
          <table:table-cell table:formula="of:=AVERAGE([.S125:.S131])" office:value-type="float" office:value="0.968512285714286" calcext:value-type="float">
            <text:p>0.968512285714286</text:p>
          </table:table-cell>
          <table:table-cell table:formula="of:=[.P128]" office:value-type="float" office:value="0.40282" calcext:value-type="float">
            <text:p>0.40282</text:p>
          </table:table-cell>
          <table:table-cell table:formula="of:=AVERAGE([.R125:.R131])" office:value-type="float" office:value="0.174308142857143" calcext:value-type="float">
            <text:p>0.17</text:p>
          </table:table-cell>
        </table:table-row>
        <table:table-row table:style-name="ro1">
          <table:table-cell office:value-type="float" office:value="11990" calcext:value-type="float">
            <text:p>11990</text:p>
          </table:table-cell>
          <table:table-cell office:value-type="float" office:value="11820.3" calcext:value-type="float">
            <text:p>11820.3</text:p>
          </table:table-cell>
          <table:table-cell office:value-type="float" office:value="11651.6" calcext:value-type="float">
            <text:p>11651.6</text:p>
          </table:table-cell>
          <table:table-cell table:style-name="ce1" office:value-type="float" office:value="-2.59952" calcext:value-type="float">
            <text:p>-2.60E+00</text:p>
          </table:table-cell>
          <table:table-cell office:value-type="float" office:value="-338.441" calcext:value-type="float">
            <text:p>-338.441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float" office:value="349.293" calcext:value-type="float">
            <text:p>349.293</text:p>
          </table:table-cell>
          <table:table-cell office:value-type="float" office:value="347.506" calcext:value-type="float">
            <text:p>347.506</text:p>
          </table:table-cell>
          <table:table-cell office:value-type="float" office:value="0.293393" calcext:value-type="float">
            <text:p>0.293393</text:p>
          </table:table-cell>
          <table:table-cell office:value-type="float" office:value="-1.49424" calcext:value-type="float">
            <text:p>-1.49424</text:p>
          </table:table-cell>
          <table:table-cell office:value-type="float" office:value="0.402381" calcext:value-type="float">
            <text:p>0.402381</text:p>
          </table:table-cell>
          <table:table-cell office:value-type="float" office:value="0.343765" calcext:value-type="float">
            <text:p>0.343765</text:p>
          </table:table-cell>
          <table:table-cell office:value-type="float" office:value="0.219234" calcext:value-type="float">
            <text:p>2.19E-01</text:p>
          </table:table-cell>
          <table:table-cell table:number-columns-repeated="2" office:value-type="float" office:value="0.919816" calcext:value-type="float">
            <text:p>0.919816</text:p>
          </table:table-cell>
          <table:table-cell table:style-name="ce1" office:value-type="float" office:value="0.353003" calcext:value-type="float">
            <text:p>3.53E-01</text:p>
          </table:table-cell>
          <table:table-cell office:value-type="float" office:value="-0.888397" calcext:value-type="float">
            <text:p>-0.888397</text:p>
          </table:table-cell>
          <table:table-cell table:style-name="ce1" office:value-type="float" office:value="-6.91389" calcext:value-type="float">
            <text:p>-6.91E+00</text:p>
          </table:table-cell>
          <table:table-cell table:number-columns-repeated="22"/>
          <table:table-cell table:formula="of:=[.AT128]+1" office:value-type="date" office:date-value="2020-06-30" calcext:value-type="date">
            <text:p>30/06/20</text:p>
          </table:table-cell>
          <table:table-cell table:formula="of:=AVERAGE([.S126:.S132])" office:value-type="float" office:value="0.972216571428571" calcext:value-type="float">
            <text:p>0.972216571428571</text:p>
          </table:table-cell>
          <table:table-cell table:formula="of:=[.P129]" office:value-type="float" office:value="0.402381" calcext:value-type="float">
            <text:p>0.402381</text:p>
          </table:table-cell>
          <table:table-cell table:formula="of:=AVERAGE([.R126:.R132])" office:value-type="float" office:value="0.174233714285714" calcext:value-type="float">
            <text:p>0.17</text:p>
          </table:table-cell>
        </table:table-row>
        <table:table-row table:style-name="ro1">
          <table:table-cell office:value-type="float" office:value="12082" calcext:value-type="float">
            <text:p>12082</text:p>
          </table:table-cell>
          <table:table-cell office:value-type="float" office:value="12056.9" calcext:value-type="float">
            <text:p>12056.9</text:p>
          </table:table-cell>
          <table:table-cell office:value-type="float" office:value="11755.6" calcext:value-type="float">
            <text:p>11755.6</text:p>
          </table:table-cell>
          <table:table-cell office:value-type="float" office:value="-0.381533" calcext:value-type="float">
            <text:p>-0.381533</text:p>
          </table:table-cell>
          <table:table-cell office:value-type="float" office:value="-326.381" calcext:value-type="float">
            <text:p>-326.381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float" office:value="350.336" calcext:value-type="float">
            <text:p>350.336</text:p>
          </table:table-cell>
          <table:table-cell office:value-type="float" office:value="351.496" calcext:value-type="float">
            <text:p>351.496</text:p>
          </table:table-cell>
          <table:table-cell office:value-type="float" office:value="1.33581" calcext:value-type="float">
            <text:p>1.33581</text:p>
          </table:table-cell>
          <table:table-cell office:value-type="float" office:value="2.49649" calcext:value-type="float">
            <text:p>2.49649</text:p>
          </table:table-cell>
          <table:table-cell office:value-type="float" office:value="0.401942" calcext:value-type="float">
            <text:p>0.401942</text:p>
          </table:table-cell>
          <table:table-cell office:value-type="float" office:value="0.299801" calcext:value-type="float">
            <text:p>0.299801</text:p>
          </table:table-cell>
          <table:table-cell office:value-type="float" office:value="0.204712" calcext:value-type="float">
            <text:p>2.05E-01</text:p>
          </table:table-cell>
          <table:table-cell table:number-columns-repeated="2" office:value-type="float" office:value="0.937667" calcext:value-type="float">
            <text:p>0.937667</text:p>
          </table:table-cell>
          <table:table-cell table:style-name="ce1" office:value-type="float" office:value="0.35205" calcext:value-type="float">
            <text:p>3.52E-01</text:p>
          </table:table-cell>
          <table:table-cell office:value-type="float" office:value="-0.874488" calcext:value-type="float">
            <text:p>-0.874488</text:p>
          </table:table-cell>
          <table:table-cell table:style-name="ce1" office:value-type="float" office:value="-8.77592" calcext:value-type="float">
            <text:p>-8.78E+00</text:p>
          </table:table-cell>
          <table:table-cell table:number-columns-repeated="22"/>
          <table:table-cell table:formula="of:=[.AT129]+1" office:value-type="date" office:date-value="2020-07-01" calcext:value-type="date">
            <text:p>01/07/20</text:p>
          </table:table-cell>
          <table:table-cell table:formula="of:=AVERAGE([.S127:.S133])" office:value-type="float" office:value="0.979235142857143" calcext:value-type="float">
            <text:p>0.979235142857143</text:p>
          </table:table-cell>
          <table:table-cell table:formula="of:=[.P130]" office:value-type="float" office:value="0.401942" calcext:value-type="float">
            <text:p>0.401942</text:p>
          </table:table-cell>
          <table:table-cell table:formula="of:=AVERAGE([.R127:.R133])" office:value-type="float" office:value="0.173411714285714" calcext:value-type="float">
            <text:p>0.17</text:p>
          </table:table-cell>
        </table:table-row>
        <table:table-row table:style-name="ro1">
          <table:table-cell office:value-type="float" office:value="12214" calcext:value-type="float">
            <text:p>12214</text:p>
          </table:table-cell>
          <table:table-cell office:value-type="float" office:value="12242.4" calcext:value-type="float">
            <text:p>12242.4</text:p>
          </table:table-cell>
          <table:table-cell office:value-type="float" office:value="11834.7" calcext:value-type="float">
            <text:p>11834.7</text:p>
          </table:table-cell>
          <table:table-cell office:value-type="float" office:value="0.442972" calcext:value-type="float">
            <text:p>0.442972</text:p>
          </table:table-cell>
          <table:table-cell office:value-type="float" office:value="-379.322" calcext:value-type="float">
            <text:p>-379.322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office:value-type="float" office:value="350.373" calcext:value-type="float">
            <text:p>350.373</text:p>
          </table:table-cell>
          <table:table-cell office:value-type="float" office:value="353.479" calcext:value-type="float">
            <text:p>353.479</text:p>
          </table:table-cell>
          <table:table-cell office:value-type="float" office:value="-2.62709" calcext:value-type="float">
            <text:p>-2.62709</text:p>
          </table:table-cell>
          <table:table-cell office:value-type="float" office:value="0.479437" calcext:value-type="float">
            <text:p>0.479437</text:p>
          </table:table-cell>
          <table:table-cell office:value-type="float" office:value="0.401503" calcext:value-type="float">
            <text:p>0.401503</text:p>
          </table:table-cell>
          <table:table-cell office:value-type="float" office:value="0.277322" calcext:value-type="float">
            <text:p>0.277322</text:p>
          </table:table-cell>
          <table:table-cell office:value-type="float" office:value="0.203804" calcext:value-type="float">
            <text:p>2.04E-01</text:p>
          </table:table-cell>
          <table:table-cell table:number-columns-repeated="2" office:value-type="float" office:value="0.941252" calcext:value-type="float">
            <text:p>0.941252</text:p>
          </table:table-cell>
          <table:table-cell table:style-name="ce1" office:value-type="float" office:value="0.351057" calcext:value-type="float">
            <text:p>3.51E-01</text:p>
          </table:table-cell>
          <table:table-cell office:value-type="float" office:value="-0.862838" calcext:value-type="float">
            <text:p>-0.862838</text:p>
          </table:table-cell>
          <table:table-cell table:style-name="ce1" office:value-type="float" office:value="-7.17532" calcext:value-type="float">
            <text:p>-7.18E+00</text:p>
          </table:table-cell>
          <table:table-cell table:number-columns-repeated="22"/>
          <table:table-cell table:formula="of:=[.AT130]+1" office:value-type="date" office:date-value="2020-07-02" calcext:value-type="date">
            <text:p>02/07/20</text:p>
          </table:table-cell>
          <table:table-cell table:formula="of:=AVERAGE([.S128:.S134])" office:value-type="float" office:value="0.988440857142857" calcext:value-type="float">
            <text:p>0.988440857142857</text:p>
          </table:table-cell>
          <table:table-cell table:formula="of:=[.P131]" office:value-type="float" office:value="0.401503" calcext:value-type="float">
            <text:p>0.401503</text:p>
          </table:table-cell>
          <table:table-cell table:formula="of:=AVERAGE([.R128:.R134])" office:value-type="float" office:value="0.172811428571429" calcext:value-type="float">
            <text:p>0.17</text:p>
          </table:table-cell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float" office:value="12406" calcext:value-type="float">
            <text:p>12406</text:p>
          </table:table-cell>
          <table:table-cell office:value-type="float" office:value="11958.5" calcext:value-type="float">
            <text:p>11958.5</text:p>
          </table:table-cell>
          <table:table-cell office:value-type="float" office:value="0.813622" calcext:value-type="float">
            <text:p>0.813622</text:p>
          </table:table-cell>
          <table:table-cell office:value-type="float" office:value="-396.466" calcext:value-type="float">
            <text:p>-396.466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office:value-type="float" office:value="354.408" calcext:value-type="float">
            <text:p>354.408</text:p>
          </table:table-cell>
          <table:table-cell office:value-type="float" office:value="357.556" calcext:value-type="float">
            <text:p>357.556</text:p>
          </table:table-cell>
          <table:table-cell office:value-type="float" office:value="1.40829" calcext:value-type="float">
            <text:p>1.40829</text:p>
          </table:table-cell>
          <table:table-cell office:value-type="float" office:value="4.55559" calcext:value-type="float">
            <text:p>4.55559</text:p>
          </table:table-cell>
          <table:table-cell office:value-type="float" office:value="0.457028" calcext:value-type="float">
            <text:p>0.457028</text:p>
          </table:table-cell>
          <table:table-cell office:value-type="float" office:value="0.177622" calcext:value-type="float">
            <text:p>0.177622</text:p>
          </table:table-cell>
          <table:table-cell office:value-type="float" office:value="0.138892" calcext:value-type="float">
            <text:p>1.39E-01</text:p>
          </table:table-cell>
          <table:table-cell table:style-name="ce1" office:value-type="float" office:value="1.02999" calcext:value-type="float">
            <text:p>1.03E+00</text:p>
          </table:table-cell>
          <table:table-cell office:value-type="float" office:value="1.02999" calcext:value-type="float">
            <text:p>1.02999</text:p>
          </table:table-cell>
          <table:table-cell table:style-name="ce1" office:value-type="float" office:value="0.325508" calcext:value-type="float">
            <text:p>3.26E-01</text:p>
          </table:table-cell>
          <table:table-cell office:value-type="float" office:value="-0.846001" calcext:value-type="float">
            <text:p>-0.846001</text:p>
          </table:table-cell>
          <table:table-cell table:style-name="ce1" office:value-type="float" office:value="-10.6107" calcext:value-type="float">
            <text:p>-1.06E+01</text:p>
          </table:table-cell>
          <table:table-cell table:number-columns-repeated="22"/>
          <table:table-cell table:formula="of:=[.AT131]+1" office:value-type="date" office:date-value="2020-07-03" calcext:value-type="date">
            <text:p>03/07/20</text:p>
          </table:table-cell>
          <table:table-cell table:formula="of:=AVERAGE([.S129:.S135])" office:value-type="float" office:value="0.998793571428571" calcext:value-type="float">
            <text:p>0.998793571428571</text:p>
          </table:table-cell>
          <table:table-cell table:formula="of:=[.P132]" office:value-type="float" office:value="0.457028" calcext:value-type="float">
            <text:p>0.457028</text:p>
          </table:table-cell>
          <table:table-cell table:formula="of:=AVERAGE([.R129:.R135])" office:value-type="float" office:value="0.173463142857143" calcext:value-type="float">
            <text:p>0.17</text:p>
          </table:table-cell>
        </table:table-row>
        <table:table-row table:style-name="ro1">
          <table:table-cell office:value-type="float" office:value="12476" calcext:value-type="float">
            <text:p>12476</text:p>
          </table:table-cell>
          <table:table-cell office:value-type="float" office:value="12529.9" calcext:value-type="float">
            <text:p>12529.9</text:p>
          </table:table-cell>
          <table:table-cell office:value-type="float" office:value="12174.1" calcext:value-type="float">
            <text:p>12174.1</text:p>
          </table:table-cell>
          <table:table-cell office:value-type="float" office:value="0.88454" calcext:value-type="float">
            <text:p>0.88454</text:p>
          </table:table-cell>
          <table:table-cell office:value-type="float" office:value="-301.894" calcext:value-type="float">
            <text:p>-301.894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office:value-type="float" office:value="354.444" calcext:value-type="float">
            <text:p>354.444</text:p>
          </table:table-cell>
          <table:table-cell office:value-type="float" office:value="357.842" calcext:value-type="float">
            <text:p>357.842</text:p>
          </table:table-cell>
          <table:table-cell office:value-type="float" office:value="3.44438" calcext:value-type="float">
            <text:p>3.44438</text:p>
          </table:table-cell>
          <table:table-cell office:value-type="float" office:value="6.8421" calcext:value-type="float">
            <text:p>6.8421</text:p>
          </table:table-cell>
          <table:table-cell office:value-type="float" office:value="0.513158" calcext:value-type="float">
            <text:p>0.513158</text:p>
          </table:table-cell>
          <table:table-cell office:value-type="float" office:value="0.151634" calcext:value-type="float">
            <text:p>0.151634</text:p>
          </table:table-cell>
          <table:table-cell office:value-type="float" office:value="0.122621" calcext:value-type="float">
            <text:p>1.23E-01</text:p>
          </table:table-cell>
          <table:table-cell table:number-columns-repeated="2" office:value-type="float" office:value="1.06546" calcext:value-type="float">
            <text:p>1.06546</text:p>
          </table:table-cell>
          <table:table-cell table:style-name="ce1" office:value-type="float" office:value="0.305634" calcext:value-type="float">
            <text:p>3.06E-01</text:p>
          </table:table-cell>
          <table:table-cell office:value-type="float" office:value="-0.844556" calcext:value-type="float">
            <text:p>-0.844556</text:p>
          </table:table-cell>
          <table:table-cell table:style-name="ce1" office:value-type="float" office:value="-13.9722" calcext:value-type="float">
            <text:p>-1.40E+01</text:p>
          </table:table-cell>
          <table:table-cell table:number-columns-repeated="22"/>
          <table:table-cell table:formula="of:=[.AT132]+1" office:value-type="date" office:date-value="2020-07-04" calcext:value-type="date">
            <text:p>04/07/20</text:p>
          </table:table-cell>
          <table:table-cell table:formula="of:=AVERAGE([.S130:.S136])" office:value-type="float" office:value="1.008864" calcext:value-type="float">
            <text:p>1.008864</text:p>
          </table:table-cell>
          <table:table-cell table:formula="of:=[.P133]" office:value-type="float" office:value="0.513158" calcext:value-type="float">
            <text:p>0.513158</text:p>
          </table:table-cell>
          <table:table-cell table:formula="of:=AVERAGE([.R130:.R136])" office:value-type="float" office:value="0.176428" calcext:value-type="float">
            <text:p>0.18</text:p>
          </table:table-cell>
        </table:table-row>
        <table:table-row table:style-name="ro1">
          <table:table-cell office:value-type="float" office:value="12551" calcext:value-type="float">
            <text:p>12551</text:p>
          </table:table-cell>
          <table:table-cell office:value-type="float" office:value="12640.9" calcext:value-type="float">
            <text:p>12640.9</text:p>
          </table:table-cell>
          <table:table-cell office:value-type="float" office:value="12463.4" calcext:value-type="float">
            <text:p>12463.4</text:p>
          </table:table-cell>
          <table:table-cell office:value-type="float" office:value="1.47426" calcext:value-type="float">
            <text:p>1.47426</text:p>
          </table:table-cell>
          <table:table-cell office:value-type="float" office:value="-87.64" calcext:value-type="float">
            <text:p>-87.64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float" office:value="352.482" calcext:value-type="float">
            <text:p>352.482</text:p>
          </table:table-cell>
          <table:table-cell office:value-type="float" office:value="357.299" calcext:value-type="float">
            <text:p>357.299</text:p>
          </table:table-cell>
          <table:table-cell office:value-type="float" office:value="4.48165" calcext:value-type="float">
            <text:p>4.48165</text:p>
          </table:table-cell>
          <table:table-cell office:value-type="float" office:value="9.29922" calcext:value-type="float">
            <text:p>9.29922</text:p>
          </table:table-cell>
          <table:table-cell office:value-type="float" office:value="0.569874" calcext:value-type="float">
            <text:p>0.569874</text:p>
          </table:table-cell>
          <table:table-cell office:value-type="float" office:value="0.163209" calcext:value-type="float">
            <text:p>0.163209</text:p>
          </table:table-cell>
          <table:table-cell office:value-type="float" office:value="0.131826" calcext:value-type="float">
            <text:p>1.32E-01</text:p>
          </table:table-cell>
          <table:table-cell table:number-columns-repeated="2" office:value-type="float" office:value="1.07276" calcext:value-type="float">
            <text:p>1.07276</text:p>
          </table:table-cell>
          <table:table-cell table:style-name="ce1" office:value-type="float" office:value="0.289578" calcext:value-type="float">
            <text:p>2.90E-01</text:p>
          </table:table-cell>
          <table:table-cell office:value-type="float" office:value="-0.850298" calcext:value-type="float">
            <text:p>-0.850298</text:p>
          </table:table-cell>
          <table:table-cell table:style-name="ce1" office:value-type="float" office:value="-8.80686" calcext:value-type="float">
            <text:p>-8.81E+00</text:p>
          </table:table-cell>
          <table:table-cell table:number-columns-repeated="22"/>
          <table:table-cell table:formula="of:=[.AT133]+1" office:value-type="date" office:date-value="2020-07-05" calcext:value-type="date">
            <text:p>05/07/20</text:p>
          </table:table-cell>
          <table:table-cell table:formula="of:=AVERAGE([.S131:.S137])" office:value-type="float" office:value="1.01534942857143" calcext:value-type="float">
            <text:p>1.01534942857143</text:p>
          </table:table-cell>
          <table:table-cell table:formula="of:=[.P134]" office:value-type="float" office:value="0.569874" calcext:value-type="float">
            <text:p>0.569874</text:p>
          </table:table-cell>
          <table:table-cell table:formula="of:=AVERAGE([.R131:.R137])" office:value-type="float" office:value="0.184345" calcext:value-type="float">
            <text:p>0.18</text:p>
          </table:table-cell>
        </table:table-row>
        <table:table-row table:style-name="ro1">
          <table:table-cell office:value-type="float" office:value="12602" calcext:value-type="float">
            <text:p>12602</text:p>
          </table:table-cell>
          <table:table-cell office:value-type="float" office:value="12741.4" calcext:value-type="float">
            <text:p>12741.4</text:p>
          </table:table-cell>
          <table:table-cell office:value-type="float" office:value="12731.3" calcext:value-type="float">
            <text:p>12731.3</text:p>
          </table:table-cell>
          <table:table-cell office:value-type="float" office:value="2.26094" calcext:value-type="float">
            <text:p>2.26094</text:p>
          </table:table-cell>
          <table:table-cell office:value-type="float" office:value="129.296" calcext:value-type="float">
            <text:p>129.296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office:value-type="float" office:value="349.517" calcext:value-type="float">
            <text:p>349.517</text:p>
          </table:table-cell>
          <table:table-cell office:value-type="float" office:value="357.757" calcext:value-type="float">
            <text:p>357.757</text:p>
          </table:table-cell>
          <table:table-cell office:value-type="float" office:value="-0.483013" calcext:value-type="float">
            <text:p>-0.483013</text:p>
          </table:table-cell>
          <table:table-cell office:value-type="float" office:value="7.75721" calcext:value-type="float">
            <text:p>7.75721</text:p>
          </table:table-cell>
          <table:table-cell office:value-type="float" office:value="0.627158" calcext:value-type="float">
            <text:p>0.627158</text:p>
          </table:table-cell>
          <table:table-cell office:value-type="float" office:value="0.245929" calcext:value-type="float">
            <text:p>0.245929</text:p>
          </table:table-cell>
          <table:table-cell office:value-type="float" office:value="0.193153" calcext:value-type="float">
            <text:p>1.93E-01</text:p>
          </table:table-cell>
          <table:table-cell table:number-columns-repeated="2" office:value-type="float" office:value="1.02461" calcext:value-type="float">
            <text:p>1.02461</text:p>
          </table:table-cell>
          <table:table-cell table:style-name="ce1" office:value-type="float" office:value="0.276773" calcext:value-type="float">
            <text:p>2.77E-01</text:p>
          </table:table-cell>
          <table:table-cell office:value-type="float" office:value="-0.865162" calcext:value-type="float">
            <text:p>-0.865162</text:p>
          </table:table-cell>
          <table:table-cell table:style-name="ce1" office:value-type="float" office:value="-8.5075" calcext:value-type="float">
            <text:p>-8.51E+00</text:p>
          </table:table-cell>
          <table:table-cell table:number-columns-repeated="22"/>
          <table:table-cell table:formula="of:=[.AT134]+1" office:value-type="date" office:date-value="2020-07-06" calcext:value-type="date">
            <text:p>06/07/20</text:p>
          </table:table-cell>
          <table:table-cell table:style-name="ce1" table:formula="of:=AVERAGE([.S132:.S138])" office:value-type="float" office:value="1.01678014285714" calcext:value-type="float">
            <text:p>1.02E+00</text:p>
          </table:table-cell>
          <table:table-cell table:formula="of:=[.P135]" office:value-type="float" office:value="0.627158" calcext:value-type="float">
            <text:p>0.627158</text:p>
          </table:table-cell>
          <table:table-cell table:formula="of:=AVERAGE([.R132:.R138])" office:value-type="float" office:value="0.198551" calcext:value-type="float">
            <text:p>0.20</text:p>
          </table:table-cell>
        </table:table-row>
        <table:table-row table:style-name="ro1">
          <table:table-cell office:value-type="float" office:value="12721" calcext:value-type="float">
            <text:p>12721</text:p>
          </table:table-cell>
          <table:table-cell office:value-type="float" office:value="12852.9" calcext:value-type="float">
            <text:p>12852.9</text:p>
          </table:table-cell>
          <table:table-cell office:value-type="float" office:value="12979.6" calcext:value-type="float">
            <text:p>12979.6</text:p>
          </table:table-cell>
          <table:table-cell office:value-type="float" office:value="2.10955" calcext:value-type="float">
            <text:p>2.10955</text:p>
          </table:table-cell>
          <table:table-cell office:value-type="float" office:value="258.614" calcext:value-type="float">
            <text:p>258.614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office:value-type="float" office:value="351.547" calcext:value-type="float">
            <text:p>351.547</text:p>
          </table:table-cell>
          <table:table-cell office:value-type="float" office:value="359.166" calcext:value-type="float">
            <text:p>359.166</text:p>
          </table:table-cell>
          <table:table-cell office:value-type="float" office:value="0.547201" calcext:value-type="float">
            <text:p>0.547201</text:p>
          </table:table-cell>
          <table:table-cell office:value-type="float" office:value="8.16563" calcext:value-type="float">
            <text:p>8.16563</text:p>
          </table:table-cell>
          <table:table-cell office:value-type="float" office:value="0.684991" calcext:value-type="float">
            <text:p>0.684991</text:p>
          </table:table-cell>
          <table:table-cell office:value-type="float" office:value="0.317346" calcext:value-type="float">
            <text:p>0.317346</text:p>
          </table:table-cell>
          <table:table-cell office:value-type="float" office:value="0.239988" calcext:value-type="float">
            <text:p>2.40E-01</text:p>
          </table:table-cell>
          <table:table-cell table:number-columns-repeated="2" office:value-type="float" office:value="0.990309" calcext:value-type="float">
            <text:p>0.990309</text:p>
          </table:table-cell>
          <table:table-cell table:style-name="ce1" office:value-type="float" office:value="0.265422" calcext:value-type="float">
            <text:p>2.65E-01</text:p>
          </table:table-cell>
          <table:table-cell office:value-type="float" office:value="-0.878897" calcext:value-type="float">
            <text:p>-0.878897</text:p>
          </table:table-cell>
          <table:table-cell table:style-name="ce1" office:value-type="float" office:value="-9.32389" calcext:value-type="float">
            <text:p>-9.32E+00</text:p>
          </table:table-cell>
          <table:table-cell table:number-columns-repeated="22"/>
          <table:table-cell table:formula="of:=[.AT135]+1" office:value-type="date" office:date-value="2020-07-07" calcext:value-type="date">
            <text:p>07/07/20</text:p>
          </table:table-cell>
          <table:table-cell table:formula="of:=AVERAGE([.S133:.S139])" office:value-type="float" office:value="1.017683" calcext:value-type="float">
            <text:p>1.017683</text:p>
          </table:table-cell>
          <table:table-cell table:formula="of:=[.P136]" office:value-type="float" office:value="0.684991" calcext:value-type="float">
            <text:p>0.684991</text:p>
          </table:table-cell>
          <table:table-cell table:formula="of:=AVERAGE([.R133:.R139])" office:value-type="float" office:value="0.210453428571429" calcext:value-type="float">
            <text:p>0.21</text:p>
          </table:table-cell>
        </table:table-row>
        <table:table-row table:style-name="ro1">
          <table:table-cell office:value-type="float" office:value="12850" calcext:value-type="float">
            <text:p>12850</text:p>
          </table:table-cell>
          <table:table-cell office:value-type="float" office:value="12985.1" calcext:value-type="float">
            <text:p>12985.1</text:p>
          </table:table-cell>
          <table:table-cell office:value-type="float" office:value="13183.5" calcext:value-type="float">
            <text:p>13183.5</text:p>
          </table:table-cell>
          <table:table-cell office:value-type="float" office:value="2.1719" calcext:value-type="float">
            <text:p>2.1719</text:p>
          </table:table-cell>
          <table:table-cell office:value-type="float" office:value="333.534" calcext:value-type="float">
            <text:p>333.534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office:value-type="float" office:value="352.576" calcext:value-type="float">
            <text:p>352.576</text:p>
          </table:table-cell>
          <table:table-cell office:value-type="float" office:value="359.477" calcext:value-type="float">
            <text:p>359.477</text:p>
          </table:table-cell>
          <table:table-cell office:value-type="float" office:value="1.57595" calcext:value-type="float">
            <text:p>1.57595</text:p>
          </table:table-cell>
          <table:table-cell office:value-type="float" office:value="8.47662" calcext:value-type="float">
            <text:p>8.47662</text:p>
          </table:table-cell>
          <table:table-cell office:value-type="float" office:value="0.743355" calcext:value-type="float">
            <text:p>0.743355</text:p>
          </table:table-cell>
          <table:table-cell office:value-type="float" office:value="0.357152" calcext:value-type="float">
            <text:p>0.357152</text:p>
          </table:table-cell>
          <table:table-cell office:value-type="float" office:value="0.260131" calcext:value-type="float">
            <text:p>2.60E-01</text:p>
          </table:table-cell>
          <table:table-cell table:number-columns-repeated="2" office:value-type="float" office:value="0.983065" calcext:value-type="float">
            <text:p>0.983065</text:p>
          </table:table-cell>
          <table:table-cell table:style-name="ce1" office:value-type="float" office:value="0.254992" calcext:value-type="float">
            <text:p>2.55E-01</text:p>
          </table:table-cell>
          <table:table-cell office:value-type="float" office:value="-0.888585" calcext:value-type="float">
            <text:p>-0.888585</text:p>
          </table:table-cell>
          <table:table-cell table:style-name="ce1" office:value-type="float" office:value="-9.94816" calcext:value-type="float">
            <text:p>-9.95E+00</text:p>
          </table:table-cell>
          <table:table-cell table:number-columns-repeated="22"/>
          <table:table-cell table:formula="of:=[.AT136]+1" office:value-type="date" office:date-value="2020-07-08" calcext:value-type="date">
            <text:p>08/07/20</text:p>
          </table:table-cell>
          <table:table-cell table:formula="of:=AVERAGE([.S134:.S140])" office:value-type="float" office:value="1.01668014285714" calcext:value-type="float">
            <text:p>1.01668014285714</text:p>
          </table:table-cell>
          <table:table-cell table:formula="of:=[.P137]" office:value-type="float" office:value="0.743355" calcext:value-type="float">
            <text:p>0.743355</text:p>
          </table:table-cell>
          <table:table-cell table:formula="of:=AVERAGE([.R134:.R140])" office:value-type="float" office:value="0.221710142857143" calcext:value-type="float">
            <text:p>0.22</text:p>
          </table:table-cell>
        </table:table-row>
        <table:table-row table:style-name="ro1">
          <table:table-cell office:value-type="float" office:value="12955" calcext:value-type="float">
            <text:p>12955</text:p>
          </table:table-cell>
          <table:table-cell office:value-type="float" office:value="13119.1" calcext:value-type="float">
            <text:p>13119.1</text:p>
          </table:table-cell>
          <table:table-cell office:value-type="float" office:value="13375.8" calcext:value-type="float">
            <text:p>13375.8</text:p>
          </table:table-cell>
          <table:table-cell office:value-type="float" office:value="2.70785" calcext:value-type="float">
            <text:p>2.70785</text:p>
          </table:table-cell>
          <table:table-cell office:value-type="float" office:value="420.812" calcext:value-type="float">
            <text:p>420.812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float" office:value="352.601" calcext:value-type="float">
            <text:p>352.601</text:p>
          </table:table-cell>
          <table:table-cell office:value-type="float" office:value="363.743" calcext:value-type="float">
            <text:p>363.743</text:p>
          </table:table-cell>
          <table:table-cell office:value-type="float" office:value="0.601345" calcext:value-type="float">
            <text:p>0.601345</text:p>
          </table:table-cell>
          <table:table-cell office:value-type="float" office:value="11.7429" calcext:value-type="float">
            <text:p>11.7429</text:p>
          </table:table-cell>
          <table:table-cell office:value-type="float" office:value="0.802231" calcext:value-type="float">
            <text:p>0.802231</text:p>
          </table:table-cell>
          <table:table-cell office:value-type="float" office:value="0.432874" calcext:value-type="float">
            <text:p>0.432874</text:p>
          </table:table-cell>
          <table:table-cell office:value-type="float" office:value="0.303246" calcext:value-type="float">
            <text:p>3.03E-01</text:p>
          </table:table-cell>
          <table:table-cell table:number-columns-repeated="2" office:value-type="float" office:value="0.951267" calcext:value-type="float">
            <text:p>0.951267</text:p>
          </table:table-cell>
          <table:table-cell table:style-name="ce1" office:value-type="float" office:value="0.245869" calcext:value-type="float">
            <text:p>2.46E-01</text:p>
          </table:table-cell>
          <table:table-cell office:value-type="float" office:value="-0.900968" calcext:value-type="float">
            <text:p>-0.900968</text:p>
          </table:table-cell>
          <table:table-cell table:style-name="ce1" office:value-type="float" office:value="-13.3116" calcext:value-type="float">
            <text:p>-1.33E+01</text:p>
          </table:table-cell>
          <table:table-cell table:number-columns-repeated="22"/>
          <table:table-cell table:formula="of:=[.AT137]+1" office:value-type="date" office:date-value="2020-07-09" calcext:value-type="date">
            <text:p>09/07/20</text:p>
          </table:table-cell>
          <table:table-cell table:formula="of:=AVERAGE([.S135:.S141])" office:value-type="float" office:value="1.01338585714286" calcext:value-type="float">
            <text:p>1.01338585714286</text:p>
          </table:table-cell>
          <table:table-cell table:formula="of:=[.P138]" office:value-type="float" office:value="0.802231" calcext:value-type="float">
            <text:p>0.802231</text:p>
          </table:table-cell>
          <table:table-cell table:formula="of:=AVERAGE([.R135:.R141])" office:value-type="float" office:value="0.232892142857143" calcext:value-type="float">
            <text:p>0.23</text:p>
          </table:table-cell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float" office:value="13246.2" calcext:value-type="float">
            <text:p>13246.2</text:p>
          </table:table-cell>
          <table:table-cell office:value-type="float" office:value="13577.7" calcext:value-type="float">
            <text:p>13577.7</text:p>
          </table:table-cell>
          <table:table-cell office:value-type="float" office:value="3.5731" calcext:value-type="float">
            <text:p>3.5731</text:p>
          </table:table-cell>
          <table:table-cell office:value-type="float" office:value="540.716" calcext:value-type="float">
            <text:p>540.716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float" office:value="353.62" calcext:value-type="float">
            <text:p>353.62</text:p>
          </table:table-cell>
          <table:table-cell office:value-type="float" office:value="363.994" calcext:value-type="float">
            <text:p>363.994</text:p>
          </table:table-cell>
          <table:table-cell office:value-type="float" office:value="1.62005" calcext:value-type="float">
            <text:p>1.62005</text:p>
          </table:table-cell>
          <table:table-cell office:value-type="float" office:value="11.9935" calcext:value-type="float">
            <text:p>11.9935</text:p>
          </table:table-cell>
          <table:table-cell office:value-type="float" office:value="0.802716" calcext:value-type="float">
            <text:p>0.802716</text:p>
          </table:table-cell>
          <table:table-cell office:value-type="float" office:value="0.314761" calcext:value-type="float">
            <text:p>0.314761</text:p>
          </table:table-cell>
          <table:table-cell office:value-type="float" office:value="0.222209" calcext:value-type="float">
            <text:p>2.22E-01</text:p>
          </table:table-cell>
          <table:table-cell table:number-columns-repeated="2" office:value-type="float" office:value="1.03631" calcext:value-type="float">
            <text:p>1.03631</text:p>
          </table:table-cell>
          <table:table-cell table:style-name="ce1" office:value-type="float" office:value="0.244821" calcext:value-type="float">
            <text:p>2.45E-01</text:p>
          </table:table-cell>
          <table:table-cell office:value-type="float" office:value="-0.888818" calcext:value-type="float">
            <text:p>-0.888818</text:p>
          </table:table-cell>
          <table:table-cell table:style-name="ce1" office:value-type="float" office:value="-11.191" calcext:value-type="float">
            <text:p>-1.12E+01</text:p>
          </table:table-cell>
          <table:table-cell table:number-columns-repeated="22"/>
          <table:table-cell table:formula="of:=[.AT138]+1" office:value-type="date" office:date-value="2020-07-10" calcext:value-type="date">
            <text:p>10/07/20</text:p>
          </table:table-cell>
          <table:table-cell table:formula="of:=AVERAGE([.S136:.S142])" office:value-type="float" office:value="1.00559771428571" calcext:value-type="float">
            <text:p>1.00559771428571</text:p>
          </table:table-cell>
          <table:table-cell table:formula="of:=[.P139]" office:value-type="float" office:value="0.802716" calcext:value-type="float">
            <text:p>0.802716</text:p>
          </table:table-cell>
          <table:table-cell table:formula="of:=AVERAGE([.R136:.R142])" office:value-type="float" office:value="0.246266571428571" calcext:value-type="float">
            <text:p>0.25</text:p>
          </table:table-cell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float" office:value="13308.6" calcext:value-type="float">
            <text:p>13308.6</text:p>
          </table:table-cell>
          <table:table-cell office:value-type="float" office:value="13751.1" calcext:value-type="float">
            <text:p>13751.1</text:p>
          </table:table-cell>
          <table:table-cell office:value-type="float" office:value="2.94585" calcext:value-type="float">
            <text:p>2.94585</text:p>
          </table:table-cell>
          <table:table-cell office:value-type="float" office:value="600.053" calcext:value-type="float">
            <text:p>600.053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float" office:value="353.63" calcext:value-type="float">
            <text:p>353.63</text:p>
          </table:table-cell>
          <table:table-cell office:value-type="float" office:value="362.242" calcext:value-type="float">
            <text:p>362.242</text:p>
          </table:table-cell>
          <table:table-cell office:value-type="float" office:value="1.63028" calcext:value-type="float">
            <text:p>1.63028</text:p>
          </table:table-cell>
          <table:table-cell office:value-type="float" office:value="10.242" calcext:value-type="float">
            <text:p>10.242</text:p>
          </table:table-cell>
          <table:table-cell office:value-type="float" office:value="0.803201" calcext:value-type="float">
            <text:p>0.803201</text:p>
          </table:table-cell>
          <table:table-cell office:value-type="float" office:value="0.283247" calcext:value-type="float">
            <text:p>0.283247</text:p>
          </table:table-cell>
          <table:table-cell office:value-type="float" office:value="0.201418" calcext:value-type="float">
            <text:p>2.01E-01</text:p>
          </table:table-cell>
          <table:table-cell table:number-columns-repeated="2" office:value-type="float" office:value="1.05844" calcext:value-type="float">
            <text:p>1.05844</text:p>
          </table:table-cell>
          <table:table-cell table:style-name="ce1" office:value-type="float" office:value="0.244402" calcext:value-type="float">
            <text:p>2.44E-01</text:p>
          </table:table-cell>
          <table:table-cell office:value-type="float" office:value="-0.884953" calcext:value-type="float">
            <text:p>-0.884953</text:p>
          </table:table-cell>
          <table:table-cell table:style-name="ce1" office:value-type="float" office:value="-12.0185" calcext:value-type="float">
            <text:p>-1.20E+01</text:p>
          </table:table-cell>
          <table:table-cell table:number-columns-repeated="22"/>
          <table:table-cell table:formula="of:=[.AT139]+1" office:value-type="date" office:date-value="2020-07-11" calcext:value-type="date">
            <text:p>11/07/20</text:p>
          </table:table-cell>
          <table:table-cell table:formula="of:=AVERAGE([.S137:.S143])" office:value-type="float" office:value="0.996606857142857" calcext:value-type="float">
            <text:p>0.996606857142857</text:p>
          </table:table-cell>
          <table:table-cell table:formula="of:=[.P140]" office:value-type="float" office:value="0.803201" calcext:value-type="float">
            <text:p>0.803201</text:p>
          </table:table-cell>
          <table:table-cell table:formula="of:=AVERAGE([.R137:.R143])" office:value-type="float" office:value="0.258874714285714" calcext:value-type="float">
            <text:p>0.26</text:p>
          </table:table-cell>
        </table:table-row>
        <table:table-row table:style-name="ro1">
          <table:table-cell office:value-type="float" office:value="13210" calcext:value-type="float">
            <text:p>13210</text:p>
          </table:table-cell>
          <table:table-cell office:value-type="float" office:value="13373.4" calcext:value-type="float">
            <text:p>13373.4</text:p>
          </table:table-cell>
          <table:table-cell office:value-type="float" office:value="13901.5" calcext:value-type="float">
            <text:p>13901.5</text:p>
          </table:table-cell>
          <table:table-cell office:value-type="float" office:value="3.22967" calcext:value-type="float">
            <text:p>3.22967</text:p>
          </table:table-cell>
          <table:table-cell office:value-type="float" office:value="691.467" calcext:value-type="float">
            <text:p>691.467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float" office:value="353.64" calcext:value-type="float">
            <text:p>353.64</text:p>
          </table:table-cell>
          <table:table-cell office:value-type="float" office:value="359.459" calcext:value-type="float">
            <text:p>359.459</text:p>
          </table:table-cell>
          <table:table-cell office:value-type="float" office:value="1.63956" calcext:value-type="float">
            <text:p>1.63956</text:p>
          </table:table-cell>
          <table:table-cell office:value-type="float" office:value="7.45901" calcext:value-type="float">
            <text:p>7.45901</text:p>
          </table:table-cell>
          <table:table-cell office:value-type="float" office:value="0.803686" calcext:value-type="float">
            <text:p>0.803686</text:p>
          </table:table-cell>
          <table:table-cell office:value-type="float" office:value="0.293445" calcext:value-type="float">
            <text:p>0.293445</text:p>
          </table:table-cell>
          <table:table-cell office:value-type="float" office:value="0.2101" calcext:value-type="float">
            <text:p>2.10E-01</text:p>
          </table:table-cell>
          <table:table-cell table:number-columns-repeated="2" office:value-type="float" office:value="1.0497" calcext:value-type="float">
            <text:p>1.0497</text:p>
          </table:table-cell>
          <table:table-cell table:style-name="ce1" office:value-type="float" office:value="0.244375" calcext:value-type="float">
            <text:p>2.44E-01</text:p>
          </table:table-cell>
          <table:table-cell office:value-type="float" office:value="-0.885528" calcext:value-type="float">
            <text:p>-0.885528</text:p>
          </table:table-cell>
          <table:table-cell table:style-name="ce1" office:value-type="float" office:value="-11.3185" calcext:value-type="float">
            <text:p>-1.13E+01</text:p>
          </table:table-cell>
          <table:table-cell table:number-columns-repeated="22"/>
          <table:table-cell table:formula="of:=[.AT140]+1" office:value-type="date" office:date-value="2020-07-12" calcext:value-type="date">
            <text:p>12/07/20</text:p>
          </table:table-cell>
          <table:table-cell table:formula="of:=AVERAGE([.S138:.S144])" office:value-type="float" office:value="0.988550857142857" calcext:value-type="float">
            <text:p>0.988550857142857</text:p>
          </table:table-cell>
          <table:table-cell table:formula="of:=[.P141]" office:value-type="float" office:value="0.803686" calcext:value-type="float">
            <text:p>0.803686</text:p>
          </table:table-cell>
          <table:table-cell table:formula="of:=AVERAGE([.R138:.R144])" office:value-type="float" office:value="0.268753571428571" calcext:value-type="float">
            <text:p>0.27</text:p>
          </table:table-cell>
        </table:table-row>
        <table:table-row table:style-name="ro1">
          <table:table-cell office:value-type="float" office:value="13274" calcext:value-type="float">
            <text:p>13274</text:p>
          </table:table-cell>
          <table:table-cell office:value-type="float" office:value="13432.6" calcext:value-type="float">
            <text:p>13432.6</text:p>
          </table:table-cell>
          <table:table-cell office:value-type="float" office:value="14032.2" calcext:value-type="float">
            <text:p>14032.2</text:p>
          </table:table-cell>
          <table:table-cell office:value-type="float" office:value="3.23142" calcext:value-type="float">
            <text:p>3.23142</text:p>
          </table:table-cell>
          <table:table-cell office:value-type="float" office:value="758.205" calcext:value-type="float">
            <text:p>758.205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office:value-type="float" office:value="353.645" calcext:value-type="float">
            <text:p>353.645</text:p>
          </table:table-cell>
          <table:table-cell office:value-type="float" office:value="361.621" calcext:value-type="float">
            <text:p>361.621</text:p>
          </table:table-cell>
          <table:table-cell office:value-type="float" office:value="0.645449" calcext:value-type="float">
            <text:p>0.645449</text:p>
          </table:table-cell>
          <table:table-cell office:value-type="float" office:value="8.62133" calcext:value-type="float">
            <text:p>8.62133</text:p>
          </table:table-cell>
          <table:table-cell office:value-type="float" office:value="0.804172" calcext:value-type="float">
            <text:p>0.804172</text:p>
          </table:table-cell>
          <table:table-cell office:value-type="float" office:value="0.39797" calcext:value-type="float">
            <text:p>0.39797</text:p>
          </table:table-cell>
          <table:table-cell office:value-type="float" office:value="0.286774" calcext:value-type="float">
            <text:p>2.87E-01</text:p>
          </table:table-cell>
          <table:table-cell table:number-columns-repeated="2" office:value-type="float" office:value="0.970093" calcext:value-type="float">
            <text:p>0.970093</text:p>
          </table:table-cell>
          <table:table-cell table:style-name="ce1" office:value-type="float" office:value="0.245115" calcext:value-type="float">
            <text:p>2.45E-01</text:p>
          </table:table-cell>
          <table:table-cell office:value-type="float" office:value="-0.895204" calcext:value-type="float">
            <text:p>-0.895204</text:p>
          </table:table-cell>
          <table:table-cell table:style-name="ce1" office:value-type="float" office:value="-9.5316" calcext:value-type="float">
            <text:p>-9.53E+00</text:p>
          </table:table-cell>
          <table:table-cell table:number-columns-repeated="22"/>
          <table:table-cell table:formula="of:=[.AT141]+1" office:value-type="date" office:date-value="2020-07-13" calcext:value-type="date">
            <text:p>13/07/20</text:p>
          </table:table-cell>
          <table:table-cell table:formula="of:=AVERAGE([.S139:.S145])" office:value-type="float" office:value="0.981154285714286" calcext:value-type="float">
            <text:p>0.981154285714286</text:p>
          </table:table-cell>
          <table:table-cell table:formula="of:=[.P142]" office:value-type="float" office:value="0.804172" calcext:value-type="float">
            <text:p>0.804172</text:p>
          </table:table-cell>
          <table:table-cell table:formula="of:=AVERAGE([.R139:.R145])" office:value-type="float" office:value="0.276269285714286" calcext:value-type="float">
            <text:p>0.28</text:p>
          </table:table-cell>
        </table:table-row>
        <table:table-row table:style-name="ro1">
          <table:table-cell office:value-type="float" office:value="13377" calcext:value-type="float">
            <text:p>13377</text:p>
          </table:table-cell>
          <table:table-cell office:value-type="float" office:value="13506.2" calcext:value-type="float">
            <text:p>13506.2</text:p>
          </table:table-cell>
          <table:table-cell office:value-type="float" office:value="14193" calcext:value-type="float">
            <text:p>14193</text:p>
          </table:table-cell>
          <table:table-cell office:value-type="float" office:value="2.65204" calcext:value-type="float">
            <text:p>2.65204</text:p>
          </table:table-cell>
          <table:table-cell office:value-type="float" office:value="816.006" calcext:value-type="float">
            <text:p>816.006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office:value-type="float" office:value="354.648" calcext:value-type="float">
            <text:p>354.648</text:p>
          </table:table-cell>
          <table:table-cell office:value-type="float" office:value="362.774" calcext:value-type="float">
            <text:p>362.774</text:p>
          </table:table-cell>
          <table:table-cell office:value-type="float" office:value="-0.351518" calcext:value-type="float">
            <text:p>-0.351518</text:p>
          </table:table-cell>
          <table:table-cell office:value-type="float" office:value="7.77366" calcext:value-type="float">
            <text:p>7.77366</text:p>
          </table:table-cell>
          <table:table-cell office:value-type="float" office:value="0.804657" calcext:value-type="float">
            <text:p>0.804657</text:p>
          </table:table-cell>
          <table:table-cell office:value-type="float" office:value="0.452776" calcext:value-type="float">
            <text:p>0.452776</text:p>
          </table:table-cell>
          <table:table-cell office:value-type="float" office:value="0.328245" calcext:value-type="float">
            <text:p>3.28E-01</text:p>
          </table:table-cell>
          <table:table-cell table:number-columns-repeated="2" office:value-type="float" office:value="0.927373" calcext:value-type="float">
            <text:p>0.927373</text:p>
          </table:table-cell>
          <table:table-cell table:style-name="ce1" office:value-type="float" office:value="0.245365" calcext:value-type="float">
            <text:p>2.45E-01</text:p>
          </table:table-cell>
          <table:table-cell office:value-type="float" office:value="-0.89946" calcext:value-type="float">
            <text:p>-0.89946</text:p>
          </table:table-cell>
          <table:table-cell table:style-name="ce1" office:value-type="float" office:value="-8.18703" calcext:value-type="float">
            <text:p>-8.19E+00</text:p>
          </table:table-cell>
          <table:table-cell table:number-columns-repeated="22"/>
          <table:table-cell table:formula="of:=[.AT142]+1" office:value-type="date" office:date-value="2020-07-14" calcext:value-type="date">
            <text:p>14/07/20</text:p>
          </table:table-cell>
          <table:table-cell table:formula="of:=AVERAGE([.S140:.S146])" office:value-type="float" office:value="0.975972857142857" calcext:value-type="float">
            <text:p>0.975972857142857</text:p>
          </table:table-cell>
          <table:table-cell table:formula="of:=[.P143]" office:value-type="float" office:value="0.804657" calcext:value-type="float">
            <text:p>0.804657</text:p>
          </table:table-cell>
          <table:table-cell table:formula="of:=AVERAGE([.R140:.R146])" office:value-type="float" office:value="0.281514" calcext:value-type="float">
            <text:p>0.28</text:p>
          </table:table-cell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13590.9" calcext:value-type="float">
            <text:p>13590.9</text:p>
          </table:table-cell>
          <table:table-cell office:value-type="float" office:value="14351.8" calcext:value-type="float">
            <text:p>14351.8</text:p>
          </table:table-cell>
          <table:table-cell office:value-type="float" office:value="1.69058" calcext:value-type="float">
            <text:p>1.69058</text:p>
          </table:table-cell>
          <table:table-cell office:value-type="float" office:value="840.819" calcext:value-type="float">
            <text:p>840.819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office:value-type="float" office:value="356.65" calcext:value-type="float">
            <text:p>356.65</text:p>
          </table:table-cell>
          <table:table-cell office:value-type="float" office:value="362.898" calcext:value-type="float">
            <text:p>362.898</text:p>
          </table:table-cell>
          <table:table-cell office:value-type="float" office:value="1.65006" calcext:value-type="float">
            <text:p>1.65006</text:p>
          </table:table-cell>
          <table:table-cell office:value-type="float" office:value="7.89811" calcext:value-type="float">
            <text:p>7.89811</text:p>
          </table:table-cell>
          <table:table-cell office:value-type="float" office:value="0.805142" calcext:value-type="float">
            <text:p>0.805142</text:p>
          </table:table-cell>
          <table:table-cell office:value-type="float" office:value="0.451635" calcext:value-type="float">
            <text:p>0.451635</text:p>
          </table:table-cell>
          <table:table-cell office:value-type="float" office:value="0.329283" calcext:value-type="float">
            <text:p>3.29E-01</text:p>
          </table:table-cell>
          <table:table-cell table:number-columns-repeated="2" office:value-type="float" office:value="0.926673" calcext:value-type="float">
            <text:p>0.926673</text:p>
          </table:table-cell>
          <table:table-cell table:style-name="ce1" office:value-type="float" office:value="0.245237" calcext:value-type="float">
            <text:p>2.45E-01</text:p>
          </table:table-cell>
          <table:table-cell office:value-type="float" office:value="-0.898794" calcext:value-type="float">
            <text:p>-0.898794</text:p>
          </table:table-cell>
          <table:table-cell table:style-name="ce1" office:value-type="float" office:value="-7.10853" calcext:value-type="float">
            <text:p>-7.11E+00</text:p>
          </table:table-cell>
          <table:table-cell table:number-columns-repeated="22"/>
          <table:table-cell table:formula="of:=[.AT143]+1" office:value-type="date" office:date-value="2020-07-15" calcext:value-type="date">
            <text:p>15/07/20</text:p>
          </table:table-cell>
          <table:table-cell table:formula="of:=AVERAGE([.S141:.S147])" office:value-type="float" office:value="0.971452857142857" calcext:value-type="float">
            <text:p>0.971452857142857</text:p>
          </table:table-cell>
          <table:table-cell table:formula="of:=[.P144]" office:value-type="float" office:value="0.805142" calcext:value-type="float">
            <text:p>0.805142</text:p>
          </table:table-cell>
          <table:table-cell table:formula="of:=AVERAGE([.R141:.R147])" office:value-type="float" office:value="0.286037285714286" calcext:value-type="float">
            <text:p>0.29</text:p>
          </table:table-cell>
        </table:table-row>
        <table:table-row table:style-name="ro1">
          <table:table-cell office:value-type="float" office:value="13648" calcext:value-type="float">
            <text:p>13648</text:p>
          </table:table-cell>
          <table:table-cell office:value-type="float" office:value="13687.9" calcext:value-type="float">
            <text:p>13687.9</text:p>
          </table:table-cell>
          <table:table-cell office:value-type="float" office:value="14456.6" calcext:value-type="float">
            <text:p>14456.6</text:p>
          </table:table-cell>
          <table:table-cell office:value-type="float" office:value="0.891982" calcext:value-type="float">
            <text:p>0.891982</text:p>
          </table:table-cell>
          <table:table-cell office:value-type="float" office:value="808.644" calcext:value-type="float">
            <text:p>808.644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office:value-type="float" office:value="356.652" calcext:value-type="float">
            <text:p>356.652</text:p>
          </table:table-cell>
          <table:table-cell office:value-type="float" office:value="363.957" calcext:value-type="float">
            <text:p>363.957</text:p>
          </table:table-cell>
          <table:table-cell office:value-type="float" office:value="1.65234" calcext:value-type="float">
            <text:p>1.65234</text:p>
          </table:table-cell>
          <table:table-cell office:value-type="float" office:value="8.95737" calcext:value-type="float">
            <text:p>8.95737</text:p>
          </table:table-cell>
          <table:table-cell office:value-type="float" office:value="0.805627" calcext:value-type="float">
            <text:p>0.805627</text:p>
          </table:table-cell>
          <table:table-cell office:value-type="float" office:value="0.485484" calcext:value-type="float">
            <text:p>0.485484</text:p>
          </table:table-cell>
          <table:table-cell office:value-type="float" office:value="0.355856" calcext:value-type="float">
            <text:p>3.56E-01</text:p>
          </table:table-cell>
          <table:table-cell table:number-columns-repeated="2" office:value-type="float" office:value="0.899491" calcext:value-type="float">
            <text:p>0.899491</text:p>
          </table:table-cell>
          <table:table-cell table:style-name="ce1" office:value-type="float" office:value="0.245326" calcext:value-type="float">
            <text:p>2.45E-01</text:p>
          </table:table-cell>
          <table:table-cell office:value-type="float" office:value="-0.901043" calcext:value-type="float">
            <text:p>-0.901043</text:p>
          </table:table-cell>
          <table:table-cell table:style-name="ce1" office:value-type="float" office:value="-6.58441" calcext:value-type="float">
            <text:p>-6.58E+00</text:p>
          </table:table-cell>
          <table:table-cell table:number-columns-repeated="22"/>
          <table:table-cell table:formula="of:=[.AT144]+1" office:value-type="date" office:date-value="2020-07-16" calcext:value-type="date">
            <text:p>16/07/20</text:p>
          </table:table-cell>
          <table:table-cell table:formula="of:=AVERAGE([.S142:.S148])" office:value-type="float" office:value="0.966912857142857" calcext:value-type="float">
            <text:p>0.966912857142857</text:p>
          </table:table-cell>
          <table:table-cell table:formula="of:=[.P145]" office:value-type="float" office:value="0.805627" calcext:value-type="float">
            <text:p>0.805627</text:p>
          </table:table-cell>
          <table:table-cell table:formula="of:=AVERAGE([.R142:.R148])" office:value-type="float" office:value="0.290522714285714" calcext:value-type="float">
            <text:p>0.29</text:p>
          </table:table-cell>
        </table:table-row>
        <table:table-row table:style-name="ro1">
          <table:table-cell office:value-type="float" office:value="13778" calcext:value-type="float">
            <text:p>13778</text:p>
          </table:table-cell>
          <table:table-cell office:value-type="float" office:value="13804.6" calcext:value-type="float">
            <text:p>13804.6</text:p>
          </table:table-cell>
          <table:table-cell office:value-type="float" office:value="14476.7" calcext:value-type="float">
            <text:p>14476.7</text:p>
          </table:table-cell>
          <table:table-cell office:value-type="float" office:value="0.625977" calcext:value-type="float">
            <text:p>0.625977</text:p>
          </table:table-cell>
          <table:table-cell office:value-type="float" office:value="698.665" calcext:value-type="float">
            <text:p>698.665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office:value-type="float" office:value="356.655" calcext:value-type="float">
            <text:p>356.655</text:p>
          </table:table-cell>
          <table:table-cell office:value-type="float" office:value="363.923" calcext:value-type="float">
            <text:p>363.923</text:p>
          </table:table-cell>
          <table:table-cell office:value-type="float" office:value="-1.34475" calcext:value-type="float">
            <text:p>-1.34475</text:p>
          </table:table-cell>
          <table:table-cell office:value-type="float" office:value="5.9232" calcext:value-type="float">
            <text:p>5.9232</text:p>
          </table:table-cell>
          <table:table-cell office:value-type="float" office:value="0.804495" calcext:value-type="float">
            <text:p>0.804495</text:p>
          </table:table-cell>
          <table:table-cell office:value-type="float" office:value="0.351474" calcext:value-type="float">
            <text:p>0.351474</text:p>
          </table:table-cell>
          <table:table-cell office:value-type="float" office:value="0.258922" calcext:value-type="float">
            <text:p>2.59E-01</text:p>
          </table:table-cell>
          <table:table-cell table:number-columns-repeated="2" office:value-type="float" office:value="1.00004" calcext:value-type="float">
            <text:p>1.00004</text:p>
          </table:table-cell>
          <table:table-cell table:style-name="ce1" office:value-type="float" office:value="0.244538" calcext:value-type="float">
            <text:p>2.45E-01</text:p>
          </table:table-cell>
          <table:table-cell office:value-type="float" office:value="-0.888873" calcext:value-type="float">
            <text:p>-0.888873</text:p>
          </table:table-cell>
          <table:table-cell table:style-name="ce1" office:value-type="float" office:value="-6.71217" calcext:value-type="float">
            <text:p>-6.71E+00</text:p>
          </table:table-cell>
          <table:table-cell table:number-columns-repeated="22"/>
          <table:table-cell table:formula="of:=[.AT145]+1" office:value-type="date" office:date-value="2020-07-17" calcext:value-type="date">
            <text:p>17/07/20</text:p>
          </table:table-cell>
          <table:table-cell table:formula="of:=AVERAGE([.S143:.S149])" office:value-type="float" office:value="0.960983571428571" calcext:value-type="float">
            <text:p>0.960983571428571</text:p>
          </table:table-cell>
          <table:table-cell table:formula="of:=[.P146]" office:value-type="float" office:value="0.804495" calcext:value-type="float">
            <text:p>0.804495</text:p>
          </table:table-cell>
          <table:table-cell table:formula="of:=AVERAGE([.R143:.R149])" office:value-type="float" office:value="0.296337714285714" calcext:value-type="float">
            <text:p>0.30</text:p>
          </table:table-cell>
        </table:table-row>
        <table:table-row table:style-name="ro1">
          <table:table-cell office:value-type="float" office:value="13891" calcext:value-type="float">
            <text:p>13891</text:p>
          </table:table-cell>
          <table:table-cell office:value-type="float" office:value="13910.7" calcext:value-type="float">
            <text:p>13910.7</text:p>
          </table:table-cell>
          <table:table-cell office:value-type="float" office:value="14485.9" calcext:value-type="float">
            <text:p>14485.9</text:p>
          </table:table-cell>
          <table:table-cell office:value-type="float" office:value="0.502341" calcext:value-type="float">
            <text:p>0.502341</text:p>
          </table:table-cell>
          <table:table-cell office:value-type="float" office:value="594.883" calcext:value-type="float">
            <text:p>594.883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office:value-type="float" office:value="359.657" calcext:value-type="float">
            <text:p>359.657</text:p>
          </table:table-cell>
          <table:table-cell office:value-type="float" office:value="363.902" calcext:value-type="float">
            <text:p>363.902</text:p>
          </table:table-cell>
          <table:table-cell office:value-type="float" office:value="1.65712" calcext:value-type="float">
            <text:p>1.65712</text:p>
          </table:table-cell>
          <table:table-cell office:value-type="float" office:value="5.90182" calcext:value-type="float">
            <text:p>5.90182</text:p>
          </table:table-cell>
          <table:table-cell office:value-type="float" office:value="0.803332" calcext:value-type="float">
            <text:p>0.803332</text:p>
          </table:table-cell>
          <table:table-cell office:value-type="float" office:value="0.31491" calcext:value-type="float">
            <text:p>0.31491</text:p>
          </table:table-cell>
          <table:table-cell office:value-type="float" office:value="0.233081" calcext:value-type="float">
            <text:p>2.33E-01</text:p>
          </table:table-cell>
          <table:table-cell table:number-columns-repeated="2" office:value-type="float" office:value="1.0268" calcext:value-type="float">
            <text:p>1.0268</text:p>
          </table:table-cell>
          <table:table-cell table:style-name="ce1" office:value-type="float" office:value="0.244381" calcext:value-type="float">
            <text:p>2.44E-01</text:p>
          </table:table-cell>
          <table:table-cell office:value-type="float" office:value="-0.884957" calcext:value-type="float">
            <text:p>-0.884957</text:p>
          </table:table-cell>
          <table:table-cell table:style-name="ce1" office:value-type="float" office:value="-6.22324" calcext:value-type="float">
            <text:p>-6.22E+00</text:p>
          </table:table-cell>
          <table:table-cell table:number-columns-repeated="22"/>
          <table:table-cell table:formula="of:=[.AT146]+1" office:value-type="date" office:date-value="2020-07-18" calcext:value-type="date">
            <text:p>18/07/20</text:p>
          </table:table-cell>
          <table:table-cell table:formula="of:=AVERAGE([.S144:.S150])" office:value-type="float" office:value="0.954491142857143" calcext:value-type="float">
            <text:p>0.954491142857143</text:p>
          </table:table-cell>
          <table:table-cell table:formula="of:=[.P147]" office:value-type="float" office:value="0.803332" calcext:value-type="float">
            <text:p>0.803332</text:p>
          </table:table-cell>
          <table:table-cell table:formula="of:=AVERAGE([.R144:.R150])" office:value-type="float" office:value="0.302654428571429" calcext:value-type="float">
            <text:p>0.30</text:p>
          </table:table-cell>
        </table:table-row>
        <table:table-row table:style-name="ro1">
          <table:table-cell office:value-type="float" office:value="13981" calcext:value-type="float">
            <text:p>13981</text:p>
          </table:table-cell>
          <table:table-cell office:value-type="float" office:value="14013.5" calcext:value-type="float">
            <text:p>14013.5</text:p>
          </table:table-cell>
          <table:table-cell table:style-name="ce1" office:value-type="float" office:value="14468.2" calcext:value-type="float">
            <text:p>1.45E+04</text:p>
          </table:table-cell>
          <table:table-cell office:value-type="float" office:value="0.857455" calcext:value-type="float">
            <text:p>0.857455</text:p>
          </table:table-cell>
          <table:table-cell table:style-name="ce1" office:value-type="float" office:value="487.236" calcext:value-type="float">
            <text:p>4.87E+02</text:p>
          </table:table-cell>
          <table:table-cell table:style-name="ce1" table:number-columns-repeated="5"/>
          <table:table-cell table:style-name="ce1" office:value-type="float" office:value="359" calcext:value-type="float">
            <text:p>3.59E+02</text:p>
          </table:table-cell>
          <table:table-cell table:style-name="ce1" office:value-type="float" office:value="359.66" calcext:value-type="float">
            <text:p>3.60E+02</text:p>
          </table:table-cell>
          <table:table-cell table:style-name="ce1" office:value-type="float" office:value="363.855" calcext:value-type="float">
            <text:p>3.64E+02</text:p>
          </table:table-cell>
          <table:table-cell table:style-name="ce1" office:value-type="float" office:value="0.659567" calcext:value-type="float">
            <text:p>6.60E-01</text:p>
          </table:table-cell>
          <table:table-cell table:style-name="ce1" office:value-type="float" office:value="4.85545" calcext:value-type="float">
            <text:p>4.86E+00</text:p>
          </table:table-cell>
          <table:table-cell office:value-type="float" office:value="0.802138" calcext:value-type="float">
            <text:p>0.802138</text:p>
          </table:table-cell>
          <table:table-cell office:value-type="float" office:value="0.324843" calcext:value-type="float">
            <text:p>0.324843</text:p>
          </table:table-cell>
          <table:table-cell office:value-type="float" office:value="0.241498" calcext:value-type="float">
            <text:p>2.41E-01</text:p>
          </table:table-cell>
          <table:table-cell table:number-columns-repeated="2" office:value-type="float" office:value="1.01792" calcext:value-type="float">
            <text:p>1.01792</text:p>
          </table:table-cell>
          <table:table-cell table:style-name="ce1" office:value-type="float" office:value="0.244621" calcext:value-type="float">
            <text:p>2.45E-01</text:p>
          </table:table-cell>
          <table:table-cell office:value-type="float" office:value="-0.885477" calcext:value-type="float">
            <text:p>-0.885477</text:p>
          </table:table-cell>
          <table:table-cell table:style-name="ce1" office:value-type="float" office:value="-6.7738" calcext:value-type="float">
            <text:p>-6.77E+00</text:p>
          </table:table-cell>
          <table:table-cell table:number-columns-repeated="22"/>
          <table:table-cell table:formula="of:=[.AT147]+1" office:value-type="date" office:date-value="2020-07-19" calcext:value-type="date">
            <text:p>19/07/20</text:p>
          </table:table-cell>
          <table:table-cell table:formula="of:=AVERAGE([.S145:.S151])" office:value-type="float" office:value="0.948244285714286" calcext:value-type="float">
            <text:p>0.948244285714286</text:p>
          </table:table-cell>
          <table:table-cell table:formula="of:=[.P148]" office:value-type="float" office:value="0.802138" calcext:value-type="float">
            <text:p>0.802138</text:p>
          </table:table-cell>
          <table:table-cell table:formula="of:=AVERAGE([.R145:.R151])" office:value-type="float" office:value="0.308663428571429" calcext:value-type="float">
            <text:p>0.31</text:p>
          </table:table-cell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float" office:value="14109.1" calcext:value-type="float">
            <text:p>14109.1</text:p>
          </table:table-cell>
          <table:table-cell table:style-name="ce1" office:value-type="float" office:value="14441.6" calcext:value-type="float">
            <text:p>1.44E+04</text:p>
          </table:table-cell>
          <table:table-cell office:value-type="float" office:value="-0.657769" calcext:value-type="float">
            <text:p>-0.657769</text:p>
          </table:table-cell>
          <table:table-cell table:style-name="ce1" office:value-type="float" office:value="307.56" calcext:value-type="float">
            <text:p>3.08E+02</text:p>
          </table:table-cell>
          <table:table-cell table:style-name="ce1" table:number-columns-repeated="5"/>
          <table:table-cell table:style-name="ce1" office:value-type="float" office:value="359" calcext:value-type="float">
            <text:p>3.59E+02</text:p>
          </table:table-cell>
          <table:table-cell table:style-name="ce1" office:value-type="float" office:value="360.661" calcext:value-type="float">
            <text:p>3.61E+02</text:p>
          </table:table-cell>
          <table:table-cell table:style-name="ce1" office:value-type="float" office:value="364.789" calcext:value-type="float">
            <text:p>3.65E+02</text:p>
          </table:table-cell>
          <table:table-cell table:style-name="ce1" office:value-type="float" office:value="1.6608" calcext:value-type="float">
            <text:p>1.66E+00</text:p>
          </table:table-cell>
          <table:table-cell table:style-name="ce1" office:value-type="float" office:value="5.78911" calcext:value-type="float">
            <text:p>5.79E+00</text:p>
          </table:table-cell>
          <table:table-cell office:value-type="float" office:value="0.800912" calcext:value-type="float">
            <text:p>0.800912</text:p>
          </table:table-cell>
          <table:table-cell office:value-type="float" office:value="0.438675" calcext:value-type="float">
            <text:p>0.438675</text:p>
          </table:table-cell>
          <table:table-cell office:value-type="float" office:value="0.327479" calcext:value-type="float">
            <text:p>3.27E-01</text:p>
          </table:table-cell>
          <table:table-cell table:number-columns-repeated="2" office:value-type="float" office:value="0.928588" calcext:value-type="float">
            <text:p>0.928588</text:p>
          </table:table-cell>
          <table:table-cell table:style-name="ce1" office:value-type="float" office:value="0.245636" calcext:value-type="float">
            <text:p>2.46E-01</text:p>
          </table:table-cell>
          <table:table-cell office:value-type="float" office:value="-0.895119" calcext:value-type="float">
            <text:p>-0.895119</text:p>
          </table:table-cell>
          <table:table-cell table:style-name="ce1" office:value-type="float" office:value="-10.0925" calcext:value-type="float">
            <text:p>-1.01E+01</text:p>
          </table:table-cell>
          <table:table-cell table:number-columns-repeated="22"/>
          <table:table-cell table:formula="of:=[.AT148]+1" office:value-type="date" office:date-value="2020-07-20" calcext:value-type="date">
            <text:p>20/07/20</text:p>
          </table:table-cell>
          <table:table-cell table:formula="of:=AVERAGE([.S146:.S152])" office:value-type="float" office:value="0.941789571428571" calcext:value-type="float">
            <text:p>0.941789571428571</text:p>
          </table:table-cell>
          <table:table-cell table:formula="of:=[.P149]" office:value-type="float" office:value="0.800912" calcext:value-type="float">
            <text:p>0.800912</text:p>
          </table:table-cell>
          <table:table-cell table:formula="of:=AVERAGE([.R146:.R152])" office:value-type="float" office:value="0.314816857142857" calcext:value-type="float">
            <text:p>0.31</text:p>
          </table:table-cell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float" office:value="14246.9" calcext:value-type="float">
            <text:p>14246.9</text:p>
          </table:table-cell>
          <table:table-cell table:style-name="ce1" office:value-type="float" office:value="14442.2" calcext:value-type="float">
            <text:p>1.44E+04</text:p>
          </table:table-cell>
          <table:table-cell office:value-type="float" office:value="-2.89684" calcext:value-type="float">
            <text:p>-2.89684</text:p>
          </table:table-cell>
          <table:table-cell table:style-name="ce1" office:value-type="float" office:value="82.2443" calcext:value-type="float">
            <text:p>8.22E+01</text:p>
          </table:table-cell>
          <table:table-cell table:style-name="ce1" table:number-columns-repeated="5"/>
          <table:table-cell table:style-name="ce1" office:value-type="float" office:value="360" calcext:value-type="float">
            <text:p>3.60E+02</text:p>
          </table:table-cell>
          <table:table-cell table:style-name="ce1" office:value-type="float" office:value="360.665" calcext:value-type="float">
            <text:p>3.61E+02</text:p>
          </table:table-cell>
          <table:table-cell table:style-name="ce1" office:value-type="float" office:value="366.722" calcext:value-type="float">
            <text:p>3.67E+02</text:p>
          </table:table-cell>
          <table:table-cell table:style-name="ce1" office:value-type="float" office:value="0.665237" calcext:value-type="float">
            <text:p>6.65E-01</text:p>
          </table:table-cell>
          <table:table-cell table:style-name="ce1" office:value-type="float" office:value="6.72195" calcext:value-type="float">
            <text:p>6.72E+00</text:p>
          </table:table-cell>
          <table:table-cell office:value-type="float" office:value="0.799656" calcext:value-type="float">
            <text:p>0.799656</text:p>
          </table:table-cell>
          <table:table-cell office:value-type="float" office:value="0.496993" calcext:value-type="float">
            <text:p>0.496993</text:p>
          </table:table-cell>
          <table:table-cell office:value-type="float" office:value="0.372462" calcext:value-type="float">
            <text:p>3.72E-01</text:p>
          </table:table-cell>
          <table:table-cell table:number-columns-repeated="2" office:value-type="float" office:value="0.881926" calcext:value-type="float">
            <text:p>0.881926</text:p>
          </table:table-cell>
          <table:table-cell table:style-name="ce1" office:value-type="float" office:value="0.246167" calcext:value-type="float">
            <text:p>2.46E-01</text:p>
          </table:table-cell>
          <table:table-cell office:value-type="float" office:value="-0.899344" calcext:value-type="float">
            <text:p>-0.899344</text:p>
          </table:table-cell>
          <table:table-cell table:style-name="ce1" office:value-type="float" office:value="-15.7778" calcext:value-type="float">
            <text:p>-1.58E+01</text:p>
          </table:table-cell>
          <table:table-cell table:number-columns-repeated="22"/>
          <table:table-cell table:formula="of:=[.AT149]+1" office:value-type="date" office:date-value="2020-07-21" calcext:value-type="date">
            <text:p>21/07/20</text:p>
          </table:table-cell>
          <table:table-cell table:formula="of:=AVERAGE([.S147:.S153])" office:value-type="float" office:value="0.941049142857143" calcext:value-type="float">
            <text:p>0.941049142857143</text:p>
          </table:table-cell>
          <table:table-cell table:formula="of:=[.P150]" office:value-type="float" office:value="0.799656" calcext:value-type="float">
            <text:p>0.799656</text:p>
          </table:table-cell>
          <table:table-cell table:formula="of:=AVERAGE([.R147:.R153])" office:value-type="float" office:value="0.315923" calcext:value-type="float">
            <text:p>0.32</text:p>
          </table:table-cell>
        </table:table-row>
        <table:table-row table:style-name="ro1">
          <table:table-cell office:value-type="float" office:value="14606" calcext:value-type="float">
            <text:p>14606</text:p>
          </table:table-cell>
          <table:table-cell office:value-type="float" office:value="14441.7" calcext:value-type="float">
            <text:p>14441.7</text:p>
          </table:table-cell>
          <table:table-cell table:style-name="ce1" office:value-type="float" office:value="14490.5" calcext:value-type="float">
            <text:p>1.45E+04</text:p>
          </table:table-cell>
          <table:table-cell office:value-type="float" office:value="-4.10022" calcext:value-type="float">
            <text:p>-4.10022</text:p>
          </table:table-cell>
          <table:table-cell table:style-name="ce1" office:value-type="float" office:value="-115.511" calcext:value-type="float">
            <text:p>-1.16E+02</text:p>
          </table:table-cell>
          <table:table-cell table:style-name="ce1" table:number-columns-repeated="5"/>
          <table:table-cell table:style-name="ce1" office:value-type="float" office:value="364" calcext:value-type="float">
            <text:p>3.64E+02</text:p>
          </table:table-cell>
          <table:table-cell table:style-name="ce1" office:value-type="float" office:value="361.675" calcext:value-type="float">
            <text:p>3.62E+02</text:p>
          </table:table-cell>
          <table:table-cell table:style-name="ce1" office:value-type="float" office:value="366.685" calcext:value-type="float">
            <text:p>3.67E+02</text:p>
          </table:table-cell>
          <table:table-cell table:style-name="ce1" office:value-type="float" office:value="-2.32514" calcext:value-type="float">
            <text:p>-2.33E+00</text:p>
          </table:table-cell>
          <table:table-cell table:style-name="ce1" office:value-type="float" office:value="2.68504" calcext:value-type="float">
            <text:p>2.69E+00</text:p>
          </table:table-cell>
          <table:table-cell office:value-type="float" office:value="0.79837" calcext:value-type="float">
            <text:p>0.79837</text:p>
          </table:table-cell>
          <table:table-cell office:value-type="float" office:value="0.493699" calcext:value-type="float">
            <text:p>0.493699</text:p>
          </table:table-cell>
          <table:table-cell office:value-type="float" office:value="0.371346" calcext:value-type="float">
            <text:p>3.71E-01</text:p>
          </table:table-cell>
          <table:table-cell table:number-columns-repeated="2" office:value-type="float" office:value="0.882945" calcext:value-type="float">
            <text:p>0.882945</text:p>
          </table:table-cell>
          <table:table-cell table:style-name="ce1" office:value-type="float" office:value="0.246323" calcext:value-type="float">
            <text:p>2.46E-01</text:p>
          </table:table-cell>
          <table:table-cell office:value-type="float" office:value="-0.898634" calcext:value-type="float">
            <text:p>-0.898634</text:p>
          </table:table-cell>
          <table:table-cell table:style-name="ce1" office:value-type="float" office:value="-13.7401" calcext:value-type="float">
            <text:p>-1.37E+01</text:p>
          </table:table-cell>
          <table:table-cell table:number-columns-repeated="22"/>
          <table:table-cell table:formula="of:=[.AT150]+1" office:value-type="date" office:date-value="2020-07-22" calcext:value-type="date">
            <text:p>22/07/20</text:p>
          </table:table-cell>
          <table:table-cell table:formula="of:=AVERAGE([.S148:.S154])" office:value-type="float" office:value="0.943946285714286" calcext:value-type="float">
            <text:p>0.943946285714286</text:p>
          </table:table-cell>
          <table:table-cell table:formula="of:=[.P151]" office:value-type="float" office:value="0.79837" calcext:value-type="float">
            <text:p>0.79837</text:p>
          </table:table-cell>
          <table:table-cell table:formula="of:=AVERAGE([.R148:.R154])" office:value-type="float" office:value="0.313957857142857" calcext:value-type="float">
            <text:p>0.31</text:p>
          </table:table-cell>
        </table:table-row>
        <table:table-row table:style-name="ro1">
          <table:table-cell office:value-type="float" office:value="14836" calcext:value-type="float">
            <text:p>14836</text:p>
          </table:table-cell>
          <table:table-cell office:value-type="float" office:value="14676.4" calcext:value-type="float">
            <text:p>14676.4</text:p>
          </table:table-cell>
          <table:table-cell table:style-name="ce1" office:value-type="float" office:value="14581.9" calcext:value-type="float">
            <text:p>1.46E+04</text:p>
          </table:table-cell>
          <table:table-cell office:value-type="float" office:value="-3.94765" calcext:value-type="float">
            <text:p>-3.94765</text:p>
          </table:table-cell>
          <table:table-cell table:style-name="ce1" office:value-type="float" office:value="-254.074" calcext:value-type="float">
            <text:p>-2.54E+02</text:p>
          </table:table-cell>
          <table:table-cell table:style-name="ce1" table:number-columns-repeated="5"/>
          <table:table-cell table:style-name="ce1" office:value-type="float" office:value="365" calcext:value-type="float">
            <text:p>3.65E+02</text:p>
          </table:table-cell>
          <table:table-cell table:style-name="ce1" office:value-type="float" office:value="365.689" calcext:value-type="float">
            <text:p>3.66E+02</text:p>
          </table:table-cell>
          <table:table-cell table:style-name="ce1" office:value-type="float" office:value="366.681" calcext:value-type="float">
            <text:p>3.67E+02</text:p>
          </table:table-cell>
          <table:table-cell table:style-name="ce1" office:value-type="float" office:value="0.689146" calcext:value-type="float">
            <text:p>6.89E-01</text:p>
          </table:table-cell>
          <table:table-cell table:style-name="ce1" office:value-type="float" office:value="1.68085" calcext:value-type="float">
            <text:p>1.68E+00</text:p>
          </table:table-cell>
          <table:table-cell office:value-type="float" office:value="0.797053" calcext:value-type="float">
            <text:p>0.797053</text:p>
          </table:table-cell>
          <table:table-cell office:value-type="float" office:value="0.528558" calcext:value-type="float">
            <text:p>0.528558</text:p>
          </table:table-cell>
          <table:table-cell office:value-type="float" office:value="0.39893" calcext:value-type="float">
            <text:p>3.99E-01</text:p>
          </table:table-cell>
          <table:table-cell table:number-columns-repeated="2" office:value-type="float" office:value="0.854308" calcext:value-type="float">
            <text:p>0.854308</text:p>
          </table:table-cell>
          <table:table-cell table:style-name="ce1" office:value-type="float" office:value="0.246703" calcext:value-type="float">
            <text:p>2.47E-01</text:p>
          </table:table-cell>
          <table:table-cell office:value-type="float" office:value="-0.900853" calcext:value-type="float">
            <text:p>-0.900853</text:p>
          </table:table-cell>
          <table:table-cell table:style-name="ce1" office:value-type="float" office:value="-18.2656" calcext:value-type="float">
            <text:p>-1.83E+01</text:p>
          </table:table-cell>
          <table:table-cell table:number-columns-repeated="22"/>
          <table:table-cell table:formula="of:=[.AT151]+1" office:value-type="date" office:date-value="2020-07-23" calcext:value-type="date">
            <text:p>23/07/20</text:p>
          </table:table-cell>
          <table:table-cell table:formula="of:=AVERAGE([.S149:.S155])" office:value-type="float" office:value="0.950022" calcext:value-type="float">
            <text:p>0.950022</text:p>
          </table:table-cell>
          <table:table-cell table:formula="of:=[.P152]" office:value-type="float" office:value="0.797053" calcext:value-type="float">
            <text:p>0.797053</text:p>
          </table:table-cell>
          <table:table-cell table:formula="of:=AVERAGE([.R149:.R155])" office:value-type="float" office:value="0.309354857142857" calcext:value-type="float">
            <text:p>0.31</text:p>
          </table:table-cell>
        </table:table-row>
        <table:table-row table:style-name="ro1">
          <table:table-cell office:value-type="float" office:value="15117" calcext:value-type="float">
            <text:p>15117</text:p>
          </table:table-cell>
          <table:table-cell office:value-type="float" office:value="14927.1" calcext:value-type="float">
            <text:p>14927.1</text:p>
          </table:table-cell>
          <table:table-cell table:style-name="ce1" office:value-type="float" office:value="14690.2" calcext:value-type="float">
            <text:p>1.47E+04</text:p>
          </table:table-cell>
          <table:table-cell office:value-type="float" office:value="-4.67997" calcext:value-type="float">
            <text:p>-4.67997</text:p>
          </table:table-cell>
          <table:table-cell table:style-name="ce1" office:value-type="float" office:value="-426.848" calcext:value-type="float">
            <text:p>-4.27E+02</text:p>
          </table:table-cell>
          <table:table-cell table:style-name="ce1" table:number-columns-repeated="5"/>
          <table:table-cell table:style-name="ce1" office:value-type="float" office:value="369" calcext:value-type="float">
            <text:p>3.69E+02</text:p>
          </table:table-cell>
          <table:table-cell table:style-name="ce1" office:value-type="float" office:value="366.708" calcext:value-type="float">
            <text:p>3.67E+02</text:p>
          </table:table-cell>
          <table:table-cell table:style-name="ce1" office:value-type="float" office:value="369.682" calcext:value-type="float">
            <text:p>3.70E+02</text:p>
          </table:table-cell>
          <table:table-cell table:style-name="ce1" office:value-type="float" office:value="-2.29161" calcext:value-type="float">
            <text:p>-2.29E+00</text:p>
          </table:table-cell>
          <table:table-cell table:style-name="ce1" office:value-type="float" office:value="0.681706" calcext:value-type="float">
            <text:p>6.82E-01</text:p>
          </table:table-cell>
          <table:table-cell office:value-type="float" office:value="0.802009" calcext:value-type="float">
            <text:p>0.802009</text:p>
          </table:table-cell>
          <table:table-cell office:value-type="float" office:value="0.331916" calcext:value-type="float">
            <text:p>0.331916</text:p>
          </table:table-cell>
          <table:table-cell office:value-type="float" office:value="0.266665" calcext:value-type="float">
            <text:p>2.67E-01</text:p>
          </table:table-cell>
          <table:table-cell table:number-columns-repeated="2" office:value-type="float" office:value="0.994857" calcext:value-type="float">
            <text:p>0.994857</text:p>
          </table:table-cell>
          <table:table-cell table:style-name="ce1" office:value-type="float" office:value="0.244" calcext:value-type="float">
            <text:p>2.44E-01</text:p>
          </table:table-cell>
          <table:table-cell office:value-type="float" office:value="-0.878552" calcext:value-type="float">
            <text:p>-0.878552</text:p>
          </table:table-cell>
          <table:table-cell table:style-name="ce1" office:value-type="float" office:value="-8.14398" calcext:value-type="float">
            <text:p>-8.14E+00</text:p>
          </table:table-cell>
          <table:table-cell table:number-columns-repeated="22"/>
          <table:table-cell table:formula="of:=[.AT152]+1" office:value-type="date" office:date-value="2020-07-24" calcext:value-type="date">
            <text:p>24/07/20</text:p>
          </table:table-cell>
          <table:table-cell table:formula="of:=AVERAGE([.S150:.S156])" office:value-type="float" office:value="0.961336571428571" calcext:value-type="float">
            <text:p>0.961336571428571</text:p>
          </table:table-cell>
          <table:table-cell table:formula="of:=[.P153]" office:value-type="float" office:value="0.802009" calcext:value-type="float">
            <text:p>0.802009</text:p>
          </table:table-cell>
          <table:table-cell table:formula="of:=AVERAGE([.R150:.R156])" office:value-type="float" office:value="0.300336142857143" calcext:value-type="float">
            <text:p>0.30</text:p>
          </table:table-cell>
        </table:table-row>
        <table:table-row table:style-name="ro1">
          <table:table-cell office:value-type="float" office:value="15248" calcext:value-type="float">
            <text:p>15248</text:p>
          </table:table-cell>
          <table:table-cell office:value-type="float" office:value="15180.1" calcext:value-type="float">
            <text:p>15180.1</text:p>
          </table:table-cell>
          <table:table-cell table:style-name="ce1" office:value-type="float" office:value="14786.4" calcext:value-type="float">
            <text:p>1.48E+04</text:p>
          </table:table-cell>
          <table:table-cell office:value-type="float" office:value="-1.72031" calcext:value-type="float">
            <text:p>-1.72031</text:p>
          </table:table-cell>
          <table:table-cell table:style-name="ce1" office:value-type="float" office:value="-461.601" calcext:value-type="float">
            <text:p>-4.62E+02</text:p>
          </table:table-cell>
          <table:table-cell table:style-name="ce1" table:number-columns-repeated="5"/>
          <table:table-cell table:style-name="ce1" office:value-type="float" office:value="369" calcext:value-type="float">
            <text:p>3.69E+02</text:p>
          </table:table-cell>
          <table:table-cell table:style-name="ce1" office:value-type="float" office:value="370.733" calcext:value-type="float">
            <text:p>3.71E+02</text:p>
          </table:table-cell>
          <table:table-cell table:style-name="ce1" office:value-type="float" office:value="369.694" calcext:value-type="float">
            <text:p>3.70E+02</text:p>
          </table:table-cell>
          <table:table-cell table:style-name="ce1" office:value-type="float" office:value="1.73327" calcext:value-type="float">
            <text:p>1.73E+00</text:p>
          </table:table-cell>
          <table:table-cell table:style-name="ce1" office:value-type="float" office:value="0.693878" calcext:value-type="float">
            <text:p>6.94E-01</text:p>
          </table:table-cell>
          <table:table-cell office:value-type="float" office:value="0.806944" calcext:value-type="float">
            <text:p>0.806944</text:p>
          </table:table-cell>
          <table:table-cell office:value-type="float" office:value="0.255655" calcext:value-type="float">
            <text:p>0.255655</text:p>
          </table:table-cell>
          <table:table-cell office:value-type="float" office:value="0.219325" calcext:value-type="float">
            <text:p>2.19E-01</text:p>
          </table:table-cell>
          <table:table-cell table:number-columns-repeated="2" office:value-type="float" office:value="1.04708" calcext:value-type="float">
            <text:p>1.04708</text:p>
          </table:table-cell>
          <table:table-cell table:style-name="ce1" office:value-type="float" office:value="0.241993" calcext:value-type="float">
            <text:p>2.42E-01</text:p>
          </table:table-cell>
          <table:table-cell office:value-type="float" office:value="-0.866557" calcext:value-type="float">
            <text:p>-0.866557</text:p>
          </table:table-cell>
          <table:table-cell table:style-name="ce1" office:value-type="float" office:value="-5.83405" calcext:value-type="float">
            <text:p>-5.83E+00</text:p>
          </table:table-cell>
          <table:table-cell table:number-columns-repeated="22"/>
          <table:table-cell table:formula="of:=[.AT153]+1" office:value-type="date" office:date-value="2020-07-25" calcext:value-type="date">
            <text:p>25/07/20</text:p>
          </table:table-cell>
          <table:table-cell table:formula="of:=AVERAGE([.S151:.S157])" office:value-type="float" office:value="0.977013857142857" calcext:value-type="float">
            <text:p>0.977013857142857</text:p>
          </table:table-cell>
          <table:table-cell table:formula="of:=[.P154]" office:value-type="float" office:value="0.806944" calcext:value-type="float">
            <text:p>0.806944</text:p>
          </table:table-cell>
          <table:table-cell table:formula="of:=AVERAGE([.R151:.R157])" office:value-type="float" office:value="0.287594285714286" calcext:value-type="float">
            <text:p>0.29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15365.4" calcext:value-type="float">
            <text:p>15365.4</text:p>
          </table:table-cell>
          <table:table-cell table:style-name="ce1" office:value-type="float" office:value="14859.7" calcext:value-type="float">
            <text:p>1.49E+04</text:p>
          </table:table-cell>
          <table:table-cell office:value-type="float" office:value="0.134633" calcext:value-type="float">
            <text:p>0.134633</text:p>
          </table:table-cell>
          <table:table-cell table:style-name="ce1" office:value-type="float" office:value="-500.262" calcext:value-type="float">
            <text:p>-5.00E+02</text:p>
          </table:table-cell>
          <table:table-cell table:style-name="ce1" table:number-columns-repeated="5"/>
          <table:table-cell table:style-name="ce1" office:value-type="float" office:value="371" calcext:value-type="float">
            <text:p>3.71E+02</text:p>
          </table:table-cell>
          <table:table-cell table:style-name="ce1" office:value-type="float" office:value="370.759" calcext:value-type="float">
            <text:p>3.71E+02</text:p>
          </table:table-cell>
          <table:table-cell table:style-name="ce1" office:value-type="float" office:value="370.692" calcext:value-type="float">
            <text:p>3.71E+02</text:p>
          </table:table-cell>
          <table:table-cell table:style-name="ce1" office:value-type="float" office:value="-0.240847" calcext:value-type="float">
            <text:p>-2.41E-01</text:p>
          </table:table-cell>
          <table:table-cell table:style-name="ce1" office:value-type="float" office:value="-0.308479" calcext:value-type="float">
            <text:p>-3.08E-01</text:p>
          </table:table-cell>
          <table:table-cell office:value-type="float" office:value="0.811857" calcext:value-type="float">
            <text:p>0.811857</text:p>
          </table:table-cell>
          <table:table-cell office:value-type="float" office:value="0.229995" calcext:value-type="float">
            <text:p>0.229995</text:p>
          </table:table-cell>
          <table:table-cell office:value-type="float" office:value="0.209277" calcext:value-type="float">
            <text:p>2.09E-01</text:p>
          </table:table-cell>
          <table:table-cell table:number-columns-repeated="2" office:value-type="float" office:value="1.06045" calcext:value-type="float">
            <text:p>1.06045</text:p>
          </table:table-cell>
          <table:table-cell table:style-name="ce1" office:value-type="float" office:value="0.240453" calcext:value-type="float">
            <text:p>2.40E-01</text:p>
          </table:table-cell>
          <table:table-cell office:value-type="float" office:value="-0.85959" calcext:value-type="float">
            <text:p>-0.85959</text:p>
          </table:table-cell>
          <table:table-cell table:style-name="ce1" office:value-type="float" office:value="-6.35543" calcext:value-type="float">
            <text:p>-6.36E+00</text:p>
          </table:table-cell>
          <table:table-cell table:number-columns-repeated="2"/>
          <table:table-cell table:style-name="ce1"/>
          <table:table-cell table:number-columns-repeated="19"/>
          <table:table-cell table:formula="of:=[.AT154]+1" office:value-type="date" office:date-value="2020-07-26" calcext:value-type="date">
            <text:p>26/07/20</text:p>
          </table:table-cell>
          <table:table-cell table:formula="of:=AVERAGE([.S152:.S158])" office:value-type="float" office:value="0.994994571428571" calcext:value-type="float">
            <text:p>0.994994571428571</text:p>
          </table:table-cell>
          <table:table-cell table:formula="of:=[.P155]" office:value-type="float" office:value="0.811857" calcext:value-type="float">
            <text:p>0.811857</text:p>
          </table:table-cell>
          <table:table-cell table:formula="of:=AVERAGE([.R152:.R158])" office:value-type="float" office:value="0.272925" calcext:value-type="float">
            <text:p>0.27</text:p>
          </table:table-cell>
        </table:table-row>
        <table:table-row table:style-name="ro1">
          <table:table-cell office:value-type="float" office:value="15552" calcext:value-type="float">
            <text:p>15552</text:p>
          </table:table-cell>
          <table:table-cell office:value-type="float" office:value="15510.9" calcext:value-type="float">
            <text:p>15510.9</text:p>
          </table:table-cell>
          <table:table-cell table:style-name="ce1" office:value-type="float" office:value="14987.6" calcext:value-type="float">
            <text:p>1.50E+04</text:p>
          </table:table-cell>
          <table:table-cell office:value-type="float" office:value="-0.993462" calcext:value-type="float">
            <text:p>-0.993462</text:p>
          </table:table-cell>
          <table:table-cell table:style-name="ce1" office:value-type="float" office:value="-564.38" calcext:value-type="float">
            <text:p>-5.64E+02</text:p>
          </table:table-cell>
          <table:table-cell table:style-name="ce1" table:number-columns-repeated="5"/>
          <table:table-cell table:style-name="ce1" office:value-type="float" office:value="373" calcext:value-type="float">
            <text:p>3.73E+02</text:p>
          </table:table-cell>
          <table:table-cell table:style-name="ce1" office:value-type="float" office:value="372.785" calcext:value-type="float">
            <text:p>3.73E+02</text:p>
          </table:table-cell>
          <table:table-cell table:style-name="ce1" office:value-type="float" office:value="370.745" calcext:value-type="float">
            <text:p>3.71E+02</text:p>
          </table:table-cell>
          <table:table-cell table:style-name="ce1" office:value-type="float" office:value="-0.214862" calcext:value-type="float">
            <text:p>-2.15E-01</text:p>
          </table:table-cell>
          <table:table-cell table:style-name="ce1" office:value-type="float" office:value="-2.25489" calcext:value-type="float">
            <text:p>-2.25E+00</text:p>
          </table:table-cell>
          <table:table-cell office:value-type="float" office:value="0.816748" calcext:value-type="float">
            <text:p>0.816748</text:p>
          </table:table-cell>
          <table:table-cell office:value-type="float" office:value="0.276365" calcext:value-type="float">
            <text:p>0.276365</text:p>
          </table:table-cell>
          <table:table-cell office:value-type="float" office:value="0.264348" calcext:value-type="float">
            <text:p>2.64E-01</text:p>
          </table:table-cell>
          <table:table-cell table:number-columns-repeated="2" office:value-type="float" office:value="1.00779" calcext:value-type="float">
            <text:p>1.00779</text:p>
          </table:table-cell>
          <table:table-cell table:style-name="ce1" office:value-type="float" office:value="0.239236" calcext:value-type="float">
            <text:p>2.39E-01</text:p>
          </table:table-cell>
          <table:table-cell office:value-type="float" office:value="-0.85564" calcext:value-type="float">
            <text:p>-0.85564</text:p>
          </table:table-cell>
          <table:table-cell table:style-name="ce1" office:value-type="float" office:value="-12.0745" calcext:value-type="float">
            <text:p>-1.21E+01</text:p>
          </table:table-cell>
          <table:table-cell table:number-columns-repeated="2"/>
          <table:table-cell table:style-name="ce1"/>
          <table:table-cell table:number-columns-repeated="19"/>
          <table:table-cell table:formula="of:=[.AT155]+1" office:value-type="date" office:date-value="2020-07-27" calcext:value-type="date">
            <text:p>27/07/20</text:p>
          </table:table-cell>
          <table:table-cell table:formula="of:=AVERAGE([.S153:.S159])" office:value-type="float" office:value="1.01630485714286" calcext:value-type="float">
            <text:p>1.01630485714286</text:p>
          </table:table-cell>
          <table:table-cell table:formula="of:=[.P156]" office:value-type="float" office:value="0.816748" calcext:value-type="float">
            <text:p>0.816748</text:p>
          </table:table-cell>
          <table:table-cell table:formula="of:=AVERAGE([.R153:.R159])" office:value-type="float" office:value="0.255417857142857" calcext:value-type="float">
            <text:p>0.26</text:p>
          </table:table-cell>
        </table:table-row>
        <table:table-row table:style-name="ro1">
          <table:table-cell office:value-type="float" office:value="15835" calcext:value-type="float">
            <text:p>15835</text:p>
          </table:table-cell>
          <table:table-cell office:value-type="float" office:value="15683.9" calcext:value-type="float">
            <text:p>15683.9</text:p>
          </table:table-cell>
          <table:table-cell table:style-name="ce1" office:value-type="float" office:value="15210.9" calcext:value-type="float">
            <text:p>1.52E+04</text:p>
          </table:table-cell>
          <table:table-cell office:value-type="float" office:value="-3.45543" calcext:value-type="float">
            <text:p>-3.45543</text:p>
          </table:table-cell>
          <table:table-cell table:style-name="ce1" office:value-type="float" office:value="-624.078" calcext:value-type="float">
            <text:p>-6.24E+02</text:p>
          </table:table-cell>
          <table:table-cell table:style-name="ce1" table:number-columns-repeated="5"/>
          <table:table-cell table:style-name="ce1" office:value-type="float" office:value="374" calcext:value-type="float">
            <text:p>3.74E+02</text:p>
          </table:table-cell>
          <table:table-cell table:style-name="ce1" office:value-type="float" office:value="374.816" calcext:value-type="float">
            <text:p>3.75E+02</text:p>
          </table:table-cell>
          <table:table-cell table:style-name="ce1" office:value-type="float" office:value="371.889" calcext:value-type="float">
            <text:p>3.72E+02</text:p>
          </table:table-cell>
          <table:table-cell table:style-name="ce1" office:value-type="float" office:value="0.815954" calcext:value-type="float">
            <text:p>8.16E-01</text:p>
          </table:table-cell>
          <table:table-cell table:style-name="ce1" office:value-type="float" office:value="-2.11095" calcext:value-type="float">
            <text:p>-2.11E+00</text:p>
          </table:table-cell>
          <table:table-cell office:value-type="float" office:value="0.821617" calcext:value-type="float">
            <text:p>0.821617</text:p>
          </table:table-cell>
          <table:table-cell office:value-type="float" office:value="0.284143" calcext:value-type="float">
            <text:p>0.284143</text:p>
          </table:table-cell>
          <table:table-cell office:value-type="float" office:value="0.283269" calcext:value-type="float">
            <text:p>2.83E-01</text:p>
          </table:table-cell>
          <table:table-cell table:number-columns-repeated="2" office:value-type="float" office:value="0.991667" calcext:value-type="float">
            <text:p>0.991667</text:p>
          </table:table-cell>
          <table:table-cell table:style-name="ce1" office:value-type="float" office:value="0.237858" calcext:value-type="float">
            <text:p>2.38E-01</text:p>
          </table:table-cell>
          <table:table-cell office:value-type="float" office:value="-0.85031" calcext:value-type="float">
            <text:p>-0.85031</text:p>
          </table:table-cell>
          <table:table-cell table:style-name="ce1" office:value-type="float" office:value="-18.4221" calcext:value-type="float">
            <text:p>-1.84E+01</text:p>
          </table:table-cell>
          <table:table-cell table:number-columns-repeated="2"/>
          <table:table-cell table:style-name="ce1"/>
          <table:table-cell table:number-columns-repeated="19"/>
          <table:table-cell table:formula="of:=[.AT156]+1" office:value-type="date" office:date-value="2020-07-28" calcext:value-type="date">
            <text:p>28/07/20</text:p>
          </table:table-cell>
          <table:table-cell table:formula="of:=AVERAGE([.S154:.S160])" office:value-type="float" office:value="1.02895671428571" calcext:value-type="float">
            <text:p>1.02895671428571</text:p>
          </table:table-cell>
          <table:table-cell table:formula="of:=[.P157]" office:value-type="float" office:value="0.821617" calcext:value-type="float">
            <text:p>0.821617</text:p>
          </table:table-cell>
          <table:table-cell table:formula="of:=AVERAGE([.R154:.R160])" office:value-type="float" office:value="0.245334142857143" calcext:value-type="float">
            <text:p>0.25</text:p>
          </table:table-cell>
        </table:table-row>
        <table:table-row table:style-name="ro1">
          <table:table-cell office:value-type="float" office:value="16129" calcext:value-type="float">
            <text:p>16129</text:p>
          </table:table-cell>
          <table:table-cell office:value-type="float" office:value="15907.2" calcext:value-type="float">
            <text:p>15907.2</text:p>
          </table:table-cell>
          <table:table-cell table:style-name="ce1" office:value-type="float" office:value="15497.5" calcext:value-type="float">
            <text:p>1.55E+04</text:p>
          </table:table-cell>
          <table:table-cell office:value-type="float" office:value="-4.79423" calcext:value-type="float">
            <text:p>-4.79423</text:p>
          </table:table-cell>
          <table:table-cell table:style-name="ce1" office:value-type="float" office:value="-631.512" calcext:value-type="float">
            <text:p>-6.32E+02</text:p>
          </table:table-cell>
          <table:table-cell table:style-name="ce1" table:number-columns-repeated="5"/>
          <table:table-cell table:style-name="ce1" office:value-type="float" office:value="374" calcext:value-type="float">
            <text:p>3.74E+02</text:p>
          </table:table-cell>
          <table:table-cell table:style-name="ce1" office:value-type="float" office:value="375.854" calcext:value-type="float">
            <text:p>3.76E+02</text:p>
          </table:table-cell>
          <table:table-cell table:style-name="ce1" office:value-type="float" office:value="376.105" calcext:value-type="float">
            <text:p>3.76E+02</text:p>
          </table:table-cell>
          <table:table-cell table:style-name="ce1" office:value-type="float" office:value="1.85432" calcext:value-type="float">
            <text:p>1.85E+00</text:p>
          </table:table-cell>
          <table:table-cell table:style-name="ce1" office:value-type="float" office:value="2.10532" calcext:value-type="float">
            <text:p>2.11E+00</text:p>
          </table:table-cell>
          <table:table-cell office:value-type="float" office:value="0.826462" calcext:value-type="float">
            <text:p>0.826462</text:p>
          </table:table-cell>
          <table:table-cell office:value-type="float" office:value="0.260399" calcext:value-type="float">
            <text:p>0.260399</text:p>
          </table:table-cell>
          <table:table-cell office:value-type="float" office:value="0.268661" calcext:value-type="float">
            <text:p>2.69E-01</text:p>
          </table:table-cell>
          <table:table-cell table:number-columns-repeated="2" office:value-type="float" office:value="1.00881" calcext:value-type="float">
            <text:p>1.00881</text:p>
          </table:table-cell>
          <table:table-cell table:style-name="ce1" office:value-type="float" office:value="0.236576" calcext:value-type="float">
            <text:p>2.37E-01</text:p>
          </table:table-cell>
          <table:table-cell office:value-type="float" office:value="-0.845826" calcext:value-type="float">
            <text:p>-0.845826</text:p>
          </table:table-cell>
          <table:table-cell table:style-name="ce1" office:value-type="float" office:value="-20.6182" calcext:value-type="float">
            <text:p>-2.06E+01</text:p>
          </table:table-cell>
          <table:table-cell table:number-columns-repeated="2"/>
          <table:table-cell table:style-name="ce1"/>
          <table:table-cell table:number-columns-repeated="19"/>
          <table:table-cell table:formula="of:=[.AT157]+1" office:value-type="date" office:date-value="2020-07-29" calcext:value-type="date">
            <text:p>29/07/20</text:p>
          </table:table-cell>
          <table:table-cell table:formula="of:=AVERAGE([.S155:.S161])" office:value-type="float" office:value="1.03750242857143" calcext:value-type="float">
            <text:p>1.03750242857143</text:p>
          </table:table-cell>
          <table:table-cell table:formula="of:=[.P158]" office:value-type="float" office:value="0.826462" calcext:value-type="float">
            <text:p>0.826462</text:p>
          </table:table-cell>
          <table:table-cell table:formula="of:=AVERAGE([.R155:.R161])" office:value-type="float" office:value="0.238661285714286" calcext:value-type="float">
            <text:p>0.24</text:p>
          </table:table-cell>
        </table:table-row>
        <table:table-row table:style-name="ro1">
          <table:table-cell office:value-type="float" office:value="16407" calcext:value-type="float">
            <text:p>16407</text:p>
          </table:table-cell>
          <table:table-cell office:value-type="float" office:value="16166.3" calcext:value-type="float">
            <text:p>16166.3</text:p>
          </table:table-cell>
          <table:table-cell table:style-name="ce1" office:value-type="float" office:value="15785.8" calcext:value-type="float">
            <text:p>1.58E+04</text:p>
          </table:table-cell>
          <table:table-cell office:value-type="float" office:value="-4.91394" calcext:value-type="float">
            <text:p>-4.91394</text:p>
          </table:table-cell>
          <table:table-cell table:style-name="ce1" office:value-type="float" office:value="-621.19" calcext:value-type="float">
            <text:p>-6.21E+02</text:p>
          </table:table-cell>
          <table:table-cell table:style-name="ce1" table:number-columns-repeated="5"/>
          <table:table-cell table:style-name="ce1" office:value-type="float" office:value="379" calcext:value-type="float">
            <text:p>3.79E+02</text:p>
          </table:table-cell>
          <table:table-cell table:style-name="ce1" office:value-type="float" office:value="375.9" calcext:value-type="float">
            <text:p>3.76E+02</text:p>
          </table:table-cell>
          <table:table-cell table:style-name="ce1" office:value-type="float" office:value="377.362" calcext:value-type="float">
            <text:p>3.77E+02</text:p>
          </table:table-cell>
          <table:table-cell table:style-name="ce1" office:value-type="float" office:value="-3.10029" calcext:value-type="float">
            <text:p>-3.10E+00</text:p>
          </table:table-cell>
          <table:table-cell table:style-name="ce1" office:value-type="float" office:value="-1.6376" calcext:value-type="float">
            <text:p>-1.64E+00</text:p>
          </table:table-cell>
          <table:table-cell office:value-type="float" office:value="0.831286" calcext:value-type="float">
            <text:p>0.831286</text:p>
          </table:table-cell>
          <table:table-cell office:value-type="float" office:value="0.260093" calcext:value-type="float">
            <text:p>0.260093</text:p>
          </table:table-cell>
          <table:table-cell office:value-type="float" office:value="0.27638" calcext:value-type="float">
            <text:p>2.76E-01</text:p>
          </table:table-cell>
          <table:table-cell table:number-columns-repeated="2" office:value-type="float" office:value="1.00348" calcext:value-type="float">
            <text:p>1.00348</text:p>
          </table:table-cell>
          <table:table-cell table:style-name="ce1" office:value-type="float" office:value="0.235348" calcext:value-type="float">
            <text:p>2.35E-01</text:p>
          </table:table-cell>
          <table:table-cell office:value-type="float" office:value="-0.841801" calcext:value-type="float">
            <text:p>-0.841801</text:p>
          </table:table-cell>
          <table:table-cell table:style-name="ce1" office:value-type="float" office:value="-11.0452" calcext:value-type="float">
            <text:p>-1.10E+01</text:p>
          </table:table-cell>
          <table:table-cell table:number-columns-repeated="2"/>
          <table:table-cell table:style-name="ce1"/>
          <table:table-cell table:number-columns-repeated="19"/>
          <table:table-cell table:formula="of:=[.AT158]+1" office:value-type="date" office:date-value="2020-07-30" calcext:value-type="date">
            <text:p>30/07/20</text:p>
          </table:table-cell>
          <table:table-cell table:formula="of:=AVERAGE([.S156:.S162])" office:value-type="float" office:value="1.04375671428571" calcext:value-type="float">
            <text:p>1.04375671428571</text:p>
          </table:table-cell>
          <table:table-cell table:formula="of:=[.P159]" office:value-type="float" office:value="0.831286" calcext:value-type="float">
            <text:p>0.831286</text:p>
          </table:table-cell>
          <table:table-cell table:formula="of:=AVERAGE([.R156:.R162])" office:value-type="float" office:value="0.233843285714286" calcext:value-type="float">
            <text:p>0.23</text:p>
          </table:table-cell>
        </table:table-row>
        <table:table-row table:style-name="ro1">
          <table:table-cell office:value-type="float" office:value="16610" calcext:value-type="float">
            <text:p>16610</text:p>
          </table:table-cell>
          <table:table-cell office:value-type="float" office:value="16450.8" calcext:value-type="float">
            <text:p>16450.8</text:p>
          </table:table-cell>
          <table:table-cell table:style-name="ce1" office:value-type="float" office:value="16110.7" calcext:value-type="float">
            <text:p>1.61E+04</text:p>
          </table:table-cell>
          <table:table-cell office:value-type="float" office:value="-3.04701" calcext:value-type="float">
            <text:p>-3.04701</text:p>
          </table:table-cell>
          <table:table-cell table:style-name="ce1" office:value-type="float" office:value="-499.292" calcext:value-type="float">
            <text:p>-4.99E+02</text:p>
          </table:table-cell>
          <table:table-cell table:style-name="ce1" table:number-columns-repeated="5"/>
          <table:table-cell table:style-name="ce1" office:value-type="float" office:value="382" calcext:value-type="float">
            <text:p>3.82E+02</text:p>
          </table:table-cell>
          <table:table-cell table:style-name="ce1" office:value-type="float" office:value="380.949" calcext:value-type="float">
            <text:p>3.81E+02</text:p>
          </table:table-cell>
          <table:table-cell table:style-name="ce1" office:value-type="float" office:value="381.679" calcext:value-type="float">
            <text:p>3.82E+02</text:p>
          </table:table-cell>
          <table:table-cell table:style-name="ce1" office:value-type="float" office:value="-1.05087" calcext:value-type="float">
            <text:p>-1.05E+00</text:p>
          </table:table-cell>
          <table:table-cell table:style-name="ce1" office:value-type="float" office:value="-0.321288" calcext:value-type="float">
            <text:p>-3.21E-01</text:p>
          </table:table-cell>
          <table:table-cell office:value-type="float" office:value="0.831286" calcext:value-type="float">
            <text:p>0.831286</text:p>
          </table:table-cell>
          <table:table-cell office:value-type="float" office:value="0.182113" calcext:value-type="float">
            <text:p>0.182113</text:p>
          </table:table-cell>
          <table:table-cell office:value-type="float" office:value="0.196079" calcext:value-type="float">
            <text:p>1.96E-01</text:p>
          </table:table-cell>
          <table:table-cell table:number-columns-repeated="2" office:value-type="float" office:value="1.08342" calcext:value-type="float">
            <text:p>1.08342</text:p>
          </table:table-cell>
          <table:table-cell table:style-name="ce1" office:value-type="float" office:value="0.235503" calcext:value-type="float">
            <text:p>2.36E-01</text:p>
          </table:table-cell>
          <table:table-cell office:value-type="float" office:value="-0.843069" calcext:value-type="float">
            <text:p>-0.843069</text:p>
          </table:table-cell>
          <table:table-cell table:style-name="ce1" office:value-type="float" office:value="-6.66265" calcext:value-type="float">
            <text:p>-6.66E+00</text:p>
          </table:table-cell>
          <table:table-cell table:number-columns-repeated="2"/>
          <table:table-cell table:style-name="ce1"/>
          <table:table-cell table:number-columns-repeated="19"/>
          <table:table-cell table:formula="of:=[.AT159]+1" office:value-type="date" office:date-value="2020-07-31" calcext:value-type="date">
            <text:p>31/07/20</text:p>
          </table:table-cell>
          <table:table-cell table:formula="of:=AVERAGE([.S157:.S163])" office:value-type="float" office:value="1.04929814285714" calcext:value-type="float">
            <text:p>1.04929814285714</text:p>
          </table:table-cell>
          <table:table-cell table:formula="of:=[.P160]" office:value-type="float" office:value="0.831286" calcext:value-type="float">
            <text:p>0.831286</text:p>
          </table:table-cell>
          <table:table-cell table:formula="of:=AVERAGE([.R157:.R163])" office:value-type="float" office:value="0.229549142857143" calcext:value-type="float">
            <text:p>0.23</text:p>
          </table:table-cell>
        </table:table-row>
        <table:table-row table:style-name="ro1">
          <table:table-cell office:value-type="float" office:value="16735" calcext:value-type="float">
            <text:p>16735</text:p>
          </table:table-cell>
          <table:table-cell office:value-type="float" office:value="16698.2" calcext:value-type="float">
            <text:p>16698.2</text:p>
          </table:table-cell>
          <table:table-cell office:value-type="float" office:value="16319.2" calcext:value-type="float">
            <text:p>16319.2</text:p>
          </table:table-cell>
          <table:table-cell office:value-type="float" office:value="-0.675278" calcext:value-type="float">
            <text:p>-0.675278</text:p>
          </table:table-cell>
          <table:table-cell office:value-type="float" office:value="-415.766" calcext:value-type="float">
            <text:p>-415.76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384.001" calcext:value-type="float">
            <text:p>384.001</text:p>
          </table:table-cell>
          <table:table-cell office:value-type="float" office:value="381.937" calcext:value-type="float">
            <text:p>381.937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-1.06286" calcext:value-type="float">
            <text:p>-1.06286</text:p>
          </table:table-cell>
          <table:table-cell office:value-type="float" office:value="0.831286" calcext:value-type="float">
            <text:p>0.831286</text:p>
          </table:table-cell>
          <table:table-cell office:value-type="float" office:value="0.158525" calcext:value-type="float">
            <text:p>0.158525</text:p>
          </table:table-cell>
          <table:table-cell office:value-type="float" office:value="0.172615" calcext:value-type="float">
            <text:p>1.73E-01</text:p>
          </table:table-cell>
          <table:table-cell table:number-columns-repeated="2" office:value-type="float" office:value="1.1069" calcext:value-type="float">
            <text:p>1.1069</text:p>
          </table:table-cell>
          <table:table-cell office:value-type="float" office:value="0.235495" calcext:value-type="float">
            <text:p>0.235495</text:p>
          </table:table-cell>
          <table:table-cell office:value-type="float" office:value="-0.843002" calcext:value-type="float">
            <text:p>-0.843002</text:p>
          </table:table-cell>
          <table:table-cell office:value-type="float" office:value="-7.13722" calcext:value-type="float">
            <text:p>-7.13722</text:p>
          </table:table-cell>
          <table:table-cell table:number-columns-repeated="22"/>
          <table:table-cell table:formula="of:=[.AT160]+1" office:value-type="date" office:date-value="2020-08-01" calcext:value-type="date">
            <text:p>01/08/20</text:p>
          </table:table-cell>
          <table:table-cell table:formula="of:=AVERAGE([.S158:.S164])" office:value-type="float" office:value="1.05299285714286" calcext:value-type="float">
            <text:p>1.05299285714286</text:p>
          </table:table-cell>
          <table:table-cell table:formula="of:=[.P161]" office:value-type="float" office:value="0.831286" calcext:value-type="float">
            <text:p>0.831286</text:p>
          </table:table-cell>
          <table:table-cell table:formula="of:=AVERAGE([.R158:.R164])" office:value-type="float" office:value="0.226784714285714" calcext:value-type="float">
            <text:p>0.23</text:p>
          </table:table-cell>
        </table:table-row>
        <table:table-row table:style-name="ro1">
          <table:table-cell office:value-type="float" office:value="16836" calcext:value-type="float">
            <text:p>16836</text:p>
          </table:table-cell>
          <table:table-cell office:value-type="float" office:value="16900" calcext:value-type="float">
            <text:p>16900</text:p>
          </table:table-cell>
          <table:table-cell office:value-type="float" office:value="16466.3" calcext:value-type="float">
            <text:p>16466.3</text:p>
          </table:table-cell>
          <table:table-cell office:value-type="float" office:value="1.11763" calcext:value-type="float">
            <text:p>1.11763</text:p>
          </table:table-cell>
          <table:table-cell office:value-type="float" office:value="-369.673" calcext:value-type="float">
            <text:p>-369.673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office:value-type="float" office:value="385.052" calcext:value-type="float">
            <text:p>385.052</text:p>
          </table:table-cell>
          <table:table-cell office:value-type="float" office:value="384.15" calcext:value-type="float">
            <text:p>384.15</text:p>
          </table:table-cell>
          <table:table-cell office:value-type="float" office:value="1.05203" calcext:value-type="float">
            <text:p>1.05203</text:p>
          </table:table-cell>
          <table:table-cell office:value-type="float" office:value="0.149866" calcext:value-type="float">
            <text:p>0.149866</text:p>
          </table:table-cell>
          <table:table-cell office:value-type="float" office:value="0.831286" calcext:value-type="float">
            <text:p>0.831286</text:p>
          </table:table-cell>
          <table:table-cell office:value-type="float" office:value="0.159801" calcext:value-type="float">
            <text:p>0.159801</text:p>
          </table:table-cell>
          <table:table-cell table:style-name="Default" office:value-type="float" office:value="0.175551" calcext:value-type="float">
            <text:p>0.175551</text:p>
          </table:table-cell>
          <table:table-cell table:number-columns-repeated="2" office:value-type="float" office:value="1.10423" calcext:value-type="float">
            <text:p>1.10423</text:p>
          </table:table-cell>
          <table:table-cell office:value-type="float" office:value="0.235384" calcext:value-type="float">
            <text:p>0.235384</text:p>
          </table:table-cell>
          <table:table-cell office:value-type="float" office:value="-0.842095" calcext:value-type="float">
            <text:p>-0.842095</text:p>
          </table:table-cell>
          <table:table-cell office:value-type="float" office:value="-6.42259" calcext:value-type="float">
            <text:p>-6.42259</text:p>
          </table:table-cell>
          <table:table-cell table:number-columns-repeated="22"/>
          <table:table-cell table:formula="of:=[.AT161]+1" office:value-type="date" office:date-value="2020-08-02" calcext:value-type="date">
            <text:p>02/08/20</text:p>
          </table:table-cell>
          <table:table-cell table:formula="of:=AVERAGE([.S159:.S165])" office:value-type="float" office:value="1.05432285714286" calcext:value-type="float">
            <text:p>1.05432285714286</text:p>
          </table:table-cell>
          <table:table-cell table:formula="of:=[.P162]" office:value-type="float" office:value="0.831286" calcext:value-type="float">
            <text:p>0.831286</text:p>
          </table:table-cell>
          <table:table-cell table:formula="of:=AVERAGE([.R159:.R165])" office:value-type="float" office:value="0.226001285714286" calcext:value-type="float">
            <text:p>0.23</text:p>
          </table:table-cell>
        </table:table-row>
        <table:table-row table:style-name="ro1">
          <table:table-cell office:value-type="float" office:value="17044" calcext:value-type="float">
            <text:p>17044</text:p>
          </table:table-cell>
          <table:table-cell office:value-type="float" office:value="17072.4" calcext:value-type="float">
            <text:p>17072.4</text:p>
          </table:table-cell>
          <table:table-cell office:value-type="float" office:value="16649" calcext:value-type="float">
            <text:p>16649</text:p>
          </table:table-cell>
          <table:table-cell office:value-type="float" office:value="0.471219" calcext:value-type="float">
            <text:p>0.471219</text:p>
          </table:table-cell>
          <table:table-cell office:value-type="float" office:value="-394.981" calcext:value-type="float">
            <text:p>-394.981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office:value-type="float" office:value="386.101" calcext:value-type="float">
            <text:p>386.101</text:p>
          </table:table-cell>
          <table:table-cell office:value-type="float" office:value="386.403" calcext:value-type="float">
            <text:p>386.403</text:p>
          </table:table-cell>
          <table:table-cell office:value-type="float" office:value="0.101455" calcext:value-type="float">
            <text:p>0.101455</text:p>
          </table:table-cell>
          <table:table-cell office:value-type="float" office:value="0.402611" calcext:value-type="float">
            <text:p>0.402611</text:p>
          </table:table-cell>
          <table:table-cell office:value-type="float" office:value="0.831286" calcext:value-type="float">
            <text:p>0.831286</text:p>
          </table:table-cell>
          <table:table-cell office:value-type="float" office:value="0.211746" calcext:value-type="float">
            <text:p>0.211746</text:p>
          </table:table-cell>
          <table:table-cell table:style-name="Default" office:value-type="float" office:value="0.234289" calcext:value-type="float">
            <text:p>0.234289</text:p>
          </table:table-cell>
          <table:table-cell table:number-columns-repeated="2" office:value-type="float" office:value="1.04658" calcext:value-type="float">
            <text:p>1.04658</text:p>
          </table:table-cell>
          <table:table-cell office:value-type="float" office:value="0.234918" calcext:value-type="float">
            <text:p>0.234918</text:p>
          </table:table-cell>
          <table:table-cell office:value-type="float" office:value="-0.838319" calcext:value-type="float">
            <text:p>-0.838319</text:p>
          </table:table-cell>
          <table:table-cell office:value-type="float" office:value="-12.6946" calcext:value-type="float">
            <text:p>-12.6946</text:p>
          </table:table-cell>
          <table:table-cell table:number-columns-repeated="22"/>
          <table:table-cell table:formula="of:=[.AT162]+1" office:value-type="date" office:date-value="2020-08-03" calcext:value-type="date">
            <text:p>03/08/20</text:p>
          </table:table-cell>
          <table:table-cell table:formula="of:=AVERAGE([.S160:.S166])" office:value-type="float" office:value="1.05308442857143" calcext:value-type="float">
            <text:p>1.05308442857143</text:p>
          </table:table-cell>
          <table:table-cell table:formula="of:=[.P163]" office:value-type="float" office:value="0.831286" calcext:value-type="float">
            <text:p>0.831286</text:p>
          </table:table-cell>
          <table:table-cell table:formula="of:=AVERAGE([.R160:.R166])" office:value-type="float" office:value="0.227423142857143" calcext:value-type="float">
            <text:p>0.23</text:p>
          </table:table-cell>
        </table:table-row>
        <table:table-row table:style-name="ro1">
          <table:table-cell office:value-type="float" office:value="17322" calcext:value-type="float">
            <text:p>17322</text:p>
          </table:table-cell>
          <table:table-cell office:value-type="float" office:value="17288.8" calcext:value-type="float">
            <text:p>17288.8</text:p>
          </table:table-cell>
          <table:table-cell office:value-type="float" office:value="16934.9" calcext:value-type="float">
            <text:p>16934.9</text:p>
          </table:table-cell>
          <table:table-cell office:value-type="float" office:value="-0.515544" calcext:value-type="float">
            <text:p>-0.515544</text:p>
          </table:table-cell>
          <table:table-cell office:value-type="float" office:value="-387.117" calcext:value-type="float">
            <text:p>-387.11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388.153" calcext:value-type="float">
            <text:p>388.153</text:p>
          </table:table-cell>
          <table:table-cell office:value-type="float" office:value="387.746" calcext:value-type="float">
            <text:p>387.746</text:p>
          </table:table-cell>
          <table:table-cell office:value-type="float" office:value="5.15318" calcext:value-type="float">
            <text:p>5.15318</text:p>
          </table:table-cell>
          <table:table-cell office:value-type="float" office:value="4.74606" calcext:value-type="float">
            <text:p>4.74606</text:p>
          </table:table-cell>
          <table:table-cell office:value-type="float" office:value="0.831286" calcext:value-type="float">
            <text:p>0.831286</text:p>
          </table:table-cell>
          <table:table-cell office:value-type="float" office:value="0.237807" calcext:value-type="float">
            <text:p>0.237807</text:p>
          </table:table-cell>
          <table:table-cell table:style-name="Default" office:value-type="float" office:value="0.263918" calcext:value-type="float">
            <text:p>0.263918</text:p>
          </table:table-cell>
          <table:table-cell table:number-columns-repeated="2" office:value-type="float" office:value="1.01753" calcext:value-type="float">
            <text:p>1.01753</text:p>
          </table:table-cell>
          <table:table-cell office:value-type="float" office:value="0.234664" calcext:value-type="float">
            <text:p>0.234664</text:p>
          </table:table-cell>
          <table:table-cell office:value-type="float" office:value="-0.836291" calcext:value-type="float">
            <text:p>-0.836291</text:p>
          </table:table-cell>
          <table:table-cell office:value-type="float" office:value="-8.22598" calcext:value-type="float">
            <text:p>-8.22598</text:p>
          </table:table-cell>
          <table:table-cell table:number-columns-repeated="22"/>
          <table:table-cell table:formula="of:=[.AT163]+1" office:value-type="date" office:date-value="2020-08-04" calcext:value-type="date">
            <text:p>04/08/20</text:p>
          </table:table-cell>
          <table:table-cell table:formula="of:=AVERAGE([.S161:.S167])" office:value-type="float" office:value="1.05178442857143" calcext:value-type="float">
            <text:p>1.05178442857143</text:p>
          </table:table-cell>
          <table:table-cell table:formula="of:=[.P164]" office:value-type="float" office:value="0.831286" calcext:value-type="float">
            <text:p>0.831286</text:p>
          </table:table-cell>
          <table:table-cell table:formula="of:=AVERAGE([.R161:.R167])" office:value-type="float" office:value="0.228806428571429" calcext:value-type="float">
            <text:p>0.23</text:p>
          </table:table-cell>
        </table:table-row>
        <table:table-row table:style-name="ro1">
          <table:table-cell office:value-type="float" office:value="17565" calcext:value-type="float">
            <text:p>17565</text:p>
          </table:table-cell>
          <table:table-cell office:value-type="float" office:value="17557.8" calcext:value-type="float">
            <text:p>17557.8</text:p>
          </table:table-cell>
          <table:table-cell office:value-type="float" office:value="17312" calcext:value-type="float">
            <text:p>17312</text:p>
          </table:table-cell>
          <table:table-cell office:value-type="float" office:value="-0.10524" calcext:value-type="float">
            <text:p>-0.10524</text:p>
          </table:table-cell>
          <table:table-cell office:value-type="float" office:value="-253.028" calcext:value-type="float">
            <text:p>-253.028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office:value-type="float" office:value="385.21" calcext:value-type="float">
            <text:p>385.21</text:p>
          </table:table-cell>
          <table:table-cell office:value-type="float" office:value="388.172" calcext:value-type="float">
            <text:p>388.172</text:p>
          </table:table-cell>
          <table:table-cell office:value-type="float" office:value="-2.78953" calcext:value-type="float">
            <text:p>-2.78953</text:p>
          </table:table-cell>
          <table:table-cell office:value-type="float" office:value="0.172185" calcext:value-type="float">
            <text:p>0.172185</text:p>
          </table:table-cell>
          <table:table-cell office:value-type="float" office:value="0.831286" calcext:value-type="float">
            <text:p>0.831286</text:p>
          </table:table-cell>
          <table:table-cell office:value-type="float" office:value="0.237987" calcext:value-type="float">
            <text:p>0.237987</text:p>
          </table:table-cell>
          <table:table-cell table:style-name="Default" office:value-type="float" office:value="0.263177" calcext:value-type="float">
            <text:p>0.263177</text:p>
          </table:table-cell>
          <table:table-cell table:number-columns-repeated="2" office:value-type="float" office:value="1.01812" calcext:value-type="float">
            <text:p>1.01812</text:p>
          </table:table-cell>
          <table:table-cell office:value-type="float" office:value="0.23473" calcext:value-type="float">
            <text:p>0.23473</text:p>
          </table:table-cell>
          <table:table-cell office:value-type="float" office:value="-0.836817" calcext:value-type="float">
            <text:p>-0.836817</text:p>
          </table:table-cell>
          <table:table-cell office:value-type="float" office:value="-7.08007" calcext:value-type="float">
            <text:p>-7.08007</text:p>
          </table:table-cell>
          <table:table-cell table:number-columns-repeated="22"/>
          <table:table-cell table:formula="of:=[.AT164]+1" office:value-type="date" office:date-value="2020-08-05" calcext:value-type="date">
            <text:p>05/08/20</text:p>
          </table:table-cell>
          <table:table-cell table:formula="of:=AVERAGE([.S162:.S168])" office:value-type="float" office:value="1.05049157142857" calcext:value-type="float">
            <text:p>1.05049157142857</text:p>
          </table:table-cell>
          <table:table-cell table:formula="of:=[.P165]" office:value-type="float" office:value="0.831286" calcext:value-type="float">
            <text:p>0.831286</text:p>
          </table:table-cell>
          <table:table-cell table:formula="of:=AVERAGE([.R162:.R168])" office:value-type="float" office:value="0.230153142857143" calcext:value-type="float">
            <text:p>0.23</text:p>
          </table:table-cell>
        </table:table-row>
        <table:table-row table:style-name="ro1">
          <table:table-cell office:value-type="float" office:value="17767" calcext:value-type="float">
            <text:p>17767</text:p>
          </table:table-cell>
          <table:table-cell office:value-type="float" office:value="17841.9" calcext:value-type="float">
            <text:p>17841.9</text:p>
          </table:table-cell>
          <table:table-cell office:value-type="float" office:value="17742.8" calcext:value-type="float">
            <text:p>17742.8</text:p>
          </table:table-cell>
          <table:table-cell office:value-type="float" office:value="1.04609" calcext:value-type="float">
            <text:p>1.04609</text:p>
          </table:table-cell>
          <table:table-cell office:value-type="float" office:value="-24.1837" calcext:value-type="float">
            <text:p>-24.1837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float" office:value="390.266" calcext:value-type="float">
            <text:p>390.266</text:p>
          </table:table-cell>
          <table:table-cell office:value-type="float" office:value="393.644" calcext:value-type="float">
            <text:p>393.644</text:p>
          </table:table-cell>
          <table:table-cell office:value-type="float" office:value="0.265886" calcext:value-type="float">
            <text:p>0.265886</text:p>
          </table:table-cell>
          <table:table-cell office:value-type="float" office:value="3.64418" calcext:value-type="float">
            <text:p>3.64418</text:p>
          </table:table-cell>
          <table:table-cell office:value-type="float" office:value="0.831286" calcext:value-type="float">
            <text:p>0.831286</text:p>
          </table:table-cell>
          <table:table-cell office:value-type="float" office:value="0.262068" calcext:value-type="float">
            <text:p>0.262068</text:p>
          </table:table-cell>
          <table:table-cell table:style-name="Default" office:value-type="float" office:value="0.286333" calcext:value-type="float">
            <text:p>0.286333</text:p>
          </table:table-cell>
          <table:table-cell table:number-columns-repeated="2" office:value-type="float" office:value="0.994811" calcext:value-type="float">
            <text:p>0.994811</text:p>
          </table:table-cell>
          <table:table-cell office:value-type="float" office:value="0.234796" calcext:value-type="float">
            <text:p>0.234796</text:p>
          </table:table-cell>
          <table:table-cell office:value-type="float" office:value="-0.837344" calcext:value-type="float">
            <text:p>-0.837344</text:p>
          </table:table-cell>
          <table:table-cell office:value-type="float" office:value="-9.00324" calcext:value-type="float">
            <text:p>-9.00324</text:p>
          </table:table-cell>
          <table:table-cell table:number-columns-repeated="22"/>
          <table:table-cell table:formula="of:=[.AT165]+1" office:value-type="date" office:date-value="2020-08-06" calcext:value-type="date">
            <text:p>06/08/20</text:p>
          </table:table-cell>
          <table:table-cell table:formula="of:=AVERAGE([.S163:.S169])" office:value-type="float" office:value="1.049193" calcext:value-type="float">
            <text:p>1.049193</text:p>
          </table:table-cell>
          <table:table-cell table:formula="of:=[.P166]" office:value-type="float" office:value="0.831286" calcext:value-type="float">
            <text:p>0.831286</text:p>
          </table:table-cell>
          <table:table-cell table:formula="of:=AVERAGE([.R163:.R169])" office:value-type="float" office:value="0.231499714285714" calcext:value-type="float">
            <text:p>0.23</text:p>
          </table:table-cell>
        </table:table-row>
        <table:table-row table:style-name="ro1">
          <table:table-cell office:value-type="float" office:value="18096" calcext:value-type="float">
            <text:p>18096</text:p>
          </table:table-cell>
          <table:table-cell office:value-type="float" office:value="18123" calcext:value-type="float">
            <text:p>18123</text:p>
          </table:table-cell>
          <table:table-cell office:value-type="float" office:value="18164.5" calcext:value-type="float">
            <text:p>18164.5</text:p>
          </table:table-cell>
          <table:table-cell office:value-type="float" office:value="0.36443" calcext:value-type="float">
            <text:p>0.36443</text:p>
          </table:table-cell>
          <table:table-cell office:value-type="float" office:value="68.5012" calcext:value-type="float">
            <text:p>68.5012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office:value-type="float" office:value="392.32" calcext:value-type="float">
            <text:p>392.32</text:p>
          </table:table-cell>
          <table:table-cell office:value-type="float" office:value="397.107" calcext:value-type="float">
            <text:p>397.107</text:p>
          </table:table-cell>
          <table:table-cell office:value-type="float" office:value="3.31959" calcext:value-type="float">
            <text:p>3.31959</text:p>
          </table:table-cell>
          <table:table-cell office:value-type="float" office:value="8.10706" calcext:value-type="float">
            <text:p>8.10706</text:p>
          </table:table-cell>
          <table:table-cell office:value-type="float" office:value="0.831286" calcext:value-type="float">
            <text:p>0.831286</text:p>
          </table:table-cell>
          <table:table-cell office:value-type="float" office:value="0.188075" calcext:value-type="float">
            <text:p>0.188075</text:p>
          </table:table-cell>
          <table:table-cell table:style-name="Default" office:value-type="float" office:value="0.205762" calcext:value-type="float">
            <text:p>0.205762</text:p>
          </table:table-cell>
          <table:table-cell table:number-columns-repeated="2" office:value-type="float" office:value="1.07432" calcext:value-type="float">
            <text:p>1.07432</text:p>
          </table:table-cell>
          <table:table-cell office:value-type="float" office:value="0.235253" calcext:value-type="float">
            <text:p>0.235253</text:p>
          </table:table-cell>
          <table:table-cell office:value-type="float" office:value="-0.84103" calcext:value-type="float">
            <text:p>-0.84103</text:p>
          </table:table-cell>
          <table:table-cell office:value-type="float" office:value="-9.22507" calcext:value-type="float">
            <text:p>-9.22507</text:p>
          </table:table-cell>
          <table:table-cell table:number-columns-repeated="22"/>
          <table:table-cell table:formula="of:=[.AT166]+1" office:value-type="date" office:date-value="2020-08-07" calcext:value-type="date">
            <text:p>07/08/20</text:p>
          </table:table-cell>
          <table:table-cell table:formula="of:=AVERAGE([.S164:.S170])" office:value-type="float" office:value="1.04725585714286" calcext:value-type="float">
            <text:p>1.04725585714286</text:p>
          </table:table-cell>
          <table:table-cell table:formula="of:=[.P167]" office:value-type="float" office:value="0.831286" calcext:value-type="float">
            <text:p>0.831286</text:p>
          </table:table-cell>
          <table:table-cell table:formula="of:=AVERAGE([.R164:.R170])" office:value-type="float" office:value="0.233475285714286" calcext:value-type="float">
            <text:p>0.23</text:p>
          </table:table-cell>
        </table:table-row>
        <table:table-row table:style-name="ro1">
          <table:table-cell office:value-type="float" office:value="18271" calcext:value-type="float">
            <text:p>18271</text:p>
          </table:table-cell>
          <table:table-cell office:value-type="float" office:value="18398.7" calcext:value-type="float">
            <text:p>18398.7</text:p>
          </table:table-cell>
          <table:table-cell office:value-type="float" office:value="18486.3" calcext:value-type="float">
            <text:p>18486.3</text:p>
          </table:table-cell>
          <table:table-cell office:value-type="float" office:value="1.71022" calcext:value-type="float">
            <text:p>1.71022</text:p>
          </table:table-cell>
          <table:table-cell office:value-type="float" office:value="215.299" calcext:value-type="float">
            <text:p>215.299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office:value-type="float" office:value="391.378" calcext:value-type="float">
            <text:p>391.378</text:p>
          </table:table-cell>
          <table:table-cell office:value-type="float" office:value="398.521" calcext:value-type="float">
            <text:p>398.521</text:p>
          </table:table-cell>
          <table:table-cell office:value-type="float" office:value="2.37807" calcext:value-type="float">
            <text:p>2.37807</text:p>
          </table:table-cell>
          <table:table-cell office:value-type="float" office:value="9.52113" calcext:value-type="float">
            <text:p>9.52113</text:p>
          </table:table-cell>
          <table:table-cell office:value-type="float" office:value="0.831286" calcext:value-type="float">
            <text:p>0.831286</text:p>
          </table:table-cell>
          <table:table-cell office:value-type="float" office:value="0.165567" calcext:value-type="float">
            <text:p>0.165567</text:p>
          </table:table-cell>
          <table:table-cell office:value-type="float" office:value="0.182042" calcext:value-type="float">
            <text:p>1.82E-01</text:p>
          </table:table-cell>
          <table:table-cell table:number-columns-repeated="2" office:value-type="float" office:value="1.09785" calcext:value-type="float">
            <text:p>1.09785</text:p>
          </table:table-cell>
          <table:table-cell office:value-type="float" office:value="0.235335" calcext:value-type="float">
            <text:p>0.235335</text:p>
          </table:table-cell>
          <table:table-cell office:value-type="float" office:value="-0.841697" calcext:value-type="float">
            <text:p>-0.841697</text:p>
          </table:table-cell>
          <table:table-cell office:value-type="float" office:value="-11.8729" calcext:value-type="float">
            <text:p>-11.8729</text:p>
          </table:table-cell>
          <table:table-cell table:number-columns-repeated="22"/>
          <table:table-cell table:formula="of:=[.AT167]+1" office:value-type="date" office:date-value="2020-08-08" calcext:value-type="date">
            <text:p>08/08/20</text:p>
          </table:table-cell>
          <table:table-cell table:formula="of:=AVERAGE([.S165:.S171])" office:value-type="float" office:value="1.04515871428571" calcext:value-type="float">
            <text:p>1.04515871428571</text:p>
          </table:table-cell>
          <table:table-cell table:formula="of:=[.P168]" office:value-type="float" office:value="0.831286" calcext:value-type="float">
            <text:p>0.831286</text:p>
          </table:table-cell>
          <table:table-cell table:formula="of:=AVERAGE([.R165:.R171])" office:value-type="float" office:value="0.235609857142857" calcext:value-type="float">
            <text:p>0.24</text:p>
          </table:table-cell>
        </table:table-row>
        <table:table-row table:style-name="ro1">
          <table:table-cell office:value-type="float" office:value="18389" calcext:value-type="float">
            <text:p>18389</text:p>
          </table:table-cell>
          <table:table-cell office:value-type="float" office:value="18624.9" calcext:value-type="float">
            <text:p>18624.9</text:p>
          </table:table-cell>
          <table:table-cell office:value-type="float" office:value="18734.1" calcext:value-type="float">
            <text:p>18734.1</text:p>
          </table:table-cell>
          <table:table-cell office:value-type="float" office:value="3.1155" calcext:value-type="float">
            <text:p>3.1155</text:p>
          </table:table-cell>
          <table:table-cell office:value-type="float" office:value="345.095" calcext:value-type="float">
            <text:p>345.095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float" office:value="391.432" calcext:value-type="float">
            <text:p>391.432</text:p>
          </table:table-cell>
          <table:table-cell office:value-type="float" office:value="399.881" calcext:value-type="float">
            <text:p>399.881</text:p>
          </table:table-cell>
          <table:table-cell office:value-type="float" office:value="1.43236" calcext:value-type="float">
            <text:p>1.43236</text:p>
          </table:table-cell>
          <table:table-cell office:value-type="float" office:value="9.88147" calcext:value-type="float">
            <text:p>9.88147</text:p>
          </table:table-cell>
          <table:table-cell office:value-type="float" office:value="0.831286" calcext:value-type="float">
            <text:p>0.831286</text:p>
          </table:table-cell>
          <table:table-cell office:value-type="float" office:value="0.167107" calcext:value-type="float">
            <text:p>0.167107</text:p>
          </table:table-cell>
          <table:table-cell table:style-name="Default" office:value-type="float" office:value="0.184977" calcext:value-type="float">
            <text:p>0.184977</text:p>
          </table:table-cell>
          <table:table-cell table:number-columns-repeated="2" office:value-type="float" office:value="1.09514" calcext:value-type="float">
            <text:p>1.09514</text:p>
          </table:table-cell>
          <table:table-cell office:value-type="float" office:value="0.235241" calcext:value-type="float">
            <text:p>0.235241</text:p>
          </table:table-cell>
          <table:table-cell office:value-type="float" office:value="-0.840929" calcext:value-type="float">
            <text:p>-0.840929</text:p>
          </table:table-cell>
          <table:table-cell office:value-type="float" office:value="-14.4764" calcext:value-type="float">
            <text:p>-14.4764</text:p>
          </table:table-cell>
          <table:table-cell table:number-columns-repeated="22"/>
          <table:table-cell table:formula="of:=[.AT168]+1" office:value-type="date" office:date-value="2020-08-09" calcext:value-type="date">
            <text:p>09/08/20</text:p>
          </table:table-cell>
          <table:table-cell table:formula="of:=AVERAGE([.S166:.S172])" office:value-type="float" office:value="1.04395585714286" calcext:value-type="float">
            <text:p>1.04395585714286</text:p>
          </table:table-cell>
          <table:table-cell table:formula="of:=[.P169]" office:value-type="float" office:value="0.831286" calcext:value-type="float">
            <text:p>0.831286</text:p>
          </table:table-cell>
          <table:table-cell table:formula="of:=AVERAGE([.R166:.R172])" office:value-type="float" office:value="0.236905857142857" calcext:value-type="float">
            <text:p>0.24</text:p>
          </table:table-cell>
        </table:table-row>
        <table:table-row table:style-name="ro1">
          <table:table-cell office:value-type="float" office:value="18530" calcext:value-type="float">
            <text:p>18530</text:p>
          </table:table-cell>
          <table:table-cell office:value-type="float" office:value="18810.4" calcext:value-type="float">
            <text:p>18810.4</text:p>
          </table:table-cell>
          <table:table-cell office:value-type="float" office:value="19016.3" calcext:value-type="float">
            <text:p>19016.3</text:p>
          </table:table-cell>
          <table:table-cell office:value-type="float" office:value="3.63925" calcext:value-type="float">
            <text:p>3.63925</text:p>
          </table:table-cell>
          <table:table-cell office:value-type="float" office:value="486.283" calcext:value-type="float">
            <text:p>486.283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float" office:value="392.481" calcext:value-type="float">
            <text:p>392.481</text:p>
          </table:table-cell>
          <table:table-cell office:value-type="float" office:value="402.273" calcext:value-type="float">
            <text:p>402.273</text:p>
          </table:table-cell>
          <table:table-cell office:value-type="float" office:value="2.48087" calcext:value-type="float">
            <text:p>2.48087</text:p>
          </table:table-cell>
          <table:table-cell office:value-type="float" office:value="12.2728" calcext:value-type="float">
            <text:p>12.2728</text:p>
          </table:table-cell>
          <table:table-cell office:value-type="float" office:value="0.831286" calcext:value-type="float">
            <text:p>0.831286</text:p>
          </table:table-cell>
          <table:table-cell office:value-type="float" office:value="0.223905" calcext:value-type="float">
            <text:p>0.223905</text:p>
          </table:table-cell>
          <table:table-cell table:style-name="Default" office:value-type="float" office:value="0.248118" calcext:value-type="float">
            <text:p>0.248118</text:p>
          </table:table-cell>
          <table:table-cell table:number-columns-repeated="2" office:value-type="float" office:value="1.03302" calcext:value-type="float">
            <text:p>1.03302</text:p>
          </table:table-cell>
          <table:table-cell office:value-type="float" office:value="0.2348" calcext:value-type="float">
            <text:p>0.2348</text:p>
          </table:table-cell>
          <table:table-cell office:value-type="float" office:value="-0.837373" calcext:value-type="float">
            <text:p>-0.837373</text:p>
          </table:table-cell>
          <table:table-cell office:value-type="float" office:value="-10.1394" calcext:value-type="float">
            <text:p>-10.1394</text:p>
          </table:table-cell>
          <table:table-cell table:number-columns-repeated="22"/>
          <table:table-cell table:formula="of:=[.AT169]+1" office:value-type="date" office:date-value="2020-08-10" calcext:value-type="date">
            <text:p>10/08/20</text:p>
          </table:table-cell>
          <table:table-cell table:formula="of:=AVERAGE([.S167:.S173])" office:value-type="float" office:value="1.04494571428571" calcext:value-type="float">
            <text:p>1.04494571428571</text:p>
          </table:table-cell>
          <table:table-cell table:formula="of:=[.P170]" office:value-type="float" office:value="0.831286" calcext:value-type="float">
            <text:p>0.831286</text:p>
          </table:table-cell>
          <table:table-cell table:formula="of:=AVERAGE([.R167:.R173])" office:value-type="float" office:value="0.23618" calcext:value-type="float">
            <text:p>0.24</text:p>
          </table:table-cell>
        </table:table-row>
        <table:table-row table:style-name="ro1">
          <table:table-cell office:value-type="float" office:value="18819" calcext:value-type="float">
            <text:p>18819</text:p>
          </table:table-cell>
          <table:table-cell office:value-type="float" office:value="19013.6" calcext:value-type="float">
            <text:p>19013.6</text:p>
          </table:table-cell>
          <table:table-cell office:value-type="float" office:value="19400.6" calcext:value-type="float">
            <text:p>19400.6</text:p>
          </table:table-cell>
          <table:table-cell office:value-type="float" office:value="2.45518" calcext:value-type="float">
            <text:p>2.45518</text:p>
          </table:table-cell>
          <table:table-cell office:value-type="float" office:value="581.564" calcext:value-type="float">
            <text:p>581.564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office:value-type="float" office:value="392.526" calcext:value-type="float">
            <text:p>392.526</text:p>
          </table:table-cell>
          <table:table-cell office:value-type="float" office:value="399.737" calcext:value-type="float">
            <text:p>399.737</text:p>
          </table:table-cell>
          <table:table-cell office:value-type="float" office:value="1.52618" calcext:value-type="float">
            <text:p>1.52618</text:p>
          </table:table-cell>
          <table:table-cell office:value-type="float" office:value="8.73706" calcext:value-type="float">
            <text:p>8.73706</text:p>
          </table:table-cell>
          <table:table-cell office:value-type="float" office:value="0.831286" calcext:value-type="float">
            <text:p>0.831286</text:p>
          </table:table-cell>
          <table:table-cell office:value-type="float" office:value="0.251129" calcext:value-type="float">
            <text:p>0.251129</text:p>
          </table:table-cell>
          <table:table-cell table:style-name="Default" office:value-type="float" office:value="0.27886" calcext:value-type="float">
            <text:p>0.27886</text:p>
          </table:table-cell>
          <table:table-cell table:number-columns-repeated="2" office:value-type="float" office:value="1.00285" calcext:value-type="float">
            <text:p>1.00285</text:p>
          </table:table-cell>
          <table:table-cell office:value-type="float" office:value="0.234547" calcext:value-type="float">
            <text:p>0.234547</text:p>
          </table:table-cell>
          <table:table-cell office:value-type="float" office:value="-0.83536" calcext:value-type="float">
            <text:p>-0.83536</text:p>
          </table:table-cell>
          <table:table-cell office:value-type="float" office:value="-9.94085" calcext:value-type="float">
            <text:p>-9.94085</text:p>
          </table:table-cell>
          <table:table-cell table:number-columns-repeated="22"/>
          <table:table-cell table:formula="of:=[.AT170]+1" office:value-type="date" office:date-value="2020-08-11" calcext:value-type="date">
            <text:p>11/08/20</text:p>
          </table:table-cell>
          <table:table-cell table:formula="of:=AVERAGE([.S168:.S174])" office:value-type="float" office:value="1.04635571428571" calcext:value-type="float">
            <text:p>1.04635571428571</text:p>
          </table:table-cell>
          <table:table-cell table:formula="of:=[.P171]" office:value-type="float" office:value="0.831286" calcext:value-type="float">
            <text:p>0.831286</text:p>
          </table:table-cell>
          <table:table-cell table:formula="of:=AVERAGE([.R168:.R174])" office:value-type="float" office:value="0.235191571428571" calcext:value-type="float">
            <text:p>0.24</text:p>
          </table:table-cell>
        </table:table-row>
        <table:table-row table:style-name="ro1">
          <table:table-cell office:value-type="float" office:value="19111" calcext:value-type="float">
            <text:p>19111</text:p>
          </table:table-cell>
          <table:table-cell office:value-type="float" office:value="19271.5" calcext:value-type="float">
            <text:p>19271.5</text:p>
          </table:table-cell>
          <table:table-cell office:value-type="float" office:value="19820.6" calcext:value-type="float">
            <text:p>19820.6</text:p>
          </table:table-cell>
          <table:table-cell office:value-type="float" office:value="1.98046" calcext:value-type="float">
            <text:p>1.98046</text:p>
          </table:table-cell>
          <table:table-cell office:value-type="float" office:value="709.609" calcext:value-type="float">
            <text:p>709.609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office:value-type="float" office:value="393.574" calcext:value-type="float">
            <text:p>393.574</text:p>
          </table:table-cell>
          <table:table-cell office:value-type="float" office:value="405.193" calcext:value-type="float">
            <text:p>405.193</text:p>
          </table:table-cell>
          <table:table-cell office:value-type="float" office:value="2.57442" calcext:value-type="float">
            <text:p>2.57442</text:p>
          </table:table-cell>
          <table:table-cell office:value-type="float" office:value="14.1929" calcext:value-type="float">
            <text:p>14.1929</text:p>
          </table:table-cell>
          <table:table-cell office:value-type="float" office:value="0.831286" calcext:value-type="float">
            <text:p>0.831286</text:p>
          </table:table-cell>
          <table:table-cell office:value-type="float" office:value="0.243075" calcext:value-type="float">
            <text:p>0.243075</text:p>
          </table:table-cell>
          <table:table-cell table:style-name="Default" office:value-type="float" office:value="0.272249" calcext:value-type="float">
            <text:p>0.272249</text:p>
          </table:table-cell>
          <table:table-cell table:number-columns-repeated="2" office:value-type="float" office:value="1.0097" calcext:value-type="float">
            <text:p>1.0097</text:p>
          </table:table-cell>
          <table:table-cell office:value-type="float" office:value="0.234441" calcext:value-type="float">
            <text:p>0.234441</text:p>
          </table:table-cell>
          <table:table-cell office:value-type="float" office:value="-0.834525" calcext:value-type="float">
            <text:p>-0.834525</text:p>
          </table:table-cell>
          <table:table-cell office:value-type="float" office:value="-8.872" calcext:value-type="float">
            <text:p>-8.872</text:p>
          </table:table-cell>
          <table:table-cell table:number-columns-repeated="22"/>
          <table:table-cell table:formula="of:=[.AT171]+1" office:value-type="date" office:date-value="2020-08-12" calcext:value-type="date">
            <text:p>12/08/20</text:p>
          </table:table-cell>
          <table:table-cell table:formula="of:=AVERAGE([.S169:.S175])" office:value-type="float" office:value="1.04804428571429" calcext:value-type="float">
            <text:p>1.04804428571429</text:p>
          </table:table-cell>
          <table:table-cell table:formula="of:=[.P172]" office:value-type="float" office:value="0.831286" calcext:value-type="float">
            <text:p>0.831286</text:p>
          </table:table-cell>
          <table:table-cell table:formula="of:=AVERAGE([.R169:.R175])" office:value-type="float" office:value="0.234114428571429" calcext:value-type="float">
            <text:p>0.23</text:p>
          </table:table-cell>
        </table:table-row>
        <table:table-row table:style-name="ro1">
          <table:table-cell office:value-type="float" office:value="19437" calcext:value-type="float">
            <text:p>19437</text:p>
          </table:table-cell>
          <table:table-cell office:value-type="float" office:value="19543.2" calcext:value-type="float">
            <text:p>19543.2</text:p>
          </table:table-cell>
          <table:table-cell office:value-type="float" office:value="20189.4" calcext:value-type="float">
            <text:p>20189.4</text:p>
          </table:table-cell>
          <table:table-cell office:value-type="float" office:value="1.30146" calcext:value-type="float">
            <text:p>1.30146</text:p>
          </table:table-cell>
          <table:table-cell office:value-type="float" office:value="752.432" calcext:value-type="float">
            <text:p>752.432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office:value-type="float" office:value="393.624" calcext:value-type="float">
            <text:p>393.624</text:p>
          </table:table-cell>
          <table:table-cell office:value-type="float" office:value="407.61" calcext:value-type="float">
            <text:p>407.61</text:p>
          </table:table-cell>
          <table:table-cell office:value-type="float" office:value="2.62391" calcext:value-type="float">
            <text:p>2.62391</text:p>
          </table:table-cell>
          <table:table-cell office:value-type="float" office:value="16.6103" calcext:value-type="float">
            <text:p>16.6103</text:p>
          </table:table-cell>
          <table:table-cell office:value-type="float" office:value="0.831286" calcext:value-type="float">
            <text:p>0.831286</text:p>
          </table:table-cell>
          <table:table-cell office:value-type="float" office:value="0.24582" calcext:value-type="float">
            <text:p>0.24582</text:p>
          </table:table-cell>
          <table:table-cell table:style-name="Default" office:value-type="float" office:value="0.281252" calcext:value-type="float">
            <text:p>0.281252</text:p>
          </table:table-cell>
          <table:table-cell table:number-columns-repeated="2" office:value-type="float" office:value="1.00174" calcext:value-type="float">
            <text:p>1.00174</text:p>
          </table:table-cell>
          <table:table-cell office:value-type="float" office:value="0.23397" calcext:value-type="float">
            <text:p>0.23397</text:p>
          </table:table-cell>
          <table:table-cell office:value-type="float" office:value="-0.830846" calcext:value-type="float">
            <text:p>-0.830846</text:p>
          </table:table-cell>
          <table:table-cell office:value-type="float" office:value="-7.80313" calcext:value-type="float">
            <text:p>-7.80313</text:p>
          </table:table-cell>
          <table:table-cell table:number-columns-repeated="22"/>
          <table:table-cell table:formula="of:=[.AT172]+1" office:value-type="date" office:date-value="2020-08-13" calcext:value-type="date">
            <text:p>13/08/20</text:p>
          </table:table-cell>
          <table:table-cell table:formula="of:=AVERAGE([.S170:.S176])" office:value-type="float" office:value="1.05005857142857" calcext:value-type="float">
            <text:p>1.05005857142857</text:p>
          </table:table-cell>
          <table:table-cell table:formula="of:=[.P173]" office:value-type="float" office:value="0.831286" calcext:value-type="float">
            <text:p>0.831286</text:p>
          </table:table-cell>
          <table:table-cell table:formula="of:=AVERAGE([.R170:.R176])" office:value-type="float" office:value="0.232920857142857" calcext:value-type="float">
            <text:p>0.23</text:p>
          </table:table-cell>
        </table:table-row>
        <table:table-row table:style-name="ro1">
          <table:table-cell office:value-type="float" office:value="19729" calcext:value-type="float">
            <text:p>19729</text:p>
          </table:table-cell>
          <table:table-cell office:value-type="float" office:value="19847.6" calcext:value-type="float">
            <text:p>19847.6</text:p>
          </table:table-cell>
          <table:table-cell office:value-type="float" office:value="20624.1" calcext:value-type="float">
            <text:p>20624.1</text:p>
          </table:table-cell>
          <table:table-cell office:value-type="float" office:value="1.44557" calcext:value-type="float">
            <text:p>1.44557</text:p>
          </table:table-cell>
          <table:table-cell office:value-type="float" office:value="895.099" calcext:value-type="float">
            <text:p>895.099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office:value-type="float" office:value="393.677" calcext:value-type="float">
            <text:p>393.677</text:p>
          </table:table-cell>
          <table:table-cell office:value-type="float" office:value="407.094" calcext:value-type="float">
            <text:p>407.094</text:p>
          </table:table-cell>
          <table:table-cell office:value-type="float" office:value="-0.323296" calcext:value-type="float">
            <text:p>-0.323296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0.837552" calcext:value-type="float">
            <text:p>0.837552</text:p>
          </table:table-cell>
          <table:table-cell office:value-type="float" office:value="0.171988" calcext:value-type="float">
            <text:p>0.171988</text:p>
          </table:table-cell>
          <table:table-cell office:value-type="float" office:value="0.198843" calcext:value-type="float">
            <text:p>1.99E-01</text:p>
          </table:table-cell>
          <table:table-cell table:number-columns-repeated="2" office:value-type="float" office:value="1.08419" calcext:value-type="float">
            <text:p>1.08419</text:p>
          </table:table-cell>
          <table:table-cell office:value-type="float" office:value="0.233718" calcext:value-type="float">
            <text:p>0.233718</text:p>
          </table:table-cell>
          <table:table-cell office:value-type="float" office:value="-0.836316" calcext:value-type="float">
            <text:p>-0.836316</text:p>
          </table:table-cell>
          <table:table-cell office:value-type="float" office:value="-9.84716" calcext:value-type="float">
            <text:p>-9.84716</text:p>
          </table:table-cell>
          <table:table-cell table:number-columns-repeated="22"/>
          <table:table-cell table:formula="of:=[.AT173]+1" office:value-type="date" office:date-value="2020-08-14" calcext:value-type="date">
            <text:p>14/08/20</text:p>
          </table:table-cell>
          <table:table-cell table:formula="of:=AVERAGE([.S171:.S177])" office:value-type="float" office:value="1.05353857142857" calcext:value-type="float">
            <text:p>1.05353857142857</text:p>
          </table:table-cell>
          <table:table-cell table:formula="of:=[.P174]" office:value-type="float" office:value="0.837552" calcext:value-type="float">
            <text:p>0.837552</text:p>
          </table:table-cell>
          <table:table-cell table:formula="of:=AVERAGE([.R171:.R177])" office:value-type="float" office:value="0.230582571428571" calcext:value-type="float">
            <text:p>0.23</text:p>
          </table:table-cell>
        </table:table-row>
        <table:table-row table:style-name="ro1">
          <table:table-cell office:value-type="float" office:value="19927" calcext:value-type="float">
            <text:p>19927</text:p>
          </table:table-cell>
          <table:table-cell office:value-type="float" office:value="20110.3" calcext:value-type="float">
            <text:p>20110.3</text:p>
          </table:table-cell>
          <table:table-cell office:value-type="float" office:value="20919.1" calcext:value-type="float">
            <text:p>20919.1</text:p>
          </table:table-cell>
          <table:table-cell office:value-type="float" office:value="2.2711" calcext:value-type="float">
            <text:p>2.2711</text:p>
          </table:table-cell>
          <table:table-cell office:value-type="float" office:value="992.074" calcext:value-type="float">
            <text:p>992.074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office:value-type="float" office:value="396.729" calcext:value-type="float">
            <text:p>396.729</text:p>
          </table:table-cell>
          <table:table-cell office:value-type="float" office:value="407.507" calcext:value-type="float">
            <text:p>407.507</text:p>
          </table:table-cell>
          <table:table-cell office:value-type="float" office:value="1.72888" calcext:value-type="float">
            <text:p>1.72888</text:p>
          </table:table-cell>
          <table:table-cell office:value-type="float" office:value="12.5066" calcext:value-type="float">
            <text:p>12.5066</text:p>
          </table:table-cell>
          <table:table-cell office:value-type="float" office:value="0.843818" calcext:value-type="float">
            <text:p>0.843818</text:p>
          </table:table-cell>
          <table:table-cell office:value-type="float" office:value="0.149648" calcext:value-type="float">
            <text:p>0.149648</text:p>
          </table:table-cell>
          <table:table-cell office:value-type="float" office:value="0.174502" calcext:value-type="float">
            <text:p>1.75E-01</text:p>
          </table:table-cell>
          <table:table-cell table:number-columns-repeated="2" office:value-type="float" office:value="1.10967" calcext:value-type="float">
            <text:p>1.10967</text:p>
          </table:table-cell>
          <table:table-cell office:value-type="float" office:value="0.232977" calcext:value-type="float">
            <text:p>0.232977</text:p>
          </table:table-cell>
          <table:table-cell office:value-type="float" office:value="-0.837896" calcext:value-type="float">
            <text:p>-0.837896</text:p>
          </table:table-cell>
          <table:table-cell office:value-type="float" office:value="-12.8857" calcext:value-type="float">
            <text:p>-12.8857</text:p>
          </table:table-cell>
          <table:table-cell table:number-columns-repeated="22"/>
          <table:table-cell table:formula="of:=[.AT174]+1" office:value-type="date" office:date-value="2020-08-15" calcext:value-type="date">
            <text:p>15/08/20</text:p>
          </table:table-cell>
          <table:table-cell table:formula="of:=AVERAGE([.S172:.S178])" office:value-type="float" office:value="1.05827" calcext:value-type="float">
            <text:p>1.05827</text:p>
          </table:table-cell>
          <table:table-cell table:formula="of:=[.P175]" office:value-type="float" office:value="0.843818" calcext:value-type="float">
            <text:p>0.843818</text:p>
          </table:table-cell>
          <table:table-cell table:formula="of:=AVERAGE([.R172:.R178])" office:value-type="float" office:value="0.227277428571429" calcext:value-type="float">
            <text:p>0.23</text:p>
          </table:table-cell>
        </table:table-row>
        <table:table-row table:style-name="ro1">
          <table:table-cell office:value-type="float" office:value="20048" calcext:value-type="float">
            <text:p>20048</text:p>
          </table:table-cell>
          <table:table-cell office:value-type="float" office:value="20327.9" calcext:value-type="float">
            <text:p>20327.9</text:p>
          </table:table-cell>
          <table:table-cell office:value-type="float" office:value="21093.9" calcext:value-type="float">
            <text:p>21093.9</text:p>
          </table:table-cell>
          <table:table-cell office:value-type="float" office:value="3.47749" calcext:value-type="float">
            <text:p>3.47749</text:p>
          </table:table-cell>
          <table:table-cell office:value-type="float" office:value="1045.91" calcext:value-type="float">
            <text:p>1045.91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office:value-type="float" office:value="397.779" calcext:value-type="float">
            <text:p>397.779</text:p>
          </table:table-cell>
          <table:table-cell office:value-type="float" office:value="408.827" calcext:value-type="float">
            <text:p>408.827</text:p>
          </table:table-cell>
          <table:table-cell office:value-type="float" office:value="0.778583" calcext:value-type="float">
            <text:p>0.778583</text:p>
          </table:table-cell>
          <table:table-cell office:value-type="float" office:value="11.8273" calcext:value-type="float">
            <text:p>11.8273</text:p>
          </table:table-cell>
          <table:table-cell office:value-type="float" office:value="0.850084" calcext:value-type="float">
            <text:p>0.850084</text:p>
          </table:table-cell>
          <table:table-cell office:value-type="float" office:value="0.150327" calcext:value-type="float">
            <text:p>0.150327</text:p>
          </table:table-cell>
          <table:table-cell table:style-name="Default" office:value-type="float" office:value="0.176622" calcext:value-type="float">
            <text:p>0.176622</text:p>
          </table:table-cell>
          <table:table-cell table:number-columns-repeated="2" office:value-type="float" office:value="1.10924" calcext:value-type="float">
            <text:p>1.10924</text:p>
          </table:table-cell>
          <table:table-cell office:value-type="float" office:value="0.232003" calcext:value-type="float">
            <text:p>0.232003</text:p>
          </table:table-cell>
          <table:table-cell office:value-type="float" office:value="-0.837524" calcext:value-type="float">
            <text:p>-0.837524</text:p>
          </table:table-cell>
          <table:table-cell office:value-type="float" office:value="-12.2353" calcext:value-type="float">
            <text:p>-12.2353</text:p>
          </table:table-cell>
          <table:table-cell table:number-columns-repeated="22"/>
          <table:table-cell table:formula="of:=[.AT175]+1" office:value-type="date" office:date-value="2020-08-16" calcext:value-type="date">
            <text:p>16/08/20</text:p>
          </table:table-cell>
          <table:table-cell table:formula="of:=AVERAGE([.S173:.S179])" office:value-type="float" office:value="1.06333571428571" calcext:value-type="float">
            <text:p>1.06333571428571</text:p>
          </table:table-cell>
          <table:table-cell table:formula="of:=[.P176]" office:value-type="float" office:value="0.850084" calcext:value-type="float">
            <text:p>0.850084</text:p>
          </table:table-cell>
          <table:table-cell table:formula="of:=AVERAGE([.R173:.R179])" office:value-type="float" office:value="0.223832285714286" calcext:value-type="float">
            <text:p>0.22</text:p>
          </table:table-cell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float" office:value="20503.5" calcext:value-type="float">
            <text:p>20503.5</text:p>
          </table:table-cell>
          <table:table-cell office:value-type="float" office:value="21220.8" calcext:value-type="float">
            <text:p>21220.8</text:p>
          </table:table-cell>
          <table:table-cell office:value-type="float" office:value="3.2775" calcext:value-type="float">
            <text:p>3.2775</text:p>
          </table:table-cell>
          <table:table-cell office:value-type="float" office:value="982.83" calcext:value-type="float">
            <text:p>982.83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office:value-type="float" office:value="399.822" calcext:value-type="float">
            <text:p>399.822</text:p>
          </table:table-cell>
          <table:table-cell office:value-type="float" office:value="409.099" calcext:value-type="float">
            <text:p>409.099</text:p>
          </table:table-cell>
          <table:table-cell office:value-type="float" office:value="0.822266" calcext:value-type="float">
            <text:p>0.822266</text:p>
          </table:table-cell>
          <table:table-cell office:value-type="float" office:value="10.0988" calcext:value-type="float">
            <text:p>10.0988</text:p>
          </table:table-cell>
          <table:table-cell office:value-type="float" office:value="0.85635" calcext:value-type="float">
            <text:p>0.85635</text:p>
          </table:table-cell>
          <table:table-cell office:value-type="float" office:value="0.194438" calcext:value-type="float">
            <text:p>0.194438</text:p>
          </table:table-cell>
          <table:table-cell table:style-name="Default" office:value-type="float" office:value="0.23175" calcext:value-type="float">
            <text:p>0.23175</text:p>
          </table:table-cell>
          <table:table-cell table:number-columns-repeated="2" office:value-type="float" office:value="1.05738" calcext:value-type="float">
            <text:p>1.05738</text:p>
          </table:table-cell>
          <table:table-cell office:value-type="float" office:value="0.230346" calcext:value-type="float">
            <text:p>0.230346</text:p>
          </table:table-cell>
          <table:table-cell office:value-type="float" office:value="-0.831637" calcext:value-type="float">
            <text:p>-0.831637</text:p>
          </table:table-cell>
          <table:table-cell office:value-type="float" office:value="-9.75943" calcext:value-type="float">
            <text:p>-9.75943</text:p>
          </table:table-cell>
          <table:table-cell table:number-columns-repeated="22"/>
          <table:table-cell table:formula="of:=[.AT176]+1" office:value-type="date" office:date-value="2020-08-17" calcext:value-type="date">
            <text:p>17/08/20</text:p>
          </table:table-cell>
          <table:table-cell table:formula="of:=AVERAGE([.S174:.S180])" office:value-type="float" office:value="1.06752285714286" calcext:value-type="float">
            <text:p>1.06752285714286</text:p>
          </table:table-cell>
          <table:table-cell table:formula="of:=[.P177]" office:value-type="float" office:value="0.85635" calcext:value-type="float">
            <text:p>0.85635</text:p>
          </table:table-cell>
          <table:table-cell table:formula="of:=AVERAGE([.R174:.R180])" office:value-type="float" office:value="0.221387285714286" calcext:value-type="float">
            <text:p>0.22</text:p>
          </table:table-cell>
        </table:table-row>
        <table:table-row table:style-name="ro1">
          <table:table-cell office:value-type="float" office:value="20519" calcext:value-type="float">
            <text:p>20519</text:p>
          </table:table-cell>
          <table:table-cell office:value-type="float" office:value="20717.4" calcext:value-type="float">
            <text:p>20717.4</text:p>
          </table:table-cell>
          <table:table-cell office:value-type="float" office:value="21459.4" calcext:value-type="float">
            <text:p>21459.4</text:p>
          </table:table-cell>
          <table:table-cell office:value-type="float" office:value="2.38724" calcext:value-type="float">
            <text:p>2.38724</text:p>
          </table:table-cell>
          <table:table-cell office:value-type="float" office:value="940.357" calcext:value-type="float">
            <text:p>940.357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office:value-type="float" office:value="401.866" calcext:value-type="float">
            <text:p>401.866</text:p>
          </table:table-cell>
          <table:table-cell office:value-type="float" office:value="410.426" calcext:value-type="float">
            <text:p>410.426</text:p>
          </table:table-cell>
          <table:table-cell office:value-type="float" office:value="0.865658" calcext:value-type="float">
            <text:p>0.865658</text:p>
          </table:table-cell>
          <table:table-cell office:value-type="float" office:value="9.42612" calcext:value-type="float">
            <text:p>9.42612</text:p>
          </table:table-cell>
          <table:table-cell office:value-type="float" office:value="0.862616" calcext:value-type="float">
            <text:p>0.862616</text:p>
          </table:table-cell>
          <table:table-cell office:value-type="float" office:value="0.21181" calcext:value-type="float">
            <text:p>0.21181</text:p>
          </table:table-cell>
          <table:table-cell table:style-name="Default" office:value-type="float" office:value="0.255724" calcext:value-type="float">
            <text:p>0.255724</text:p>
          </table:table-cell>
          <table:table-cell table:number-columns-repeated="2" office:value-type="float" office:value="1.03597" calcext:value-type="float">
            <text:p>1.03597</text:p>
          </table:table-cell>
          <table:table-cell office:value-type="float" office:value="0.228999" calcext:value-type="float">
            <text:p>0.228999</text:p>
          </table:table-cell>
          <table:table-cell office:value-type="float" office:value="-0.828193" calcext:value-type="float">
            <text:p>-0.828193</text:p>
          </table:table-cell>
          <table:table-cell office:value-type="float" office:value="-8.29451" calcext:value-type="float">
            <text:p>-8.29451</text:p>
          </table:table-cell>
          <table:table-cell table:number-columns-repeated="22"/>
          <table:table-cell table:formula="of:=[.AT177]+1" office:value-type="date" office:date-value="2020-08-18" calcext:value-type="date">
            <text:p>18/08/20</text:p>
          </table:table-cell>
          <table:table-cell table:formula="of:=AVERAGE([.S175:.S181])" office:value-type="float" office:value="1.07087571428571" calcext:value-type="float">
            <text:p>1.07087571428571</text:p>
          </table:table-cell>
          <table:table-cell table:formula="of:=[.P178]" office:value-type="float" office:value="0.862616" calcext:value-type="float">
            <text:p>0.862616</text:p>
          </table:table-cell>
          <table:table-cell table:formula="of:=AVERAGE([.R175:.R181])" office:value-type="float" office:value="0.219477571428571" calcext:value-type="float">
            <text:p>0.22</text:p>
          </table:table-cell>
        </table:table-row>
        <table:table-row table:style-name="ro1">
          <table:table-cell office:value-type="float" office:value="20834" calcext:value-type="float">
            <text:p>20834</text:p>
          </table:table-cell>
          <table:table-cell office:value-type="float" office:value="20980.4" calcext:value-type="float">
            <text:p>20980.4</text:p>
          </table:table-cell>
          <table:table-cell office:value-type="float" office:value="21754.5" calcext:value-type="float">
            <text:p>21754.5</text:p>
          </table:table-cell>
          <table:table-cell office:value-type="float" office:value="1.71757" calcext:value-type="float">
            <text:p>1.71757</text:p>
          </table:table-cell>
          <table:table-cell office:value-type="float" office:value="920.513" calcext:value-type="float">
            <text:p>920.513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office:value-type="float" office:value="403.912" calcext:value-type="float">
            <text:p>403.912</text:p>
          </table:table-cell>
          <table:table-cell office:value-type="float" office:value="410.777" calcext:value-type="float">
            <text:p>410.777</text:p>
          </table:table-cell>
          <table:table-cell office:value-type="float" office:value="-0.0882206" calcext:value-type="float">
            <text:p>-0.0882206</text:p>
          </table:table-cell>
          <table:table-cell office:value-type="float" office:value="6.77743" calcext:value-type="float">
            <text:p>6.77743</text:p>
          </table:table-cell>
          <table:table-cell office:value-type="float" office:value="0.868882" calcext:value-type="float">
            <text:p>0.868882</text:p>
          </table:table-cell>
          <table:table-cell office:value-type="float" office:value="0.203259" calcext:value-type="float">
            <text:p>0.203259</text:p>
          </table:table-cell>
          <table:table-cell table:style-name="Default" office:value-type="float" office:value="0.248133" calcext:value-type="float">
            <text:p>0.248133</text:p>
          </table:table-cell>
          <table:table-cell table:number-columns-repeated="2" office:value-type="float" office:value="1.04516" calcext:value-type="float">
            <text:p>1.04516</text:p>
          </table:table-cell>
          <table:table-cell office:value-type="float" office:value="0.228093" calcext:value-type="float">
            <text:p>0.228093</text:p>
          </table:table-cell>
          <table:table-cell office:value-type="float" office:value="-0.828103" calcext:value-type="float">
            <text:p>-0.828103</text:p>
          </table:table-cell>
          <table:table-cell office:value-type="float" office:value="-9.39545" calcext:value-type="float">
            <text:p>-9.39545</text:p>
          </table:table-cell>
          <table:table-cell table:number-columns-repeated="22"/>
          <table:table-cell table:formula="of:=[.AT178]+1" office:value-type="date" office:date-value="2020-08-19" calcext:value-type="date">
            <text:p>19/08/20</text:p>
          </table:table-cell>
          <table:table-cell table:formula="of:=AVERAGE([.S176:.S182])" office:value-type="float" office:value="1.07400714285714" calcext:value-type="float">
            <text:p>1.07400714285714</text:p>
          </table:table-cell>
          <table:table-cell table:formula="of:=[.P179]" office:value-type="float" office:value="0.868882" calcext:value-type="float">
            <text:p>0.868882</text:p>
          </table:table-cell>
          <table:table-cell table:formula="of:=AVERAGE([.R176:.R182])" office:value-type="float" office:value="0.217559142857143" calcext:value-type="float">
            <text:p>0.22</text:p>
          </table:table-cell>
        </table:table-row>
        <table:table-row table:style-name="ro1">
          <table:table-cell office:value-type="float" office:value="21081" calcext:value-type="float">
            <text:p>21081</text:p>
          </table:table-cell>
          <table:table-cell office:value-type="float" office:value="21271.3" calcext:value-type="float">
            <text:p>21271.3</text:p>
          </table:table-cell>
          <table:table-cell office:value-type="float" office:value="22116.5" calcext:value-type="float">
            <text:p>22116.5</text:p>
          </table:table-cell>
          <table:table-cell office:value-type="float" office:value="2.19115" calcext:value-type="float">
            <text:p>2.19115</text:p>
          </table:table-cell>
          <table:table-cell office:value-type="float" office:value="1035.5" calcext:value-type="float">
            <text:p>1035.5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office:value-type="float" office:value="406.96" calcext:value-type="float">
            <text:p>406.96</text:p>
          </table:table-cell>
          <table:table-cell office:value-type="float" office:value="411.186" calcext:value-type="float">
            <text:p>411.186</text:p>
          </table:table-cell>
          <table:table-cell office:value-type="float" office:value="0.960119" calcext:value-type="float">
            <text:p>0.960119</text:p>
          </table:table-cell>
          <table:table-cell office:value-type="float" office:value="5.18627" calcext:value-type="float">
            <text:p>5.18627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21651" calcext:value-type="float">
            <text:p>0.21651</text:p>
          </table:table-cell>
          <table:table-cell table:style-name="Default" office:value-type="float" office:value="0.264137" calcext:value-type="float">
            <text:p>0.264137</text:p>
          </table:table-cell>
          <table:table-cell table:number-columns-repeated="2" office:value-type="float" office:value="1.03105" calcext:value-type="float">
            <text:p>1.03105</text:p>
          </table:table-cell>
          <table:table-cell office:value-type="float" office:value="0.227057" calcext:value-type="float">
            <text:p>0.227057</text:p>
          </table:table-cell>
          <table:table-cell office:value-type="float" office:value="-0.826933" calcext:value-type="float">
            <text:p>-0.826933</text:p>
          </table:table-cell>
          <table:table-cell office:value-type="float" office:value="-7.57383" calcext:value-type="float">
            <text:p>-7.57383</text:p>
          </table:table-cell>
          <table:table-cell table:number-columns-repeated="22"/>
          <table:table-cell table:formula="of:=[.AT179]+1" office:value-type="date" office:date-value="2020-08-20" calcext:value-type="date">
            <text:p>20/08/20</text:p>
          </table:table-cell>
          <table:table-cell table:formula="of:=AVERAGE([.S177:.S183])" office:value-type="float" office:value="1.07724428571429" calcext:value-type="float">
            <text:p>1.07724428571429</text:p>
          </table:table-cell>
          <table:table-cell table:formula="of:=[.P180]" office:value-type="float" office:value="0.875148" calcext:value-type="float">
            <text:p>0.875148</text:p>
          </table:table-cell>
          <table:table-cell table:formula="of:=AVERAGE([.R177:.R183])" office:value-type="float" office:value="0.215337142857143" calcext:value-type="float">
            <text:p>0.22</text:p>
          </table:table-cell>
        </table:table-row>
        <table:table-row table:style-name="ro1">
          <table:table-cell office:value-type="float" office:value="21587" calcext:value-type="float">
            <text:p>21587</text:p>
          </table:table-cell>
          <table:table-cell office:value-type="float" office:value="21560.1" calcext:value-type="float">
            <text:p>21560.1</text:p>
          </table:table-cell>
          <table:table-cell office:value-type="float" office:value="22499.2" calcext:value-type="float">
            <text:p>22499.2</text:p>
          </table:table-cell>
          <table:table-cell office:value-type="float" office:value="-0.305806" calcext:value-type="float">
            <text:p>-0.305806</text:p>
          </table:table-cell>
          <table:table-cell office:value-type="float" office:value="912.185" calcext:value-type="float">
            <text:p>912.185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office:value-type="float" office:value="409.006" calcext:value-type="float">
            <text:p>409.006</text:p>
          </table:table-cell>
          <table:table-cell office:value-type="float" office:value="414.591" calcext:value-type="float">
            <text:p>414.591</text:p>
          </table:table-cell>
          <table:table-cell office:value-type="float" office:value="-1.99437" calcext:value-type="float">
            <text:p>-1.99437</text:p>
          </table:table-cell>
          <table:table-cell office:value-type="float" office:value="3.59082" calcext:value-type="float">
            <text:p>3.59082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149992" calcext:value-type="float">
            <text:p>0.149992</text:p>
          </table:table-cell>
          <table:table-cell office:value-type="float" office:value="0.185475" calcext:value-type="float">
            <text:p>1.85E-01</text:p>
          </table:table-cell>
          <table:table-cell table:number-columns-repeated="2" office:value-type="float" office:value="1.10766" calcext:value-type="float">
            <text:p>1.10766</text:p>
          </table:table-cell>
          <table:table-cell office:value-type="float" office:value="0.227968" calcext:value-type="float">
            <text:p>0.227968</text:p>
          </table:table-cell>
          <table:table-cell office:value-type="float" office:value="-0.83408" calcext:value-type="float">
            <text:p>-0.83408</text:p>
          </table:table-cell>
          <table:table-cell office:value-type="float" office:value="-8.9603" calcext:value-type="float">
            <text:p>-8.9603</text:p>
          </table:table-cell>
          <table:table-cell table:number-columns-repeated="22"/>
          <table:table-cell table:formula="of:=[.AT180]+1" office:value-type="date" office:date-value="2020-08-21" calcext:value-type="date">
            <text:p>21/08/20</text:p>
          </table:table-cell>
          <table:table-cell table:formula="of:=AVERAGE([.S178:.S184])" office:value-type="float" office:value="1.08111142857143" calcext:value-type="float">
            <text:p>1.08111142857143</text:p>
          </table:table-cell>
          <table:table-cell table:formula="of:=[.P181]" office:value-type="float" office:value="0.875148" calcext:value-type="float">
            <text:p>0.875148</text:p>
          </table:table-cell>
          <table:table-cell table:formula="of:=AVERAGE([.R178:.R184])" office:value-type="float" office:value="0.212332714285714" calcext:value-type="float">
            <text:p>0.21</text:p>
          </table:table-cell>
        </table:table-row>
        <table:table-row table:style-name="ro1">
          <table:table-cell office:value-type="float" office:value="21826" calcext:value-type="float">
            <text:p>21826</text:p>
          </table:table-cell>
          <table:table-cell office:value-type="float" office:value="21919.2" calcext:value-type="float">
            <text:p>21919.2</text:p>
          </table:table-cell>
          <table:table-cell office:value-type="float" office:value="22765.5" calcext:value-type="float">
            <text:p>22765.5</text:p>
          </table:table-cell>
          <table:table-cell office:value-type="float" office:value="1.04839" calcext:value-type="float">
            <text:p>1.04839</text:p>
          </table:table-cell>
          <table:table-cell office:value-type="float" office:value="939.512" calcext:value-type="float">
            <text:p>939.512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office:value-type="float" office:value="414.066" calcext:value-type="float">
            <text:p>414.066</text:p>
          </table:table-cell>
          <table:table-cell office:value-type="float" office:value="415.946" calcext:value-type="float">
            <text:p>415.946</text:p>
          </table:table-cell>
          <table:table-cell office:value-type="float" office:value="3.06602" calcext:value-type="float">
            <text:p>3.06602</text:p>
          </table:table-cell>
          <table:table-cell office:value-type="float" office:value="4.94579" calcext:value-type="float">
            <text:p>4.94579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128431" calcext:value-type="float">
            <text:p>0.128431</text:p>
          </table:table-cell>
          <table:table-cell office:value-type="float" office:value="0.161073" calcext:value-type="float">
            <text:p>1.61E-01</text:p>
          </table:table-cell>
          <table:table-cell table:number-columns-repeated="2" office:value-type="float" office:value="1.13159" calcext:value-type="float">
            <text:p>1.13159</text:p>
          </table:table-cell>
          <table:table-cell office:value-type="float" office:value="0.22817" calcext:value-type="float">
            <text:p>0.22817</text:p>
          </table:table-cell>
          <table:table-cell office:value-type="float" office:value="-0.835699" calcext:value-type="float">
            <text:p>-0.835699</text:p>
          </table:table-cell>
          <table:table-cell office:value-type="float" office:value="-11.7589" calcext:value-type="float">
            <text:p>-11.7589</text:p>
          </table:table-cell>
          <table:table-cell table:number-columns-repeated="22"/>
          <table:table-cell table:formula="of:=[.AT181]+1" office:value-type="date" office:date-value="2020-08-22" calcext:value-type="date">
            <text:p>22/08/20</text:p>
          </table:table-cell>
          <table:table-cell table:formula="of:=AVERAGE([.S179:.S185])" office:value-type="float" office:value="1.0855" calcext:value-type="float">
            <text:p>1.0855</text:p>
          </table:table-cell>
          <table:table-cell table:formula="of:=[.P182]" office:value-type="float" office:value="0.875148" calcext:value-type="float">
            <text:p>0.875148</text:p>
          </table:table-cell>
          <table:table-cell table:formula="of:=AVERAGE([.R179:.R185])" office:value-type="float" office:value="0.208632428571429" calcext:value-type="float">
            <text:p>0.21</text:p>
          </table:table-cell>
        </table:table-row>
        <table:table-row table:style-name="ro1">
          <table:table-cell office:value-type="float" office:value="21959" calcext:value-type="float">
            <text:p>21959</text:p>
          </table:table-cell>
          <table:table-cell office:value-type="float" office:value="22219.7" calcext:value-type="float">
            <text:p>22219.7</text:p>
          </table:table-cell>
          <table:table-cell office:value-type="float" office:value="22917" calcext:value-type="float">
            <text:p>22917</text:p>
          </table:table-cell>
          <table:table-cell office:value-type="float" office:value="2.87645" calcext:value-type="float">
            <text:p>2.87645</text:p>
          </table:table-cell>
          <table:table-cell office:value-type="float" office:value="957.977" calcext:value-type="float">
            <text:p>957.977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office:value-type="float" office:value="414.124" calcext:value-type="float">
            <text:p>414.124</text:p>
          </table:table-cell>
          <table:table-cell office:value-type="float" office:value="418.207" calcext:value-type="float">
            <text:p>418.207</text:p>
          </table:table-cell>
          <table:table-cell office:value-type="float" office:value="2.12426" calcext:value-type="float">
            <text:p>2.12426</text:p>
          </table:table-cell>
          <table:table-cell office:value-type="float" office:value="6.20732" calcext:value-type="float">
            <text:p>6.20732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126613" calcext:value-type="float">
            <text:p>0.126613</text:p>
          </table:table-cell>
          <table:table-cell table:style-name="Default" office:value-type="float" office:value="0.161068" calcext:value-type="float">
            <text:p>0.161068</text:p>
          </table:table-cell>
          <table:table-cell table:number-columns-repeated="2" office:value-type="float" office:value="1.1319" calcext:value-type="float">
            <text:p>1.1319</text:p>
          </table:table-cell>
          <table:table-cell office:value-type="float" office:value="0.228041" calcext:value-type="float">
            <text:p>0.228041</text:p>
          </table:table-cell>
          <table:table-cell office:value-type="float" office:value="-0.834667" calcext:value-type="float">
            <text:p>-0.834667</text:p>
          </table:table-cell>
          <table:table-cell office:value-type="float" office:value="-10.3277" calcext:value-type="float">
            <text:p>-10.3277</text:p>
          </table:table-cell>
          <table:table-cell table:number-columns-repeated="22"/>
          <table:table-cell table:formula="of:=[.AT182]+1" office:value-type="date" office:date-value="2020-08-23" calcext:value-type="date">
            <text:p>23/08/20</text:p>
          </table:table-cell>
          <table:table-cell table:formula="of:=AVERAGE([.S180:.S186])" office:value-type="float" office:value="1.09014857142857" calcext:value-type="float">
            <text:p>1.09014857142857</text:p>
          </table:table-cell>
          <table:table-cell table:formula="of:=[.P183]" office:value-type="float" office:value="0.875148" calcext:value-type="float">
            <text:p>0.875148</text:p>
          </table:table-cell>
          <table:table-cell table:formula="of:=AVERAGE([.R180:.R186])" office:value-type="float" office:value="0.204468714285714" calcext:value-type="float">
            <text:p>0.20</text:p>
          </table:table-cell>
        </table:table-row>
        <table:table-row table:style-name="ro1">
          <table:table-cell office:value-type="float" office:value="22217" calcext:value-type="float">
            <text:p>22217</text:p>
          </table:table-cell>
          <table:table-cell office:value-type="float" office:value="22458.4" calcext:value-type="float">
            <text:p>22458.4</text:p>
          </table:table-cell>
          <table:table-cell office:value-type="float" office:value="23080.7" calcext:value-type="float">
            <text:p>23080.7</text:p>
          </table:table-cell>
          <table:table-cell office:value-type="float" office:value="2.59895" calcext:value-type="float">
            <text:p>2.59895</text:p>
          </table:table-cell>
          <table:table-cell office:value-type="float" office:value="863.659" calcext:value-type="float">
            <text:p>863.659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office:value-type="float" office:value="415.175" calcext:value-type="float">
            <text:p>415.175</text:p>
          </table:table-cell>
          <table:table-cell office:value-type="float" office:value="420.471" calcext:value-type="float">
            <text:p>420.471</text:p>
          </table:table-cell>
          <table:table-cell office:value-type="float" office:value="0.175096" calcext:value-type="float">
            <text:p>0.175096</text:p>
          </table:table-cell>
          <table:table-cell office:value-type="float" office:value="5.47108" calcext:value-type="float">
            <text:p>5.47108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163206" calcext:value-type="float">
            <text:p>0.163206</text:p>
          </table:table-cell>
          <table:table-cell table:style-name="Default" office:value-type="float" office:value="0.210719" calcext:value-type="float">
            <text:p>0.210719</text:p>
          </table:table-cell>
          <table:table-cell table:number-columns-repeated="2" office:value-type="float" office:value="1.08445" calcext:value-type="float">
            <text:p>1.08445</text:p>
          </table:table-cell>
          <table:table-cell office:value-type="float" office:value="0.227066" calcext:value-type="float">
            <text:p>0.227066</text:p>
          </table:table-cell>
          <table:table-cell office:value-type="float" office:value="-0.827002" calcext:value-type="float">
            <text:p>-0.827002</text:p>
          </table:table-cell>
          <table:table-cell office:value-type="float" office:value="-9.30933" calcext:value-type="float">
            <text:p>-9.30933</text:p>
          </table:table-cell>
          <table:table-cell table:number-columns-repeated="22"/>
          <table:table-cell table:formula="of:=[.AT183]+1" office:value-type="date" office:date-value="2020-08-24" calcext:value-type="date">
            <text:p>24/08/20</text:p>
          </table:table-cell>
          <table:table-cell table:formula="of:=AVERAGE([.S181:.S187])" office:value-type="float" office:value="1.09617142857143" calcext:value-type="float">
            <text:p>1.09617142857143</text:p>
          </table:table-cell>
          <table:table-cell table:formula="of:=[.P184]" office:value-type="float" office:value="0.875148" calcext:value-type="float">
            <text:p>0.875148</text:p>
          </table:table-cell>
          <table:table-cell table:formula="of:=AVERAGE([.R181:.R187])" office:value-type="float" office:value="0.198792714285714" calcext:value-type="float">
            <text:p>0.20</text:p>
          </table:table-cell>
        </table:table-row>
        <table:table-row table:style-name="ro1">
          <table:table-cell office:value-type="float" office:value="22584" calcext:value-type="float">
            <text:p>22584</text:p>
          </table:table-cell>
          <table:table-cell office:value-type="float" office:value="22754.9" calcext:value-type="float">
            <text:p>22754.9</text:p>
          </table:table-cell>
          <table:table-cell office:value-type="float" office:value="23359" calcext:value-type="float">
            <text:p>23359</text:p>
          </table:table-cell>
          <table:table-cell office:value-type="float" office:value="1.76126" calcext:value-type="float">
            <text:p>1.76126</text:p>
          </table:table-cell>
          <table:table-cell office:value-type="float" office:value="775.031" calcext:value-type="float">
            <text:p>775.031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office:value-type="float" office:value="418.228" calcext:value-type="float">
            <text:p>418.228</text:p>
          </table:table-cell>
          <table:table-cell office:value-type="float" office:value="422.788" calcext:value-type="float">
            <text:p>422.788</text:p>
          </table:table-cell>
          <table:table-cell office:value-type="float" office:value="2.22835" calcext:value-type="float">
            <text:p>2.22835</text:p>
          </table:table-cell>
          <table:table-cell office:value-type="float" office:value="6.78786" calcext:value-type="float">
            <text:p>6.78786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174639" calcext:value-type="float">
            <text:p>0.174639</text:p>
          </table:table-cell>
          <table:table-cell table:style-name="Default" office:value-type="float" office:value="0.229822" calcext:value-type="float">
            <text:p>0.229822</text:p>
          </table:table-cell>
          <table:table-cell table:number-columns-repeated="2" office:value-type="float" office:value="1.06669" calcext:value-type="float">
            <text:p>1.06669</text:p>
          </table:table-cell>
          <table:table-cell office:value-type="float" office:value="0.226453" calcext:value-type="float">
            <text:p>0.226453</text:p>
          </table:table-cell>
          <table:table-cell office:value-type="float" office:value="-0.822301" calcext:value-type="float">
            <text:p>-0.822301</text:p>
          </table:table-cell>
          <table:table-cell office:value-type="float" office:value="-8.15711" calcext:value-type="float">
            <text:p>-8.15711</text:p>
          </table:table-cell>
          <table:table-cell table:number-columns-repeated="22"/>
          <table:table-cell table:formula="of:=[.AT184]+1" office:value-type="date" office:date-value="2020-08-25" calcext:value-type="date">
            <text:p>25/08/20</text:p>
          </table:table-cell>
          <table:table-cell table:formula="of:=AVERAGE([.S182:.S188])" office:value-type="float" office:value="1.10055142857143" calcext:value-type="float">
            <text:p>1.10055142857143</text:p>
          </table:table-cell>
          <table:table-cell table:formula="of:=[.P185]" office:value-type="float" office:value="0.875148" calcext:value-type="float">
            <text:p>0.875148</text:p>
          </table:table-cell>
          <table:table-cell table:formula="of:=AVERAGE([.R182:.R188])" office:value-type="float" office:value="0.194631571428571" calcext:value-type="float">
            <text:p>0.19</text:p>
          </table:table-cell>
        </table:table-row>
        <table:table-row table:style-name="ro1">
          <table:table-cell office:value-type="float" office:value="22987" calcext:value-type="float">
            <text:p>22987</text:p>
          </table:table-cell>
          <table:table-cell office:value-type="float" office:value="23119.8" calcext:value-type="float">
            <text:p>23119.8</text:p>
          </table:table-cell>
          <table:table-cell office:value-type="float" office:value="23731.1" calcext:value-type="float">
            <text:p>23731.1</text:p>
          </table:table-cell>
          <table:table-cell office:value-type="float" office:value="1.30841" calcext:value-type="float">
            <text:p>1.30841</text:p>
          </table:table-cell>
          <table:table-cell office:value-type="float" office:value="744.12" calcext:value-type="float">
            <text:p>744.12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office:value-type="float" office:value="419.289" calcext:value-type="float">
            <text:p>419.289</text:p>
          </table:table-cell>
          <table:table-cell office:value-type="float" office:value="426.154" calcext:value-type="float">
            <text:p>426.154</text:p>
          </table:table-cell>
          <table:table-cell office:value-type="float" office:value="1.28876" calcext:value-type="float">
            <text:p>1.28876</text:p>
          </table:table-cell>
          <table:table-cell office:value-type="float" office:value="8.15394" calcext:value-type="float">
            <text:p>8.15394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16287" calcext:value-type="float">
            <text:p>0.16287</text:p>
          </table:table-cell>
          <table:table-cell table:style-name="Default" office:value-type="float" office:value="0.218987" calcext:value-type="float">
            <text:p>0.218987</text:p>
          </table:table-cell>
          <table:table-cell table:number-columns-repeated="2" office:value-type="float" office:value="1.0777" calcext:value-type="float">
            <text:p>1.0777</text:p>
          </table:table-cell>
          <table:table-cell office:value-type="float" office:value="0.226376" calcext:value-type="float">
            <text:p>0.226376</text:p>
          </table:table-cell>
          <table:table-cell office:value-type="float" office:value="-0.821719" calcext:value-type="float">
            <text:p>-0.821719</text:p>
          </table:table-cell>
          <table:table-cell office:value-type="float" office:value="-13.2479" calcext:value-type="float">
            <text:p>-13.2479</text:p>
          </table:table-cell>
          <table:table-cell table:number-columns-repeated="22"/>
          <table:table-cell table:formula="of:=[.AT185]+1" office:value-type="date" office:date-value="2020-08-26" calcext:value-type="date">
            <text:p>26/08/20</text:p>
          </table:table-cell>
          <table:table-cell table:formula="of:=AVERAGE([.S183:.S189])" office:value-type="float" office:value="1.10450714285714" calcext:value-type="float">
            <text:p>1.10450714285714</text:p>
          </table:table-cell>
          <table:table-cell table:formula="of:=[.P186]" office:value-type="float" office:value="0.875148" calcext:value-type="float">
            <text:p>0.875148</text:p>
          </table:table-cell>
          <table:table-cell table:formula="of:=AVERAGE([.R183:.R189])" office:value-type="float" office:value="0.190853714285714" calcext:value-type="float">
            <text:p>0.19</text:p>
          </table:table-cell>
        </table:table-row>
        <table:table-row table:style-name="ro1">
          <table:table-cell office:value-type="float" office:value="23205" calcext:value-type="float">
            <text:p>23205</text:p>
          </table:table-cell>
          <table:table-cell office:value-type="float" office:value="23521.1" calcext:value-type="float">
            <text:p>23521.1</text:p>
          </table:table-cell>
          <table:table-cell office:value-type="float" office:value="24068.2" calcext:value-type="float">
            <text:p>24068.2</text:p>
          </table:table-cell>
          <table:table-cell office:value-type="float" office:value="2.99833" calcext:value-type="float">
            <text:p>2.99833</text:p>
          </table:table-cell>
          <table:table-cell office:value-type="float" office:value="863.155" calcext:value-type="float">
            <text:p>863.155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office:value-type="float" office:value="421.355" calcext:value-type="float">
            <text:p>421.355</text:p>
          </table:table-cell>
          <table:table-cell office:value-type="float" office:value="428.482" calcext:value-type="float">
            <text:p>428.482</text:p>
          </table:table-cell>
          <table:table-cell office:value-type="float" office:value="3.35488" calcext:value-type="float">
            <text:p>3.35488</text:p>
          </table:table-cell>
          <table:table-cell office:value-type="float" office:value="10.4822" calcext:value-type="float">
            <text:p>10.4822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163131" calcext:value-type="float">
            <text:p>0.163131</text:p>
          </table:table-cell>
          <table:table-cell table:style-name="Default" office:value-type="float" office:value="0.224405" calcext:value-type="float">
            <text:p>0.224405</text:p>
          </table:table-cell>
          <table:table-cell table:number-columns-repeated="2" office:value-type="float" office:value="1.07321" calcext:value-type="float">
            <text:p>1.07321</text:p>
          </table:table-cell>
          <table:table-cell office:value-type="float" office:value="0.225943" calcext:value-type="float">
            <text:p>0.225943</text:p>
          </table:table-cell>
          <table:table-cell office:value-type="float" office:value="-0.818461" calcext:value-type="float">
            <text:p>-0.818461</text:p>
          </table:table-cell>
          <table:table-cell office:value-type="float" office:value="-8.12498" calcext:value-type="float">
            <text:p>-8.12498</text:p>
          </table:table-cell>
          <table:table-cell table:number-columns-repeated="22"/>
          <table:table-cell table:formula="of:=[.AT186]+1" office:value-type="date" office:date-value="2020-08-27" calcext:value-type="date">
            <text:p>27/08/20</text:p>
          </table:table-cell>
          <table:table-cell table:formula="of:=AVERAGE([.S184:.S190])" office:value-type="float" office:value="1.10875428571429" calcext:value-type="float">
            <text:p>1.10875428571429</text:p>
          </table:table-cell>
          <table:table-cell table:formula="of:=[.P187]" office:value-type="float" office:value="0.875148" calcext:value-type="float">
            <text:p>0.875148</text:p>
          </table:table-cell>
          <table:table-cell table:formula="of:=AVERAGE([.R184:.R190])" office:value-type="float" office:value="0.186774857142857" calcext:value-type="float">
            <text:p>0.19</text:p>
          </table:table-cell>
        </table:table-row>
        <table:table-row table:style-name="ro1">
          <table:table-cell office:value-type="float" office:value="23813" calcext:value-type="float">
            <text:p>23813</text:p>
          </table:table-cell>
          <table:table-cell office:value-type="float" office:value="23870.1" calcext:value-type="float">
            <text:p>23870.1</text:p>
          </table:table-cell>
          <table:table-cell office:value-type="float" office:value="24696.3" calcext:value-type="float">
            <text:p>24696.3</text:p>
          </table:table-cell>
          <table:table-cell office:value-type="float" office:value="0.527884" calcext:value-type="float">
            <text:p>0.527884</text:p>
          </table:table-cell>
          <table:table-cell office:value-type="float" office:value="883.252" calcext:value-type="float">
            <text:p>883.252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office:value-type="float" office:value="421.413" calcext:value-type="float">
            <text:p>421.413</text:p>
          </table:table-cell>
          <table:table-cell office:value-type="float" office:value="434.065" calcext:value-type="float">
            <text:p>434.065</text:p>
          </table:table-cell>
          <table:table-cell office:value-type="float" office:value="2.41326" calcext:value-type="float">
            <text:p>2.41326</text:p>
          </table:table-cell>
          <table:table-cell office:value-type="float" office:value="15.0649" calcext:value-type="float">
            <text:p>15.0649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111747" calcext:value-type="float">
            <text:p>0.111747</text:p>
          </table:table-cell>
          <table:table-cell table:style-name="Default" office:value-type="float" office:value="0.156347" calcext:value-type="float">
            <text:p>0.156347</text:p>
          </table:table-cell>
          <table:table-cell table:number-columns-repeated="2" office:value-type="float" office:value="1.13832" calcext:value-type="float">
            <text:p>1.13832</text:p>
          </table:table-cell>
          <table:table-cell office:value-type="float" office:value="0.227291" calcext:value-type="float">
            <text:p>0.227291</text:p>
          </table:table-cell>
          <table:table-cell office:value-type="float" office:value="-0.828749" calcext:value-type="float">
            <text:p>-0.828749</text:p>
          </table:table-cell>
          <table:table-cell office:value-type="float" office:value="-8.53303" calcext:value-type="float">
            <text:p>-8.53303</text:p>
          </table:table-cell>
          <table:table-cell table:number-columns-repeated="22"/>
          <table:table-cell table:formula="of:=[.AT187]+1" office:value-type="date" office:date-value="2020-08-28" calcext:value-type="date">
            <text:p>28/08/20</text:p>
          </table:table-cell>
          <table:table-cell table:formula="of:=AVERAGE([.S185:.S191])" office:value-type="float" office:value="1.11451857142857" calcext:value-type="float">
            <text:p>1.11451857142857</text:p>
          </table:table-cell>
          <table:table-cell table:formula="of:=[.P188]" office:value-type="float" office:value="0.875148" calcext:value-type="float">
            <text:p>0.875148</text:p>
          </table:table-cell>
          <table:table-cell table:formula="of:=AVERAGE([.R185:.R191])" office:value-type="float" office:value="0.181224714285714" calcext:value-type="float">
            <text:p>0.18</text:p>
          </table:table-cell>
        </table:table-row>
        <table:table-row table:style-name="ro1">
          <table:table-cell office:value-type="float" office:value="24130" calcext:value-type="float">
            <text:p>24130</text:p>
          </table:table-cell>
          <table:table-cell office:value-type="float" office:value="24290.4" calcext:value-type="float">
            <text:p>24290.4</text:p>
          </table:table-cell>
          <table:table-cell office:value-type="float" office:value="25157.8" calcext:value-type="float">
            <text:p>25157.8</text:p>
          </table:table-cell>
          <table:table-cell office:value-type="float" office:value="1.44922" calcext:value-type="float">
            <text:p>1.44922</text:p>
          </table:table-cell>
          <table:table-cell office:value-type="float" office:value="1027.8" calcext:value-type="float">
            <text:p>1027.8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office:value-type="float" office:value="422.492" calcext:value-type="float">
            <text:p>422.492</text:p>
          </table:table-cell>
          <table:table-cell office:value-type="float" office:value="434.588" calcext:value-type="float">
            <text:p>434.588</text:p>
          </table:table-cell>
          <table:table-cell office:value-type="float" office:value="1.49228" calcext:value-type="float">
            <text:p>1.49228</text:p>
          </table:table-cell>
          <table:table-cell office:value-type="float" office:value="13.5878" calcext:value-type="float">
            <text:p>13.5878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0945158" calcext:value-type="float">
            <text:p>0.0945158</text:p>
          </table:table-cell>
          <table:table-cell office:value-type="float" office:value="0.134628" calcext:value-type="float">
            <text:p>1.35E-01</text:p>
          </table:table-cell>
          <table:table-cell table:number-columns-repeated="2" office:value-type="float" office:value="1.15928" calcext:value-type="float">
            <text:p>1.15928</text:p>
          </table:table-cell>
          <table:table-cell office:value-type="float" office:value="0.227629" calcext:value-type="float">
            <text:p>0.227629</text:p>
          </table:table-cell>
          <table:table-cell office:value-type="float" office:value="-0.831398" calcext:value-type="float">
            <text:p>-0.831398</text:p>
          </table:table-cell>
          <table:table-cell office:value-type="float" office:value="-10.1484" calcext:value-type="float">
            <text:p>-10.1484</text:p>
          </table:table-cell>
          <table:table-cell table:number-columns-repeated="22"/>
          <table:table-cell table:formula="of:=[.AT188]+1" office:value-type="date" office:date-value="2020-08-29" calcext:value-type="date">
            <text:p>29/08/20</text:p>
          </table:table-cell>
          <table:table-cell table:formula="of:=AVERAGE([.S186:.S192])" office:value-type="float" office:value="1.12088571428571" calcext:value-type="float">
            <text:p>1.12088571428571</text:p>
          </table:table-cell>
          <table:table-cell table:formula="of:=[.P189]" office:value-type="float" office:value="0.875148" calcext:value-type="float">
            <text:p>0.875148</text:p>
          </table:table-cell>
          <table:table-cell table:formula="of:=AVERAGE([.R186:.R192])" office:value-type="float" office:value="0.175068142857143" calcext:value-type="float">
            <text:p>0.18</text:p>
          </table:table-cell>
        </table:table-row>
        <table:table-row table:style-name="ro1">
          <table:table-cell office:value-type="float" office:value="24403" calcext:value-type="float">
            <text:p>24403</text:p>
          </table:table-cell>
          <table:table-cell office:value-type="float" office:value="24663.4" calcext:value-type="float">
            <text:p>24663.4</text:p>
          </table:table-cell>
          <table:table-cell office:value-type="float" office:value="25437.5" calcext:value-type="float">
            <text:p>25437.5</text:p>
          </table:table-cell>
          <table:table-cell office:value-type="float" office:value="2.27991" calcext:value-type="float">
            <text:p>2.27991</text:p>
          </table:table-cell>
          <table:table-cell office:value-type="float" office:value="1034.52" calcext:value-type="float">
            <text:p>1034.52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office:value-type="float" office:value="424.572" calcext:value-type="float">
            <text:p>424.572</text:p>
          </table:table-cell>
          <table:table-cell office:value-type="float" office:value="435.983" calcext:value-type="float">
            <text:p>435.983</text:p>
          </table:table-cell>
          <table:table-cell office:value-type="float" office:value="1.57218" calcext:value-type="float">
            <text:p>1.57218</text:p>
          </table:table-cell>
          <table:table-cell office:value-type="float" office:value="12.9827" calcext:value-type="float">
            <text:p>12.9827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0909712" calcext:value-type="float">
            <text:p>0.0909712</text:p>
          </table:table-cell>
          <table:table-cell table:style-name="Default" office:value-type="float" office:value="0.132516" calcext:value-type="float">
            <text:p>0.132516</text:p>
          </table:table-cell>
          <table:table-cell table:number-columns-repeated="2" office:value-type="float" office:value="1.16163" calcext:value-type="float">
            <text:p>1.16163</text:p>
          </table:table-cell>
          <table:table-cell office:value-type="float" office:value="0.227523" calcext:value-type="float">
            <text:p>0.227523</text:p>
          </table:table-cell>
          <table:table-cell office:value-type="float" office:value="-0.830557" calcext:value-type="float">
            <text:p>-0.830557</text:p>
          </table:table-cell>
          <table:table-cell office:value-type="float" office:value="-12.7472" calcext:value-type="float">
            <text:p>-12.7472</text:p>
          </table:table-cell>
          <table:table-cell table:number-columns-repeated="22"/>
          <table:table-cell table:formula="of:=[.AT189]+1" office:value-type="date" office:date-value="2020-08-30" calcext:value-type="date">
            <text:p>30/08/20</text:p>
          </table:table-cell>
          <table:table-cell table:formula="of:=AVERAGE([.S187:.S193])" office:value-type="float" office:value="1.12713714285714" calcext:value-type="float">
            <text:p>1.12713714285714</text:p>
          </table:table-cell>
          <table:table-cell table:formula="of:=[.P190]" office:value-type="float" office:value="0.875148" calcext:value-type="float">
            <text:p>0.875148</text:p>
          </table:table-cell>
          <table:table-cell table:formula="of:=AVERAGE([.R187:.R193])" office:value-type="float" office:value="0.168983857142857" calcext:value-type="float">
            <text:p>0.17</text:p>
          </table:table-cell>
        </table:table-row>
        <table:table-row table:style-name="ro1">
          <table:table-cell office:value-type="float" office:value="24654" calcext:value-type="float">
            <text:p>24654</text:p>
          </table:table-cell>
          <table:table-cell office:value-type="float" office:value="25012.3" calcext:value-type="float">
            <text:p>25012.3</text:p>
          </table:table-cell>
          <table:table-cell office:value-type="float" office:value="25746.6" calcext:value-type="float">
            <text:p>25746.6</text:p>
          </table:table-cell>
          <table:table-cell office:value-type="float" office:value="3.01333" calcext:value-type="float">
            <text:p>3.01333</text:p>
          </table:table-cell>
          <table:table-cell office:value-type="float" office:value="1092.55" calcext:value-type="float">
            <text:p>1092.55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office:value-type="float" office:value="426.654" calcext:value-type="float">
            <text:p>426.654</text:p>
          </table:table-cell>
          <table:table-cell office:value-type="float" office:value="439.416" calcext:value-type="float">
            <text:p>439.416</text:p>
          </table:table-cell>
          <table:table-cell office:value-type="float" office:value="2.65358" calcext:value-type="float">
            <text:p>2.65358</text:p>
          </table:table-cell>
          <table:table-cell office:value-type="float" office:value="15.4157" calcext:value-type="float">
            <text:p>15.4157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115824" calcext:value-type="float">
            <text:p>0.115824</text:p>
          </table:table-cell>
          <table:table-cell table:style-name="Default" office:value-type="float" office:value="0.171868" calcext:value-type="float">
            <text:p>0.171868</text:p>
          </table:table-cell>
          <table:table-cell table:number-columns-repeated="2" office:value-type="float" office:value="1.1248" calcext:value-type="float">
            <text:p>1.1248</text:p>
          </table:table-cell>
          <table:table-cell office:value-type="float" office:value="0.226382" calcext:value-type="float">
            <text:p>0.226382</text:p>
          </table:table-cell>
          <table:table-cell office:value-type="float" office:value="-0.821765" calcext:value-type="float">
            <text:p>-0.821765</text:p>
          </table:table-cell>
          <table:table-cell office:value-type="float" office:value="-10.2444" calcext:value-type="float">
            <text:p>-10.2444</text:p>
          </table:table-cell>
          <table:table-cell table:number-columns-repeated="22"/>
          <table:table-cell table:formula="of:=[.AT190]+1" office:value-type="date" office:date-value="2020-08-31" calcext:value-type="date">
            <text:p>31/08/20</text:p>
          </table:table-cell>
          <table:table-cell table:formula="of:=AVERAGE([.S188:.S194])" office:value-type="float" office:value="1.13431857142857" calcext:value-type="float">
            <text:p>1.13431857142857</text:p>
          </table:table-cell>
          <table:table-cell table:formula="of:=[.P191]" office:value-type="float" office:value="0.875148" calcext:value-type="float">
            <text:p>0.875148</text:p>
          </table:table-cell>
          <table:table-cell table:formula="of:=AVERAGE([.R188:.R194])" office:value-type="float" office:value="0.161938" calcext:value-type="float">
            <text:p>0.16</text:p>
          </table:table-cell>
        </table:table-row>
        <table:table-row table:style-name="ro1">
          <table:table-cell office:value-type="float" office:value="25153" calcext:value-type="float">
            <text:p>25153</text:p>
          </table:table-cell>
          <table:table-cell office:value-type="float" office:value="25399.2" calcext:value-type="float">
            <text:p>25399.2</text:p>
          </table:table-cell>
          <table:table-cell office:value-type="float" office:value="26208.7" calcext:value-type="float">
            <text:p>26208.7</text:p>
          </table:table-cell>
          <table:table-cell office:value-type="float" office:value="1.96405" calcext:value-type="float">
            <text:p>1.96405</text:p>
          </table:table-cell>
          <table:table-cell office:value-type="float" office:value="1055.65" calcext:value-type="float">
            <text:p>1055.65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office:value-type="float" office:value="427.736" calcext:value-type="float">
            <text:p>427.736</text:p>
          </table:table-cell>
          <table:table-cell office:value-type="float" office:value="440.951" calcext:value-type="float">
            <text:p>440.951</text:p>
          </table:table-cell>
          <table:table-cell office:value-type="float" office:value="2.73614" calcext:value-type="float">
            <text:p>2.73614</text:p>
          </table:table-cell>
          <table:table-cell office:value-type="float" office:value="15.9515" calcext:value-type="float">
            <text:p>15.9515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123412" calcext:value-type="float">
            <text:p>0.123412</text:p>
          </table:table-cell>
          <table:table-cell table:style-name="Default" office:value-type="float" office:value="0.186726" calcext:value-type="float">
            <text:p>0.186726</text:p>
          </table:table-cell>
          <table:table-cell table:number-columns-repeated="2" office:value-type="float" office:value="1.11126" calcext:value-type="float">
            <text:p>1.11126</text:p>
          </table:table-cell>
          <table:table-cell office:value-type="float" office:value="0.225768" calcext:value-type="float">
            <text:p>0.225768</text:p>
          </table:table-cell>
          <table:table-cell office:value-type="float" office:value="-0.817153" calcext:value-type="float">
            <text:p>-0.817153</text:p>
          </table:table-cell>
          <table:table-cell office:value-type="float" office:value="-9.49864" calcext:value-type="float">
            <text:p>-9.49864</text:p>
          </table:table-cell>
          <table:table-cell table:number-columns-repeated="22"/>
          <table:table-cell table:formula="of:=[.AT191]+1" office:value-type="date" office:date-value="2020-09-01" calcext:value-type="date">
            <text:p>01/09/20</text:p>
          </table:table-cell>
          <table:table-cell table:formula="of:=AVERAGE([.S189:.S195])" office:value-type="float" office:value="1.13999" calcext:value-type="float">
            <text:p>1.13999</text:p>
          </table:table-cell>
          <table:table-cell table:formula="of:=[.P192]" office:value-type="float" office:value="0.875148" calcext:value-type="float">
            <text:p>0.875148</text:p>
          </table:table-cell>
          <table:table-cell table:formula="of:=AVERAGE([.R189:.R195])" office:value-type="float" office:value="0.156329714285714" calcext:value-type="float">
            <text:p>0.16</text:p>
          </table:table-cell>
        </table:table-row>
        <table:table-row table:style-name="ro1">
          <table:table-cell office:value-type="float" office:value="25809" calcext:value-type="float">
            <text:p>25809</text:p>
          </table:table-cell>
          <table:table-cell office:value-type="float" office:value="25890.9" calcext:value-type="float">
            <text:p>25890.9</text:p>
          </table:table-cell>
          <table:table-cell office:value-type="float" office:value="26792.2" calcext:value-type="float">
            <text:p>26792.2</text:p>
          </table:table-cell>
          <table:table-cell office:value-type="float" office:value="0.616939" calcext:value-type="float">
            <text:p>0.616939</text:p>
          </table:table-cell>
          <table:table-cell office:value-type="float" office:value="983.151" calcext:value-type="float">
            <text:p>983.151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office:value-type="float" office:value="428.833" calcext:value-type="float">
            <text:p>428.833</text:p>
          </table:table-cell>
          <table:table-cell office:value-type="float" office:value="443.571" calcext:value-type="float">
            <text:p>443.571</text:p>
          </table:table-cell>
          <table:table-cell office:value-type="float" office:value="3.83267" calcext:value-type="float">
            <text:p>3.83267</text:p>
          </table:table-cell>
          <table:table-cell office:value-type="float" office:value="18.571" calcext:value-type="float">
            <text:p>18.571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113771" calcext:value-type="float">
            <text:p>0.113771</text:p>
          </table:table-cell>
          <table:table-cell table:style-name="Default" office:value-type="float" office:value="0.176397" calcext:value-type="float">
            <text:p>0.176397</text:p>
          </table:table-cell>
          <table:table-cell table:number-columns-repeated="2" office:value-type="float" office:value="1.12146" calcext:value-type="float">
            <text:p>1.12146</text:p>
          </table:table-cell>
          <table:table-cell office:value-type="float" office:value="0.225827" calcext:value-type="float">
            <text:p>0.225827</text:p>
          </table:table-cell>
          <table:table-cell office:value-type="float" office:value="-0.817595" calcext:value-type="float">
            <text:p>-0.817595</text:p>
          </table:table-cell>
          <table:table-cell office:value-type="float" office:value="-8.57403" calcext:value-type="float">
            <text:p>-8.57403</text:p>
          </table:table-cell>
          <table:table-cell table:number-columns-repeated="22"/>
          <table:table-cell table:formula="of:=[.AT192]+1" office:value-type="date" office:date-value="2020-09-02" calcext:value-type="date">
            <text:p>02/09/20</text:p>
          </table:table-cell>
          <table:table-cell table:formula="of:=AVERAGE([.S190:.S196])" office:value-type="float" office:value="1.14541428571429" calcext:value-type="float">
            <text:p>1.14541428571429</text:p>
          </table:table-cell>
          <table:table-cell table:formula="of:=[.P193]" office:value-type="float" office:value="0.875148" calcext:value-type="float">
            <text:p>0.875148</text:p>
          </table:table-cell>
          <table:table-cell table:formula="of:=AVERAGE([.R190:.R196])" office:value-type="float" office:value="0.150929957142857" calcext:value-type="float">
            <text:p>0.15</text:p>
          </table:table-cell>
        </table:table-row>
        <table:table-row table:style-name="ro1">
          <table:table-cell office:value-type="float" office:value="26488" calcext:value-type="float">
            <text:p>26488</text:p>
          </table:table-cell>
          <table:table-cell office:value-type="float" office:value="26489.1" calcext:value-type="float">
            <text:p>26489.1</text:p>
          </table:table-cell>
          <table:table-cell office:value-type="float" office:value="27221.2" calcext:value-type="float">
            <text:p>27221.2</text:p>
          </table:table-cell>
          <table:table-cell office:value-type="float" office:value="0.00790834" calcext:value-type="float">
            <text:p>0.00790834</text:p>
          </table:table-cell>
          <table:table-cell office:value-type="float" office:value="733.227" calcext:value-type="float">
            <text:p>733.227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office:value-type="float" office:value="428.95" calcext:value-type="float">
            <text:p>428.95</text:p>
          </table:table-cell>
          <table:table-cell office:value-type="float" office:value="444.047" calcext:value-type="float">
            <text:p>444.047</text:p>
          </table:table-cell>
          <table:table-cell office:value-type="float" office:value="2.95041" calcext:value-type="float">
            <text:p>2.95041</text:p>
          </table:table-cell>
          <table:table-cell office:value-type="float" office:value="18.0472" calcext:value-type="float">
            <text:p>18.0472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108605" calcext:value-type="float">
            <text:p>0.108605</text:p>
          </table:table-cell>
          <table:table-cell table:style-name="Default" office:value-type="float" office:value="0.175084" calcext:value-type="float">
            <text:p>0.175084</text:p>
          </table:table-cell>
          <table:table-cell table:number-columns-repeated="2" office:value-type="float" office:value="1.12348" calcext:value-type="float">
            <text:p>1.12348</text:p>
          </table:table-cell>
          <table:table-cell office:value-type="float" office:value="0.225491" calcext:value-type="float">
            <text:p>0.225491</text:p>
          </table:table-cell>
          <table:table-cell office:value-type="float" office:value="-0.815101" calcext:value-type="float">
            <text:p>-0.815101</text:p>
          </table:table-cell>
          <table:table-cell office:value-type="float" office:value="-7.88767" calcext:value-type="float">
            <text:p>-7.88767</text:p>
          </table:table-cell>
          <table:table-cell table:number-columns-repeated="22"/>
          <table:table-cell table:formula="of:=[.AT193]+1" office:value-type="date" office:date-value="2020-09-03" calcext:value-type="date">
            <text:p>03/09/20</text:p>
          </table:table-cell>
          <table:table-cell table:formula="of:=AVERAGE([.S191:.S197])" office:value-type="float" office:value="1.15109714285714" calcext:value-type="float">
            <text:p>1.15109714285714</text:p>
          </table:table-cell>
          <table:table-cell table:formula="of:=[.P194]" office:value-type="float" office:value="0.875148" calcext:value-type="float">
            <text:p>0.875148</text:p>
          </table:table-cell>
          <table:table-cell table:formula="of:=AVERAGE([.R191:.R197])" office:value-type="float" office:value="0.145238628571429" calcext:value-type="float">
            <text:p>0.15</text:p>
          </table:table-cell>
        </table:table-row>
        <table:table-row table:style-name="ro1">
          <table:table-cell office:value-type="float" office:value="27280" calcext:value-type="float">
            <text:p>27280</text:p>
          </table:table-cell>
          <table:table-cell office:value-type="float" office:value="27187.8" calcext:value-type="float">
            <text:p>27187.8</text:p>
          </table:table-cell>
          <table:table-cell office:value-type="float" office:value="27982.2" calcext:value-type="float">
            <text:p>27982.2</text:p>
          </table:table-cell>
          <table:table-cell office:value-type="float" office:value="-0.61508" calcext:value-type="float">
            <text:p>-0.61508</text:p>
          </table:table-cell>
          <table:table-cell office:value-type="float" office:value="702.174" calcext:value-type="float">
            <text:p>702.174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office:value-type="float" office:value="430.088" calcext:value-type="float">
            <text:p>430.088</text:p>
          </table:table-cell>
          <table:table-cell office:value-type="float" office:value="445.845" calcext:value-type="float">
            <text:p>445.845</text:p>
          </table:table-cell>
          <table:table-cell office:value-type="float" office:value="1.08841" calcext:value-type="float">
            <text:p>1.08841</text:p>
          </table:table-cell>
          <table:table-cell office:value-type="float" office:value="16.8448" calcext:value-type="float">
            <text:p>16.8448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0699217" calcext:value-type="float">
            <text:p>0.0699217</text:p>
          </table:table-cell>
          <table:table-cell table:style-name="Default" office:value-type="float" office:value="0.117089" calcext:value-type="float">
            <text:p>0.117089</text:p>
          </table:table-cell>
          <table:table-cell table:number-columns-repeated="2" office:value-type="float" office:value="1.17802" calcext:value-type="float">
            <text:p>1.17802</text:p>
          </table:table-cell>
          <table:table-cell office:value-type="float" office:value="0.227093" calcext:value-type="float">
            <text:p>0.227093</text:p>
          </table:table-cell>
          <table:table-cell office:value-type="float" office:value="-0.827211" calcext:value-type="float">
            <text:p>-0.827211</text:p>
          </table:table-cell>
          <table:table-cell office:value-type="float" office:value="-8.4449" calcext:value-type="float">
            <text:p>-8.4449</text:p>
          </table:table-cell>
          <table:table-cell table:number-columns-repeated="22"/>
          <table:table-cell table:formula="of:=[.AT194]+1" office:value-type="date" office:date-value="2020-09-04" calcext:value-type="date">
            <text:p>04/09/20</text:p>
          </table:table-cell>
          <table:table-cell table:formula="of:=AVERAGE([.S192:.S198])" office:value-type="float" office:value="1.15914714285714" calcext:value-type="float">
            <text:p>1.15914714285714</text:p>
          </table:table-cell>
          <table:table-cell table:formula="of:=[.P195]" office:value-type="float" office:value="0.875148" calcext:value-type="float">
            <text:p>0.875148</text:p>
          </table:table-cell>
          <table:table-cell table:formula="of:=AVERAGE([.R192:.R198])" office:value-type="float" office:value="0.137123628571429" calcext:value-type="float">
            <text:p>0.14</text:p>
          </table:table-cell>
        </table:table-row>
        <table:table-row table:style-name="ro1">
          <table:table-cell office:value-type="float" office:value="27788" calcext:value-type="float">
            <text:p>27788</text:p>
          </table:table-cell>
          <table:table-cell office:value-type="float" office:value="27894.8" calcext:value-type="float">
            <text:p>27894.8</text:p>
          </table:table-cell>
          <table:table-cell office:value-type="float" office:value="28589.6" calcext:value-type="float">
            <text:p>28589.6</text:p>
          </table:table-cell>
          <table:table-cell office:value-type="float" office:value="0.675577" calcext:value-type="float">
            <text:p>0.675577</text:p>
          </table:table-cell>
          <table:table-cell office:value-type="float" office:value="801.628" calcext:value-type="float">
            <text:p>801.628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office:value-type="float" office:value="433.252" calcext:value-type="float">
            <text:p>433.252</text:p>
          </table:table-cell>
          <table:table-cell office:value-type="float" office:value="448.627" calcext:value-type="float">
            <text:p>448.627</text:p>
          </table:table-cell>
          <table:table-cell office:value-type="float" office:value="2.25228" calcext:value-type="float">
            <text:p>2.25228</text:p>
          </table:table-cell>
          <table:table-cell office:value-type="float" office:value="17.6274" calcext:value-type="float">
            <text:p>17.6274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0556868" calcext:value-type="float">
            <text:p>0.0556868</text:p>
          </table:table-cell>
          <table:table-cell table:style-name="Default" office:value-type="float" office:value="0.0968297" calcext:value-type="float">
            <text:p>0.0968297</text:p>
          </table:table-cell>
          <table:table-cell table:number-columns-repeated="2" office:value-type="float" office:value="1.19725" calcext:value-type="float">
            <text:p>1.19725</text:p>
          </table:table-cell>
          <table:table-cell office:value-type="float" office:value="0.227553" calcext:value-type="float">
            <text:p>0.227553</text:p>
          </table:table-cell>
          <table:table-cell office:value-type="float" office:value="-0.830794" calcext:value-type="float">
            <text:p>-0.830794</text:p>
          </table:table-cell>
          <table:table-cell office:value-type="float" office:value="-9.80579" calcext:value-type="float">
            <text:p>-9.80579</text:p>
          </table:table-cell>
          <table:table-cell table:number-columns-repeated="22"/>
          <table:table-cell table:formula="of:=[.AT195]+1" office:value-type="date" office:date-value="2020-09-05" calcext:value-type="date">
            <text:p>05/09/20</text:p>
          </table:table-cell>
          <table:table-cell table:formula="of:=AVERAGE([.S193:.S199])" office:value-type="float" office:value="1.16881142857143" calcext:value-type="float">
            <text:p>1.16881142857143</text:p>
          </table:table-cell>
          <table:table-cell table:formula="of:=[.P196]" office:value-type="float" office:value="0.875148" calcext:value-type="float">
            <text:p>0.875148</text:p>
          </table:table-cell>
          <table:table-cell table:formula="of:=AVERAGE([.R193:.R199])" office:value-type="float" office:value="0.127310771428571" calcext:value-type="float">
            <text:p>0.13</text:p>
          </table:table-cell>
        </table:table-row>
        <table:table-row table:style-name="ro1">
          <table:table-cell office:value-type="float" office:value="28192" calcext:value-type="float">
            <text:p>28192</text:p>
          </table:table-cell>
          <table:table-cell office:value-type="float" office:value="28531.9" calcext:value-type="float">
            <text:p>28531.9</text:p>
          </table:table-cell>
          <table:table-cell office:value-type="float" office:value="29090.3" calcext:value-type="float">
            <text:p>29090.3</text:p>
          </table:table-cell>
          <table:table-cell office:value-type="float" office:value="2.03158" calcext:value-type="float">
            <text:p>2.03158</text:p>
          </table:table-cell>
          <table:table-cell office:value-type="float" office:value="898.28" calcext:value-type="float">
            <text:p>898.28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office:value-type="float" office:value="435.427" calcext:value-type="float">
            <text:p>435.427</text:p>
          </table:table-cell>
          <table:table-cell office:value-type="float" office:value="451.401" calcext:value-type="float">
            <text:p>451.401</text:p>
          </table:table-cell>
          <table:table-cell office:value-type="float" office:value="-0.573087" calcext:value-type="float">
            <text:p>-0.573087</text:p>
          </table:table-cell>
          <table:table-cell office:value-type="float" office:value="15.4006" calcext:value-type="float">
            <text:p>15.4006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0515144" calcext:value-type="float">
            <text:p>0.0515144</text:p>
          </table:table-cell>
          <table:table-cell table:style-name="Default" office:value-type="float" office:value="0.0926767" calcext:value-type="float">
            <text:p>0.0926767</text:p>
          </table:table-cell>
          <table:table-cell table:number-columns-repeated="2" office:value-type="float" office:value="1.20141" calcext:value-type="float">
            <text:p>1.20141</text:p>
          </table:table-cell>
          <table:table-cell office:value-type="float" office:value="0.227551" calcext:value-type="float">
            <text:p>0.227551</text:p>
          </table:table-cell>
          <table:table-cell office:value-type="float" office:value="-0.830782" calcext:value-type="float">
            <text:p>-0.830782</text:p>
          </table:table-cell>
          <table:table-cell office:value-type="float" office:value="-11.3595" calcext:value-type="float">
            <text:p>-11.3595</text:p>
          </table:table-cell>
          <table:table-cell table:number-columns-repeated="22"/>
          <table:table-cell table:formula="of:=[.AT196]+1" office:value-type="date" office:date-value="2020-09-06" calcext:value-type="date">
            <text:p>06/09/20</text:p>
          </table:table-cell>
          <table:table-cell table:formula="of:=AVERAGE([.S194:.S200])" office:value-type="float" office:value="1.17864142857143" calcext:value-type="float">
            <text:p>1.17864142857143</text:p>
          </table:table-cell>
          <table:table-cell table:formula="of:=[.P197]" office:value-type="float" office:value="0.875148" calcext:value-type="float">
            <text:p>0.875148</text:p>
          </table:table-cell>
          <table:table-cell table:formula="of:=AVERAGE([.R194:.R200])" office:value-type="float" office:value="0.117260485714286" calcext:value-type="float">
            <text:p>0.12</text:p>
          </table:table-cell>
        </table:table-row>
        <table:table-row table:style-name="ro1">
          <table:table-cell office:value-type="float" office:value="28752" calcext:value-type="float">
            <text:p>28752</text:p>
          </table:table-cell>
          <table:table-cell office:value-type="float" office:value="29123.7" calcext:value-type="float">
            <text:p>29123.7</text:p>
          </table:table-cell>
          <table:table-cell office:value-type="float" office:value="29521.4" calcext:value-type="float">
            <text:p>29521.4</text:p>
          </table:table-cell>
          <table:table-cell office:value-type="float" office:value="2.09096" calcext:value-type="float">
            <text:p>2.09096</text:p>
          </table:table-cell>
          <table:table-cell office:value-type="float" office:value="769.404" calcext:value-type="float">
            <text:p>769.404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office:value-type="float" office:value="440.61" calcext:value-type="float">
            <text:p>440.61</text:p>
          </table:table-cell>
          <table:table-cell office:value-type="float" office:value="453.16" calcext:value-type="float">
            <text:p>453.16</text:p>
          </table:table-cell>
          <table:table-cell office:value-type="float" office:value="3.61026" calcext:value-type="float">
            <text:p>3.61026</text:p>
          </table:table-cell>
          <table:table-cell office:value-type="float" office:value="16.1605" calcext:value-type="float">
            <text:p>16.1605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0615731" calcext:value-type="float">
            <text:p>0.0615731</text:p>
          </table:table-cell>
          <table:table-cell table:style-name="Default" office:value-type="float" office:value="0.115063" calcext:value-type="float">
            <text:p>0.115063</text:p>
          </table:table-cell>
          <table:table-cell table:number-columns-repeated="2" office:value-type="float" office:value="1.18115" calcext:value-type="float">
            <text:p>1.18115</text:p>
          </table:table-cell>
          <table:table-cell office:value-type="float" office:value="0.226591" calcext:value-type="float">
            <text:p>0.226591</text:p>
          </table:table-cell>
          <table:table-cell office:value-type="float" office:value="-0.823352" calcext:value-type="float">
            <text:p>-0.823352</text:p>
          </table:table-cell>
          <table:table-cell office:value-type="float" office:value="-8.04344" calcext:value-type="float">
            <text:p>-8.04344</text:p>
          </table:table-cell>
          <table:table-cell table:number-columns-repeated="22"/>
          <table:table-cell table:formula="of:=[.AT197]+1" office:value-type="date" office:date-value="2020-09-07" calcext:value-type="date">
            <text:p>07/09/20</text:p>
          </table:table-cell>
          <table:table-cell table:formula="of:=AVERAGE([.S195:.S201])" office:value-type="float" office:value="1.18866857142857" calcext:value-type="float">
            <text:p>1.18866857142857</text:p>
          </table:table-cell>
          <table:table-cell table:formula="of:=[.P198]" office:value-type="float" office:value="0.875148" calcext:value-type="float">
            <text:p>0.875148</text:p>
          </table:table-cell>
          <table:table-cell table:formula="of:=AVERAGE([.R195:.R201])" office:value-type="float" office:value="0.1069212" calcext:value-type="float">
            <text:p>0.11</text:p>
          </table:table-cell>
        </table:table-row>
        <table:table-row table:style-name="ro1">
          <table:table-cell office:value-type="float" office:value="29913" calcext:value-type="float">
            <text:p>29913</text:p>
          </table:table-cell>
          <table:table-cell office:value-type="float" office:value="29829.5" calcext:value-type="float">
            <text:p>29829.5</text:p>
          </table:table-cell>
          <table:table-cell office:value-type="float" office:value="30168.7" calcext:value-type="float">
            <text:p>30168.7</text:p>
          </table:table-cell>
          <table:table-cell office:value-type="float" office:value="-0.436484" calcext:value-type="float">
            <text:p>-0.436484</text:p>
          </table:table-cell>
          <table:table-cell office:value-type="float" office:value="255.672" calcext:value-type="float">
            <text:p>255.672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office:value-type="float" office:value="441.818" calcext:value-type="float">
            <text:p>441.818</text:p>
          </table:table-cell>
          <table:table-cell office:value-type="float" office:value="455.112" calcext:value-type="float">
            <text:p>455.112</text:p>
          </table:table-cell>
          <table:table-cell office:value-type="float" office:value="0.817687" calcext:value-type="float">
            <text:p>0.817687</text:p>
          </table:table-cell>
          <table:table-cell office:value-type="float" office:value="14.1125" calcext:value-type="float">
            <text:p>14.1125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0604222" calcext:value-type="float">
            <text:p>0.0604222</text:p>
          </table:table-cell>
          <table:table-cell table:style-name="Default" office:value-type="float" office:value="0.118036" calcext:value-type="float">
            <text:p>0.118036</text:p>
          </table:table-cell>
          <table:table-cell table:number-columns-repeated="2" office:value-type="float" office:value="1.17891" calcext:value-type="float">
            <text:p>1.17891</text:p>
          </table:table-cell>
          <table:table-cell office:value-type="float" office:value="0.226252" calcext:value-type="float">
            <text:p>0.226252</text:p>
          </table:table-cell>
          <table:table-cell office:value-type="float" office:value="-0.82078" calcext:value-type="float">
            <text:p>-0.82078</text:p>
          </table:table-cell>
          <table:table-cell office:value-type="float" office:value="-9.2689" calcext:value-type="float">
            <text:p>-9.2689</text:p>
          </table:table-cell>
          <table:table-cell table:number-columns-repeated="22"/>
          <table:table-cell table:formula="of:=[.AT198]+1" office:value-type="date" office:date-value="2020-09-08" calcext:value-type="date">
            <text:p>08/09/20</text:p>
          </table:table-cell>
          <table:table-cell table:formula="of:=AVERAGE([.S196:.S202])" office:value-type="float" office:value="1.19562428571429" calcext:value-type="float">
            <text:p>1.19562428571429</text:p>
          </table:table-cell>
          <table:table-cell table:formula="of:=[.P199]" office:value-type="float" office:value="0.875148" calcext:value-type="float">
            <text:p>0.875148</text:p>
          </table:table-cell>
          <table:table-cell table:formula="of:=AVERAGE([.R196:.R202])" office:value-type="float" office:value="0.0997096" calcext:value-type="float">
            <text:p>0.10</text:p>
          </table:table-cell>
        </table:table-row>
        <table:table-row table:style-name="ro1">
          <table:table-cell office:value-type="float" office:value="31072" calcext:value-type="float">
            <text:p>31072</text:p>
          </table:table-cell>
          <table:table-cell office:value-type="float" office:value="30801.5" calcext:value-type="float">
            <text:p>30801.5</text:p>
          </table:table-cell>
          <table:table-cell office:value-type="float" office:value="31087.8" calcext:value-type="float">
            <text:p>31087.8</text:p>
          </table:table-cell>
          <table:table-cell office:value-type="float" office:value="-1.29689" calcext:value-type="float">
            <text:p>-1.29689</text:p>
          </table:table-cell>
          <table:table-cell office:value-type="float" office:value="15.7563" calcext:value-type="float">
            <text:p>15.7563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office:value-type="float" office:value="446.086" calcext:value-type="float">
            <text:p>446.086</text:p>
          </table:table-cell>
          <table:table-cell office:value-type="float" office:value="456.364" calcext:value-type="float">
            <text:p>456.364</text:p>
          </table:table-cell>
          <table:table-cell office:value-type="float" office:value="2.08603" calcext:value-type="float">
            <text:p>2.08603</text:p>
          </table:table-cell>
          <table:table-cell office:value-type="float" office:value="12.3635" calcext:value-type="float">
            <text:p>12.3635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0519886" calcext:value-type="float">
            <text:p>0.0519886</text:p>
          </table:table-cell>
          <table:table-cell table:style-name="Default" office:value-type="float" office:value="0.106045" calcext:value-type="float">
            <text:p>0.106045</text:p>
          </table:table-cell>
          <table:table-cell table:number-columns-repeated="2" office:value-type="float" office:value="1.19027" calcext:value-type="float">
            <text:p>1.19027</text:p>
          </table:table-cell>
          <table:table-cell office:value-type="float" office:value="0.226545" calcext:value-type="float">
            <text:p>0.226545</text:p>
          </table:table-cell>
          <table:table-cell office:value-type="float" office:value="-0.823001" calcext:value-type="float">
            <text:p>-0.823001</text:p>
          </table:table-cell>
          <table:table-cell office:value-type="float" office:value="-10.8035" calcext:value-type="float">
            <text:p>-10.8035</text:p>
          </table:table-cell>
          <table:table-cell table:number-columns-repeated="22"/>
          <table:table-cell table:formula="of:=[.AT199]+1" office:value-type="date" office:date-value="2020-09-09" calcext:value-type="date">
            <text:p>09/09/20</text:p>
          </table:table-cell>
          <table:table-cell table:formula="of:=AVERAGE([.S197:.S203])" office:value-type="float" office:value="1.20165714285714" calcext:value-type="float">
            <text:p>1.20165714285714</text:p>
          </table:table-cell>
          <table:table-cell/>
          <table:table-cell table:style-name="Default"/>
        </table:table-row>
        <table:table-row table:style-name="ro1">
          <table:table-cell office:value-type="float" office:value="32449" calcext:value-type="float">
            <text:p>32449</text:p>
          </table:table-cell>
          <table:table-cell office:value-type="float" office:value="31939.3" calcext:value-type="float">
            <text:p>31939.3</text:p>
          </table:table-cell>
          <table:table-cell office:value-type="float" office:value="32185.4" calcext:value-type="float">
            <text:p>32185.4</text:p>
          </table:table-cell>
          <table:table-cell office:value-type="float" office:value="-2.23476" calcext:value-type="float">
            <text:p>-2.23476</text:p>
          </table:table-cell>
          <table:table-cell office:value-type="float" office:value="-263.578" calcext:value-type="float">
            <text:p>-263.578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office:value-type="float" office:value="449.411" calcext:value-type="float">
            <text:p>449.411</text:p>
          </table:table-cell>
          <table:table-cell office:value-type="float" office:value="458.888" calcext:value-type="float">
            <text:p>458.888</text:p>
          </table:table-cell>
          <table:table-cell office:value-type="float" office:value="1.41079" calcext:value-type="float">
            <text:p>1.41079</text:p>
          </table:table-cell>
          <table:table-cell office:value-type="float" office:value="10.888" calcext:value-type="float">
            <text:p>10.888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0483161" calcext:value-type="float">
            <text:p>0.0483161</text:p>
          </table:table-cell>
          <table:table-cell table:style-name="Default" office:value-type="float" office:value="0.102709" calcext:value-type="float">
            <text:p>0.102709</text:p>
          </table:table-cell>
          <table:table-cell table:number-columns-repeated="2" office:value-type="float" office:value="1.19367" calcext:value-type="float">
            <text:p>1.19367</text:p>
          </table:table-cell>
          <table:table-cell office:value-type="float" office:value="0.226518" calcext:value-type="float">
            <text:p>0.226518</text:p>
          </table:table-cell>
          <table:table-cell office:value-type="float" office:value="-0.822793" calcext:value-type="float">
            <text:p>-0.822793</text:p>
          </table:table-cell>
          <table:table-cell office:value-type="float" office:value="-12.2474" calcext:value-type="float">
            <text:p>-12.2474</text:p>
          </table:table-cell>
          <table:table-cell table:number-columns-repeated="22"/>
          <table:table-cell table:formula="of:=[.AT200]+1" office:value-type="date" office:date-value="2020-09-10" calcext:value-type="date">
            <text:p>10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896" calcext:value-type="float">
            <text:p>33896</text:p>
          </table:table-cell>
          <table:table-cell office:value-type="float" office:value="33309.9" calcext:value-type="float">
            <text:p>33309.9</text:p>
          </table:table-cell>
          <table:table-cell office:value-type="float" office:value="33525.6" calcext:value-type="float">
            <text:p>33525.6</text:p>
          </table:table-cell>
          <table:table-cell office:value-type="float" office:value="-2.33461" calcext:value-type="float">
            <text:p>-2.33461</text:p>
          </table:table-cell>
          <table:table-cell office:value-type="float" office:value="-370.429" calcext:value-type="float">
            <text:p>-370.429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office:value-type="float" office:value="453.808" calcext:value-type="float">
            <text:p>453.808</text:p>
          </table:table-cell>
          <table:table-cell office:value-type="float" office:value="463.755" calcext:value-type="float">
            <text:p>463.755</text:p>
          </table:table-cell>
          <table:table-cell office:value-type="float" office:value="3.80771" calcext:value-type="float">
            <text:p>3.80771</text:p>
          </table:table-cell>
          <table:table-cell office:value-type="float" office:value="13.7552" calcext:value-type="float">
            <text:p>13.7552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0300458" calcext:value-type="float">
            <text:p>0.0300458</text:p>
          </table:table-cell>
          <table:table-cell table:style-name="Default" office:value-type="float" office:value="0.0666078" calcext:value-type="float">
            <text:p>0.0666078</text:p>
          </table:table-cell>
          <table:table-cell table:number-columns-repeated="2" office:value-type="float" office:value="1.22671" calcext:value-type="float">
            <text:p>1.22671</text:p>
          </table:table-cell>
          <table:table-cell office:value-type="float" office:value="0.22789" calcext:value-type="float">
            <text:p>0.22789</text:p>
          </table:table-cell>
          <table:table-cell office:value-type="float" office:value="-0.833459" calcext:value-type="float">
            <text:p>-0.833459</text:p>
          </table:table-cell>
          <table:table-cell office:value-type="float" office:value="-12.9716" calcext:value-type="float">
            <text:p>-12.9716</text:p>
          </table:table-cell>
          <table:table-cell table:number-columns-repeated="22"/>
          <table:table-cell table:formula="of:=[.AT201]+1" office:value-type="date" office:date-value="2020-09-11" calcext:value-type="date">
            <text:p>11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5437" calcext:value-type="float">
            <text:p>35437</text:p>
          </table:table-cell>
          <table:table-cell office:value-type="float" office:value="34688.9" calcext:value-type="float">
            <text:p>34688.9</text:p>
          </table:table-cell>
          <table:table-cell office:value-type="float" office:value="34653.7" calcext:value-type="float">
            <text:p>34653.7</text:p>
          </table:table-cell>
          <table:table-cell office:value-type="float" office:value="-2.7246" calcext:value-type="float">
            <text:p>-2.7246</text:p>
          </table:table-cell>
          <table:table-cell office:value-type="float" office:value="-783.258" calcext:value-type="float">
            <text:p>-783.258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office:value-type="float" office:value="456.281" calcext:value-type="float">
            <text:p>456.281</text:p>
          </table:table-cell>
          <table:table-cell office:value-type="float" office:value="467.698" calcext:value-type="float">
            <text:p>467.698</text:p>
          </table:table-cell>
          <table:table-cell office:value-type="float" office:value="3.28091" calcext:value-type="float">
            <text:p>3.28091</text:p>
          </table:table-cell>
          <table:table-cell office:value-type="float" office:value="14.6977" calcext:value-type="float">
            <text:p>14.6977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0227479" calcext:value-type="float">
            <text:p>0.0227479</text:p>
          </table:table-cell>
          <table:table-cell table:style-name="Default" office:value-type="float" office:value="0.0527566" calcext:value-type="float">
            <text:p>0.0527566</text:p>
          </table:table-cell>
          <table:table-cell table:number-columns-repeated="2" office:value-type="float" office:value="1.23948" calcext:value-type="float">
            <text:p>1.23948</text:p>
          </table:table-cell>
          <table:table-cell office:value-type="float" office:value="0.228354" calcext:value-type="float">
            <text:p>0.228354</text:p>
          </table:table-cell>
          <table:table-cell office:value-type="float" office:value="-0.837184" calcext:value-type="float">
            <text:p>-0.837184</text:p>
          </table:table-cell>
          <table:table-cell office:value-type="float" office:value="-9.63638" calcext:value-type="float">
            <text:p>-9.63638</text:p>
          </table:table-cell>
          <table:table-cell table:number-columns-repeated="22"/>
          <table:table-cell table:formula="of:=[.AT202]+1" office:value-type="date" office:date-value="2020-09-12" calcext:value-type="date">
            <text:p>12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6224" calcext:value-type="float">
            <text:p>36224</text:p>
          </table:table-cell>
          <table:table-cell office:value-type="float" office:value="36138.7" calcext:value-type="float">
            <text:p>36138.7</text:p>
          </table:table-cell>
          <table:table-cell office:value-type="float" office:value="35597.6" calcext:value-type="float">
            <text:p>35597.6</text:p>
          </table:table-cell>
          <table:table-cell office:value-type="float" office:value="-0.282505" calcext:value-type="float">
            <text:p>-0.282505</text:p>
          </table:table-cell>
          <table:table-cell office:value-type="float" office:value="-626.355" calcext:value-type="float">
            <text:p>-626.355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office:value-type="float" office:value="459.852" calcext:value-type="float">
            <text:p>459.852</text:p>
          </table:table-cell>
          <table:table-cell office:value-type="float" office:value="474.691" calcext:value-type="float">
            <text:p>474.691</text:p>
          </table:table-cell>
          <table:table-cell office:value-type="float" office:value="3.85189" calcext:value-type="float">
            <text:p>3.85189</text:p>
          </table:table-cell>
          <table:table-cell office:value-type="float" office:value="18.691" calcext:value-type="float">
            <text:p>18.691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0200351" calcext:value-type="float">
            <text:p>0.0200351</text:p>
          </table:table-cell>
          <table:table-cell table:style-name="Default" office:value-type="float" office:value="0.0483789" calcext:value-type="float">
            <text:p>0.0483789</text:p>
          </table:table-cell>
          <table:table-cell table:number-columns-repeated="2" office:value-type="float" office:value="1.24359" calcext:value-type="float">
            <text:p>1.24359</text:p>
          </table:table-cell>
          <table:table-cell office:value-type="float" office:value="0.228469" calcext:value-type="float">
            <text:p>0.228469</text:p>
          </table:table-cell>
          <table:table-cell office:value-type="float" office:value="-0.838114" calcext:value-type="float">
            <text:p>-0.838114</text:p>
          </table:table-cell>
          <table:table-cell office:value-type="float" office:value="-9.08277" calcext:value-type="float">
            <text:p>-9.08277</text:p>
          </table:table-cell>
          <table:table-cell table:number-columns-repeated="22"/>
          <table:table-cell table:formula="of:=[.AT203]+1" office:value-type="date" office:date-value="2020-09-13" calcext:value-type="date">
            <text:p>13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7258" calcext:value-type="float">
            <text:p>37258</text:p>
          </table:table-cell>
          <table:table-cell office:value-type="float" office:value="37504.9" calcext:value-type="float">
            <text:p>37504.9</text:p>
          </table:table-cell>
          <table:table-cell office:value-type="float" office:value="36570.9" calcext:value-type="float">
            <text:p>36570.9</text:p>
          </table:table-cell>
          <table:table-cell office:value-type="float" office:value="0.745708" calcext:value-type="float">
            <text:p>0.745708</text:p>
          </table:table-cell>
          <table:table-cell office:value-type="float" office:value="-687.076" calcext:value-type="float">
            <text:p>-687.076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office:value-type="float" office:value="463.48" calcext:value-type="float">
            <text:p>463.48</text:p>
          </table:table-cell>
          <table:table-cell office:value-type="float" office:value="477.964" calcext:value-type="float">
            <text:p>477.964</text:p>
          </table:table-cell>
          <table:table-cell office:value-type="float" office:value="-1.51959" calcext:value-type="float">
            <text:p>-1.51959</text:p>
          </table:table-cell>
          <table:table-cell office:value-type="float" office:value="12.9641" calcext:value-type="float">
            <text:p>12.9641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0233778" calcext:value-type="float">
            <text:p>0.0233778</text:p>
          </table:table-cell>
          <table:table-cell table:style-name="Default" office:value-type="float" office:value="0.058492" calcext:value-type="float">
            <text:p>0.058492</text:p>
          </table:table-cell>
          <table:table-cell table:number-columns-repeated="2" office:value-type="float" office:value="1.23458" calcext:value-type="float">
            <text:p>1.23458</text:p>
          </table:table-cell>
          <table:table-cell office:value-type="float" office:value="0.227994" calcext:value-type="float">
            <text:p>0.227994</text:p>
          </table:table-cell>
          <table:table-cell office:value-type="float" office:value="-0.834291" calcext:value-type="float">
            <text:p>-0.834291</text:p>
          </table:table-cell>
          <table:table-cell office:value-type="float" office:value="-9.35299" calcext:value-type="float">
            <text:p>-9.35299</text:p>
          </table:table-cell>
          <table:table-cell table:number-columns-repeated="22"/>
          <table:table-cell table:formula="of:=[.AT204]+1" office:value-type="date" office:date-value="2020-09-14" calcext:value-type="date">
            <text:p>14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8932" calcext:value-type="float">
            <text:p>38932</text:p>
          </table:table-cell>
          <table:table-cell office:value-type="float" office:value="39078.6" calcext:value-type="float">
            <text:p>39078.6</text:p>
          </table:table-cell>
          <table:table-cell office:value-type="float" office:value="38126.3" calcext:value-type="float">
            <text:p>38126.3</text:p>
          </table:table-cell>
          <table:table-cell office:value-type="float" office:value="0.401512" calcext:value-type="float">
            <text:p>0.401512</text:p>
          </table:table-cell>
          <table:table-cell office:value-type="float" office:value="-805.68" calcext:value-type="float">
            <text:p>-805.68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office:value-type="float" office:value="473.2" calcext:value-type="float">
            <text:p>473.2</text:p>
          </table:table-cell>
          <table:table-cell office:value-type="float" office:value="485.093" calcext:value-type="float">
            <text:p>485.093</text:p>
          </table:table-cell>
          <table:table-cell office:value-type="float" office:value="-2.79965" calcext:value-type="float">
            <text:p>-2.79965</text:p>
          </table:table-cell>
          <table:table-cell office:value-type="float" office:value="9.09279" calcext:value-type="float">
            <text:p>9.09279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0233103" calcext:value-type="float">
            <text:p>0.0233103</text:p>
          </table:table-cell>
          <table:table-cell table:style-name="Default" office:value-type="float" office:value="0.0600684" calcext:value-type="float">
            <text:p>0.0600684</text:p>
          </table:table-cell>
          <table:table-cell table:number-columns-repeated="2" office:value-type="float" office:value="1.23328" calcext:value-type="float">
            <text:p>1.23328</text:p>
          </table:table-cell>
          <table:table-cell office:value-type="float" office:value="0.227876" calcext:value-type="float">
            <text:p>0.227876</text:p>
          </table:table-cell>
          <table:table-cell office:value-type="float" office:value="-0.833346" calcext:value-type="float">
            <text:p>-0.833346</text:p>
          </table:table-cell>
          <table:table-cell office:value-type="float" office:value="-9.48018" calcext:value-type="float">
            <text:p>-9.48018</text:p>
          </table:table-cell>
          <table:table-cell table:number-columns-repeated="22"/>
          <table:table-cell table:formula="of:=[.AT205]+1" office:value-type="date" office:date-value="2020-09-15" calcext:value-type="date">
            <text:p>15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float" office:value="40991" calcext:value-type="float">
            <text:p>40991</text:p>
          </table:table-cell>
          <table:table-cell office:value-type="float" office:value="40121.9" calcext:value-type="float">
            <text:p>40121.9</text:p>
          </table:table-cell>
          <table:table-cell office:value-type="float" office:value="-0.190297" calcext:value-type="float">
            <text:p>-0.190297</text:p>
          </table:table-cell>
          <table:table-cell office:value-type="float" office:value="-946.106" calcext:value-type="float">
            <text:p>-946.106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office:value-type="float" office:value="485.061" calcext:value-type="float">
            <text:p>485.061</text:p>
          </table:table-cell>
          <table:table-cell office:value-type="float" office:value="491.984" calcext:value-type="float">
            <text:p>491.984</text:p>
          </table:table-cell>
          <table:table-cell office:value-type="float" office:value="3.06081" calcext:value-type="float">
            <text:p>3.06081</text:p>
          </table:table-cell>
          <table:table-cell office:value-type="float" office:value="9.98435" calcext:value-type="float">
            <text:p>9.98435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0203831" calcext:value-type="float">
            <text:p>0.0203831</text:p>
          </table:table-cell>
          <table:table-cell table:style-name="Default" office:value-type="float" office:value="0.0540323" calcext:value-type="float">
            <text:p>0.0540323</text:p>
          </table:table-cell>
          <table:table-cell table:number-columns-repeated="2" office:value-type="float" office:value="1.2388" calcext:value-type="float">
            <text:p>1.2388</text:p>
          </table:table-cell>
          <table:table-cell office:value-type="float" office:value="0.228099" calcext:value-type="float">
            <text:p>0.228099</text:p>
          </table:table-cell>
          <table:table-cell office:value-type="float" office:value="-0.835127" calcext:value-type="float">
            <text:p>-0.835127</text:p>
          </table:table-cell>
          <table:table-cell office:value-type="float" office:value="-11.9238" calcext:value-type="float">
            <text:p>-11.9238</text:p>
          </table:table-cell>
          <table:table-cell table:number-columns-repeated="22"/>
          <table:table-cell table:formula="of:=[.AT206]+1" office:value-type="date" office:date-value="2020-09-16" calcext:value-type="date">
            <text:p>16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4191" calcext:value-type="float">
            <text:p>44191</text:p>
          </table:table-cell>
          <table:table-cell office:value-type="float" office:value="43223" calcext:value-type="float">
            <text:p>43223</text:p>
          </table:table-cell>
          <table:table-cell office:value-type="float" office:value="42576.4" calcext:value-type="float">
            <text:p>42576.4</text:p>
          </table:table-cell>
          <table:table-cell office:value-type="float" office:value="-2.15442" calcext:value-type="float">
            <text:p>-2.15442</text:p>
          </table:table-cell>
          <table:table-cell office:value-type="float" office:value="-1614.59" calcext:value-type="float">
            <text:p>-1614.59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office:value-type="float" office:value="492.101" calcext:value-type="float">
            <text:p>492.101</text:p>
          </table:table-cell>
          <table:table-cell office:value-type="float" office:value="500.865" calcext:value-type="float">
            <text:p>500.865</text:p>
          </table:table-cell>
          <table:table-cell office:value-type="float" office:value="3.10103" calcext:value-type="float">
            <text:p>3.10103</text:p>
          </table:table-cell>
          <table:table-cell office:value-type="float" office:value="11.8649" calcext:value-type="float">
            <text:p>11.8649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0.0190064" calcext:value-type="float">
            <text:p>0.0190064</text:p>
          </table:table-cell>
          <table:table-cell table:style-name="Default" office:value-type="float" office:value="0.0518899" calcext:value-type="float">
            <text:p>0.0518899</text:p>
          </table:table-cell>
          <table:table-cell table:number-columns-repeated="2" office:value-type="float" office:value="1.24081" calcext:value-type="float">
            <text:p>1.24081</text:p>
          </table:table-cell>
          <table:table-cell office:value-type="float" office:value="0.228153" calcext:value-type="float">
            <text:p>0.228153</text:p>
          </table:table-cell>
          <table:table-cell office:value-type="float" office:value="-0.835562" calcext:value-type="float">
            <text:p>-0.835562</text:p>
          </table:table-cell>
          <table:table-cell table:number-columns-repeated="23"/>
          <table:table-cell table:formula="of:=[.AT207]+1" office:value-type="date" office:date-value="2020-09-17" calcext:value-type="date">
            <text:p>17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8]+1" office:value-type="date" office:date-value="2020-09-18" calcext:value-type="date">
            <text:p>18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9]+1" office:value-type="date" office:date-value="2020-09-19" calcext:value-type="date">
            <text:p>19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0]+1" office:value-type="date" office:date-value="2020-09-20" calcext:value-type="date">
            <text:p>20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1]+1" office:value-type="date" office:date-value="2020-09-21" calcext:value-type="date">
            <text:p>21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2]+1" office:value-type="date" office:date-value="2020-09-22" calcext:value-type="date">
            <text:p>22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3]+1" office:value-type="date" office:date-value="2020-09-23" calcext:value-type="date">
            <text:p>23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4]+1" office:value-type="date" office:date-value="2020-09-24" calcext:value-type="date">
            <text:p>24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5]+1" office:value-type="date" office:date-value="2020-09-25" calcext:value-type="date">
            <text:p>25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6]+1" office:value-type="date" office:date-value="2020-09-26" calcext:value-type="date">
            <text:p>26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7]+1" office:value-type="date" office:date-value="2020-09-27" calcext:value-type="date">
            <text:p>27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8]+1" office:value-type="date" office:date-value="2020-09-28" calcext:value-type="date">
            <text:p>28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9]+1" office:value-type="date" office:date-value="2020-09-29" calcext:value-type="date">
            <text:p>29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0]+1" office:value-type="date" office:date-value="2020-09-30" calcext:value-type="date">
            <text:p>30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1]+1" office:value-type="date" office:date-value="2020-10-01" calcext:value-type="date">
            <text:p>0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2]+1" office:value-type="date" office:date-value="2020-10-02" calcext:value-type="date">
            <text:p>0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3]+1" office:value-type="date" office:date-value="2020-10-03" calcext:value-type="date">
            <text:p>0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4]+1" office:value-type="date" office:date-value="2020-10-04" calcext:value-type="date">
            <text:p>0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5]+1" office:value-type="date" office:date-value="2020-10-05" calcext:value-type="date">
            <text:p>0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6]+1" office:value-type="date" office:date-value="2020-10-06" calcext:value-type="date">
            <text:p>0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7]+1" office:value-type="date" office:date-value="2020-10-07" calcext:value-type="date">
            <text:p>0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8]+1" office:value-type="date" office:date-value="2020-10-08" calcext:value-type="date">
            <text:p>0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9]+1" office:value-type="date" office:date-value="2020-10-09" calcext:value-type="date">
            <text:p>0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0]+1" office:value-type="date" office:date-value="2020-10-10" calcext:value-type="date">
            <text:p>1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1]+1" office:value-type="date" office:date-value="2020-10-11" calcext:value-type="date">
            <text:p>1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2]+1" office:value-type="date" office:date-value="2020-10-12" calcext:value-type="date">
            <text:p>1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3]+1" office:value-type="date" office:date-value="2020-10-13" calcext:value-type="date">
            <text:p>1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4]+1" office:value-type="date" office:date-value="2020-10-14" calcext:value-type="date">
            <text:p>1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5]+1" office:value-type="date" office:date-value="2020-10-15" calcext:value-type="date">
            <text:p>1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6]+1" office:value-type="date" office:date-value="2020-10-16" calcext:value-type="date">
            <text:p>1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7]+1" office:value-type="date" office:date-value="2020-10-17" calcext:value-type="date">
            <text:p>1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8]+1" office:value-type="date" office:date-value="2020-10-18" calcext:value-type="date">
            <text:p>1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9]+1" office:value-type="date" office:date-value="2020-10-19" calcext:value-type="date">
            <text:p>1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0]+1" office:value-type="date" office:date-value="2020-10-20" calcext:value-type="date">
            <text:p>2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1]+1" office:value-type="date" office:date-value="2020-10-21" calcext:value-type="date">
            <text:p>2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2]+1" office:value-type="date" office:date-value="2020-10-22" calcext:value-type="date">
            <text:p>2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3]+1" office:value-type="date" office:date-value="2020-10-23" calcext:value-type="date">
            <text:p>2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4]+1" office:value-type="date" office:date-value="2020-10-24" calcext:value-type="date">
            <text:p>2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5]+1" office:value-type="date" office:date-value="2020-10-25" calcext:value-type="date">
            <text:p>2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6]+1" office:value-type="date" office:date-value="2020-10-26" calcext:value-type="date">
            <text:p>2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7]+1" office:value-type="date" office:date-value="2020-10-27" calcext:value-type="date">
            <text:p>2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8]+1" office:value-type="date" office:date-value="2020-10-28" calcext:value-type="date">
            <text:p>2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9]+1" office:value-type="date" office:date-value="2020-10-29" calcext:value-type="date">
            <text:p>2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0]+1" office:value-type="date" office:date-value="2020-10-30" calcext:value-type="date">
            <text:p>3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1]+1" office:value-type="date" office:date-value="2020-10-31" calcext:value-type="date">
            <text:p>3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2]+1" office:value-type="date" office:date-value="2020-11-01" calcext:value-type="date">
            <text:p>0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3]+1" office:value-type="date" office:date-value="2020-11-02" calcext:value-type="date">
            <text:p>0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4]+1" office:value-type="date" office:date-value="2020-11-03" calcext:value-type="date">
            <text:p>0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5]+1" office:value-type="date" office:date-value="2020-11-04" calcext:value-type="date">
            <text:p>0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6]+1" office:value-type="date" office:date-value="2020-11-05" calcext:value-type="date">
            <text:p>0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7]+1" office:value-type="date" office:date-value="2020-11-06" calcext:value-type="date">
            <text:p>0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8]+1" office:value-type="date" office:date-value="2020-11-07" calcext:value-type="date">
            <text:p>0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9]+1" office:value-type="date" office:date-value="2020-11-08" calcext:value-type="date">
            <text:p>0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0]+1" office:value-type="date" office:date-value="2020-11-09" calcext:value-type="date">
            <text:p>0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1]+1" office:value-type="date" office:date-value="2020-11-10" calcext:value-type="date">
            <text:p>1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2]+1" office:value-type="date" office:date-value="2020-11-11" calcext:value-type="date">
            <text:p>1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3]+1" office:value-type="date" office:date-value="2020-11-12" calcext:value-type="date">
            <text:p>1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4]+1" office:value-type="date" office:date-value="2020-11-13" calcext:value-type="date">
            <text:p>1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5]+1" office:value-type="date" office:date-value="2020-11-14" calcext:value-type="date">
            <text:p>1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6]+1" office:value-type="date" office:date-value="2020-11-15" calcext:value-type="date">
            <text:p>1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7]+1" office:value-type="date" office:date-value="2020-11-16" calcext:value-type="date">
            <text:p>1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8]+1" office:value-type="date" office:date-value="2020-11-17" calcext:value-type="date">
            <text:p>1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9]+1" office:value-type="date" office:date-value="2020-11-18" calcext:value-type="date">
            <text:p>1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0]+1" office:value-type="date" office:date-value="2020-11-19" calcext:value-type="date">
            <text:p>1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1]+1" office:value-type="date" office:date-value="2020-11-20" calcext:value-type="date">
            <text:p>2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2]+1" office:value-type="date" office:date-value="2020-11-21" calcext:value-type="date">
            <text:p>2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3]+1" office:value-type="date" office:date-value="2020-11-22" calcext:value-type="date">
            <text:p>2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4]+1" office:value-type="date" office:date-value="2020-11-23" calcext:value-type="date">
            <text:p>2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5]+1" office:value-type="date" office:date-value="2020-11-24" calcext:value-type="date">
            <text:p>2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6]+1" office:value-type="date" office:date-value="2020-11-25" calcext:value-type="date">
            <text:p>2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7]+1" office:value-type="date" office:date-value="2020-11-26" calcext:value-type="date">
            <text:p>2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8]+1" office:value-type="date" office:date-value="2020-11-27" calcext:value-type="date">
            <text:p>2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9]+1" office:value-type="date" office:date-value="2020-11-28" calcext:value-type="date">
            <text:p>2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0]+1" office:value-type="date" office:date-value="2020-11-29" calcext:value-type="date">
            <text:p>2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1]+1" office:value-type="date" office:date-value="2020-11-30" calcext:value-type="date">
            <text:p>3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2]+1" office:value-type="date" office:date-value="2020-12-01" calcext:value-type="date">
            <text:p>01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3]+1" office:value-type="date" office:date-value="2020-12-02" calcext:value-type="date">
            <text:p>02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4]+1" office:value-type="date" office:date-value="2020-12-03" calcext:value-type="date">
            <text:p>03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5]+1" office:value-type="date" office:date-value="2020-12-04" calcext:value-type="date">
            <text:p>04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6]+1" office:value-type="date" office:date-value="2020-12-05" calcext:value-type="date">
            <text:p>05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7]+1" office:value-type="date" office:date-value="2020-12-06" calcext:value-type="date">
            <text:p>06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8]+1" office:value-type="date" office:date-value="2020-12-07" calcext:value-type="date">
            <text:p>07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9]+1" office:value-type="date" office:date-value="2020-12-08" calcext:value-type="date">
            <text:p>08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0]+1" office:value-type="date" office:date-value="2020-12-09" calcext:value-type="date">
            <text:p>09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1]+1" office:value-type="date" office:date-value="2020-12-10" calcext:value-type="date">
            <text:p>10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2]+1" office:value-type="date" office:date-value="2020-12-11" calcext:value-type="date">
            <text:p>11/12/20</text:p>
          </table:table-cell>
          <table:table-cell table:number-columns-repeated="2"/>
          <table:table-cell table:style-name="Default"/>
        </table:table-row>
      </table:table>
      <table:table table:name="matrix" table:style-name="ta1">
        <table:shapes>
          <draw:frame draw:z-index="0" draw:style-name="gr1" draw:text-style-name="P1" svg:width="6.2988in" svg:height="3.5429in" svg:x="3.1087in" svg:y="5.0413in">
            <draw:object draw:notify-on-update-of-ranges="matrix.B4:matrix.B21 matrix.C3:matrix.C3 matrix.C4:matrix.C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12.3898in" svg:y="1.2024in">
            <draw:object draw:notify-on-update-of-ranges="matrix.J3:matrix.J23 matrix.K2:matrix.K2 matrix.K3:matrix.K23 matrix.J3:matrix.J23 matrix.L2:matrix.L2 matrix.L3:matrix.L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9.8075in" svg:y="1.1059in">
            <draw:object draw:notify-on-update-of-ranges="matrix.J16:matrix.J23 matrix.M16:matrix.M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.56753" calcext:value-type="float">
            <text:p>1.56753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45" calcext:value-type="float">
            <text:p>0.145</text:p>
          </table:table-cell>
          <table:table-cell table:number-columns-repeated="6"/>
          <table:table-cell table:style-name="Default" office:value-type="string" calcext:value-type="string">
            <text:p>theta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kappa for 0.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i</text:p>
          </table:table-cell>
          <table:table-cell table:number-columns-repeated="6"/>
          <table:table-cell office:value-type="float" office:value="0.0994682" calcext:value-type="float">
            <text:p>0.10</text:p>
          </table:table-cell>
          <table:table-cell office:value-type="float" office:value="1.12073" calcext:value-type="float">
            <text:p>1.12073</text:p>
          </table:table-cell>
          <table:table-cell office:value-type="float" office:value="0.144871" calcext:value-type="float">
            <text:p>0.144871</text:p>
          </table:table-cell>
          <table:table-cell office:value-type="float" office:value="-435.085" calcext:value-type="float">
            <text:p>-435.08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formula="of:=1-[.$C$2]/[.$C$1]/[.B4]" office:value-type="float" office:value="0.513146227034352" calcext:value-type="float">
            <text:p>0.513146227034352</text:p>
          </table:table-cell>
          <table:table-cell/>
          <table:table-cell table:formula="of:=0.145/(1-0.51)/[.C1]/1" office:value-type="float" office:value="0.188780034415251" calcext:value-type="float">
            <text:p>0.188780034415251</text:p>
          </table:table-cell>
          <table:table-cell office:value-type="float" office:value="0.6" calcext:value-type="float">
            <text:p>0.6</text:p>
          </table:table-cell>
          <table:table-cell table:formula="of:=[.F4]*[.E4]" office:value-type="float" office:value="0.113268020649151" calcext:value-type="float">
            <text:p>0.113268020649151</text:p>
          </table:table-cell>
          <table:table-cell table:number-columns-repeated="2"/>
          <table:table-cell office:value-type="float" office:value="0.109468" calcext:value-type="float">
            <text:p>0.11</text:p>
          </table:table-cell>
          <table:table-cell office:value-type="float" office:value="1.11073" calcext:value-type="float">
            <text:p>1.11073</text:p>
          </table:table-cell>
          <table:table-cell office:value-type="float" office:value="0.173871" calcext:value-type="float">
            <text:p>0.173871</text:p>
          </table:table-cell>
          <table:table-cell office:value-type="float" office:value="-467.598" calcext:value-type="float">
            <text:p>-467.598</text:p>
          </table:table-cell>
        </table:table-row>
        <table:table-row table:style-name="ro1">
          <table:table-cell/>
          <table:table-cell table:formula="of:=[.B4]+0.05" office:value-type="float" office:value="0.24" calcext:value-type="float">
            <text:p>0.24</text:p>
          </table:table-cell>
          <table:table-cell table:formula="of:=1-[.$C$2]/[.$C$1]/[.B5]" office:value-type="float" office:value="0.614574096402195" calcext:value-type="float">
            <text:p>0.614574096402195</text:p>
          </table:table-cell>
          <table:table-cell table:number-columns-repeated="2"/>
          <table:table-cell table:formula="of:=[.C2]/0.59" office:value-type="float" office:value="0.245762711864407" calcext:value-type="float">
            <text:p>0.245762711864407</text:p>
          </table:table-cell>
          <table:table-cell table:number-columns-repeated="3"/>
          <table:table-cell office:value-type="float" office:value="0.119468" calcext:value-type="float">
            <text:p>0.12</text:p>
          </table:table-cell>
          <table:table-cell office:value-type="float" office:value="1.10073" calcext:value-type="float">
            <text:p>1.10073</text:p>
          </table:table-cell>
          <table:table-cell office:value-type="float" office:value="0.202871" calcext:value-type="float">
            <text:p>0.202871</text:p>
          </table:table-cell>
          <table:table-cell office:value-type="float" office:value="-507.223" calcext:value-type="float">
            <text:p>-507.223</text:p>
          </table:table-cell>
        </table:table-row>
        <table:table-row table:style-name="ro1">
          <table:table-cell/>
          <table:table-cell table:formula="of:=[.B5]+0.05" office:value-type="float" office:value="0.29" calcext:value-type="float">
            <text:p>0.29</text:p>
          </table:table-cell>
          <table:table-cell table:formula="of:=1-[.$C$2]/[.$C$1]/[.B6]" office:value-type="float" office:value="0.681026838401817" calcext:value-type="float">
            <text:p>0.681026838401817</text:p>
          </table:table-cell>
          <table:table-cell table:number-columns-repeated="6"/>
          <table:table-cell office:value-type="float" office:value="0.129468" calcext:value-type="float">
            <text:p>0.13</text:p>
          </table:table-cell>
          <table:table-cell office:value-type="float" office:value="1.09073" calcext:value-type="float">
            <text:p>1.09073</text:p>
          </table:table-cell>
          <table:table-cell office:value-type="float" office:value="0.232871" calcext:value-type="float">
            <text:p>0.232871</text:p>
          </table:table-cell>
          <table:table-cell office:value-type="float" office:value="-556.211" calcext:value-type="float">
            <text:p>-556.211</text:p>
          </table:table-cell>
        </table:table-row>
        <table:table-row table:style-name="ro1">
          <table:table-cell/>
          <table:table-cell table:formula="of:=[.B6]+0.05" office:value-type="float" office:value="0.34" calcext:value-type="float">
            <text:p>0.34</text:p>
          </table:table-cell>
          <table:table-cell table:formula="of:=1-[.$C$2]/[.$C$1]/[.B7]" office:value-type="float" office:value="0.727934656283903" calcext:value-type="float">
            <text:p>0.727934656283903</text:p>
          </table:table-cell>
          <table:table-cell table:number-columns-repeated="6"/>
          <table:table-cell office:value-type="float" office:value="0.139468" calcext:value-type="float">
            <text:p>0.14</text:p>
          </table:table-cell>
          <table:table-cell office:value-type="float" office:value="1.08073" calcext:value-type="float">
            <text:p>1.08073</text:p>
          </table:table-cell>
          <table:table-cell office:value-type="float" office:value="0.264871" calcext:value-type="float">
            <text:p>0.264871</text:p>
          </table:table-cell>
          <table:table-cell office:value-type="float" office:value="-617.946" calcext:value-type="float">
            <text:p>-617.946</text:p>
          </table:table-cell>
        </table:table-row>
        <table:table-row table:style-name="ro1">
          <table:table-cell/>
          <table:table-cell table:formula="of:=[.B7]+0.05" office:value-type="float" office:value="0.39" calcext:value-type="float">
            <text:p>0.39</text:p>
          </table:table-cell>
          <table:table-cell table:formula="of:=1-[.$C$2]/[.$C$1]/[.B8]" office:value-type="float" office:value="0.762814828555197" calcext:value-type="float">
            <text:p>0.762814828555197</text:p>
          </table:table-cell>
          <table:table-cell table:number-columns-repeated="6"/>
          <table:table-cell office:value-type="float" office:value="0.149468" calcext:value-type="float">
            <text:p>0.15</text:p>
          </table:table-cell>
          <table:table-cell office:value-type="float" office:value="1.07073" calcext:value-type="float">
            <text:p>1.07073</text:p>
          </table:table-cell>
          <table:table-cell office:value-type="float" office:value="0.296871" calcext:value-type="float">
            <text:p>0.296871</text:p>
          </table:table-cell>
          <table:table-cell office:value-type="float" office:value="-697.748" calcext:value-type="float">
            <text:p>-697.748</text:p>
          </table:table-cell>
        </table:table-row>
        <table:table-row table:style-name="ro1">
          <table:table-cell/>
          <table:table-cell table:formula="of:=[.B8]+0.05" office:value-type="float" office:value="0.44" calcext:value-type="float">
            <text:p>0.44</text:p>
          </table:table-cell>
          <table:table-cell table:formula="of:=1-[.$C$2]/[.$C$1]/[.B9]" office:value-type="float" office:value="0.789767688946652" calcext:value-type="float">
            <text:p>0.789767688946652</text:p>
          </table:table-cell>
          <table:table-cell table:number-columns-repeated="6"/>
          <table:table-cell office:value-type="float" office:value="0.159468" calcext:value-type="float">
            <text:p>0.16</text:p>
          </table:table-cell>
          <table:table-cell office:value-type="float" office:value="1.06073" calcext:value-type="float">
            <text:p>1.06073</text:p>
          </table:table-cell>
          <table:table-cell office:value-type="float" office:value="0.330871" calcext:value-type="float">
            <text:p>0.330871</text:p>
          </table:table-cell>
          <table:table-cell office:value-type="float" office:value="-804.453" calcext:value-type="float">
            <text:p>-804.453</text:p>
          </table:table-cell>
        </table:table-row>
        <table:table-row table:style-name="ro1">
          <table:table-cell/>
          <table:table-cell table:formula="of:=[.B9]+0.05" office:value-type="float" office:value="0.49" calcext:value-type="float">
            <text:p>0.49</text:p>
          </table:table-cell>
          <table:table-cell table:formula="of:=1-[.$C$2]/[.$C$1]/[.B10]" office:value-type="float" office:value="0.811219965584749" calcext:value-type="float">
            <text:p>0.811219965584749</text:p>
          </table:table-cell>
          <table:table-cell table:number-columns-repeated="6"/>
          <table:table-cell office:value-type="float" office:value="0.169468" calcext:value-type="float">
            <text:p>0.17</text:p>
          </table:table-cell>
          <table:table-cell office:value-type="float" office:value="1.05073" calcext:value-type="float">
            <text:p>1.05073</text:p>
          </table:table-cell>
          <table:table-cell office:value-type="float" office:value="0.365871" calcext:value-type="float">
            <text:p>0.365871</text:p>
          </table:table-cell>
          <table:table-cell office:value-type="float" office:value="-953.885" calcext:value-type="float">
            <text:p>-953.885</text:p>
          </table:table-cell>
        </table:table-row>
        <table:table-row table:style-name="ro1">
          <table:table-cell/>
          <table:table-cell table:formula="of:=[.B10]+0.05" office:value-type="float" office:value="0.54" calcext:value-type="float">
            <text:p>0.54</text:p>
          </table:table-cell>
          <table:table-cell table:formula="of:=1-[.$C$2]/[.$C$1]/[.B11]" office:value-type="float" office:value="0.828699598400976" calcext:value-type="float">
            <text:p>0.828699598400976</text:p>
          </table:table-cell>
          <table:table-cell table:number-columns-repeated="6"/>
          <table:table-cell office:value-type="float" office:value="0.179468" calcext:value-type="float">
            <text:p>0.18</text:p>
          </table:table-cell>
          <table:table-cell office:value-type="float" office:value="1.04073" calcext:value-type="float">
            <text:p>1.04073</text:p>
          </table:table-cell>
          <table:table-cell office:value-type="float" office:value="0.401871" calcext:value-type="float">
            <text:p>0.401871</text:p>
          </table:table-cell>
          <table:table-cell office:value-type="float" office:value="-1177.42" calcext:value-type="float">
            <text:p>-1177.42</text:p>
          </table:table-cell>
        </table:table-row>
        <table:table-row table:style-name="ro1">
          <table:table-cell/>
          <table:table-cell table:formula="of:=[.B11]+0.05" office:value-type="float" office:value="0.59" calcext:value-type="float">
            <text:p>0.59</text:p>
          </table:table-cell>
          <table:table-cell table:formula="of:=1-[.$C$2]/[.$C$1]/[.B12]" office:value-type="float" office:value="0.843216581587334" calcext:value-type="float">
            <text:p>0.843216581587334</text:p>
          </table:table-cell>
          <table:table-cell table:number-columns-repeated="6"/>
          <table:table-cell office:value-type="float" office:value="0.189468" calcext:value-type="float">
            <text:p>0.19</text:p>
          </table:table-cell>
          <table:table-cell office:value-type="float" office:value="1.03073" calcext:value-type="float">
            <text:p>1.03073</text:p>
          </table:table-cell>
          <table:table-cell office:value-type="float" office:value="0.438871" calcext:value-type="float">
            <text:p>0.438871</text:p>
          </table:table-cell>
          <table:table-cell office:value-type="float" office:value="-1547.29" calcext:value-type="float">
            <text:p>-1547.29</text:p>
          </table:table-cell>
        </table:table-row>
        <table:table-row table:style-name="ro1">
          <table:table-cell/>
          <table:table-cell table:formula="of:=[.B12]+0.05" office:value-type="float" office:value="0.64" calcext:value-type="float">
            <text:p>0.64</text:p>
          </table:table-cell>
          <table:table-cell table:formula="of:=1-[.$C$2]/[.$C$1]/[.B13]" office:value-type="float" office:value="0.855465286150823" calcext:value-type="float">
            <text:p>0.855465286150823</text:p>
          </table:table-cell>
          <table:table-cell table:number-columns-repeated="6"/>
          <table:table-cell office:value-type="float" office:value="0.199468" calcext:value-type="float">
            <text:p>0.20</text:p>
          </table:table-cell>
          <table:table-cell office:value-type="float" office:value="1.02073" calcext:value-type="float">
            <text:p>1.02073</text:p>
          </table:table-cell>
          <table:table-cell office:value-type="float" office:value="0.477871" calcext:value-type="float">
            <text:p>0.477871</text:p>
          </table:table-cell>
          <table:table-cell office:value-type="float" office:value="-2275.09" calcext:value-type="float">
            <text:p>-2275.09</text:p>
          </table:table-cell>
        </table:table-row>
        <table:table-row table:style-name="ro1">
          <table:table-cell/>
          <table:table-cell table:formula="of:=[.B13]+0.05" office:value-type="float" office:value="0.69" calcext:value-type="float">
            <text:p>0.69</text:p>
          </table:table-cell>
          <table:table-cell table:formula="of:=1-[.$C$2]/[.$C$1]/[.B14]" office:value-type="float" office:value="0.865938816139894" calcext:value-type="float">
            <text:p>0.865938816139894</text:p>
          </table:table-cell>
          <table:table-cell table:number-columns-repeated="6"/>
          <table:table-cell office:value-type="float" office:value="0.209468" calcext:value-type="float">
            <text:p>0.21</text:p>
          </table:table-cell>
          <table:table-cell office:value-type="float" office:value="1.01073" calcext:value-type="float">
            <text:p>1.01073</text:p>
          </table:table-cell>
          <table:table-cell office:value-type="float" office:value="0.516871" calcext:value-type="float">
            <text:p>0.516871</text:p>
          </table:table-cell>
          <table:table-cell office:value-type="float" office:value="-4361.03" calcext:value-type="float">
            <text:p>-4361.03</text:p>
          </table:table-cell>
        </table:table-row>
        <table:table-row table:style-name="ro1">
          <table:table-cell/>
          <table:table-cell table:formula="of:=[.B14]+0.05" office:value-type="float" office:value="0.74" calcext:value-type="float">
            <text:p>0.74</text:p>
          </table:table-cell>
          <table:table-cell table:formula="of:=1-[.$C$2]/[.$C$1]/[.B15]" office:value-type="float" office:value="0.87499700423855" calcext:value-type="float">
            <text:p>0.87499700423855</text:p>
          </table:table-cell>
          <table:table-cell table:number-columns-repeated="6"/>
          <table:table-cell office:value-type="float" office:value="0.219468" calcext:value-type="float">
            <text:p>0.22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557871" calcext:value-type="float">
            <text:p>0.557871</text:p>
          </table:table-cell>
          <table:table-cell office:value-type="float" office:value="-63347.7" calcext:value-type="float">
            <text:p>-63347.7</text:p>
          </table:table-cell>
        </table:table-row>
        <table:table-row table:style-name="ro1">
          <table:table-cell/>
          <table:table-cell table:formula="of:=[.B15]+0.05" office:value-type="float" office:value="0.79" calcext:value-type="float">
            <text:p>0.79</text:p>
          </table:table-cell>
          <table:table-cell table:formula="of:=1-[.$C$2]/[.$C$1]/[.B16]" office:value-type="float" office:value="0.882908586248768" calcext:value-type="float">
            <text:p>0.882908586248768</text:p>
          </table:table-cell>
          <table:table-cell table:number-columns-repeated="6"/>
          <table:table-cell office:value-type="float" office:value="0.229468" calcext:value-type="float">
            <text:p>0.23</text:p>
          </table:table-cell>
          <table:table-cell office:value-type="float" office:value="0.990734" calcext:value-type="float">
            <text:p>0.990734</text:p>
          </table:table-cell>
          <table:table-cell office:value-type="float" office:value="0.600871" calcext:value-type="float">
            <text:p>0.600871</text:p>
          </table:table-cell>
          <table:table-cell office:value-type="float" office:value="4979.59" calcext:value-type="float">
            <text:p>4979.59</text:p>
          </table:table-cell>
        </table:table-row>
        <table:table-row table:style-name="ro1">
          <table:table-cell/>
          <table:table-cell table:formula="of:=[.B16]+0.05" office:value-type="float" office:value="0.84" calcext:value-type="float">
            <text:p>0.84</text:p>
          </table:table-cell>
          <table:table-cell table:formula="of:=1-[.$C$2]/[.$C$1]/[.B17]" office:value-type="float" office:value="0.88987831325777" calcext:value-type="float">
            <text:p>0.88987831325777</text:p>
          </table:table-cell>
          <table:table-cell table:number-columns-repeated="6"/>
          <table:table-cell office:value-type="float" office:value="0.239468" calcext:value-type="float">
            <text:p>0.24</text:p>
          </table:table-cell>
          <table:table-cell office:value-type="float" office:value="0.980734" calcext:value-type="float">
            <text:p>0.980734</text:p>
          </table:table-cell>
          <table:table-cell office:value-type="float" office:value="0.643871" calcext:value-type="float">
            <text:p>0.643871</text:p>
          </table:table-cell>
          <table:table-cell office:value-type="float" office:value="2379.02" calcext:value-type="float">
            <text:p>2379.02</text:p>
          </table:table-cell>
        </table:table-row>
        <table:table-row table:style-name="ro1">
          <table:table-cell/>
          <table:table-cell table:formula="of:=[.B17]+0.05" office:value-type="float" office:value="0.89" calcext:value-type="float">
            <text:p>0.89</text:p>
          </table:table-cell>
          <table:table-cell table:formula="of:=1-[.$C$2]/[.$C$1]/[.B18]" office:value-type="float" office:value="0.896064924872502" calcext:value-type="float">
            <text:p>0.896064924872502</text:p>
          </table:table-cell>
          <table:table-cell table:number-columns-repeated="6"/>
          <table:table-cell office:value-type="float" office:value="0.249468" calcext:value-type="float">
            <text:p>0.25</text:p>
          </table:table-cell>
          <table:table-cell office:value-type="float" office:value="0.970734" calcext:value-type="float">
            <text:p>0.970734</text:p>
          </table:table-cell>
          <table:table-cell/>
          <table:table-cell office:value-type="float" office:value="1556.12" calcext:value-type="float">
            <text:p>1556.12</text:p>
          </table:table-cell>
        </table:table-row>
        <table:table-row table:style-name="ro1">
          <table:table-cell/>
          <table:table-cell table:formula="of:=[.B18]+0.05" office:value-type="float" office:value="0.94" calcext:value-type="float">
            <text:p>0.94</text:p>
          </table:table-cell>
          <table:table-cell table:formula="of:=1-[.$C$2]/[.$C$1]/[.B19]" office:value-type="float" office:value="0.901593386315454" calcext:value-type="float">
            <text:p>0.901593386315454</text:p>
          </table:table-cell>
          <table:table-cell table:number-columns-repeated="6"/>
          <table:table-cell office:value-type="float" office:value="0.259468" calcext:value-type="float">
            <text:p>0.26</text:p>
          </table:table-cell>
          <table:table-cell office:value-type="float" office:value="0.960734" calcext:value-type="float">
            <text:p>0.960734</text:p>
          </table:table-cell>
          <table:table-cell/>
          <table:table-cell office:value-type="float" office:value="1152.7" calcext:value-type="float">
            <text:p>1152.7</text:p>
          </table:table-cell>
        </table:table-row>
        <table:table-row table:style-name="ro1">
          <table:table-cell/>
          <table:table-cell table:formula="of:=[.B19]+0.05" office:value-type="float" office:value="0.99" calcext:value-type="float">
            <text:p>0.99</text:p>
          </table:table-cell>
          <table:table-cell table:formula="of:=1-[.$C$2]/[.$C$1]/[.B20]" office:value-type="float" office:value="0.906563417309623" calcext:value-type="float">
            <text:p>0.906563417309623</text:p>
          </table:table-cell>
          <table:table-cell table:number-columns-repeated="6"/>
          <table:table-cell office:value-type="float" office:value="0.269468" calcext:value-type="float">
            <text:p>0.27</text:p>
          </table:table-cell>
          <table:table-cell office:value-type="float" office:value="0.950734" calcext:value-type="float">
            <text:p>0.950734</text:p>
          </table:table-cell>
          <table:table-cell/>
          <table:table-cell office:value-type="float" office:value="913.307" calcext:value-type="float">
            <text:p>913.3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-[.$C$2]/[.$C$1]/[.B21]" office:value-type="float" office:value="0.907497783136527" calcext:value-type="float">
            <text:p>0.907497783136527</text:p>
          </table:table-cell>
          <table:table-cell table:number-columns-repeated="6"/>
          <table:table-cell office:value-type="float" office:value="0.279468" calcext:value-type="float">
            <text:p>0.28</text:p>
          </table:table-cell>
          <table:table-cell office:value-type="float" office:value="0.940734" calcext:value-type="float">
            <text:p>0.940734</text:p>
          </table:table-cell>
          <table:table-cell/>
          <table:table-cell office:value-type="float" office:value="754.893" calcext:value-type="float">
            <text:p>754.893</text:p>
          </table:table-cell>
        </table:table-row>
        <table:table-row table:style-name="ro1">
          <table:table-cell table:number-columns-repeated="9"/>
          <table:table-cell office:value-type="float" office:value="0.289468" calcext:value-type="float">
            <text:p>0.29</text:p>
          </table:table-cell>
          <table:table-cell office:value-type="float" office:value="0.930734" calcext:value-type="float">
            <text:p>0.930734</text:p>
          </table:table-cell>
          <table:table-cell/>
          <table:table-cell office:value-type="float" office:value="642.375" calcext:value-type="float">
            <text:p>642.375</text:p>
          </table:table-cell>
        </table:table-row>
        <table:table-row table:style-name="ro1">
          <table:table-cell table:number-columns-repeated="9"/>
          <table:table-cell office:value-type="float" office:value="0.299468" calcext:value-type="float">
            <text:p>0.30</text:p>
          </table:table-cell>
          <table:table-cell office:value-type="float" office:value="0.920734" calcext:value-type="float">
            <text:p>0.920734</text:p>
          </table:table-cell>
          <table:table-cell/>
          <table:table-cell office:value-type="float" office:value="558.371" calcext:value-type="float">
            <text:p>558.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number-style style:name="N119">
      <number:number number:decimal-places="7" loext:min-decimal-places="7" number:min-integer-digits="1"/>
    </number:number-style>
    <number:number-style style:name="N12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22:33:43.991062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0:29:32.455045333</meta:creation-date>
    <dc:date>2020-09-18T22:52:31.029666783</dc:date>
    <meta:editing-duration>P1DT18H38M26S</meta:editing-duration>
    <meta:editing-cycles>56</meta:editing-cycles>
    <meta:generator>LibreOffice/6.4.5.2$Linux_X86_64 LibreOffice_project/40$Build-2</meta:generator>
    <meta:document-statistic meta:table-count="2" meta:cell-count="4751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Q1:'single 9.9'.Q210" chart:data-source-has-labels="row" svg:x="0.32cm" svg:y="0.18cm" svg:width="15.36cm" svg:height="8.64cm">
          <chartooo:coordinate-region svg:x="1.047cm" svg:y="0.301cm" svg:width="14.563cm" svg:height="7.51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Q2:'single 9.9'.Q210" chart:label-cell-address="'single 9.9'.Q1:'single 9.9'.Q1" chart:class="chart:line">
            <chart:data-point chart:repeated="20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ta</text:p>
                <draw:g>
                  <svg:desc>'single 9.9'.Q1:'single 9.9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1262">
                <text:p>0.111262</text:p>
                <draw:g>
                  <svg:desc>'single 9.9'.Q2:'single 9.9'.Q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461">
                <text:p>0.12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2436">
                <text:p>0.122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9723">
                <text:p>0.129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26241">
                <text:p>0.09262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18973">
                <text:p>0.0818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34194">
                <text:p>0.0834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1302">
                <text:p>0.1113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4659">
                <text:p>0.124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2487">
                <text:p>0.122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978">
                <text:p>0.12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26679">
                <text:p>0.0926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19388">
                <text:p>0.08193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34646">
                <text:p>0.0834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1366">
                <text:p>0.111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4736">
                <text:p>0.124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2568">
                <text:p>0.122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9873">
                <text:p>0.1298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7383">
                <text:p>0.0927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20054">
                <text:p>0.08200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5372">
                <text:p>0.08353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147">
                <text:p>0.11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486">
                <text:p>0.12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2699">
                <text:p>0.122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0021">
                <text:p>0.130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28514">
                <text:p>0.09285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21124">
                <text:p>0.0821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36538">
                <text:p>0.08365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1636">
                <text:p>0.1116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2681">
                <text:p>0.1226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4335">
                <text:p>0.104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0151">
                <text:p>0.100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2849">
                <text:p>0.06428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11506">
                <text:p>0.05115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73607">
                <text:p>0.0473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7938">
                <text:p>0.057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94193">
                <text:p>0.05941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50231">
                <text:p>0.0550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49546">
                <text:p>0.05495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1025">
                <text:p>0.0381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1551">
                <text:p>0.03315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35858">
                <text:p>0.03358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46261">
                <text:p>0.04462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08004">
                <text:p>0.05080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01247">
                <text:p>0.05012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40738">
                <text:p>0.0540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91615">
                <text:p>0.03916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60598">
                <text:p>0.03605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79265">
                <text:p>0.03792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33665">
                <text:p>0.05336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34186">
                <text:p>0.06341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4104">
                <text:p>0.06841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8426">
                <text:p>0.07984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32635">
                <text:p>0.06326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06741">
                <text:p>0.06067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82189">
                <text:p>0.06821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97234">
                <text:p>0.0972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233">
                <text:p>0.112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032">
                <text:p>0.11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938">
                <text:p>0.119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68391">
                <text:p>0.08683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7347">
                <text:p>0.0773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03836">
                <text:p>0.08038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3791">
                <text:p>0.1137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0131">
                <text:p>0.1301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8236">
                <text:p>0.1282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6292">
                <text:p>0.1362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76383">
                <text:p>0.09763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66365">
                <text:p>0.08663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85791">
                <text:p>0.08857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866">
                <text:p>0.118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33466">
                <text:p>0.1334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1734">
                <text:p>0.1317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0249">
                <text:p>0.1402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0654">
                <text:p>0.100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94826">
                <text:p>0.08948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916725">
                <text:p>0.0916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3063">
                <text:p>0.1230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8726">
                <text:p>0.1387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7246">
                <text:p>0.137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6476">
                <text:p>0.1464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5393">
                <text:p>0.1053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939476">
                <text:p>0.09394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65177">
                <text:p>0.09651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9948">
                <text:p>0.129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6936">
                <text:p>0.1469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5831">
                <text:p>0.1458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6154">
                <text:p>0.156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2743">
                <text:p>0.1127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0856">
                <text:p>0.100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3995">
                <text:p>0.1039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0545">
                <text:p>0.1405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9536">
                <text:p>0.1595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8968">
                <text:p>0.1589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70915">
                <text:p>0.1709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23914">
                <text:p>0.1239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1319">
                <text:p>0.1113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5276">
                <text:p>0.115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6467">
                <text:p>0.1564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78386">
                <text:p>0.1783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8531">
                <text:p>0.1785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2791">
                <text:p>0.1927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0384">
                <text:p>0.1403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6662">
                <text:p>0.1266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31725">
                <text:p>0.131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79544">
                <text:p>0.1795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05534">
                <text:p>0.2055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06519">
                <text:p>0.206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3868">
                <text:p>0.2238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63611">
                <text:p>0.1636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48131">
                <text:p>0.1481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4556">
                <text:p>0.1545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1303">
                <text:p>0.2113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42566">
                <text:p>0.2425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44343">
                <text:p>0.2443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65463">
                <text:p>0.2654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94387">
                <text:p>0.1943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6281">
                <text:p>0.1762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4168">
                <text:p>0.1841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52032">
                <text:p>0.2520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89505">
                <text:p>0.2895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91711">
                <text:p>0.2917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16908">
                <text:p>0.3169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1965">
                <text:p>0.2319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10204">
                <text:p>0.2102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19372">
                <text:p>0.2193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99786">
                <text:p>0.2997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43765">
                <text:p>0.3437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99801">
                <text:p>0.2998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77322">
                <text:p>0.2773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77622">
                <text:p>0.1776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51634">
                <text:p>0.1516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3209">
                <text:p>0.1632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45929">
                <text:p>0.2459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17346">
                <text:p>0.3173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7152">
                <text:p>0.3571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32874">
                <text:p>0.4328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14761">
                <text:p>0.3147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83247">
                <text:p>0.2832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93445">
                <text:p>0.2934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9797">
                <text:p>0.397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52776">
                <text:p>0.4527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51635">
                <text:p>0.4516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85484">
                <text:p>0.4854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1474">
                <text:p>0.3514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1491">
                <text:p>0.314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24843">
                <text:p>0.3248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38675">
                <text:p>0.4386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96993">
                <text:p>0.4969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3699">
                <text:p>0.4936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28558">
                <text:p>0.5285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1916">
                <text:p>0.3319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55655">
                <text:p>0.2556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29995">
                <text:p>0.2299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76365">
                <text:p>0.2763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84143">
                <text:p>0.2841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60399">
                <text:p>0.2603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60093">
                <text:p>0.2600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82113">
                <text:p>0.1821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8525">
                <text:p>0.1585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9801">
                <text:p>0.1598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11746">
                <text:p>0.2117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37807">
                <text:p>0.2378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37987">
                <text:p>0.2379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62068">
                <text:p>0.2620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88075">
                <text:p>0.1880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5567">
                <text:p>0.1655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7107">
                <text:p>0.1671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23905">
                <text:p>0.2239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51129">
                <text:p>0.2511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43075">
                <text:p>0.2430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4582">
                <text:p>0.245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1988">
                <text:p>0.171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49648">
                <text:p>0.1496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50327">
                <text:p>0.1503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94438">
                <text:p>0.1944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1181">
                <text:p>0.211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03259">
                <text:p>0.2032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1651">
                <text:p>0.216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49992">
                <text:p>0.1499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28431">
                <text:p>0.1284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26613">
                <text:p>0.1266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3206">
                <text:p>0.1632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74639">
                <text:p>0.1746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6287">
                <text:p>0.162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63131">
                <text:p>0.1631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11747">
                <text:p>0.1117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945158">
                <text:p>0.09451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909712">
                <text:p>0.09097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15824">
                <text:p>0.1158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23412">
                <text:p>0.1234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13771">
                <text:p>0.1137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08605">
                <text:p>0.1086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99217">
                <text:p>0.06992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56868">
                <text:p>0.05568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515144">
                <text:p>0.05151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15731">
                <text:p>0.06157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04222">
                <text:p>0.06042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19886">
                <text:p>0.05198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83161">
                <text:p>0.04831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00458">
                <text:p>0.03004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27479">
                <text:p>0.02274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00351">
                <text:p>0.02003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33778">
                <text:p>0.02337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33103">
                <text:p>0.02331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03831">
                <text:p>0.02038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90064">
                <text:p>0.01900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single 9.9'.R2:'single 9.9'.R200" svg:x="0.32cm" svg:y="0.177cm" svg:width="15.359cm" svg:height="8.639cm">
          <chartooo:coordinate-region svg:x="2.053cm" svg:y="0.376cm" svg:width="13.346cm" svg:height="7.7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single 9.9'.R2:'single 9.9'.R200" chart:class="chart:scatter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66233">
                <text:p>0.000066233</text:p>
                <draw:g>
                  <svg:desc>'single 9.9'.R2:'single 9.9'.R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793748">
                <text:p>0.0000793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834515">
                <text:p>0.0000834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946101">
                <text:p>0.0000946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722832">
                <text:p>0.0000722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683872">
                <text:p>0.0000683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745352">
                <text:p>0.0000745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0641">
                <text:p>0.00010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27523">
                <text:p>0.0001275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34072">
                <text:p>0.000134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51998">
                <text:p>0.000151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16127">
                <text:p>0.000116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09867">
                <text:p>0.000109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19743">
                <text:p>0.000119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7095">
                <text:p>0.00017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04865">
                <text:p>0.0002048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15383">
                <text:p>0.000215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44178">
                <text:p>0.000244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86551">
                <text:p>0.000186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76492">
                <text:p>0.000176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92354">
                <text:p>0.000192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74608">
                <text:p>0.000274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29083">
                <text:p>0.0003290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345972">
                <text:p>0.000345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392218">
                <text:p>0.0003922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99647">
                <text:p>0.0002996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83483">
                <text:p>0.000283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308954">
                <text:p>0.0003089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441055">
                <text:p>0.000441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518523">
                <text:p>0.0005185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472">
                <text:p>0.0004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484847">
                <text:p>0.0004848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33044">
                <text:p>0.0003330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83584">
                <text:p>0.000283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80974">
                <text:p>0.0002809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67802">
                <text:p>0.000367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403625">
                <text:p>0.000403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99899">
                <text:p>0.00039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27328">
                <text:p>0.0004273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16968">
                <text:p>0.000316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95046">
                <text:p>0.0002950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319702">
                <text:p>0.0003197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54377">
                <text:p>0.0004543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553198">
                <text:p>0.000553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583792">
                <text:p>0.0005837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673502">
                <text:p>0.0006735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521607">
                <text:p>0.0005216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513507">
                <text:p>0.0005135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577421">
                <text:p>0.0005774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868436">
                <text:p>0.0008684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10288">
                <text:p>0.001102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27074">
                <text:p>0.001270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58364">
                <text:p>0.00158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33928">
                <text:p>0.00133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37087">
                <text:p>0.00137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64388">
                <text:p>0.001643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49942">
                <text:p>0.002499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08155">
                <text:p>0.003081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323161">
                <text:p>0.003231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73144">
                <text:p>0.003731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89582">
                <text:p>0.002895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7521">
                <text:p>0.00275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04983">
                <text:p>0.003049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59567">
                <text:p>0.004595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560007">
                <text:p>0.005600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588294">
                <text:p>0.005882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6638">
                <text:p>0.00666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508652">
                <text:p>0.005086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480762">
                <text:p>0.004807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523429">
                <text:p>0.00523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746432">
                <text:p>0.007464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893453">
                <text:p>0.008934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938125">
                <text:p>0.00938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06209">
                <text:p>0.01062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810252">
                <text:p>0.008102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65369">
                <text:p>0.007653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32769">
                <text:p>0.008327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8676">
                <text:p>0.01186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1949">
                <text:p>0.01419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48932">
                <text:p>0.01489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68474">
                <text:p>0.0168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8413">
                <text:p>0.01284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1187">
                <text:p>0.0121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31728">
                <text:p>0.01317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87525">
                <text:p>0.0187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24046">
                <text:p>0.02240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34786">
                <text:p>0.02347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65255">
                <text:p>0.0265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01908">
                <text:p>0.02019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90271">
                <text:p>0.01902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06504">
                <text:p>0.02065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93494">
                <text:p>0.0293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50048">
                <text:p>0.03500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66154">
                <text:p>0.03661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12866">
                <text:p>0.04128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13618">
                <text:p>0.03136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94896">
                <text:p>0.02948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19315">
                <text:p>0.03193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52715">
                <text:p>0.0452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38549">
                <text:p>0.05385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61787">
                <text:p>0.05617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31625">
                <text:p>0.0631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78326">
                <text:p>0.04783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48327">
                <text:p>0.04483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83806">
                <text:p>0.0483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83483">
                <text:p>0.06834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10029">
                <text:p>0.08100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41661">
                <text:p>0.08416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942394">
                <text:p>0.09423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10592">
                <text:p>0.07105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6302">
                <text:p>0.0663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12116">
                <text:p>0.07121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0108">
                <text:p>0.1001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8034">
                <text:p>0.1180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2199">
                <text:p>0.121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35834">
                <text:p>0.1358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1835">
                <text:p>0.1018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44525">
                <text:p>0.09445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0824">
                <text:p>0.1008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40837">
                <text:p>0.1408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4974">
                <text:p>0.1649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9358">
                <text:p>0.1693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87279">
                <text:p>0.1872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39413">
                <text:p>0.1394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8375">
                <text:p>0.128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36028">
                <text:p>0.1360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88591">
                <text:p>0.1885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19234">
                <text:p>0.2192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04712">
                <text:p>0.2047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03804">
                <text:p>0.2038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8892">
                <text:p>0.1388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22621">
                <text:p>0.1226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1826">
                <text:p>0.1318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3153">
                <text:p>0.1931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39988">
                <text:p>0.2399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60131">
                <text:p>0.2601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03246">
                <text:p>0.3032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2209">
                <text:p>0.222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01418">
                <text:p>0.2014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101">
                <text:p>0.21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6774">
                <text:p>0.2867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28245">
                <text:p>0.3282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29283">
                <text:p>0.3292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5856">
                <text:p>0.3558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58922">
                <text:p>0.2589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33081">
                <text:p>0.2330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41498">
                <text:p>0.2414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27479">
                <text:p>0.3274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2462">
                <text:p>0.3724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1346">
                <text:p>0.3713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9893">
                <text:p>0.398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66665">
                <text:p>0.2666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19325">
                <text:p>0.2193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09277">
                <text:p>0.2092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64348">
                <text:p>0.2643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83269">
                <text:p>0.2832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68661">
                <text:p>0.2686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7638">
                <text:p>0.276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96079">
                <text:p>0.1960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72615">
                <text:p>0.1726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75551">
                <text:p>0.1755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34289">
                <text:p>0.2342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63918">
                <text:p>0.2639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63177">
                <text:p>0.2631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86333">
                <text:p>0.286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05762">
                <text:p>0.2057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82042">
                <text:p>0.1820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84977">
                <text:p>0.1849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48118">
                <text:p>0.2481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7886">
                <text:p>0.278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72249">
                <text:p>0.2722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81252">
                <text:p>0.2812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98843">
                <text:p>0.1988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4502">
                <text:p>0.1745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6622">
                <text:p>0.1766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3175">
                <text:p>0.231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55724">
                <text:p>0.2557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8133">
                <text:p>0.2481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64137">
                <text:p>0.2641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5475">
                <text:p>0.1854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61073">
                <text:p>0.1610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61068">
                <text:p>0.1610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0719">
                <text:p>0.2107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29822">
                <text:p>0.2298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18987">
                <text:p>0.2189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24405">
                <text:p>0.2244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6347">
                <text:p>0.1563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4628">
                <text:p>0.1346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32516">
                <text:p>0.1325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71868">
                <text:p>0.1718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86726">
                <text:p>0.1867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76397">
                <text:p>0.1763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75084">
                <text:p>0.1750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17089">
                <text:p>0.1170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968297">
                <text:p>0.09682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926767">
                <text:p>0.09267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15063">
                <text:p>0.1150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18036">
                <text:p>0.1180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06045">
                <text:p>0.1060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N1:'single 9.9'.N212" chart:data-source-has-labels="row" svg:x="0.32cm" svg:y="0.18cm" svg:width="15.36cm" svg:height="8.64cm">
          <chartooo:coordinate-region svg:x="1.047cm" svg:y="0.379cm" svg:width="14.633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N2:'single 9.9'.N212" chart:label-cell-address="'single 9.9'.N1:'single 9.9'.N1" chart:class="chart:line">
            <chart:data-point chart:repeated="2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es</text:p>
                <draw:g>
                  <svg:desc>'single 9.9'.N1:'single 9.9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9.9'.N2:'single 9.9'.N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2985">
                <text:p>0.000012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647141">
                <text:p>0.0000647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93147">
                <text:p>0.000193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61309">
                <text:p>0.000461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978165">
                <text:p>0.000978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91447">
                <text:p>0.00191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53993">
                <text:p>0.00353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25489">
                <text:p>0.00625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7194">
                <text:p>0.0107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9079">
                <text:p>0.0179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93711">
                <text:p>0.02937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76259">
                <text:p>0.0476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62246">
                <text:p>0.0762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0434">
                <text:p>0.120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9028">
                <text:p>0.1890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3076">
                <text:p>0.293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942">
                <text:p>0.44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74317">
                <text:p>0.674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7554">
                <text:p>0.9675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0351">
                <text:p>1.30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5048">
                <text:p>1.65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7894">
                <text:p>1.978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7813">
                <text:p>1.278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672">
                <text:p>2.56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0274">
                <text:p>0.870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4871">
                <text:p>0.204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397">
                <text:p>0.5273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7288">
                <text:p>3.872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9929">
                <text:p>2.19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64689">
                <text:p>-0.464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145">
                <text:p>-2.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81227">
                <text:p>-2.812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48306">
                <text:p>-2.48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18071">
                <text:p>0.818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92553">
                <text:p>-2.925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8781">
                <text:p>0.3087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50923">
                <text:p>-1.50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36542">
                <text:p>-4.365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23618">
                <text:p>-3.236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13499">
                <text:p>-4.134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.05436">
                <text:p>-6.05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799676">
                <text:p>0.007996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97017">
                <text:p>-2.970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97402">
                <text:p>-1.974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9314">
                <text:p>1.99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.0703">
                <text:p>-11.07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6519">
                <text:p>1.865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77761">
                <text:p>3.777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7423">
                <text:p>2.674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43785">
                <text:p>-1.43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3956">
                <text:p>1.43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69509">
                <text:p>-1.695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827614">
                <text:p>-0.8276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63475">
                <text:p>-0.9634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9595">
                <text:p>3.895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4975">
                <text:p>1.749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0189">
                <text:p>1.601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546">
                <text:p>3.45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0569">
                <text:p>2.305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5586">
                <text:p>1.155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00587">
                <text:p>5.005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.14345">
                <text:p>-4.14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13693">
                <text:p>0.7136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429692">
                <text:p>-0.4296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2705">
                <text:p>1.427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5425">
                <text:p>0.2854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852654">
                <text:p>-0.852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85261">
                <text:p>-0.9852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.11305">
                <text:p>-4.113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62936">
                <text:p>0.7629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0579">
                <text:p>0.6405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79743">
                <text:p>-0.4797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0382">
                <text:p>1.403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9274">
                <text:p>2.29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81487">
                <text:p>-3.814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14823">
                <text:p>0.0814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3061">
                <text:p>0.983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8795">
                <text:p>1.887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97308">
                <text:p>0.7973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0952">
                <text:p>3.709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36852">
                <text:p>-2.368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58727">
                <text:p>0.5587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9882">
                <text:p>0.4898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57812">
                <text:p>-3.578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7351">
                <text:p>0.3573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9808">
                <text:p>1.298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43745">
                <text:p>0.2437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9253">
                <text:p>2.192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4238">
                <text:p>2.142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16911">
                <text:p>0.09169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4251">
                <text:p>2.04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9381">
                <text:p>1.993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591">
                <text:p>0.945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00606">
                <text:p>0.9006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42939">
                <text:p>-0.1429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8382">
                <text:p>-0.183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7735">
                <text:p>0.777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38228">
                <text:p>0.7382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9608">
                <text:p>1.696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5425">
                <text:p>1.654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17592">
                <text:p>0.6175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8629">
                <text:p>1.586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445172">
                <text:p>-0.4451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2409">
                <text:p>3.524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87605">
                <text:p>0.4876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45399">
                <text:p>2.453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21839">
                <text:p>0.4218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91305">
                <text:p>0.3913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62455">
                <text:p>0.3624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667295">
                <text:p>-0.6672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00325">
                <text:p>0.3003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74735">
                <text:p>0.2747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56806">
                <text:p>0.2568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3761">
                <text:p>1.237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2048">
                <text:p>1.220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79799">
                <text:p>-1.797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80846">
                <text:p>-2.808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813976">
                <text:p>-0.8139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.8192">
                <text:p>-2.81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8482">
                <text:p>1.184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0862">
                <text:p>2.208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4954">
                <text:p>1.249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93393">
                <text:p>0.2933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3581">
                <text:p>1.335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62709">
                <text:p>-2.627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0829">
                <text:p>1.408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44438">
                <text:p>3.444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8165">
                <text:p>4.481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483013">
                <text:p>-0.4830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7201">
                <text:p>0.5472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7595">
                <text:p>1.575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01345">
                <text:p>0.6013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62005">
                <text:p>1.620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63028">
                <text:p>1.630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3956">
                <text:p>1.639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45449">
                <text:p>0.6454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351518">
                <text:p>-0.3515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5006">
                <text:p>1.650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5234">
                <text:p>1.652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34475">
                <text:p>-1.344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65712">
                <text:p>1.657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59567">
                <text:p>0.6595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6608">
                <text:p>1.66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5237">
                <text:p>0.6652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32514">
                <text:p>-2.325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89146">
                <text:p>0.6891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29161">
                <text:p>-2.291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73327">
                <text:p>1.733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240847">
                <text:p>-0.2408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214862">
                <text:p>-0.2148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15954">
                <text:p>0.8159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5432">
                <text:p>1.854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10029">
                <text:p>-3.100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5087">
                <text:p>-1.050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0076">
                <text:p>1.000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5203">
                <text:p>1.052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01455">
                <text:p>0.1014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15318">
                <text:p>5.153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78953">
                <text:p>-2.789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65886">
                <text:p>0.2658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1959">
                <text:p>3.319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37807">
                <text:p>2.378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43236">
                <text:p>1.432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48087">
                <text:p>2.480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2618">
                <text:p>1.526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57442">
                <text:p>2.57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2391">
                <text:p>2.623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323296">
                <text:p>-0.3232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2888">
                <text:p>1.728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78583">
                <text:p>0.7785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22266">
                <text:p>0.8222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65658">
                <text:p>0.8656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882206">
                <text:p>-0.08822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60119">
                <text:p>0.9601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99437">
                <text:p>-1.994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06602">
                <text:p>3.066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12426">
                <text:p>2.124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75096">
                <text:p>0.1750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22835">
                <text:p>2.228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8876">
                <text:p>1.288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5488">
                <text:p>3.354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1326">
                <text:p>2.413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49228">
                <text:p>1.492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7218">
                <text:p>1.572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65358">
                <text:p>2.653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73614">
                <text:p>2.73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3267">
                <text:p>3.832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5041">
                <text:p>2.950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8841">
                <text:p>1.088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25228">
                <text:p>2.252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573087">
                <text:p>-0.5730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61026">
                <text:p>3.610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17687">
                <text:p>0.8176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8603">
                <text:p>2.086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1079">
                <text:p>1.410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80771">
                <text:p>3.807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28091">
                <text:p>3.280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85189">
                <text:p>3.851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51959">
                <text:p>-1.519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.79965">
                <text:p>-2.799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6081">
                <text:p>3.060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10103">
                <text:p>3.101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67cm" svg:height="8.194cm" xlink:href="." xlink:type="simple" chart:class="chart:line" chart:style-name="ch1">
        <chart:plot-area chart:style-name="ch2" chart:data-source-has-labels="both" svg:x="0.291cm" svg:y="0.163cm" svg:width="13.985cm" svg:height="7.868cm">
          <chartooo:coordinate-region svg:x="1.468cm" svg:y="0.284cm" svg:width="12.808cm" svg:height="6.744cm"/>
          <chart:axis chart:dimension="x" chart:name="primary-x" chart:style-name="ch3" chartooo:axis-type="text">
            <chart:categories table:cell-range-address="local-table.$A$2:.$A$15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159" chart:label-cell-address="local-table.$B$1" chart:class="chart:line">
            <chart:data-point chart:repeated="158"/>
          </chart:series>
          <chart:series chart:style-name="ch6" chart:values-cell-range-address="local-table.$C$2:.$C$159" chart:label-cell-address="local-table.$C$1" chart:class="chart:line">
            <chart:data-point chart:repeated="1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pred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29835">
                <text:p>0.0229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376392">
                <text:p>0.0376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147999">
                <text:p>0.147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58523">
                <text:p>0.458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937292">
                <text:p>0.937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.68155">
                <text:p>1.68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.8769">
                <text:p>2.8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4.87713">
                <text:p>4.87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8.22086">
                <text:p>8.22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12.4821">
                <text:p>12.4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18.0876">
                <text:p>18.0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25.858">
                <text:p>25.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38.8319">
                <text:p>38.8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59.921">
                <text:p>59.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91.2764">
                <text:p>91.2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138.779">
                <text:p>138.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199.086">
                <text:p>199.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">
                <text:p>446</text:p>
              </table:table-cell>
              <table:table-cell office:value-type="float" office:value="276.27">
                <text:p>276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">
                <text:p>589</text:p>
              </table:table-cell>
              <table:table-cell office:value-type="float" office:value="379.585">
                <text:p>379.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">
                <text:p>726</text:p>
              </table:table-cell>
              <table:table-cell office:value-type="float" office:value="533.518">
                <text:p>533.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5">
                <text:p>855</text:p>
              </table:table-cell>
              <table:table-cell office:value-type="float" office:value="736.056">
                <text:p>736.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8">
                <text:p>1008</text:p>
              </table:table-cell>
              <table:table-cell office:value-type="float" office:value="958.155">
                <text:p>958.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6">
                <text:p>1206</text:p>
              </table:table-cell>
              <table:table-cell office:value-type="float" office:value="1197.21">
                <text:p>1197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6">
                <text:p>1306</text:p>
              </table:table-cell>
              <table:table-cell office:value-type="float" office:value="1390.11">
                <text:p>1390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1">
                <text:p>1411</text:p>
              </table:table-cell>
              <table:table-cell office:value-type="float" office:value="1552.37">
                <text:p>1552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  <table:table-cell office:value-type="float" office:value="1716.04">
                <text:p>1716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1909.76">
                <text:p>1909.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9">
                <text:p>2289</text:p>
              </table:table-cell>
              <table:table-cell office:value-type="float" office:value="2161.37">
                <text:p>2161.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9">
                <text:p>2649</text:p>
              </table:table-cell>
              <table:table-cell office:value-type="float" office:value="2425.96">
                <text:p>2425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9">
                <text:p>2969</text:p>
              </table:table-cell>
              <table:table-cell office:value-type="float" office:value="2709.7">
                <text:p>2709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98">
                <text:p>3198</text:p>
              </table:table-cell>
              <table:table-cell office:value-type="float" office:value="2902.22">
                <text:p>2902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6">
                <text:p>3346</text:p>
              </table:table-cell>
              <table:table-cell office:value-type="float" office:value="3097.86">
                <text:p>3097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45">
                <text:p>3645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78">
                <text:p>3978</text:p>
              </table:table-cell>
              <table:table-cell office:value-type="float" office:value="3588.56">
                <text:p>3588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45">
                <text:p>4245</text:p>
              </table:table-cell>
              <table:table-cell office:value-type="float" office:value="3892.4">
                <text:p>3892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7">
                <text:p>4467</text:p>
              </table:table-cell>
              <table:table-cell office:value-type="float" office:value="4179.94">
                <text:p>4179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85">
                <text:p>4685</text:p>
              </table:table-cell>
              <table:table-cell office:value-type="float" office:value="4440.6">
                <text:p>444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0">
                <text:p>4810</text:p>
              </table:table-cell>
              <table:table-cell office:value-type="float" office:value="4659.09">
                <text:p>4659.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11">
                <text:p>4911</text:p>
              </table:table-cell>
              <table:table-cell office:value-type="float" office:value="4828.45">
                <text:p>4828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8">
                <text:p>5128</text:p>
              </table:table-cell>
              <table:table-cell office:value-type="float" office:value="4994.6">
                <text:p>4994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9">
                <text:p>5329</text:p>
              </table:table-cell>
              <table:table-cell office:value-type="float" office:value="5211.76">
                <text:p>5211.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9">
                <text:p>5549</text:p>
              </table:table-cell>
              <table:table-cell office:value-type="float" office:value="5431.28">
                <text:p>5431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63">
                <text:p>5763</text:p>
              </table:table-cell>
              <table:table-cell office:value-type="float" office:value="5641.05">
                <text:p>5641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83">
                <text:p>5883</text:p>
              </table:table-cell>
              <table:table-cell office:value-type="float" office:value="5857.38">
                <text:p>5857.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7">
                <text:p>5967</text:p>
              </table:table-cell>
              <table:table-cell office:value-type="float" office:value="5990.06">
                <text:p>5990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36">
                <text:p>6036</text:p>
              </table:table-cell>
              <table:table-cell office:value-type="float" office:value="6108.18">
                <text:p>6108.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78">
                <text:p>6078</text:p>
              </table:table-cell>
              <table:table-cell office:value-type="float" office:value="6214.34">
                <text:p>6214.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36">
                <text:p>6236</text:p>
              </table:table-cell>
              <table:table-cell office:value-type="float" office:value="6324.08">
                <text:p>6324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80">
                <text:p>6380</text:p>
              </table:table-cell>
              <table:table-cell office:value-type="float" office:value="6477.67">
                <text:p>6477.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75">
                <text:p>6475</text:p>
              </table:table-cell>
              <table:table-cell office:value-type="float" office:value="6589.24">
                <text:p>6589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03">
                <text:p>6603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59">
                <text:p>6659</text:p>
              </table:table-cell>
              <table:table-cell office:value-type="float" office:value="6762.73">
                <text:p>6762.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16">
                <text:p>6716</text:p>
              </table:table-cell>
              <table:table-cell office:value-type="float" office:value="6830.04">
                <text:p>6830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37">
                <text:p>6837</text:p>
              </table:table-cell>
              <table:table-cell office:value-type="float" office:value="6889.42">
                <text:p>6889.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7">
                <text:p>6957</text:p>
              </table:table-cell>
              <table:table-cell office:value-type="float" office:value="6975.91">
                <text:p>6975.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72">
                <text:p>7072</text:p>
              </table:table-cell>
              <table:table-cell office:value-type="float" office:value="7068.89">
                <text:p>7068.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3">
                <text:p>7153</text:p>
              </table:table-cell>
              <table:table-cell office:value-type="float" office:value="7158.18">
                <text:p>7158.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38">
                <text:p>7238</text:p>
              </table:table-cell>
              <table:table-cell office:value-type="float" office:value="7239.39">
                <text:p>7239.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96">
                <text:p>7296</text:p>
              </table:table-cell>
              <table:table-cell office:value-type="float" office:value="7299.86">
                <text:p>7299.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6">
                <text:p>7326</text:p>
              </table:table-cell>
              <table:table-cell office:value-type="float" office:value="7352.83">
                <text:p>7352.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91">
                <text:p>7391</text:p>
              </table:table-cell>
              <table:table-cell office:value-type="float" office:value="7400.21">
                <text:p>7400.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34">
                <text:p>7434</text:p>
              </table:table-cell>
              <table:table-cell office:value-type="float" office:value="7462.28">
                <text:p>7462.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5">
                <text:p>7495</text:p>
              </table:table-cell>
              <table:table-cell office:value-type="float" office:value="7527.92">
                <text:p>7527.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48">
                <text:p>7548</text:p>
              </table:table-cell>
              <table:table-cell office:value-type="float" office:value="7584.94">
                <text:p>7584.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2">
                <text:p>7572</text:p>
              </table:table-cell>
              <table:table-cell office:value-type="float" office:value="7651.95">
                <text:p>7651.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95">
                <text:p>7595</text:p>
              </table:table-cell>
              <table:table-cell office:value-type="float" office:value="7693.21">
                <text:p>7693.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19">
                <text:p>7619</text:p>
              </table:table-cell>
              <table:table-cell office:value-type="float" office:value="7728.07">
                <text:p>7728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08">
                <text:p>7708</text:p>
              </table:table-cell>
              <table:table-cell office:value-type="float" office:value="7759.65">
                <text:p>7759.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85">
                <text:p>7785</text:p>
              </table:table-cell>
              <table:table-cell office:value-type="float" office:value="7806.15">
                <text:p>7806.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63">
                <text:p>7863</text:p>
              </table:table-cell>
              <table:table-cell office:value-type="float" office:value="7864.19">
                <text:p>7864.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20">
                <text:p>7920</text:p>
              </table:table-cell>
              <table:table-cell office:value-type="float" office:value="7925.15">
                <text:p>7925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66">
                <text:p>7966</text:p>
              </table:table-cell>
              <table:table-cell office:value-type="float" office:value="7993.24">
                <text:p>7993.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84">
                <text:p>7984</text:p>
              </table:table-cell>
              <table:table-cell office:value-type="float" office:value="8040.3">
                <text:p>8040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12">
                <text:p>8012</text:p>
              </table:table-cell>
              <table:table-cell office:value-type="float" office:value="8080.88">
                <text:p>8080.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5">
                <text:p>8065</text:p>
              </table:table-cell>
              <table:table-cell office:value-type="float" office:value="8122.77">
                <text:p>8122.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10">
                <text:p>8110</text:p>
              </table:table-cell>
              <table:table-cell office:value-type="float" office:value="8177.44">
                <text:p>8177.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8">
                <text:p>8158</text:p>
              </table:table-cell>
              <table:table-cell office:value-type="float" office:value="8235.88">
                <text:p>8235.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40">
                <text:p>8240</text:p>
              </table:table-cell>
              <table:table-cell office:value-type="float" office:value="8295.69">
                <text:p>8295.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95">
                <text:p>8295</text:p>
              </table:table-cell>
              <table:table-cell office:value-type="float" office:value="8356.04">
                <text:p>8356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44">
                <text:p>8344</text:p>
              </table:table-cell>
              <table:table-cell office:value-type="float" office:value="8397.63">
                <text:p>8397.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4">
                <text:p>8364</text:p>
              </table:table-cell>
              <table:table-cell office:value-type="float" office:value="8434.47">
                <text:p>8434.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75">
                <text:p>8475</text:p>
              </table:table-cell>
              <table:table-cell office:value-type="float" office:value="8470.92">
                <text:p>8470.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36">
                <text:p>8536</text:p>
              </table:table-cell>
              <table:table-cell office:value-type="float" office:value="8524.35">
                <text:p>8524.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8586.73">
                <text:p>8586.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43">
                <text:p>8643</text:p>
              </table:table-cell>
              <table:table-cell office:value-type="float" office:value="8645.32">
                <text:p>8645.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02">
                <text:p>8702</text:p>
              </table:table-cell>
              <table:table-cell office:value-type="float" office:value="8701.31">
                <text:p>8701.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79">
                <text:p>8779</text:p>
              </table:table-cell>
              <table:table-cell office:value-type="float" office:value="8745.81">
                <text:p>8745.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44">
                <text:p>8844</text:p>
              </table:table-cell>
              <table:table-cell office:value-type="float" office:value="8788.13">
                <text:p>8788.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1">
                <text:p>8891</text:p>
              </table:table-cell>
              <table:table-cell office:value-type="float" office:value="8832.59">
                <text:p>8832.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39">
                <text:p>8939</text:p>
              </table:table-cell>
              <table:table-cell office:value-type="float" office:value="8886.66">
                <text:p>8886.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75">
                <text:p>8975</text:p>
              </table:table-cell>
              <table:table-cell office:value-type="float" office:value="8941.29">
                <text:p>8941.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29">
                <text:p>9029</text:p>
              </table:table-cell>
              <table:table-cell office:value-type="float" office:value="8991.24">
                <text:p>8991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85">
                <text:p>9085</text:p>
              </table:table-cell>
              <table:table-cell office:value-type="float" office:value="9044.44">
                <text:p>9044.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19">
                <text:p>9119</text:p>
              </table:table-cell>
              <table:table-cell office:value-type="float" office:value="9086.46">
                <text:p>9086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57">
                <text:p>9157</text:p>
              </table:table-cell>
              <table:table-cell office:value-type="float" office:value="9125.39">
                <text:p>9125.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91">
                <text:p>9191</text:p>
              </table:table-cell>
              <table:table-cell office:value-type="float" office:value="9165.94">
                <text:p>9165.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53">
                <text:p>9253</text:p>
              </table:table-cell>
              <table:table-cell office:value-type="float" office:value="9215.1">
                <text:p>9215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27">
                <text:p>9327</text:p>
              </table:table-cell>
              <table:table-cell office:value-type="float" office:value="9270.59">
                <text:p>9270.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83">
                <text:p>9383</text:p>
              </table:table-cell>
              <table:table-cell office:value-type="float" office:value="9328.12">
                <text:p>9328.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18">
                <text:p>9418</text:p>
              </table:table-cell>
              <table:table-cell office:value-type="float" office:value="9388.17">
                <text:p>9388.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56">
                <text:p>9456</text:p>
              </table:table-cell>
              <table:table-cell office:value-type="float" office:value="9434.29">
                <text:p>9434.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17">
                <text:p>9517</text:p>
              </table:table-cell>
              <table:table-cell office:value-type="float" office:value="9476.95">
                <text:p>9476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86">
                <text:p>9586</text:p>
              </table:table-cell>
              <table:table-cell office:value-type="float" office:value="9523.79">
                <text:p>9523.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40">
                <text:p>9640</text:p>
              </table:table-cell>
              <table:table-cell office:value-type="float" office:value="9584.88">
                <text:p>9584.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13">
                <text:p>9713</text:p>
              </table:table-cell>
              <table:table-cell office:value-type="float" office:value="9650.78">
                <text:p>9650.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44">
                <text:p>9744</text:p>
              </table:table-cell>
              <table:table-cell office:value-type="float" office:value="9722.14">
                <text:p>9722.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7">
                <text:p>9827</text:p>
              </table:table-cell>
              <table:table-cell office:value-type="float" office:value="9793.38">
                <text:p>9793.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80">
                <text:p>9880</text:p>
              </table:table-cell>
              <table:table-cell office:value-type="float" office:value="9860.24">
                <text:p>9860.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13">
                <text:p>9913</text:p>
              </table:table-cell>
              <table:table-cell office:value-type="float" office:value="9925.62">
                <text:p>9925.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53">
                <text:p>9953</text:p>
              </table:table-cell>
              <table:table-cell office:value-type="float" office:value="9992.99">
                <text:p>9992.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0">
                <text:p>10000</text:p>
              </table:table-cell>
              <table:table-cell office:value-type="float" office:value="10077.1">
                <text:p>10077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51">
                <text:p>10051</text:p>
              </table:table-cell>
              <table:table-cell office:value-type="float" office:value="10168.7">
                <text:p>10168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69">
                <text:p>10169</text:p>
              </table:table-cell>
              <table:table-cell office:value-type="float" office:value="10255.1">
                <text:p>10255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95">
                <text:p>10295</text:p>
              </table:table-cell>
              <table:table-cell office:value-type="float" office:value="10353.3">
                <text:p>10353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37">
                <text:p>10337</text:p>
              </table:table-cell>
              <table:table-cell office:value-type="float" office:value="10441.5">
                <text:p>10441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87">
                <text:p>10387</text:p>
              </table:table-cell>
              <table:table-cell office:value-type="float" office:value="10512.9">
                <text:p>10512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12">
                <text:p>10412</text:p>
              </table:table-cell>
              <table:table-cell office:value-type="float" office:value="10580.3">
                <text:p>10580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39">
                <text:p>10539</text:p>
              </table:table-cell>
              <table:table-cell office:value-type="float" office:value="10652.6">
                <text:p>10652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66">
                <text:p>10666</text:p>
              </table:table-cell>
              <table:table-cell office:value-type="float" office:value="10745.8">
                <text:p>10745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59">
                <text:p>10759</text:p>
              </table:table-cell>
              <table:table-cell office:value-type="float" office:value="10845.4">
                <text:p>10845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27">
                <text:p>10927</text:p>
              </table:table-cell>
              <table:table-cell office:value-type="float" office:value="10942">
                <text:p>109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87">
                <text:p>11187</text:p>
              </table:table-cell>
              <table:table-cell office:value-type="float" office:value="11043.9">
                <text:p>11043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92">
                <text:p>11492</text:p>
              </table:table-cell>
              <table:table-cell office:value-type="float" office:value="11188.6">
                <text:p>11188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94">
                <text:p>11694</text:p>
              </table:table-cell>
              <table:table-cell office:value-type="float" office:value="11378.2">
                <text:p>11378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43">
                <text:p>11843</text:p>
              </table:table-cell>
              <table:table-cell office:value-type="float" office:value="11583.3">
                <text:p>11583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35">
                <text:p>11935</text:p>
              </table:table-cell>
              <table:table-cell office:value-type="float" office:value="11785.8">
                <text:p>11785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67">
                <text:p>12067</text:p>
              </table:table-cell>
              <table:table-cell office:value-type="float" office:value="11964.8">
                <text:p>11964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08">
                <text:p>12208</text:p>
              </table:table-cell>
              <table:table-cell office:value-type="float" office:value="12137.2">
                <text:p>12137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29">
                <text:p>12329</text:p>
              </table:table-cell>
              <table:table-cell office:value-type="float" office:value="12283.4">
                <text:p>12283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4">
                <text:p>12404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55">
                <text:p>12455</text:p>
              </table:table-cell>
              <table:table-cell office:value-type="float" office:value="12523.4">
                <text:p>12523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74">
                <text:p>12574</text:p>
              </table:table-cell>
              <table:table-cell office:value-type="float" office:value="12628">
                <text:p>126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03">
                <text:p>12703</text:p>
              </table:table-cell>
              <table:table-cell office:value-type="float" office:value="12742">
                <text:p>12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08">
                <text:p>12808</text:p>
              </table:table-cell>
              <table:table-cell office:value-type="float" office:value="12861.9">
                <text:p>12861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890">
                <text:p>12890</text:p>
              </table:table-cell>
              <table:table-cell office:value-type="float" office:value="12983.1">
                <text:p>12983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04">
                <text:p>13004</text:p>
              </table:table-cell>
              <table:table-cell office:value-type="float" office:value="13082">
                <text:p>130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063">
                <text:p>13063</text:p>
              </table:table-cell>
              <table:table-cell office:value-type="float" office:value="13181.4">
                <text:p>1318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127">
                <text:p>13127</text:p>
              </table:table-cell>
              <table:table-cell office:value-type="float" office:value="13267.4">
                <text:p>13267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30">
                <text:p>13230</text:p>
              </table:table-cell>
              <table:table-cell office:value-type="float" office:value="13356.3">
                <text:p>13356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64">
                <text:p>13364</text:p>
              </table:table-cell>
              <table:table-cell office:value-type="float" office:value="13457.1">
                <text:p>13457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01">
                <text:p>13501</text:p>
              </table:table-cell>
              <table:table-cell office:value-type="float" office:value="13567.1">
                <text:p>13567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31">
                <text:p>13631</text:p>
              </table:table-cell>
              <table:table-cell office:value-type="float" office:value="13686.8">
                <text:p>13686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44">
                <text:p>13744</text:p>
              </table:table-cell>
              <table:table-cell office:value-type="float" office:value="13798.3">
                <text:p>13798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834">
                <text:p>13834</text:p>
              </table:table-cell>
              <table:table-cell office:value-type="float" office:value="13901.7">
                <text:p>13901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987">
                <text:p>13987</text:p>
              </table:table-cell>
              <table:table-cell office:value-type="float" office:value="13996.5">
                <text:p>13996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13">
                <text:p>14213</text:p>
              </table:table-cell>
              <table:table-cell office:value-type="float" office:value="14125.7">
                <text:p>14125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59">
                <text:p>14459</text:p>
              </table:table-cell>
              <table:table-cell office:value-type="float" office:value="14311">
                <text:p>143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89">
                <text:p>14689</text:p>
              </table:table-cell>
              <table:table-cell office:value-type="float" office:value="14536.8">
                <text:p>14536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70">
                <text:p>14970</text:p>
              </table:table-cell>
              <table:table-cell office:value-type="float" office:value="14782.4">
                <text:p>14782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01">
                <text:p>15101</text:p>
              </table:table-cell>
              <table:table-cell office:value-type="float" office:value="15040.9">
                <text:p>15040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13">
                <text:p>15213</text:p>
              </table:table-cell>
              <table:table-cell office:value-type="float" office:value="15249.2">
                <text:p>15249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5">
                <text:p>15405</text:p>
              </table:table-cell>
              <table:table-cell office:value-type="float" office:value="15420.7">
                <text:p>15420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88">
                <text:p>15688</text:p>
              </table:table-cell>
              <table:table-cell office:value-type="float" office:value="15616.2">
                <text:p>15616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82">
                <text:p>15982</text:p>
              </table:table-cell>
              <table:table-cell office:value-type="float" office:value="15860.7">
                <text:p>15860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60">
                <text:p>16260</text:p>
              </table:table-cell>
              <table:table-cell office:value-type="float" office:value="16139">
                <text:p>1613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cm" svg:height="8.489cm" xlink:href="." xlink:type="simple" chart:class="chart:line" chart:style-name="ch1">
        <chart:title svg:x="6.944cm" svg:y="0.305cm" chart:style-name="ch2">
          <text:p>Reziduum 7</text:p>
        </chart:title>
        <chart:plot-area chart:style-name="ch3" chart:data-source-has-labels="both" svg:x="0.407cm" svg:y="1.252cm" svg:width="15.446cm" svg:height="7.065cm">
          <chartooo:coordinate-region svg:x="1.319cm" svg:y="1.451cm" svg:width="14.534cm" svg:height="6.667cm"/>
          <chart:axis chart:dimension="x" chart:name="primary-x" chart:style-name="ch4" chartooo:axis-type="text">
            <chart:categories table:cell-range-address="local-table.$A$2:.$A$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0" chart:label-cell-address="local-table.$B$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6.079">
                <text:p>-66.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4.4378">
                <text:p>-74.4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9.122">
                <text:p>-109.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8.25">
                <text:p>-138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1.473">
                <text:p>-191.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48.111">
                <text:p>-248.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8.686">
                <text:p>-258.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12.108">
                <text:p>-212.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2.971">
                <text:p>-162.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3.155">
                <text:p>-123.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58664">
                <text:p>-7.58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.546">
                <text:p>104.5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1086">
                <text:p>64.1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9349">
                <text:p>7.39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.2438">
                <text:p>-15.2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6.789">
                <text:p>-136.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8.843">
                <text:p>-228.8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19.274">
                <text:p>-319.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42.432">
                <text:p>-342.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27.037">
                <text:p>-527.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5.894">
                <text:p>-645.8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60.372">
                <text:p>-660.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4.624">
                <text:p>-624.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0.803">
                <text:p>-630.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67.323">
                <text:p>-567.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70.705">
                <text:p>-470.7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60.158">
                <text:p>-460.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91.158">
                <text:p>-391.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44.12">
                <text:p>-344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43.306">
                <text:p>-343.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29.463">
                <text:p>-229.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64.888">
                <text:p>-164.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2.733">
                <text:p>-102.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9703">
                <text:p>4.397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95573">
                <text:p>7.95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0976">
                <text:p>33.0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.119">
                <text:p>105.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.958">
                <text:p>105.9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.911">
                <text:p>146.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6.099">
                <text:p>166.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.9262">
                <text:p>98.92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.8834">
                <text:p>90.88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1436">
                <text:p>57.1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297">
                <text:p>42.2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.9138">
                <text:p>25.9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0447">
                <text:p>37.0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.3861">
                <text:p>24.38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.6506">
                <text:p>47.6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.8551">
                <text:p>58.8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4036">
                <text:p>65.40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7.713">
                <text:p>127.7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.418">
                <text:p>139.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5678">
                <text:p>88.56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7492">
                <text:p>58.74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9182">
                <text:p>30.9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3641">
                <text:p>35.36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.605">
                <text:p>46.6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.9824">
                <text:p>69.98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9612">
                <text:p>76.9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6206">
                <text:p>66.6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.6217">
                <text:p>81.6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.212">
                <text:p>101.2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.3119">
                <text:p>87.3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.6029">
                <text:p>95.6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.8414">
                <text:p>89.84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.538">
                <text:p>108.5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.1508">
                <text:p>36.15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1518">
                <text:p>23.1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353">
                <text:p>5.0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0494">
                <text:p>23.04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233">
                <text:p>13.2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9.9666">
                <text:p>-29.9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6.307">
                <text:p>-66.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8.2241">
                <text:p>-78.22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6.4565">
                <text:p>-76.45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0.8444">
                <text:p>-60.84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9.2847">
                <text:p>-69.28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5.0714">
                <text:p>-75.07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7.5343">
                <text:p>-67.5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7765">
                <text:p>-63.7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3.6928">
                <text:p>-53.6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4.3758">
                <text:p>-64.37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5.3362">
                <text:p>-85.33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6.6234">
                <text:p>-86.6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4.946">
                <text:p>-64.9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7.7446">
                <text:p>-57.7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5.1155">
                <text:p>-75.11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0.127">
                <text:p>-100.1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6.9788">
                <text:p>-96.9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3.145">
                <text:p>-103.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5.0351">
                <text:p>-65.03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5.9279">
                <text:p>-75.92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6.7548">
                <text:p>-66.75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2.4094">
                <text:p>-32.40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60936">
                <text:p>6.60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.4559">
                <text:p>58.45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7.257">
                <text:p>127.2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.785">
                <text:p>124.7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3.248">
                <text:p>133.2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7.354">
                <text:p>207.3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2.573">
                <text:p>262.5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8.577">
                <text:p>338.5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0.654">
                <text:p>320.6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5.814">
                <text:p>295.8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9.601">
                <text:p>309.6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0.229">
                <text:p>260.2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.9285">
                <text:p>75.9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71.394">
                <text:p>-171.3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37.071">
                <text:p>-337.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16.886">
                <text:p>-416.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24.254">
                <text:p>-424.2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84.299">
                <text:p>-484.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20.431">
                <text:p>-520.4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71.708">
                <text:p>-471.7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14.807">
                <text:p>-314.8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41.908">
                <text:p>-141.9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2.0513">
                <text:p>-52.05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80417">
                <text:p>-1.804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.8063">
                <text:p>65.80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.76">
                <text:p>153.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4.663">
                <text:p>194.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8.442">
                <text:p>268.4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8.842">
                <text:p>318.8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4.076">
                <text:p>354.0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2.98">
                <text:p>382.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6.706">
                <text:p>406.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3.739">
                <text:p>413.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7.004">
                <text:p>427.0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8.564">
                <text:p>418.5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8.921">
                <text:p>318.9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.435">
                <text:p>157.4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2774">
                <text:p>4.27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2.997">
                <text:p>-112.9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72.747">
                <text:p>-272.7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98.904">
                <text:p>-298.9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27.167">
                <text:p>-327.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84.98">
                <text:p>-384.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31.741">
                <text:p>-431.7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14.88">
                <text:p>-414.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62.548">
                <text:p>-362.5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87.403">
                <text:p>-187.4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0.9075">
                <text:p>-50.90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5783">
                <text:p>26.57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3655">
                <text:p>10.36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56328">
                <text:p>8.563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.82">
                <text:p>105.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6.425">
                <text:p>266.4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9.547">
                <text:p>239.5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1.225">
                <text:p>241.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8.642">
                <text:p>218.6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7.558">
                <text:p>217.5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1.655">
                <text:p>161.6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0.36">
                <text:p>130.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.2001">
                <text:p>29.2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.832">
                <text:p>64.8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0093">
                <text:p>94.00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.849">
                <text:p>109.8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.2642">
                <text:p>30.2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9.4081">
                <text:p>-29.40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7.1107">
                <text:p>-47.11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.2409">
                <text:p>87.24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1.0249">
                <text:p>-31.02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8551">
                <text:p>11.85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.6364">
                <text:p>46.63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3.6278">
                <text:p>-43.62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59.947">
                <text:p>-159.9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25.598">
                <text:p>-225.5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9.653">
                <text:p>-119.6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35.058">
                <text:p>-135.0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23248">
                <text:p>5.232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2594">
                <text:p>38.25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9.471">
                <text:p>119.4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.5045">
                <text:p>86.50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2895">
                <text:p>27.2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54.663">
                <text:p>-154.6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P1:'single 9.9'.P201" chart:data-source-has-labels="row" svg:x="0.32cm" svg:y="0.18cm" svg:width="15.36cm" svg:height="8.64cm">
          <chartooo:coordinate-region svg:x="1.047cm" svg:y="0.301cm" svg:width="14.633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P2:'single 9.9'.P201" chart:label-cell-address="'single 9.9'.P1:'single 9.9'.P1" chart:class="chart:line">
            <chart:data-point chart:repeated="2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ta</text:p>
                <draw:g>
                  <svg:desc>'single 9.9'.P1:'single 9.9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742">
                <text:p>2.2742</text:p>
                <draw:g>
                  <svg:desc>'single 9.9'.P2:'single 9.9'.P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8134">
                <text:p>2.18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8848">
                <text:p>2.08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9561">
                <text:p>1.995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0275">
                <text:p>1.90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0989">
                <text:p>1.80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1703">
                <text:p>1.71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6974">
                <text:p>1.16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0537">
                <text:p>0.7205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9246">
                <text:p>0.399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6325">
                <text:p>0.186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22375">
                <text:p>0.0622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38501">
                <text:p>0.0538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54627">
                <text:p>0.04546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70753">
                <text:p>0.0370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60211">
                <text:p>0.03602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49668">
                <text:p>0.03496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39126">
                <text:p>0.0339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28583">
                <text:p>0.03285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1804">
                <text:p>0.0318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07498">
                <text:p>0.0307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96955">
                <text:p>0.02969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08292">
                <text:p>0.03082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18114">
                <text:p>0.0318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26378">
                <text:p>0.03263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33038">
                <text:p>0.0333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38052">
                <text:p>0.0338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41375">
                <text:p>0.0341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42964">
                <text:p>0.03429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44475">
                <text:p>0.0344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45987">
                <text:p>0.03459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47498">
                <text:p>0.03474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4901">
                <text:p>0.034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50521">
                <text:p>0.03505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52032">
                <text:p>0.0352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53544">
                <text:p>0.03535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79192">
                <text:p>0.03791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05782">
                <text:p>0.04057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33325">
                <text:p>0.04333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61833">
                <text:p>0.04618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9132">
                <text:p>0.0491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21796">
                <text:p>0.0521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53275">
                <text:p>0.05532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56164">
                <text:p>0.05561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59053">
                <text:p>0.05590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61942">
                <text:p>0.05619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4831">
                <text:p>0.0564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6772">
                <text:p>0.0567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70609">
                <text:p>0.05706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73498">
                <text:p>0.05734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98553">
                <text:p>0.05985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24131">
                <text:p>0.06241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50232">
                <text:p>0.06502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76857">
                <text:p>0.06768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04005">
                <text:p>0.0704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31677">
                <text:p>0.07316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59872">
                <text:p>0.07598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68633">
                <text:p>0.07686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77393">
                <text:p>0.07773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86154">
                <text:p>0.07861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94915">
                <text:p>0.07949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03676">
                <text:p>0.08036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12437">
                <text:p>0.08124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21198">
                <text:p>0.08211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56949">
                <text:p>0.08569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93611">
                <text:p>0.08936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931192">
                <text:p>0.0931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69703">
                <text:p>0.09697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0915">
                <text:p>0.1009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4955">
                <text:p>0.1049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909">
                <text:p>0.109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0676">
                <text:p>0.1106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2262">
                <text:p>0.1122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3848">
                <text:p>0.1138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5434">
                <text:p>0.1154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702">
                <text:p>0.117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8607">
                <text:p>0.1186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0193">
                <text:p>0.1201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8339">
                <text:p>0.1283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6815">
                <text:p>0.1368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5628">
                <text:p>0.1456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4784">
                <text:p>0.154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4287">
                <text:p>0.1642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4144">
                <text:p>0.1741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4361">
                <text:p>0.1843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6156">
                <text:p>0.1861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87952">
                <text:p>0.1879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89747">
                <text:p>0.1897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1543">
                <text:p>0.1915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3338">
                <text:p>0.1933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95134">
                <text:p>0.1951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6929">
                <text:p>0.1969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14368">
                <text:p>0.2143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32604">
                <text:p>0.2326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51653">
                <text:p>0.2516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71532">
                <text:p>0.2715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92255">
                <text:p>0.2922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13838">
                <text:p>0.3138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36298">
                <text:p>0.3362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39548">
                <text:p>0.3395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42799">
                <text:p>0.3427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46049">
                <text:p>0.3460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49299">
                <text:p>0.3492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2549">
                <text:p>0.3525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5799">
                <text:p>0.3557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9049">
                <text:p>0.3590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65726">
                <text:p>0.3657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72348">
                <text:p>0.3723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78912">
                <text:p>0.3789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85419">
                <text:p>0.3854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91866">
                <text:p>0.3918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98252">
                <text:p>0.3982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04576">
                <text:p>0.404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04137">
                <text:p>0.4041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03698">
                <text:p>0.4036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03259">
                <text:p>0.4032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0282">
                <text:p>0.402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02381">
                <text:p>0.4023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01942">
                <text:p>0.4019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01503">
                <text:p>0.4015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57028">
                <text:p>0.4570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13158">
                <text:p>0.5131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69874">
                <text:p>0.5698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27158">
                <text:p>0.6271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84991">
                <text:p>0.684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43355">
                <text:p>0.7433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02231">
                <text:p>0.8022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02716">
                <text:p>0.8027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03201">
                <text:p>0.8032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03686">
                <text:p>0.8036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04172">
                <text:p>0.8041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04657">
                <text:p>0.8046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05142">
                <text:p>0.8051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05627">
                <text:p>0.8056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04495">
                <text:p>0.8044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03332">
                <text:p>0.8033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02138">
                <text:p>0.8021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00912">
                <text:p>0.8009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99656">
                <text:p>0.7996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9837">
                <text:p>0.798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97053">
                <text:p>0.7970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02009">
                <text:p>0.8020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06944">
                <text:p>0.8069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11857">
                <text:p>0.8118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16748">
                <text:p>0.8167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21617">
                <text:p>0.8216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26462">
                <text:p>0.8264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37552">
                <text:p>0.8375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43818">
                <text:p>0.8438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50084">
                <text:p>0.8500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62616">
                <text:p>0.8626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68882">
                <text:p>0.8688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75148">
                <text:p>0.875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989cm" svg:y="3.952cm" style:legend-expansion="high" chart:style-name="ch2"/>
        <chart:plot-area chart:style-name="ch3" chart:data-source-has-labels="both" svg:x="0.32cm" svg:y="0.18cm" svg:width="12.349cm" svg:height="8.64cm">
          <chartooo:coordinate-region svg:x="1.497cm" svg:y="0.301cm" svg:width="11.172cm" svg:height="7.517cm"/>
          <chart:axis chart:dimension="x" chart:name="primary-x" chart:style-name="ch4" chartooo:axis-type="text">
            <chart:categories table:cell-range-address="local-table.$A$2:.$A$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0" chart:label-cell-address="local-table.$B$1" chart:class="chart:line">
            <chart:data-point chart:repeated="159"/>
          </chart:series>
          <chart:series chart:style-name="ch7" chart:values-cell-range-address="local-table.$C$2:.$C$160" chart:label-cell-address="local-table.$C$1" chart:class="chart:line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predPtre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59.921">
                <text:p>59.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89.5622">
                <text:p>89.56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133.878">
                <text:p>133.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187.75">
                <text:p>187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">
                <text:p>446</text:p>
              </table:table-cell>
              <table:table-cell office:value-type="float" office:value="254.527">
                <text:p>254.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">
                <text:p>589</text:p>
              </table:table-cell>
              <table:table-cell office:value-type="float" office:value="340.889">
                <text:p>340.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">
                <text:p>726</text:p>
              </table:table-cell>
              <table:table-cell office:value-type="float" office:value="467.314">
                <text:p>467.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5">
                <text:p>855</text:p>
              </table:table-cell>
              <table:table-cell office:value-type="float" office:value="642.892">
                <text:p>642.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8">
                <text:p>1008</text:p>
              </table:table-cell>
              <table:table-cell office:value-type="float" office:value="845.029">
                <text:p>845.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6">
                <text:p>1206</text:p>
              </table:table-cell>
              <table:table-cell office:value-type="float" office:value="1082.85">
                <text:p>1082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6">
                <text:p>1306</text:p>
              </table:table-cell>
              <table:table-cell office:value-type="float" office:value="1298.41">
                <text:p>1298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1">
                <text:p>1411</text:p>
              </table:table-cell>
              <table:table-cell office:value-type="float" office:value="1515.55">
                <text:p>1515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  <table:table-cell office:value-type="float" office:value="1744.11">
                <text:p>1744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2008.39">
                <text:p>2008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9">
                <text:p>2289</text:p>
              </table:table-cell>
              <table:table-cell office:value-type="float" office:value="2273.76">
                <text:p>2273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9">
                <text:p>2649</text:p>
              </table:table-cell>
              <table:table-cell office:value-type="float" office:value="2512.21">
                <text:p>2512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9">
                <text:p>2969</text:p>
              </table:table-cell>
              <table:table-cell office:value-type="float" office:value="2740.16">
                <text:p>2740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98">
                <text:p>3198</text:p>
              </table:table-cell>
              <table:table-cell office:value-type="float" office:value="2878.73">
                <text:p>2878.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6">
                <text:p>3346</text:p>
              </table:table-cell>
              <table:table-cell office:value-type="float" office:value="3003.57">
                <text:p>3003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45">
                <text:p>3645</text:p>
              </table:table-cell>
              <table:table-cell office:value-type="float" office:value="3117.96">
                <text:p>3117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78">
                <text:p>3978</text:p>
              </table:table-cell>
              <table:table-cell office:value-type="float" office:value="3332.11">
                <text:p>3332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45">
                <text:p>4245</text:p>
              </table:table-cell>
              <table:table-cell office:value-type="float" office:value="3584.63">
                <text:p>3584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7">
                <text:p>4467</text:p>
              </table:table-cell>
              <table:table-cell office:value-type="float" office:value="3842.38">
                <text:p>3842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85">
                <text:p>4685</text:p>
              </table:table-cell>
              <table:table-cell office:value-type="float" office:value="4054.2">
                <text:p>4054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0">
                <text:p>4810</text:p>
              </table:table-cell>
              <table:table-cell office:value-type="float" office:value="4242.68">
                <text:p>4242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11">
                <text:p>4911</text:p>
              </table:table-cell>
              <table:table-cell office:value-type="float" office:value="4440.3">
                <text:p>4440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8">
                <text:p>5128</text:p>
              </table:table-cell>
              <table:table-cell office:value-type="float" office:value="4667.84">
                <text:p>4667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9">
                <text:p>5329</text:p>
              </table:table-cell>
              <table:table-cell office:value-type="float" office:value="4937.84">
                <text:p>4937.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9">
                <text:p>5549</text:p>
              </table:table-cell>
              <table:table-cell office:value-type="float" office:value="5204.88">
                <text:p>5204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63">
                <text:p>5763</text:p>
              </table:table-cell>
              <table:table-cell office:value-type="float" office:value="5419.69">
                <text:p>5419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83">
                <text:p>5883</text:p>
              </table:table-cell>
              <table:table-cell office:value-type="float" office:value="5653.54">
                <text:p>5653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7">
                <text:p>5967</text:p>
              </table:table-cell>
              <table:table-cell office:value-type="float" office:value="5802.11">
                <text:p>5802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36">
                <text:p>6036</text:p>
              </table:table-cell>
              <table:table-cell office:value-type="float" office:value="5933.27">
                <text:p>5933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78">
                <text:p>6078</text:p>
              </table:table-cell>
              <table:table-cell office:value-type="float" office:value="6082.4">
                <text:p>6082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36">
                <text:p>6236</text:p>
              </table:table-cell>
              <table:table-cell office:value-type="float" office:value="6243.96">
                <text:p>6243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80">
                <text:p>6380</text:p>
              </table:table-cell>
              <table:table-cell office:value-type="float" office:value="6413.1">
                <text:p>641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75">
                <text:p>6475</text:p>
              </table:table-cell>
              <table:table-cell office:value-type="float" office:value="6580.12">
                <text:p>6580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03">
                <text:p>6603</text:p>
              </table:table-cell>
              <table:table-cell office:value-type="float" office:value="6708.96">
                <text:p>6708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59">
                <text:p>6659</text:p>
              </table:table-cell>
              <table:table-cell office:value-type="float" office:value="6805.91">
                <text:p>6805.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16">
                <text:p>6716</text:p>
              </table:table-cell>
              <table:table-cell office:value-type="float" office:value="6882.1">
                <text:p>6882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37">
                <text:p>6837</text:p>
              </table:table-cell>
              <table:table-cell office:value-type="float" office:value="6935.93">
                <text:p>6935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7">
                <text:p>6957</text:p>
              </table:table-cell>
              <table:table-cell office:value-type="float" office:value="7047.88">
                <text:p>7047.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72">
                <text:p>7072</text:p>
              </table:table-cell>
              <table:table-cell office:value-type="float" office:value="7129.14">
                <text:p>7129.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3">
                <text:p>7153</text:p>
              </table:table-cell>
              <table:table-cell office:value-type="float" office:value="7195.3">
                <text:p>7195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38">
                <text:p>7238</text:p>
              </table:table-cell>
              <table:table-cell office:value-type="float" office:value="7266.77">
                <text:p>7266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96">
                <text:p>7296</text:p>
              </table:table-cell>
              <table:table-cell office:value-type="float" office:value="7321.91">
                <text:p>7321.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6">
                <text:p>7326</text:p>
              </table:table-cell>
              <table:table-cell office:value-type="float" office:value="7363.04">
                <text:p>7363.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91">
                <text:p>7391</text:p>
              </table:table-cell>
              <table:table-cell office:value-type="float" office:value="7415.39">
                <text:p>7415.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34">
                <text:p>7434</text:p>
              </table:table-cell>
              <table:table-cell office:value-type="float" office:value="7481.65">
                <text:p>7481.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5">
                <text:p>7495</text:p>
              </table:table-cell>
              <table:table-cell office:value-type="float" office:value="7553.86">
                <text:p>7553.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48">
                <text:p>7548</text:p>
              </table:table-cell>
              <table:table-cell office:value-type="float" office:value="7613.4">
                <text:p>7613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2">
                <text:p>7572</text:p>
              </table:table-cell>
              <table:table-cell office:value-type="float" office:value="7676.7">
                <text:p>7676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95">
                <text:p>7595</text:p>
              </table:table-cell>
              <table:table-cell office:value-type="float" office:value="7722.71">
                <text:p>7722.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19">
                <text:p>7619</text:p>
              </table:table-cell>
              <table:table-cell office:value-type="float" office:value="7758.42">
                <text:p>7758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08">
                <text:p>7708</text:p>
              </table:table-cell>
              <table:table-cell office:value-type="float" office:value="7796.57">
                <text:p>7796.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85">
                <text:p>7785</text:p>
              </table:table-cell>
              <table:table-cell office:value-type="float" office:value="7843.75">
                <text:p>7843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63">
                <text:p>7863</text:p>
              </table:table-cell>
              <table:table-cell office:value-type="float" office:value="7893.92">
                <text:p>7893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20">
                <text:p>7920</text:p>
              </table:table-cell>
              <table:table-cell office:value-type="float" office:value="7955.36">
                <text:p>7955.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66">
                <text:p>7966</text:p>
              </table:table-cell>
              <table:table-cell office:value-type="float" office:value="8012.61">
                <text:p>8012.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84">
                <text:p>7984</text:p>
              </table:table-cell>
              <table:table-cell office:value-type="float" office:value="8053.98">
                <text:p>8053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12">
                <text:p>8012</text:p>
              </table:table-cell>
              <table:table-cell office:value-type="float" office:value="8088.96">
                <text:p>8088.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5">
                <text:p>8065</text:p>
              </table:table-cell>
              <table:table-cell office:value-type="float" office:value="8131.62">
                <text:p>8131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10">
                <text:p>8110</text:p>
              </table:table-cell>
              <table:table-cell office:value-type="float" office:value="8191.62">
                <text:p>8191.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8">
                <text:p>8158</text:p>
              </table:table-cell>
              <table:table-cell office:value-type="float" office:value="8259.21">
                <text:p>8259.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40">
                <text:p>8240</text:p>
              </table:table-cell>
              <table:table-cell office:value-type="float" office:value="8327.31">
                <text:p>8327.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95">
                <text:p>8295</text:p>
              </table:table-cell>
              <table:table-cell office:value-type="float" office:value="8390.6">
                <text:p>8390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44">
                <text:p>8344</text:p>
              </table:table-cell>
              <table:table-cell office:value-type="float" office:value="8433.84">
                <text:p>8433.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4">
                <text:p>8364</text:p>
              </table:table-cell>
              <table:table-cell office:value-type="float" office:value="8472.54">
                <text:p>8472.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75">
                <text:p>8475</text:p>
              </table:table-cell>
              <table:table-cell office:value-type="float" office:value="8511.15">
                <text:p>8511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36">
                <text:p>8536</text:p>
              </table:table-cell>
              <table:table-cell office:value-type="float" office:value="8559.15">
                <text:p>8559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8615.04">
                <text:p>8615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43">
                <text:p>8643</text:p>
              </table:table-cell>
              <table:table-cell office:value-type="float" office:value="8666.05">
                <text:p>8666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02">
                <text:p>8702</text:p>
              </table:table-cell>
              <table:table-cell office:value-type="float" office:value="8715.23">
                <text:p>8715.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79">
                <text:p>8779</text:p>
              </table:table-cell>
              <table:table-cell office:value-type="float" office:value="8749.03">
                <text:p>8749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44">
                <text:p>8844</text:p>
              </table:table-cell>
              <table:table-cell office:value-type="float" office:value="8777.69">
                <text:p>8777.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1">
                <text:p>8891</text:p>
              </table:table-cell>
              <table:table-cell office:value-type="float" office:value="8812.78">
                <text:p>8812.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39">
                <text:p>8939</text:p>
              </table:table-cell>
              <table:table-cell office:value-type="float" office:value="8862.54">
                <text:p>8862.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75">
                <text:p>8975</text:p>
              </table:table-cell>
              <table:table-cell office:value-type="float" office:value="8914.16">
                <text:p>8914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29">
                <text:p>9029</text:p>
              </table:table-cell>
              <table:table-cell office:value-type="float" office:value="8959.72">
                <text:p>8959.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85">
                <text:p>9085</text:p>
              </table:table-cell>
              <table:table-cell office:value-type="float" office:value="9009.93">
                <text:p>9009.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19">
                <text:p>9119</text:p>
              </table:table-cell>
              <table:table-cell office:value-type="float" office:value="9051.47">
                <text:p>9051.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57">
                <text:p>9157</text:p>
              </table:table-cell>
              <table:table-cell office:value-type="float" office:value="9093.22">
                <text:p>9093.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91">
                <text:p>9191</text:p>
              </table:table-cell>
              <table:table-cell office:value-type="float" office:value="9137.31">
                <text:p>9137.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53">
                <text:p>9253</text:p>
              </table:table-cell>
              <table:table-cell office:value-type="float" office:value="9188.62">
                <text:p>9188.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27">
                <text:p>9327</text:p>
              </table:table-cell>
              <table:table-cell office:value-type="float" office:value="9241.66">
                <text:p>9241.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83">
                <text:p>9383</text:p>
              </table:table-cell>
              <table:table-cell office:value-type="float" office:value="9296.38">
                <text:p>9296.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18">
                <text:p>9418</text:p>
              </table:table-cell>
              <table:table-cell office:value-type="float" office:value="9353.05">
                <text:p>9353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56">
                <text:p>9456</text:p>
              </table:table-cell>
              <table:table-cell office:value-type="float" office:value="9398.26">
                <text:p>9398.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17">
                <text:p>9517</text:p>
              </table:table-cell>
              <table:table-cell office:value-type="float" office:value="9441.88">
                <text:p>9441.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86">
                <text:p>9586</text:p>
              </table:table-cell>
              <table:table-cell office:value-type="float" office:value="9485.87">
                <text:p>9485.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40">
                <text:p>9640</text:p>
              </table:table-cell>
              <table:table-cell office:value-type="float" office:value="9543.02">
                <text:p>9543.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13">
                <text:p>9713</text:p>
              </table:table-cell>
              <table:table-cell office:value-type="float" office:value="9609.85">
                <text:p>9609.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44">
                <text:p>9744</text:p>
              </table:table-cell>
              <table:table-cell office:value-type="float" office:value="9678.96">
                <text:p>9678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7">
                <text:p>9827</text:p>
              </table:table-cell>
              <table:table-cell office:value-type="float" office:value="9751.07">
                <text:p>9751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80">
                <text:p>9880</text:p>
              </table:table-cell>
              <table:table-cell office:value-type="float" office:value="9813.25">
                <text:p>9813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13">
                <text:p>9913</text:p>
              </table:table-cell>
              <table:table-cell office:value-type="float" office:value="9880.59">
                <text:p>9880.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53">
                <text:p>9953</text:p>
              </table:table-cell>
              <table:table-cell office:value-type="float" office:value="9959.61">
                <text:p>9959.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0">
                <text:p>10000</text:p>
              </table:table-cell>
              <table:table-cell office:value-type="float" office:value="10058.5">
                <text:p>10058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51">
                <text:p>10051</text:p>
              </table:table-cell>
              <table:table-cell office:value-type="float" office:value="10178.3">
                <text:p>10178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69">
                <text:p>10169</text:p>
              </table:table-cell>
              <table:table-cell office:value-type="float" office:value="10293.8">
                <text:p>10293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95">
                <text:p>10295</text:p>
              </table:table-cell>
              <table:table-cell office:value-type="float" office:value="10428.2">
                <text:p>10428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37">
                <text:p>10337</text:p>
              </table:table-cell>
              <table:table-cell office:value-type="float" office:value="10544.4">
                <text:p>10544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87">
                <text:p>10387</text:p>
              </table:table-cell>
              <table:table-cell office:value-type="float" office:value="10649.6">
                <text:p>10649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12">
                <text:p>10412</text:p>
              </table:table-cell>
              <table:table-cell office:value-type="float" office:value="10750.6">
                <text:p>1075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39">
                <text:p>10539</text:p>
              </table:table-cell>
              <table:table-cell office:value-type="float" office:value="10859.7">
                <text:p>10859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66">
                <text:p>10666</text:p>
              </table:table-cell>
              <table:table-cell office:value-type="float" office:value="10961.8">
                <text:p>10961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59">
                <text:p>10759</text:p>
              </table:table-cell>
              <table:table-cell office:value-type="float" office:value="11068.6">
                <text:p>11068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27">
                <text:p>10927</text:p>
              </table:table-cell>
              <table:table-cell office:value-type="float" office:value="11187.2">
                <text:p>11187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87">
                <text:p>11187</text:p>
              </table:table-cell>
              <table:table-cell office:value-type="float" office:value="11262.9">
                <text:p>11262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92">
                <text:p>11492</text:p>
              </table:table-cell>
              <table:table-cell office:value-type="float" office:value="11320.6">
                <text:p>11320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94">
                <text:p>11694</text:p>
              </table:table-cell>
              <table:table-cell office:value-type="float" office:value="11356.9">
                <text:p>11356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43">
                <text:p>11843</text:p>
              </table:table-cell>
              <table:table-cell office:value-type="float" office:value="11426.1">
                <text:p>11426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35">
                <text:p>11935</text:p>
              </table:table-cell>
              <table:table-cell office:value-type="float" office:value="11510.7">
                <text:p>11510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67">
                <text:p>12067</text:p>
              </table:table-cell>
              <table:table-cell office:value-type="float" office:value="11582.7">
                <text:p>11582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08">
                <text:p>12208</text:p>
              </table:table-cell>
              <table:table-cell office:value-type="float" office:value="11687.6">
                <text:p>11687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29">
                <text:p>12329</text:p>
              </table:table-cell>
              <table:table-cell office:value-type="float" office:value="11857.3">
                <text:p>11857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4">
                <text:p>12404</text:p>
              </table:table-cell>
              <table:table-cell office:value-type="float" office:value="12089.2">
                <text:p>12089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55">
                <text:p>12455</text:p>
              </table:table-cell>
              <table:table-cell office:value-type="float" office:value="12313.1">
                <text:p>12313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74">
                <text:p>12574</text:p>
              </table:table-cell>
              <table:table-cell office:value-type="float" office:value="12521.9">
                <text:p>12521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03">
                <text:p>12703</text:p>
              </table:table-cell>
              <table:table-cell office:value-type="float" office:value="12701.2">
                <text:p>12701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08">
                <text:p>12808</text:p>
              </table:table-cell>
              <table:table-cell office:value-type="float" office:value="12873.8">
                <text:p>12873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890">
                <text:p>12890</text:p>
              </table:table-cell>
              <table:table-cell office:value-type="float" office:value="13043.8">
                <text:p>13043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04">
                <text:p>13004</text:p>
              </table:table-cell>
              <table:table-cell office:value-type="float" office:value="13198.7">
                <text:p>13198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063">
                <text:p>13063</text:p>
              </table:table-cell>
              <table:table-cell office:value-type="float" office:value="13331.4">
                <text:p>1333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127">
                <text:p>13127</text:p>
              </table:table-cell>
              <table:table-cell office:value-type="float" office:value="13445.8">
                <text:p>13445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30">
                <text:p>13230</text:p>
              </table:table-cell>
              <table:table-cell office:value-type="float" office:value="13584.1">
                <text:p>13584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64">
                <text:p>13364</text:p>
              </table:table-cell>
              <table:table-cell office:value-type="float" office:value="13747">
                <text:p>13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01">
                <text:p>13501</text:p>
              </table:table-cell>
              <table:table-cell office:value-type="float" office:value="13907.7">
                <text:p>13907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31">
                <text:p>13631</text:p>
              </table:table-cell>
              <table:table-cell office:value-type="float" office:value="14044.7">
                <text:p>14044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44">
                <text:p>13744</text:p>
              </table:table-cell>
              <table:table-cell office:value-type="float" office:value="14171">
                <text:p>141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834">
                <text:p>13834</text:p>
              </table:table-cell>
              <table:table-cell office:value-type="float" office:value="14252.6">
                <text:p>14252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987">
                <text:p>13987</text:p>
              </table:table-cell>
              <table:table-cell office:value-type="float" office:value="14305.9">
                <text:p>14305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13">
                <text:p>14213</text:p>
              </table:table-cell>
              <table:table-cell office:value-type="float" office:value="14370.4">
                <text:p>14370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59">
                <text:p>14459</text:p>
              </table:table-cell>
              <table:table-cell office:value-type="float" office:value="14463.3">
                <text:p>14463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89">
                <text:p>14689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70">
                <text:p>14970</text:p>
              </table:table-cell>
              <table:table-cell office:value-type="float" office:value="14697.3">
                <text:p>14697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01">
                <text:p>15101</text:p>
              </table:table-cell>
              <table:table-cell office:value-type="float" office:value="14802.1">
                <text:p>14802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13">
                <text:p>15213</text:p>
              </table:table-cell>
              <table:table-cell office:value-type="float" office:value="14885.8">
                <text:p>14885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5">
                <text:p>15405</text:p>
              </table:table-cell>
              <table:table-cell office:value-type="float" office:value="15020">
                <text:p>150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88">
                <text:p>15688</text:p>
              </table:table-cell>
              <table:table-cell office:value-type="float" office:value="15256.3">
                <text:p>15256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82">
                <text:p>15982</text:p>
              </table:table-cell>
              <table:table-cell office:value-type="float" office:value="15567.1">
                <text:p>15567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60">
                <text:p>16260</text:p>
              </table:table-cell>
              <table:table-cell office:value-type="float" office:value="15897.5">
                <text:p>15897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463">
                <text:p>16463</text:p>
              </table:table-cell>
              <table:table-cell office:value-type="float" office:value="16275.6">
                <text:p>16275.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1cm" svg:height="8.487cm" xlink:href="." xlink:type="simple" chart:class="chart:line" chart:style-name="ch1">
        <chart:title svg:x="6.536cm" svg:y="0.305cm" chart:style-name="ch2">
          <text:p>Rezid smrtí 7</text:p>
        </chart:title>
        <chart:plot-area chart:style-name="ch3" chart:data-source-has-labels="both" svg:x="0.318cm" svg:y="1.253cm" svg:width="15.274cm" svg:height="7.065cm">
          <chartooo:coordinate-region svg:x="1.045cm" svg:y="1.253cm" svg:width="14.547cm" svg:height="6.667cm"/>
          <chart:axis chart:dimension="x" chart:name="primary-x" chart:style-name="ch4" chartooo:axis-type="text">
            <chart:categories table:cell-range-address="local-table.$A$2:.$A$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0" chart:label-cell-address="local-table.$B$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estre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1665">
                <text:p>0.0211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19442">
                <text:p>0.051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86968">
                <text:p>0.0986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8933">
                <text:p>0.1689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3526">
                <text:p>0.273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8213">
                <text:p>0.428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4867">
                <text:p>0.654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8051">
                <text:p>0.978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183">
                <text:p>1.44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9982">
                <text:p>2.09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9245">
                <text:p>2.99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6478">
                <text:p>3.16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3901">
                <text:p>4.63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37683">
                <text:p>4.37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8962">
                <text:p>3.289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027">
                <text:p>2.30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6227">
                <text:p>4.36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247">
                <text:p>4.3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3178">
                <text:p>2.231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78181">
                <text:p>-2.78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66756">
                <text:p>-6.667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.37192">
                <text:p>-9.37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.95542">
                <text:p>-8.955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7064">
                <text:p>-15.7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7.7461">
                <text:p>-17.7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.8266">
                <text:p>-18.8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.7197">
                <text:p>-20.7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0.5697">
                <text:p>-20.5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.5752">
                <text:p>-21.57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7.7879">
                <text:p>-27.7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4.5936">
                <text:p>-24.5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7.3097">
                <text:p>-27.30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7.5813">
                <text:p>-27.58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0.992">
                <text:p>-20.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8.327">
                <text:p>-28.3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1.9583">
                <text:p>-21.9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.8029">
                <text:p>-11.8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.40105">
                <text:p>-8.40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81026">
                <text:p>-6.81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13749">
                <text:p>-3.137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.43307">
                <text:p>-6.433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4556">
                <text:p>3.04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5297">
                <text:p>1.252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0698">
                <text:p>1.60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7879">
                <text:p>0.627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644">
                <text:p>3.3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8129">
                <text:p>5.58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38612">
                <text:p>9.386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4902">
                <text:p>17.49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684">
                <text:p>9.86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7176">
                <text:p>8.7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68689">
                <text:p>6.6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1531">
                <text:p>4.815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3503">
                <text:p>2.735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44962">
                <text:p>0.64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.03982">
                <text:p>-5.039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70464">
                <text:p>-5.70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3243">
                <text:p>-5.3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.3295">
                <text:p>-4.3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.10874">
                <text:p>-6.108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06882">
                <text:p>-5.068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01109">
                <text:p>-2.01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84339">
                <text:p>-4.843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83227">
                <text:p>-0.8832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8574">
                <text:p>-0.28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0539">
                <text:p>0.970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3992">
                <text:p>2.13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6865">
                <text:p>4.568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60995">
                <text:p>-0.046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79782">
                <text:p>3.79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3102">
                <text:p>4.431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00033">
                <text:p>-0.1000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62338">
                <text:p>-1.623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29284">
                <text:p>-1.292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60498">
                <text:p>-4.604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88343">
                <text:p>-0.588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2291">
                <text:p>1.12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2734">
                <text:p>0.6527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86887">
                <text:p>5.86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73539">
                <text:p>7.735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3389">
                <text:p>7.43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97246">
                <text:p>7.972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7513">
                <text:p>5.75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9497">
                <text:p>3.39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8767">
                <text:p>3.887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0889">
                <text:p>2.708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40572">
                <text:p>2.405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02662">
                <text:p>3.026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341">
                <text:p>2.73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39056">
                <text:p>4.39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15049">
                <text:p>4.15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01535">
                <text:p>7.015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089">
                <text:p>6.80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68871">
                <text:p>7.68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51893">
                <text:p>6.518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28988">
                <text:p>6.289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2955">
                <text:p>5.229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96493">
                <text:p>4.964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6462">
                <text:p>2.164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6278">
                <text:p>1.862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630274">
                <text:p>-0.06302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17366">
                <text:p>0.7173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4338">
                <text:p>1.643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19816">
                <text:p>-0.419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57437">
                <text:p>-2.574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54193">
                <text:p>-3.541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.5437">
                <text:p>-6.54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.57115">
                <text:p>-5.57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.51815">
                <text:p>-4.51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.55863">
                <text:p>-4.558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.80463">
                <text:p>-2.804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117">
                <text:p>1.121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98226">
                <text:p>-0.698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3937">
                <text:p>3.239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78316">
                <text:p>5.783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25473">
                <text:p>8.254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56379">
                <text:p>6.563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3909">
                <text:p>6.839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23086">
                <text:p>7.23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208">
                <text:p>10.2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7969">
                <text:p>10.79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2596">
                <text:p>9.25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59122">
                <text:p>6.59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6912">
                <text:p>7.369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59242">
                <text:p>6.592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85011">
                <text:p>6.850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92355">
                <text:p>7.923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10735">
                <text:p>5.107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21835">
                <text:p>5.21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2822">
                <text:p>4.28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23142">
                <text:p>5.231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16483">
                <text:p>6.164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5468">
                <text:p>2.354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1129">
                <text:p>1.41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7897">
                <text:p>0.2078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74635">
                <text:p>0.4746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62274">
                <text:p>-0.5622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41225">
                <text:p>-2.412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3286">
                <text:p>-2.32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4613">
                <text:p>1.646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86128">
                <text:p>-1.86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757935">
                <text:p>-0.7579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16363">
                <text:p>-1.163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623825">
                <text:p>-0.06238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3119">
                <text:p>0.193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61846">
                <text:p>4.618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16622">
                <text:p>0.1166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15197">
                <text:p>3.151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68301">
                <text:p>7.683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18448">
                <text:p>9.184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4614">
                <text:p>9.46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6719">
                <text:p>11.67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3175">
                <text:p>8.431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1635">
                <text:p>13.16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6815">
                <text:p>15.6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3461">
                <text:p>12.34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6308">
                <text:p>11.63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8142">
                <text:p>10.81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227">
                <text:p>9.12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33431">
                <text:p>8.334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73889">
                <text:p>5.738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3617">
                <text:p>4.136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8135">
                <text:p>2.281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76519">
                <text:p>3.765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95035">
                <text:p>4.95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1878">
                <text:p>4.18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46175">
                <text:p>5.461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69577">
                <text:p>6.695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06825">
                <text:p>9.068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3129">
                <text:p>13.3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.142">
                <text:p>12.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441">
                <text:p>11.4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6413">
                <text:p>13.6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2326">
                <text:p>14.23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6829">
                <text:p>16.68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2924">
                <text:p>16.29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7.692cm" svg:y="0.316cm" chart:style-name="ch2">
          <text:p>lls</text:p>
        </chart:title>
        <chart:plot-area chart:style-name="ch3" chart:data-source-has-labels="both" svg:x="0.32cm" svg:y="1.275cm" svg:width="15.36cm" svg:height="7.545cm">
          <chartooo:coordinate-region svg:x="0.941cm" svg:y="1.396cm" svg:width="14.739cm" svg:height="6.421cm"/>
          <chart:axis chart:dimension="x" chart:name="primary-x" chart:style-name="ch4" chartooo:axis-type="text">
            <chart:categories table:cell-range-address="local-table.$A$2:.$A$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0" chart:label-cell-address="local-table.$B$1" chart:class="chart:line">
            <chart:data-point chart:repeated="1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45cm" svg:height="10.325cm" xlink:href=".." xlink:type="simple" chart:class="chart:line" chart:style-name="ch1">
        <chart:title svg:x="7.053cm" svg:y="0.342cm" chart:style-name="ch2">
          <text:p>smidsnumber</text:p>
        </chart:title>
        <chart:plot-area chart:style-name="ch3" table:cell-range-address="'single 9.9'.S1:'single 9.9'.S200" chart:data-source-has-labels="row" svg:x="0.338cm" svg:y="1.327cm" svg:width="16.269cm" svg:height="8.792cm">
          <chartooo:coordinate-region svg:x="1.065cm" svg:y="1.448cm" svg:width="15.542cm" svg:height="7.6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S2:'single 9.9'.S200" chart:label-cell-address="'single 9.9'.S1:'single 9.9'.S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'single 9.9'.S1:'single 9.9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2255">
                <text:p>1.52255</text:p>
                <draw:g>
                  <svg:desc>'single 9.9'.S2:'single 9.9'.S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2147">
                <text:p>1.52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2164">
                <text:p>1.52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2105">
                <text:p>1.5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241">
                <text:p>1.52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2502">
                <text:p>1.52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2488">
                <text:p>1.52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2251">
                <text:p>1.52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2142">
                <text:p>1.52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2159">
                <text:p>1.52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2099">
                <text:p>1.520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065">
                <text:p>1.51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979">
                <text:p>1.4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8376">
                <text:p>1.483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669">
                <text:p>1.4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5098">
                <text:p>1.450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3578">
                <text:p>1.33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3765">
                <text:p>1.237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4296">
                <text:p>1.142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5268">
                <text:p>1.05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6747">
                <text:p>0.966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819">
                <text:p>0.958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0936">
                <text:p>0.950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3032">
                <text:p>0.943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4599">
                <text:p>0.944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4522">
                <text:p>0.9445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3339">
                <text:p>0.9433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0295">
                <text:p>0.940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8745">
                <text:p>0.9387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8803">
                <text:p>0.9388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8087">
                <text:p>0.938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42077">
                <text:p>0.942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4703">
                <text:p>0.9447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46127">
                <text:p>0.946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5338">
                <text:p>0.945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45648">
                <text:p>0.9456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6566">
                <text:p>0.9465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672">
                <text:p>0.946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9572">
                <text:p>0.9495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50663">
                <text:p>0.9506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0731">
                <text:p>0.9507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48862">
                <text:p>0.9488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47998">
                <text:p>0.9479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48233">
                <text:p>0.9482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7748">
                <text:p>0.9477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3024">
                <text:p>0.9530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56482">
                <text:p>0.9564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58979">
                <text:p>0.9589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58895">
                <text:p>0.9588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60028">
                <text:p>0.960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62071">
                <text:p>0.9620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63149">
                <text:p>0.9631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603">
                <text:p>0.966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66688">
                <text:p>0.9666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65545">
                <text:p>0.9655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61255">
                <text:p>0.961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9388">
                <text:p>0.9593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59709">
                <text:p>0.9597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58626">
                <text:p>0.9586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5188">
                <text:p>0.9651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68883">
                <text:p>0.968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70484">
                <text:p>0.9704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67251">
                <text:p>0.9672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6913">
                <text:p>0.9669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6909">
                <text:p>0.969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69845">
                <text:p>0.9698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76291">
                <text:p>0.9762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8737">
                <text:p>0.9787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78801">
                <text:p>0.9788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73745">
                <text:p>0.9737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1522">
                <text:p>0.9715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1982">
                <text:p>0.9719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70676">
                <text:p>0.9706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0236">
                <text:p>0.9802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84982">
                <text:p>0.9849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86911">
                <text:p>0.986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2544">
                <text:p>0.9825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81521">
                <text:p>0.9815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83904">
                <text:p>0.9839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84005">
                <text:p>0.9840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3618">
                <text:p>0.9936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6956">
                <text:p>0.9969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6754">
                <text:p>0.9967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8507">
                <text:p>0.9885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4347">
                <text:p>0.9843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84568">
                <text:p>0.984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1748">
                <text:p>0.9817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7923">
                <text:p>0.9979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94">
                <text:p>1.005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944">
                <text:p>1.009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236">
                <text:p>1.002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0052">
                <text:p>1.000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0462">
                <text:p>1.00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046">
                <text:p>1.00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2012">
                <text:p>1.020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2445">
                <text:p>1.02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2273">
                <text:p>1.022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0658">
                <text:p>1.006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7315">
                <text:p>0.9973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6173">
                <text:p>0.9961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9269">
                <text:p>0.9892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1797">
                <text:p>1.017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12">
                <text:p>1.03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3618">
                <text:p>1.036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2133">
                <text:p>1.021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159">
                <text:p>1.01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2183">
                <text:p>1.021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1981">
                <text:p>1.019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4871">
                <text:p>1.048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5613">
                <text:p>1.056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5226">
                <text:p>1.05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2106">
                <text:p>1.021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0281">
                <text:p>1.002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0033">
                <text:p>1.000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8689">
                <text:p>0.986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278">
                <text:p>1.02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3903">
                <text:p>1.039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3485">
                <text:p>1.034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3693">
                <text:p>0.9936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70338">
                <text:p>0.9703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8474">
                <text:p>0.9684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51981">
                <text:p>0.9519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0406">
                <text:p>1.004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1633">
                <text:p>1.016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0832">
                <text:p>1.008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52141">
                <text:p>0.9521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19816">
                <text:p>0.9198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37667">
                <text:p>0.937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41252">
                <text:p>0.9412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2999">
                <text:p>1.029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6546">
                <text:p>1.065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7276">
                <text:p>1.072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2461">
                <text:p>1.024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0309">
                <text:p>0.990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83065">
                <text:p>0.9830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51267">
                <text:p>0.9512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3631">
                <text:p>1.036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5844">
                <text:p>1.058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497">
                <text:p>1.04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70093">
                <text:p>0.9700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27373">
                <text:p>0.9273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26673">
                <text:p>0.9266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99491">
                <text:p>0.8994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0004">
                <text:p>1.000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268">
                <text:p>1.02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1792">
                <text:p>1.017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28588">
                <text:p>0.9285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81926">
                <text:p>0.8819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82945">
                <text:p>0.8829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54308">
                <text:p>0.8543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4857">
                <text:p>0.9948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4708">
                <text:p>1.047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6045">
                <text:p>1.060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0779">
                <text:p>1.007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91667">
                <text:p>0.991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0881">
                <text:p>1.008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0348">
                <text:p>1.003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8342">
                <text:p>1.083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069">
                <text:p>1.10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0423">
                <text:p>1.104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4658">
                <text:p>1.046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1753">
                <text:p>1.017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1812">
                <text:p>1.018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4811">
                <text:p>0.9948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7432">
                <text:p>1.074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9785">
                <text:p>1.097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9514">
                <text:p>1.095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3302">
                <text:p>1.033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0285">
                <text:p>1.002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097">
                <text:p>1.00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0174">
                <text:p>1.001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8419">
                <text:p>1.084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0967">
                <text:p>1.109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0924">
                <text:p>1.109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738">
                <text:p>1.057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3597">
                <text:p>1.035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4516">
                <text:p>1.045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3105">
                <text:p>1.031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0766">
                <text:p>1.107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3159">
                <text:p>1.13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319">
                <text:p>1.13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8445">
                <text:p>1.084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6669">
                <text:p>1.066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777">
                <text:p>1.07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7321">
                <text:p>1.073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3832">
                <text:p>1.138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5928">
                <text:p>1.159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6163">
                <text:p>1.161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248">
                <text:p>1.12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1126">
                <text:p>1.111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2146">
                <text:p>1.121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2348">
                <text:p>1.123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7802">
                <text:p>1.178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9725">
                <text:p>1.197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0141">
                <text:p>1.201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8115">
                <text:p>1.181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7891">
                <text:p>1.178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9027">
                <text:p>1.1902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Spektrální radius</text:p>
        </chart:title>
        <chart:plot-area chart:style-name="ch3" table:cell-range-address="'single 9.9'.AT1:'single 9.9'.AU200" chart:data-source-has-labels="both" svg:x="0.32cm" svg:y="1.275cm" svg:width="15.36cm" svg:height="7.545cm">
          <chartooo:coordinate-region svg:x="1.047cm" svg:y="1.474cm" svg:width="14.633cm" svg:height="6.699cm"/>
          <chart:axis chart:dimension="x" chart:name="primary-x" chart:style-name="ch4" chartooo:axis-type="auto">
            <chartooo:date-scale/>
            <chart:categories table:cell-range-address="'single 9.9'.AT2:'single 9.9'.AT2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U2:'single 9.9'.AU200" chart:label-cell-address="'single 9.9'.AU1:'single 9.9'.AU1" chart:class="chart:line"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ktrální radius</text:p>
                <draw:g>
                  <svg:desc>'single 9.9'.AU1:'single 9.9'.AU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'single 9.9'.AT2:'single 9.9'.AT200</svg:desc>
                </draw:g>
              </table:table-cell>
              <table:table-cell office:value-type="float" office:value="NaN">
                <text:p>NaN</text:p>
                <draw:g>
                  <svg:desc>'single 9.9'.AU2:'single 9.9'.AU200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52295857142857">
                <text:p>1.5229585714285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2295285714286">
                <text:p>1.52295285714286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.52294571428571">
                <text:p>1.5229457142857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52293857142857">
                <text:p>1.5229385714285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52293">
                <text:p>1.5229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52100857142857">
                <text:p>1.5210085714285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.51713428571429">
                <text:p>1.51713428571429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.51126">
                <text:p>1.51126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.50331571428571">
                <text:p>1.5033157142857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49325285714286">
                <text:p>1.49325285714286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48102571428571">
                <text:p>1.4810257142857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45456714285714">
                <text:p>1.454567142857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41556714285714">
                <text:p>1.4155671428571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6486142857143">
                <text:p>1.3648614285714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0327857142857">
                <text:p>1.303278571428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23182814285714">
                <text:p>1.2318281428571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16142957142857">
                <text:p>1.161429571428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09213471428571">
                <text:p>1.0921347142857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03602785714286">
                <text:p>1.0360278571428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994163428571429">
                <text:p>0.9941634285714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965815142857143">
                <text:p>0.96581514285714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950195">
                <text:p>0.95019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946416142857143">
                <text:p>0.9464161428571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943638285714286">
                <text:p>0.94363828571428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941905">
                <text:p>0.94190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941198571428571">
                <text:p>0.94119857142857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940838285714286">
                <text:p>0.94083828571428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940864142857143">
                <text:p>0.9408641428571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941262428571428">
                <text:p>0.94126242857142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941982857142857">
                <text:p>0.94198285714285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942969">
                <text:p>0.94296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944078">
                <text:p>0.9440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945311285714286">
                <text:p>0.94531128571428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946382">
                <text:p>0.94638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947233428571428">
                <text:p>0.94723342857142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947891142857143">
                <text:p>0.94789114285714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948394571428572">
                <text:p>0.9483945714285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948730285714286">
                <text:p>0.94873028571428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948968428571429">
                <text:p>0.9489684285714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949115285714286">
                <text:p>0.9491152857142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949608428571429">
                <text:p>0.9496084285714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950439714285714">
                <text:p>0.95043971428571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951618">
                <text:p>0.95161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953051285714286">
                <text:p>0.95305128571428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954769857142857">
                <text:p>0.95476985714285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956746714285714">
                <text:p>0.95674671428571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958946857142857">
                <text:p>0.95894685714285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960804857142857">
                <text:p>0.96080485714285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962262857142857">
                <text:p>0.96226285714285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963200857142857">
                <text:p>0.96320085714285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963538">
                <text:p>0.96353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963446571428571">
                <text:p>0.96344657142857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963109142857143">
                <text:p>0.9631091428571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962463">
                <text:p>0.962463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962342714285714">
                <text:p>0.96234271428571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962656285714286">
                <text:p>0.96265628571428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963361857142857">
                <text:p>0.96336185714285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964218428571428">
                <text:p>0.96421842857142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965293428571429">
                <text:p>0.96529342857142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966633571428571">
                <text:p>0.96663357142857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968236285714286">
                <text:p>0.96823628571428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969822428571428">
                <text:p>0.969822428571428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971230142857143">
                <text:p>0.9712301428571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972418285714286">
                <text:p>0.97241828571428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973346">
                <text:p>0.973346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974004428571429">
                <text:p>0.974004428571429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974417571428571">
                <text:p>0.97441757142857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974536285714286">
                <text:p>0.97453628571428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975099857142857">
                <text:p>0.97509985714285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975992">
                <text:p>0.975992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977150571428571">
                <text:p>0.977150571428571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978407571428571">
                <text:p>0.97840757142857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979836">
                <text:p>0.97983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981539142857143">
                <text:p>0.9815391428571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983443285714286">
                <text:p>0.983443285714286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985355">
                <text:p>0.98535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987065571428571">
                <text:p>0.98706557142857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988471714285714">
                <text:p>0.98847171428571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989323571428571">
                <text:p>0.98932357142857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989727285714286">
                <text:p>0.98972728571428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989822142857143">
                <text:p>0.989822142857143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989499714285714">
                <text:p>0.98949971428571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990114714285714">
                <text:p>0.990114714285714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991398142857143">
                <text:p>0.99139814285714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993210428571429">
                <text:p>0.993210428571429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995189428571428">
                <text:p>0.995189428571428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997499857142857">
                <text:p>0.99749985714285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.00036442857143">
                <text:p>1.00036442857143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.003629">
                <text:p>1.003629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.0068">
                <text:p>1.006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.00944428571429">
                <text:p>1.00944428571429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.01134285714286">
                <text:p>1.0113428571428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.01194571428571">
                <text:p>1.0119457142857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.01148785714286">
                <text:p>1.01148785714286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.01028114285714">
                <text:p>1.0102811428571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.008091">
                <text:p>1.00809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.00778385714286">
                <text:p>1.00778385714286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.00874814285714">
                <text:p>1.0087481428571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.01066957142857">
                <text:p>1.0106695714285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.01277671428571">
                <text:p>1.0127767142857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.01543171428571">
                <text:p>1.0154317142857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.019097">
                <text:p>1.019097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.02346">
                <text:p>1.023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.02785142857143">
                <text:p>1.0278514285714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.03141285714286">
                <text:p>1.03141285714286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.03371">
                <text:p>1.03371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.03367142857143">
                <text:p>1.03367142857143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.03180142857143">
                <text:p>1.03180142857143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.02873">
                <text:p>1.02873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.02402714285714">
                <text:p>1.0240271428571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.02104">
                <text:p>1.0210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.01859714285714">
                <text:p>1.0185971428571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.01611">
                <text:p>1.0161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.01220042857143">
                <text:p>1.01220042857143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.00756157142857">
                <text:p>1.0075615714285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.00301071428571">
                <text:p>1.0030107142857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998023714285714">
                <text:p>0.99802371428571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994632285714286">
                <text:p>0.994632285714286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991389428571429">
                <text:p>0.99138942857142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987599428571428">
                <text:p>0.987599428571428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981663428571429">
                <text:p>0.981663428571429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974446">
                <text:p>0.97444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970045">
                <text:p>0.97004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968512285714286">
                <text:p>0.96851228571428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972216571428571">
                <text:p>0.97221657142857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979235142857143">
                <text:p>0.97923514285714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988440857142857">
                <text:p>0.988440857142857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998793571428571">
                <text:p>0.99879357142857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.008864">
                <text:p>1.008864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.01534942857143">
                <text:p>1.01534942857143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.01678014285714">
                <text:p>1.0167801428571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.017683">
                <text:p>1.01768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1668014285714">
                <text:p>1.01668014285714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.01338585714286">
                <text:p>1.0133858571428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.00559771428571">
                <text:p>1.0055977142857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996606857142857">
                <text:p>0.99660685714285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988550857142857">
                <text:p>0.988550857142857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981154285714286">
                <text:p>0.98115428571428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975972857142857">
                <text:p>0.97597285714285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971452857142857">
                <text:p>0.97145285714285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966912857142857">
                <text:p>0.96691285714285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960983571428571">
                <text:p>0.96098357142857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954491142857143">
                <text:p>0.954491142857143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948244285714286">
                <text:p>0.94824428571428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941789571428571">
                <text:p>0.94178957142857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941049142857143">
                <text:p>0.941049142857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943946285714286">
                <text:p>0.943946285714286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950022">
                <text:p>0.95002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961336571428571">
                <text:p>0.96133657142857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977013857142857">
                <text:p>0.9770138571428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994994571428571">
                <text:p>0.99499457142857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.01630485714286">
                <text:p>1.0163048571428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02895671428571">
                <text:p>1.0289567142857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.03750242857143">
                <text:p>1.03750242857143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.04375671428571">
                <text:p>1.0437567142857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.04929814285714">
                <text:p>1.0492981428571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.05299285714286">
                <text:p>1.05299285714286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.05432285714286">
                <text:p>1.0543228571428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.05308442857143">
                <text:p>1.0530844285714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.05178442857143">
                <text:p>1.0517844285714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.05049157142857">
                <text:p>1.05049157142857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.049193">
                <text:p>1.04919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04725585714286">
                <text:p>1.0472558571428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.04515871428571">
                <text:p>1.0451587142857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.04395585714286">
                <text:p>1.04395585714286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.04494571428571">
                <text:p>1.0449457142857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.04635571428571">
                <text:p>1.0463557142857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.04804428571429">
                <text:p>1.0480442857142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.05005857142857">
                <text:p>1.05005857142857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.05353857142857">
                <text:p>1.05353857142857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.05827">
                <text:p>1.0582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.06333571428571">
                <text:p>1.0633357142857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6752285714286">
                <text:p>1.06752285714286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.07087571428571">
                <text:p>1.0708757142857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.07400714285714">
                <text:p>1.0740071428571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.07724428571429">
                <text:p>1.07724428571429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.08111142857143">
                <text:p>1.0811114285714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.0855">
                <text:p>1.085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.09014857142857">
                <text:p>1.09014857142857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.09617142857143">
                <text:p>1.0961714285714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.10055142857143">
                <text:p>1.1005514285714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.10450714285714">
                <text:p>1.1045071428571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0875428571429">
                <text:p>1.1087542857142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.11451857142857">
                <text:p>1.11451857142857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.12088571428571">
                <text:p>1.1208857142857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.12713714285714">
                <text:p>1.1271371428571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.13431857142857">
                <text:p>1.1343185714285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.13999">
                <text:p>1.1399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.14541428571429">
                <text:p>1.14541428571429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.15109714285714">
                <text:p>1.1510971428571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.15914714285714">
                <text:p>1.1591471428571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.16881142857143">
                <text:p>1.1688114285714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7864142857143">
                <text:p>1.1786414285714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.18866857142857">
                <text:p>1.1886685714285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.19562428571429">
                <text:p>1.19562428571429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.20165714285714">
                <text:p>1.201657142857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13cm" svg:y="0.316cm" chart:style-name="ch2">
          <text:p>Reziduum S</text:p>
        </chart:title>
        <chart:plot-area chart:style-name="ch3" table:cell-range-address="'single 9.9'.I1:'single 9.9'.I200" chart:data-source-has-labels="row" svg:x="0.32cm" svg:y="1.275cm" svg:width="15.36cm" svg:height="7.545cm">
          <chartooo:coordinate-region svg:x="0.941cm" svg:y="1.396cm" svg:width="14.739cm" svg:height="6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I5:'single 9.9'.I200" chart:label-cell-address="'single 9.9'.I1:'single 9.9'.I4" chart:class="chart:line">
            <chart:data-point chart:repeated="1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single 9.9'.I1:'single 9.9'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ingle 9.9'.I5:'single 9.9'.I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cm" svg:height="8.489cm" xlink:href=".." xlink:type="simple" chart:class="chart:line" chart:style-name="ch1">
        <chart:title svg:x="6.733cm" svg:y="0.305cm" chart:style-name="ch2">
          <text:p>Reziduum 7 S</text:p>
        </chart:title>
        <chart:plot-area chart:style-name="ch3" table:cell-range-address="'single 9.9'.J2:'single 9.9'.J200" svg:x="0.698cm" svg:y="1.252cm" svg:width="15.155cm" svg:height="7.79cm">
          <chartooo:coordinate-region svg:x="1.319cm" svg:y="1.451cm" svg:width="14.534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J2:'single 9.9'.J200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ingle 9.9'.J2:'single 9.9'.J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8cm" svg:y="0.316cm" chart:style-name="ch2">
          <text:p>Res A</text:p>
        </chart:title>
        <chart:plot-area chart:style-name="ch3" table:cell-range-address="'single 9.9'.D1:'single 9.9'.D208" chart:data-source-has-labels="row" svg:x="0.453cm" svg:y="0.038cm" svg:width="14.859cm" svg:height="9.036cm">
          <chartooo:coordinate-region svg:x="0.995cm" svg:y="0.237cm" svg:width="14.317cm" svg:height="8.6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D5:'single 9.9'.D208" chart:label-cell-address="'single 9.9'.D1:'single 9.9'.D4" chart:class="chart:line">
            <chart:data-point chart:repeated="2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 -nan -nan -nan</text:p>
                <text:list>
                  <text:list-item>
                    <text:p>res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</text:list>
                <draw:g>
                  <svg:desc>'single 9.9'.D1:'single 9.9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71444">
                <text:p>0.00871444</text:p>
                <draw:g>
                  <svg:desc>'single 9.9'.D5:'single 9.9'.D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13765">
                <text:p>-2.13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9266">
                <text:p>-2.99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36796">
                <text:p>-2.36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8581">
                <text:p>-2.08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67331">
                <text:p>-1.67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52737">
                <text:p>-1.52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61522">
                <text:p>-1.61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8281">
                <text:p>-1.28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3389">
                <text:p>-1.3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23195">
                <text:p>-1.23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23032">
                <text:p>-1.23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32633">
                <text:p>-1.32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3184">
                <text:p>-1.13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7671">
                <text:p>-0.976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03965">
                <text:p>-1.03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02982">
                <text:p>-1.029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9148">
                <text:p>-1.091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01837">
                <text:p>-1.018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69912">
                <text:p>-0.469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8041">
                <text:p>0.2680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7337">
                <text:p>0.8073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6169">
                <text:p>1.16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8946">
                <text:p>1.38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3538">
                <text:p>1.435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7492">
                <text:p>0.9574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1361">
                <text:p>0.651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7016">
                <text:p>0.637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195">
                <text:p>0.16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4557">
                <text:p>-0.145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68703">
                <text:p>-0.4687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02123">
                <text:p>-0.502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13132">
                <text:p>-1.13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67312">
                <text:p>-1.673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9038">
                <text:p>-1.90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00479">
                <text:p>-2.004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1477">
                <text:p>-2.14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03076">
                <text:p>-2.030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91895">
                <text:p>-1.918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3324">
                <text:p>-2.33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54844">
                <text:p>-2.54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82076">
                <text:p>-2.82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08758">
                <text:p>-3.087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87651">
                <text:p>-2.87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71082">
                <text:p>-2.710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49561">
                <text:p>-2.495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17252">
                <text:p>-2.172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39741">
                <text:p>-2.397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4305">
                <text:p>-2.43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27654">
                <text:p>-2.27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27495">
                <text:p>-2.274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01251">
                <text:p>-2.012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76816">
                <text:p>-1.76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1118">
                <text:p>-2.11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12794">
                <text:p>-2.127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90424">
                <text:p>-1.904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63494">
                <text:p>-1.634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4303">
                <text:p>-1.4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39089">
                <text:p>-1.390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19391">
                <text:p>-1.193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935448">
                <text:p>-0.93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69676">
                <text:p>-0.669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0347">
                <text:p>-0.503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55378">
                <text:p>-0.6553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26252">
                <text:p>-0.326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45178">
                <text:p>0.05451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158">
                <text:p>0.281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73981">
                <text:p>0.3739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5669">
                <text:p>0.2556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98993">
                <text:p>0.1989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10418">
                <text:p>0.3104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56232">
                <text:p>0.5562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30148">
                <text:p>0.8301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15599">
                <text:p>0.9155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62776">
                <text:p>0.762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39744">
                <text:p>0.8397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42776">
                <text:p>0.9427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03462">
                <text:p>0.7034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6177">
                <text:p>0.761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82819">
                <text:p>0.6828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60562">
                <text:p>0.8605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9339">
                <text:p>0.0593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1515">
                <text:p>0.0315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165237">
                <text:p>-0.01652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60145">
                <text:p>0.3601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49727">
                <text:p>0.4497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60997">
                <text:p>0.1609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321158">
                <text:p>-0.03211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45007">
                <text:p>0.02450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9101">
                <text:p>0.249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61222">
                <text:p>0.6612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20027">
                <text:p>0.8200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0349">
                <text:p>1.003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9982">
                <text:p>1.199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5176">
                <text:p>1.251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845">
                <text:p>1.38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8972">
                <text:p>1.389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993">
                <text:p>1.39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2638">
                <text:p>1.626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1524">
                <text:p>2.115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3994">
                <text:p>2.239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3505">
                <text:p>1.935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2017">
                <text:p>1.62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0452">
                <text:p>1.804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6439">
                <text:p>1.864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45754">
                <text:p>2.457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7072">
                <text:p>2.270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569">
                <text:p>2.25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37981">
                <text:p>2.379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43842">
                <text:p>2.438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7338">
                <text:p>2.673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6853">
                <text:p>2.968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2441">
                <text:p>2.224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5593">
                <text:p>1.555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99591">
                <text:p>1.995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06437">
                <text:p>2.064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7226">
                <text:p>1.572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7987">
                <text:p>1.079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6447">
                <text:p>1.264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19975">
                <text:p>0.2199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3546">
                <text:p>-2.35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.67093">
                <text:p>-4.670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.19911">
                <text:p>-4.199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.59952">
                <text:p>-2.599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381533">
                <text:p>-0.3815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42972">
                <text:p>0.4429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13622">
                <text:p>0.8136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8454">
                <text:p>0.884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47426">
                <text:p>1.474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26094">
                <text:p>2.260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0955">
                <text:p>2.109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719">
                <text:p>2.17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0785">
                <text:p>2.707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731">
                <text:p>3.57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94585">
                <text:p>2.94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22967">
                <text:p>3.229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23142">
                <text:p>3.231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5204">
                <text:p>2.652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9058">
                <text:p>1.690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91982">
                <text:p>0.8919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25977">
                <text:p>0.6259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02341">
                <text:p>0.5023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7455">
                <text:p>0.8574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657769">
                <text:p>-0.6577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89684">
                <text:p>-2.896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.10022">
                <text:p>-4.100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.94765">
                <text:p>-3.947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.67997">
                <text:p>-4.679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72031">
                <text:p>-1.720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34633">
                <text:p>0.1346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993462">
                <text:p>-0.9934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.45543">
                <text:p>-3.455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.79423">
                <text:p>-4.794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.91394">
                <text:p>-4.913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.04701">
                <text:p>-3.047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675278">
                <text:p>-0.6752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1763">
                <text:p>1.117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71219">
                <text:p>0.4712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515544">
                <text:p>-0.5155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0524">
                <text:p>-0.105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4609">
                <text:p>1.046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6443">
                <text:p>0.364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1022">
                <text:p>1.710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1155">
                <text:p>3.11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63925">
                <text:p>3.639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45518">
                <text:p>2.455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98046">
                <text:p>1.980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0146">
                <text:p>1.301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4557">
                <text:p>1.445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2711">
                <text:p>2.27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7749">
                <text:p>3.477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2775">
                <text:p>3.27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38724">
                <text:p>2.387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1757">
                <text:p>1.717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19115">
                <text:p>2.191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305806">
                <text:p>-0.3058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4839">
                <text:p>1.048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87645">
                <text:p>2.876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59895">
                <text:p>2.598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6126">
                <text:p>1.761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0841">
                <text:p>1.308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9833">
                <text:p>2.998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27884">
                <text:p>0.5278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44922">
                <text:p>1.449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27991">
                <text:p>2.279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1333">
                <text:p>3.01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6405">
                <text:p>1.964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16939">
                <text:p>0.6169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790834">
                <text:p>0.007908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61508">
                <text:p>-0.615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75577">
                <text:p>0.6755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03158">
                <text:p>2.031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9096">
                <text:p>2.090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436484">
                <text:p>-0.4364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29689">
                <text:p>-1.296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23476">
                <text:p>-2.234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.33461">
                <text:p>-2.334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.7246">
                <text:p>-2.7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282505">
                <text:p>-0.2825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45708">
                <text:p>0.7457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01512">
                <text:p>0.4015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190297">
                <text:p>-0.1902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.15442">
                <text:p>-2.1544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akažlivost - kappa</text:p>
        </chart:title>
        <chart:plot-area chart:style-name="ch3" table:cell-range-address="'single 9.9'.AT2:'single 9.9'.AT199 'single 9.9'.AV1:'single 9.9'.AV199" chart:data-source-has-labels="both" svg:x="0.32cm" svg:y="1.275cm" svg:width="15.36cm" svg:height="7.545cm">
          <chartooo:coordinate-region svg:x="1.047cm" svg:y="1.474cm" svg:width="14.633cm" svg:height="6.699cm"/>
          <chart:axis chart:dimension="x" chart:name="primary-x" chart:style-name="ch4" chartooo:axis-type="auto">
            <chartooo:date-scale/>
            <chart:categories table:cell-range-address="'single 9.9'.AT2:'single 9.9'.AT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V2:'single 9.9'.AV199" chart:label-cell-address="'single 9.9'.AV1:'single 9.9'.AV1" chart:class="chart:line"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ppa</text:p>
                <draw:g>
                  <svg:desc>'single 9.9'.AV1:'single 9.9'.AV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'single 9.9'.AT2:'single 9.9'.AT199</svg:desc>
                </draw:g>
              </table:table-cell>
              <table:table-cell office:value-type="float" office:value="NaN">
                <text:p>NaN</text:p>
                <draw:g>
                  <svg:desc>'single 9.9'.AV2:'single 9.9'.AV199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.2742">
                <text:p>2.27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.18134">
                <text:p>2.181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.08848">
                <text:p>2.08848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99561">
                <text:p>1.9956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90275">
                <text:p>1.9027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80989">
                <text:p>1.809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71703">
                <text:p>1.7170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16974">
                <text:p>1.1697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720537">
                <text:p>0.72053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99246">
                <text:p>0.3992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186325">
                <text:p>0.18632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622375">
                <text:p>0.06223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538501">
                <text:p>0.053850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454627">
                <text:p>0.045462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370753">
                <text:p>0.03707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360211">
                <text:p>0.036021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349668">
                <text:p>0.03496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0339126">
                <text:p>0.033912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328583">
                <text:p>0.032858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31804">
                <text:p>0.03180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307498">
                <text:p>0.030749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296955">
                <text:p>0.029695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308292">
                <text:p>0.030829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318114">
                <text:p>0.031811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326378">
                <text:p>0.03263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333038">
                <text:p>0.033303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338052">
                <text:p>0.033805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341375">
                <text:p>0.034137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342964">
                <text:p>0.034296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344475">
                <text:p>0.034447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345987">
                <text:p>0.034598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347498">
                <text:p>0.03474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34901">
                <text:p>0.0349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350521">
                <text:p>0.035052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352032">
                <text:p>0.0352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353544">
                <text:p>0.035354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379192">
                <text:p>0.037919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405782">
                <text:p>0.040578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433325">
                <text:p>0.043332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461833">
                <text:p>0.04618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049132">
                <text:p>0.0491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521796">
                <text:p>0.052179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553275">
                <text:p>0.055327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56164">
                <text:p>0.055616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559053">
                <text:p>0.055905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561942">
                <text:p>0.056194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564831">
                <text:p>0.05648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56772">
                <text:p>0.05677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570609">
                <text:p>0.05706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573498">
                <text:p>0.057349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598553">
                <text:p>0.059855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624131">
                <text:p>0.062413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650232">
                <text:p>0.065023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676857">
                <text:p>0.067685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704005">
                <text:p>0.070400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731677">
                <text:p>0.0731677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759872">
                <text:p>0.0759872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768633">
                <text:p>0.076863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777393">
                <text:p>0.0777393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0786154">
                <text:p>0.07861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794915">
                <text:p>0.079491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0803676">
                <text:p>0.0803676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0812437">
                <text:p>0.081243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0821198">
                <text:p>0.0821198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856949">
                <text:p>0.0856949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0893611">
                <text:p>0.089361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0931192">
                <text:p>0.0931192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0969703">
                <text:p>0.0969703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100915">
                <text:p>0.10091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104955">
                <text:p>0.104955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10909">
                <text:p>0.1090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110676">
                <text:p>0.11067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112262">
                <text:p>0.11226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113848">
                <text:p>0.11384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115434">
                <text:p>0.11543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11702">
                <text:p>0.11702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118607">
                <text:p>0.118607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120193">
                <text:p>0.12019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128339">
                <text:p>0.128339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136815">
                <text:p>0.13681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145628">
                <text:p>0.14562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154784">
                <text:p>0.15478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164287">
                <text:p>0.164287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174144">
                <text:p>0.174144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184361">
                <text:p>0.18436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186156">
                <text:p>0.186156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187952">
                <text:p>0.187952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189747">
                <text:p>0.189747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191543">
                <text:p>0.191543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193338">
                <text:p>0.193338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195134">
                <text:p>0.19513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196929">
                <text:p>0.196929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214368">
                <text:p>0.21436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232604">
                <text:p>0.23260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251653">
                <text:p>0.25165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271532">
                <text:p>0.271532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92255">
                <text:p>0.29225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313838">
                <text:p>0.313838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336298">
                <text:p>0.336298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339548">
                <text:p>0.339548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342799">
                <text:p>0.342799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346049">
                <text:p>0.34604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349299">
                <text:p>0.349299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352549">
                <text:p>0.35254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355799">
                <text:p>0.355799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359049">
                <text:p>0.359049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365726">
                <text:p>0.36572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372348">
                <text:p>0.37234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378912">
                <text:p>0.37891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385419">
                <text:p>0.3854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391866">
                <text:p>0.391866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398252">
                <text:p>0.398252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404576">
                <text:p>0.40457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404137">
                <text:p>0.404137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403698">
                <text:p>0.40369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3259">
                <text:p>0.403259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40282">
                <text:p>0.4028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402381">
                <text:p>0.40238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401942">
                <text:p>0.40194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401503">
                <text:p>0.401503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457028">
                <text:p>0.457028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513158">
                <text:p>0.513158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569874">
                <text:p>0.56987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627158">
                <text:p>0.627158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684991">
                <text:p>0.68499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743355">
                <text:p>0.74335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802231">
                <text:p>0.80223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802716">
                <text:p>0.802716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803201">
                <text:p>0.80320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803686">
                <text:p>0.80368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804172">
                <text:p>0.8041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804657">
                <text:p>0.80465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805142">
                <text:p>0.80514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805627">
                <text:p>0.80562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804495">
                <text:p>0.80449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803332">
                <text:p>0.80333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802138">
                <text:p>0.802138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800912">
                <text:p>0.80091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799656">
                <text:p>0.799656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79837">
                <text:p>0.7983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797053">
                <text:p>0.79705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802009">
                <text:p>0.802009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806944">
                <text:p>0.806944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811857">
                <text:p>0.81185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816748">
                <text:p>0.816748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821617">
                <text:p>0.821617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826462">
                <text:p>0.826462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837552">
                <text:p>0.83755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843818">
                <text:p>0.84381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850084">
                <text:p>0.8500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862616">
                <text:p>0.862616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868882">
                <text:p>0.86888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875148">
                <text:p>0.87514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875148">
                <text:p>0.875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75cm" svg:y="0.316cm" chart:style-name="ch2">
          <text:p>Rachlost izolace - theta</text:p>
        </chart:title>
        <chart:plot-area chart:style-name="ch3" table:cell-range-address="'single 9.9'.AT5:'single 9.9'.AT199 'single 9.9'.AW5:'single 9.9'.AW199" chart:data-source-has-labels="column" svg:x="0.32cm" svg:y="1.275cm" svg:width="15.36cm" svg:height="7.545cm">
          <chartooo:coordinate-region svg:x="1.232cm" svg:y="1.474cm" svg:width="14.448cm" svg:height="6.699cm"/>
          <chart:axis chart:dimension="x" chart:name="primary-x" chart:style-name="ch4" chartooo:axis-type="auto">
            <chartooo:date-scale/>
            <chart:categories table:cell-range-address="'single 9.9'.AT5:'single 9.9'.AT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W5:'single 9.9'.AW199" chart:class="chart:line"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W</text:p>
              </table:table-cell>
            </table:table-row>
          </table:table-header-rows>
          <table:table-rows>
            <table:table-row>
              <table:table-cell office:value-type="float" office:value="43888">
                <text:p>43888</text:p>
                <draw:g>
                  <svg:desc>'single 9.9'.AT5:'single 9.9'.AT199</svg:desc>
                </draw:g>
              </table:table-cell>
              <table:table-cell office:value-type="float" office:value="0.0000769821428571429">
                <text:p>0.0000769821428571429</text:p>
                <draw:g>
                  <svg:desc>'single 9.9'.AW5:'single 9.9'.AW199</svg:desc>
                </draw:g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0000827217142857143">
                <text:p>0.000082721714285714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0000896000285714286">
                <text:p>0.000089600028571428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0000968315285714286">
                <text:p>0.000096831528571428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0001050298">
                <text:p>0.0001050298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0001112932">
                <text:p>0.000111293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000117218885714286">
                <text:p>0.000117218885714286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000123677142857143">
                <text:p>0.0001236771428571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000132897142857143">
                <text:p>0.00013289714285714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000143946">
                <text:p>0.000143946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000155561857142857">
                <text:p>0.00015556185714285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000168730428571429">
                <text:p>0.00016873042857142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000178791">
                <text:p>0.0001787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00188308857142857">
                <text:p>0.00018830885714285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000198681857142857">
                <text:p>0.0001986818571428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000213490142857143">
                <text:p>0.00021349014285714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000231235571428571">
                <text:p>0.00023123557142857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00249891142857143">
                <text:p>0.00024989114285714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00271039714285714">
                <text:p>0.00027103971428571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00287196285714286">
                <text:p>0.00028719628571428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00302480714285714">
                <text:p>0.0003024807142857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00319137857142857">
                <text:p>0.00031913785714285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00342916">
                <text:p>0.00034291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00369978857142857">
                <text:p>0.00036997885714285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000387982857142857">
                <text:p>0.00038798285714285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00401215571428571">
                <text:p>0.00040121557142857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00405986571428572">
                <text:p>0.00040598657142857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00406001">
                <text:p>0.00040600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00402003857142857">
                <text:p>0.00040200385714285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00391539142857143">
                <text:p>0.00039153914285714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00375125142857143">
                <text:p>0.0003751251428571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00364825">
                <text:p>0.0003648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00356608">
                <text:p>0.00035660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00354311428571429">
                <text:p>0.00035431142857142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00355948857142857">
                <text:p>0.00035594885714285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00361481428571429">
                <text:p>0.00036148142857142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00373849285714286">
                <text:p>0.0003738492857142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00395216857142857">
                <text:p>0.0003952168571428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00421487285714286">
                <text:p>0.00042148728571428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00456655">
                <text:p>0.00045665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00485889142857143">
                <text:p>0.00048588914285714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00517097857142857">
                <text:p>0.00051709785714285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00553914857142857">
                <text:p>0.00055391485714285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00613066142857143">
                <text:p>0.00061306614285714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00691592142857143">
                <text:p>0.000691592142857143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00789727571428571">
                <text:p>0.00078972757142857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00919747285714286">
                <text:p>0.00091974728571428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00103655771428571">
                <text:p>0.001036557714285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0115903814285714">
                <text:p>0.0011590381428571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0131138942857143">
                <text:p>0.001311389428571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0154438714285714">
                <text:p>0.0015443871428571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0182705428571429">
                <text:p>0.00182705428571429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0210717857142857">
                <text:p>0.0021071785714285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0241400714285714">
                <text:p>0.0024140071428571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0263637">
                <text:p>0.0026363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0283368857142857">
                <text:p>0.0028336885714285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0303453857142857">
                <text:p>0.0030345385714285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0333400285714286">
                <text:p>0.0033340028571428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0369379142857143">
                <text:p>0.0036937914285714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0407255285714286">
                <text:p>0.00407255285714286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0449146142857143">
                <text:p>0.0044914614285714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0480441857142857">
                <text:p>0.0048044185714285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0509806428571429">
                <text:p>0.0050980642857142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0541013">
                <text:p>0.0054101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0581993714285714">
                <text:p>0.0058199371428571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0629628857142857">
                <text:p>0.0062962885714285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00679604714285714">
                <text:p>0.0067960471428571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0736134714285714">
                <text:p>0.0073613471428571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00779220428571429">
                <text:p>0.00779220428571429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00819878571428572">
                <text:p>0.00819878571428572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0086407">
                <text:p>0.0086407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0926974">
                <text:p>0.0092697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0100212214285714">
                <text:p>0.010021221428571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0108086428571429">
                <text:p>0.0108086428571429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0116981428571429">
                <text:p>0.01169814285714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0123751114285714">
                <text:p>0.0123751114285714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01301297">
                <text:p>0.0130129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0137051285714286">
                <text:p>0.013705128571428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0146886857142857">
                <text:p>0.014688685714285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0158615">
                <text:p>0.015861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0170879857142857">
                <text:p>0.01708798571428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184705714285714">
                <text:p>0.018470571428571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0195205">
                <text:p>0.019520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0205074142857143">
                <text:p>0.020507414285714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0215756428571429">
                <text:p>0.0215756428571429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0230894857142857">
                <text:p>0.023089485714285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0248895142857143">
                <text:p>0.024889514285714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0267662">
                <text:p>0.026766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0288749285714286">
                <text:p>0.0288749285714286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0304707857142857">
                <text:p>0.0304707857142857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0319654285714286">
                <text:p>0.031965428571428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0335770142857143">
                <text:p>0.0335770142857143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0358516">
                <text:p>0.0358516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0385444714285714">
                <text:p>0.038544471428571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0413392285714286">
                <text:p>0.0413392285714286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0444643571428571">
                <text:p>0.044464357142857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0468173285714286">
                <text:p>0.0468173285714286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0490092">
                <text:p>0.049009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0513590714285714">
                <text:p>0.0513590714285714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546557571428571">
                <text:p>0.054655757142857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0585340428571429">
                <text:p>0.0585340428571429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0625322428571429">
                <text:p>0.062532242857142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0669718">
                <text:p>0.066971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0702898857142857">
                <text:p>0.070289885714285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0733569285714286">
                <text:p>0.0733569285714286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0766185">
                <text:p>0.0766185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0811556">
                <text:p>0.081155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0864457571428572">
                <text:p>0.0864457571428572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0918491714285714">
                <text:p>0.0918491714285714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0977912571428572">
                <text:p>0.097791257142857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1021878">
                <text:p>0.1021878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062093">
                <text:p>0.106209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10439642857143">
                <text:p>0.11043964285714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16258071428571">
                <text:p>0.116258071428571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122963785714286">
                <text:p>0.12296378571428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129730642857143">
                <text:p>0.129730642857143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137079928571429">
                <text:p>0.13707992857142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142448214285714">
                <text:p>0.142448214285714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47294285714286">
                <text:p>0.14729428571428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52323428571429">
                <text:p>0.152323428571429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59145428571429">
                <text:p>0.159145428571429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66896857142857">
                <text:p>0.16689685714285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71947428571429">
                <text:p>0.171947428571429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174308142857143">
                <text:p>0.17430814285714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74233714285714">
                <text:p>0.17423371428571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173411714285714">
                <text:p>0.17341171428571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72811428571429">
                <text:p>0.17281142857142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173463142857143">
                <text:p>0.17346314285714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76428">
                <text:p>0.176428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84345">
                <text:p>0.18434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198551">
                <text:p>0.19855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210453428571429">
                <text:p>0.210453428571429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221710142857143">
                <text:p>0.221710142857143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232892142857143">
                <text:p>0.232892142857143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246266571428571">
                <text:p>0.24626657142857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258874714285714">
                <text:p>0.25887471428571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268753571428571">
                <text:p>0.26875357142857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276269285714286">
                <text:p>0.27626928571428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281514">
                <text:p>0.28151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286037285714286">
                <text:p>0.28603728571428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290522714285714">
                <text:p>0.29052271428571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296337714285714">
                <text:p>0.29633771428571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302654428571429">
                <text:p>0.302654428571429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308663428571429">
                <text:p>0.308663428571429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314816857142857">
                <text:p>0.31481685714285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315923">
                <text:p>0.31592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313957857142857">
                <text:p>0.31395785714285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309354857142857">
                <text:p>0.309354857142857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300336142857143">
                <text:p>0.30033614285714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287594285714286">
                <text:p>0.28759428571428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272925">
                <text:p>0.272925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255417857142857">
                <text:p>0.255417857142857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245334142857143">
                <text:p>0.24533414285714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238661285714286">
                <text:p>0.238661285714286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233843285714286">
                <text:p>0.23384328571428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229549142857143">
                <text:p>0.229549142857143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226784714285714">
                <text:p>0.22678471428571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226001285714286">
                <text:p>0.22600128571428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227423142857143">
                <text:p>0.22742314285714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228806428571429">
                <text:p>0.228806428571429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230153142857143">
                <text:p>0.23015314285714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231499714285714">
                <text:p>0.23149971428571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233475285714286">
                <text:p>0.23347528571428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235609857142857">
                <text:p>0.235609857142857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236905857142857">
                <text:p>0.236905857142857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23618">
                <text:p>0.23618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235191571428571">
                <text:p>0.23519157142857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234114428571429">
                <text:p>0.23411442857142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232920857142857">
                <text:p>0.232920857142857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230582571428571">
                <text:p>0.23058257142857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227277428571429">
                <text:p>0.227277428571429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223832285714286">
                <text:p>0.22383228571428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221387285714286">
                <text:p>0.221387285714286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219477571428571">
                <text:p>0.21947757142857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217559142857143">
                <text:p>0.21755914285714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215337142857143">
                <text:p>0.21533714285714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212332714285714">
                <text:p>0.21233271428571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208632428571429">
                <text:p>0.208632428571429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204468714285714">
                <text:p>0.204468714285714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198792714285714">
                <text:p>0.19879271428571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194631571428571">
                <text:p>0.19463157142857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190853714285714">
                <text:p>0.19085371428571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186774857142857">
                <text:p>0.18677485714285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181224714285714">
                <text:p>0.18122471428571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175068142857143">
                <text:p>0.17506814285714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168983857142857">
                <text:p>0.168983857142857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161938">
                <text:p>0.16193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156329714285714">
                <text:p>0.15632971428571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150929957142857">
                <text:p>0.150929957142857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145238628571429">
                <text:p>0.145238628571429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137123628571429">
                <text:p>0.1371236285714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127310771428571">
                <text:p>0.12731077142857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117260485714286">
                <text:p>0.117260485714286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1069212">
                <text:p>0.106921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0997096">
                <text:p>0.09970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27cm" svg:y="0.316cm" chart:style-name="ch2">
          <text:p>Kombinace c a pi dávající kappa=0.145</text:p>
        </chart:title>
        <chart:legend chart:legend-position="end" svg:x="14.391cm" svg:y="4.201cm" style:legend-expansion="high" chart:style-name="ch3"/>
        <chart:plot-area chart:style-name="ch4" table:cell-range-address="matrix.B4:matrix.C21 matrix.C3:matrix.C3" chart:data-source-has-labels="row" svg:x="0.32cm" svg:y="1.275cm" svg:width="13.751cm" svg:height="7.545cm">
          <chartooo:coordinate-region svg:x="1.047cm" svg:y="1.474cm" svg:width="12.78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atrix.C4:matrix.C21" chart:label-cell-address="matrix.C3:matrix.C3" chart:class="chart:scatter">
            <chart:domain table:cell-range-address="matrix.B4:matrix.B21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i</text:p>
                <draw:g>
                  <svg:desc>matrix.C3:matrix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">
                <text:p>0.19</text:p>
                <draw:g>
                  <svg:desc>matrix.B4:matrix.B21</svg:desc>
                </draw:g>
              </table:table-cell>
              <table:table-cell office:value-type="float" office:value="0.513146227034352">
                <text:p>0.513146227034352</text:p>
                <draw:g>
                  <svg:desc>matrix.C4:matrix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0.614574096402195">
                <text:p>0.614574096402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.681026838401817">
                <text:p>0.681026838401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">
                <text:p>0.34</text:p>
              </table:table-cell>
              <table:table-cell office:value-type="float" office:value="0.727934656283903">
                <text:p>0.727934656283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">
                <text:p>0.39</text:p>
              </table:table-cell>
              <table:table-cell office:value-type="float" office:value="0.762814828555197">
                <text:p>0.762814828555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">
                <text:p>0.44</text:p>
              </table:table-cell>
              <table:table-cell office:value-type="float" office:value="0.789767688946652">
                <text:p>0.789767688946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0.811219965584749">
                <text:p>0.811219965584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">
                <text:p>0.54</text:p>
              </table:table-cell>
              <table:table-cell office:value-type="float" office:value="0.828699598400976">
                <text:p>0.828699598400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0.843216581587334">
                <text:p>0.843216581587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">
                <text:p>0.64</text:p>
              </table:table-cell>
              <table:table-cell office:value-type="float" office:value="0.855465286150823">
                <text:p>0.855465286150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">
                <text:p>0.69</text:p>
              </table:table-cell>
              <table:table-cell office:value-type="float" office:value="0.865938816139894">
                <text:p>0.865938816139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">
                <text:p>0.74</text:p>
              </table:table-cell>
              <table:table-cell office:value-type="float" office:value="0.87499700423855">
                <text:p>0.87499700423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">
                <text:p>0.79</text:p>
              </table:table-cell>
              <table:table-cell office:value-type="float" office:value="0.882908586248768">
                <text:p>0.882908586248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">
                <text:p>0.84</text:p>
              </table:table-cell>
              <table:table-cell office:value-type="float" office:value="0.88987831325777">
                <text:p>0.88987831325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">
                <text:p>0.89</text:p>
              </table:table-cell>
              <table:table-cell office:value-type="float" office:value="0.896064924872502">
                <text:p>0.896064924872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">
                <text:p>0.94</text:p>
              </table:table-cell>
              <table:table-cell office:value-type="float" office:value="0.901593386315454">
                <text:p>0.901593386315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">
                <text:p>0.99</text:p>
              </table:table-cell>
              <table:table-cell office:value-type="float" office:value="0.906563417309623">
                <text:p>0.906563417309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907497783136527">
                <text:p>0.9074977831365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77cm" svg:y="0.316cm" chart:style-name="ch2">
          <text:p>Radius and kappa necessary for  0.98  in dependce on theta</text:p>
        </chart:title>
        <chart:legend chart:legend-position="end" svg:x="12.46cm" svg:y="3.952cm" style:legend-expansion="high" chart:style-name="ch3"/>
        <chart:plot-area chart:style-name="ch4" table:cell-range-address="matrix.J3:matrix.L23 matrix.K2:matrix.L2" chart:data-source-has-labels="row" svg:x="0.32cm" svg:y="1.275cm" svg:width="11.82cm" svg:height="7.545cm">
          <chartooo:coordinate-region svg:x="1.047cm" svg:y="1.475cm" svg:width="10.76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atrix.K3:matrix.K23" chart:label-cell-address="matrix.K2:matrix.K2" chart:class="chart:scatter">
            <chart:domain table:cell-range-address="matrix.J3:matrix.J23"/>
            <chart:data-point chart:repeated="21"/>
          </chart:series>
          <chart:series chart:style-name="ch9" chart:values-cell-range-address="matrix.L3:matrix.L23" chart:label-cell-address="matrix.L2:matrix.L2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adius</text:p>
                <draw:g>
                  <svg:desc>matrix.K2:matrix.K2</svg:desc>
                </draw:g>
              </table:table-cell>
              <table:table-cell office:value-type="string">
                <text:p>kappa for 0.98</text:p>
                <draw:g>
                  <svg:desc>matrix.L2:matrix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94682">
                <text:p>0.0994682</text:p>
                <draw:g>
                  <svg:desc>matrix.J3:matrix.J23</svg:desc>
                </draw:g>
              </table:table-cell>
              <table:table-cell office:value-type="float" office:value="1.12073">
                <text:p>1.12073</text:p>
                <draw:g>
                  <svg:desc>matrix.K3:matrix.K23</svg:desc>
                </draw:g>
              </table:table-cell>
              <table:table-cell office:value-type="float" office:value="0.144871">
                <text:p>0.144871</text:p>
                <draw:g>
                  <svg:desc>matrix.L3:matrix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9468">
                <text:p>0.109468</text:p>
              </table:table-cell>
              <table:table-cell office:value-type="float" office:value="1.11073">
                <text:p>1.11073</text:p>
              </table:table-cell>
              <table:table-cell office:value-type="float" office:value="0.173871">
                <text:p>0.173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468">
                <text:p>0.119468</text:p>
              </table:table-cell>
              <table:table-cell office:value-type="float" office:value="1.10073">
                <text:p>1.10073</text:p>
              </table:table-cell>
              <table:table-cell office:value-type="float" office:value="0.202871">
                <text:p>0.202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9468">
                <text:p>0.129468</text:p>
              </table:table-cell>
              <table:table-cell office:value-type="float" office:value="1.09073">
                <text:p>1.09073</text:p>
              </table:table-cell>
              <table:table-cell office:value-type="float" office:value="0.232871">
                <text:p>0.232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9468">
                <text:p>0.139468</text:p>
              </table:table-cell>
              <table:table-cell office:value-type="float" office:value="1.08073">
                <text:p>1.08073</text:p>
              </table:table-cell>
              <table:table-cell office:value-type="float" office:value="0.264871">
                <text:p>0.264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9468">
                <text:p>0.149468</text:p>
              </table:table-cell>
              <table:table-cell office:value-type="float" office:value="1.07073">
                <text:p>1.07073</text:p>
              </table:table-cell>
              <table:table-cell office:value-type="float" office:value="0.296871">
                <text:p>0.296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9468">
                <text:p>0.159468</text:p>
              </table:table-cell>
              <table:table-cell office:value-type="float" office:value="1.06073">
                <text:p>1.06073</text:p>
              </table:table-cell>
              <table:table-cell office:value-type="float" office:value="0.330871">
                <text:p>0.330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468">
                <text:p>0.169468</text:p>
              </table:table-cell>
              <table:table-cell office:value-type="float" office:value="1.05073">
                <text:p>1.05073</text:p>
              </table:table-cell>
              <table:table-cell office:value-type="float" office:value="0.365871">
                <text:p>0.365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9468">
                <text:p>0.179468</text:p>
              </table:table-cell>
              <table:table-cell office:value-type="float" office:value="1.04073">
                <text:p>1.04073</text:p>
              </table:table-cell>
              <table:table-cell office:value-type="float" office:value="0.401871">
                <text:p>0.401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9468">
                <text:p>0.189468</text:p>
              </table:table-cell>
              <table:table-cell office:value-type="float" office:value="1.03073">
                <text:p>1.03073</text:p>
              </table:table-cell>
              <table:table-cell office:value-type="float" office:value="0.438871">
                <text:p>0.438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9468">
                <text:p>0.199468</text:p>
              </table:table-cell>
              <table:table-cell office:value-type="float" office:value="1.02073">
                <text:p>1.02073</text:p>
              </table:table-cell>
              <table:table-cell office:value-type="float" office:value="0.477871">
                <text:p>0.477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9468">
                <text:p>0.209468</text:p>
              </table:table-cell>
              <table:table-cell office:value-type="float" office:value="1.01073">
                <text:p>1.01073</text:p>
              </table:table-cell>
              <table:table-cell office:value-type="float" office:value="0.516871">
                <text:p>0.516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9468">
                <text:p>0.219468</text:p>
              </table:table-cell>
              <table:table-cell office:value-type="float" office:value="1.00073">
                <text:p>1.00073</text:p>
              </table:table-cell>
              <table:table-cell office:value-type="float" office:value="0.557871">
                <text:p>0.557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468">
                <text:p>0.229468</text:p>
              </table:table-cell>
              <table:table-cell office:value-type="float" office:value="0.990734">
                <text:p>0.990734</text:p>
              </table:table-cell>
              <table:table-cell office:value-type="float" office:value="0.600871">
                <text:p>0.600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9468">
                <text:p>0.239468</text:p>
              </table:table-cell>
              <table:table-cell office:value-type="float" office:value="0.980734">
                <text:p>0.980734</text:p>
              </table:table-cell>
              <table:table-cell office:value-type="float" office:value="0.643871">
                <text:p>0.643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9468">
                <text:p>0.249468</text:p>
              </table:table-cell>
              <table:table-cell office:value-type="float" office:value="0.970734">
                <text:p>0.97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9468">
                <text:p>0.259468</text:p>
              </table:table-cell>
              <table:table-cell office:value-type="float" office:value="0.960734">
                <text:p>0.96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468">
                <text:p>0.269468</text:p>
              </table:table-cell>
              <table:table-cell office:value-type="float" office:value="0.950734">
                <text:p>0.95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9468">
                <text:p>0.279468</text:p>
              </table:table-cell>
              <table:table-cell office:value-type="float" office:value="0.940734">
                <text:p>0.94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9468">
                <text:p>0.289468</text:p>
              </table:table-cell>
              <table:table-cell office:value-type="float" office:value="0.930734">
                <text:p>0.93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9468">
                <text:p>0.299468</text:p>
              </table:table-cell>
              <table:table-cell office:value-type="float" office:value="0.920734">
                <text:p>0.9207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21cm" svg:y="0.316cm" chart:style-name="ch2">
          <text:p>Limitní stav nemocných při importu 30 denně v závislosti na theta</text:p>
        </chart:title>
        <chart:plot-area chart:style-name="ch3" table:cell-range-address="matrix.J16:matrix.J23 matrix.M16:matrix.M23" svg:x="0.32cm" svg:y="1.275cm" svg:width="15.36cm" svg:height="7.545cm">
          <chartooo:coordinate-region svg:x="1.312cm" svg:y="1.475cm" svg:width="14.036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trix.M16:matrix.M23" chart:class="chart:scatter">
            <chart:domain table:cell-range-address="matrix.J16:matrix.J23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9468">
                <text:p>0.229468</text:p>
                <draw:g>
                  <svg:desc>matrix.J16:matrix.J23</svg:desc>
                </draw:g>
              </table:table-cell>
              <table:table-cell office:value-type="float" office:value="4979.59">
                <text:p>4979.59</text:p>
                <draw:g>
                  <svg:desc>matrix.M16:matrix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9468">
                <text:p>0.239468</text:p>
              </table:table-cell>
              <table:table-cell office:value-type="float" office:value="2379.02">
                <text:p>2379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468">
                <text:p>0.249468</text:p>
              </table:table-cell>
              <table:table-cell office:value-type="float" office:value="1556.12">
                <text:p>1556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9468">
                <text:p>0.259468</text:p>
              </table:table-cell>
              <table:table-cell office:value-type="float" office:value="1152.7">
                <text:p>115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9468">
                <text:p>0.269468</text:p>
              </table:table-cell>
              <table:table-cell office:value-type="float" office:value="913.307">
                <text:p>913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9468">
                <text:p>0.279468</text:p>
              </table:table-cell>
              <table:table-cell office:value-type="float" office:value="754.893">
                <text:p>754.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9468">
                <text:p>0.289468</text:p>
              </table:table-cell>
              <table:table-cell office:value-type="float" office:value="642.375">
                <text:p>642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9468">
                <text:p>0.299468</text:p>
              </table:table-cell>
              <table:table-cell office:value-type="float" office:value="558.371">
                <text:p>558.3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single 9.9'.W2:'single 9.9'.W200" svg:x="0.32cm" svg:y="0.18cm" svg:width="12.428cm" svg:height="8.64cm">
          <chartooo:coordinate-region svg:x="1.047cm" svg:y="0.379cm" svg:width="11.70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W2:'single 9.9'.W200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9.9'.W2:'single 9.9'.W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6617">
                <text:p>-1.66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4283">
                <text:p>-1.24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53934">
                <text:p>-1.53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3682">
                <text:p>-1.53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97258">
                <text:p>-1.97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7145">
                <text:p>-2.7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79745">
                <text:p>-2.79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40205">
                <text:p>-3.40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78692">
                <text:p>-3.78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28779">
                <text:p>-4.28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89751">
                <text:p>-4.897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.1302">
                <text:p>-5.1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.43208">
                <text:p>-5.43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.96543">
                <text:p>-5.965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4258">
                <text:p>-6.42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98284">
                <text:p>-6.982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40318">
                <text:p>-7.40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4872">
                <text:p>-7.4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85646">
                <text:p>-7.85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.52247">
                <text:p>-8.52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.18364">
                <text:p>-9.183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.70573">
                <text:p>-9.705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.26429">
                <text:p>-9.264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.64083">
                <text:p>-9.640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.38043">
                <text:p>-8.380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.30032">
                <text:p>-8.300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.15639">
                <text:p>-8.156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.0738">
                <text:p>-10.0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.83463">
                <text:p>-8.834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.29654">
                <text:p>-8.29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.24781">
                <text:p>-9.247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.2944">
                <text:p>-10.29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.5281">
                <text:p>-10.52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.3118">
                <text:p>-10.31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1.175">
                <text:p>-11.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.3049">
                <text:p>-10.30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.2192">
                <text:p>-10.2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2.2947">
                <text:p>-12.29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1762">
                <text:p>-12.1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3415">
                <text:p>-13.34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.4554">
                <text:p>-15.4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2.3078">
                <text:p>-12.30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2.3901">
                <text:p>-12.39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.4816">
                <text:p>-11.48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.7726">
                <text:p>-10.7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.6159">
                <text:p>-19.61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.2784">
                <text:p>-11.27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.702">
                <text:p>-11.7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.1249">
                <text:p>-11.1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.081">
                <text:p>-10.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.62053">
                <text:p>-9.620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.2809">
                <text:p>-10.28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0.119">
                <text:p>-10.1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.64135">
                <text:p>-9.641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.3758">
                <text:p>-10.37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.96828">
                <text:p>-8.968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.82318">
                <text:p>-8.82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.41358">
                <text:p>-9.413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.50458">
                <text:p>-8.504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.88215">
                <text:p>-7.882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.1252">
                <text:p>-10.1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39256">
                <text:p>-9.392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49302">
                <text:p>-7.493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.35842">
                <text:p>-7.358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.57609">
                <text:p>-7.576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36499">
                <text:p>-7.364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.38453">
                <text:p>-7.384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.36769">
                <text:p>-7.367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.41709">
                <text:p>-9.417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37493">
                <text:p>-7.374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50086">
                <text:p>-7.500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53633">
                <text:p>-7.536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63542">
                <text:p>-7.635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.18026">
                <text:p>-8.180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.76483">
                <text:p>-9.764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.21763">
                <text:p>-7.217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.3809">
                <text:p>-7.38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7.73569">
                <text:p>-7.735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.35683">
                <text:p>-7.356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.40449">
                <text:p>-9.40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.92157">
                <text:p>-7.921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.89165">
                <text:p>-6.891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.91209">
                <text:p>-6.912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.53131">
                <text:p>-9.531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.78111">
                <text:p>-6.78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.09946">
                <text:p>-7.099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.74132">
                <text:p>-6.74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.84589">
                <text:p>-7.84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.97925">
                <text:p>-7.979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01038">
                <text:p>-7.010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.1537">
                <text:p>-8.15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.31083">
                <text:p>-8.310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.61034">
                <text:p>-7.610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.76598">
                <text:p>-7.765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.57762">
                <text:p>-7.577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.57845">
                <text:p>-7.578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.04314">
                <text:p>-8.043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.91876">
                <text:p>-8.918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.82097">
                <text:p>-9.820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.15342">
                <text:p>-9.15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.89856">
                <text:p>-7.898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8.86628">
                <text:p>-8.866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8.26269">
                <text:p>-8.262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3.4187">
                <text:p>-13.41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.03185">
                <text:p>-9.031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.8969">
                <text:p>-10.89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.20606">
                <text:p>-9.206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.33118">
                <text:p>-9.331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.9227">
                <text:p>-9.92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0.884">
                <text:p>-10.8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.7499">
                <text:p>-8.74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.45189">
                <text:p>-7.451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.1851">
                <text:p>-8.18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.87176">
                <text:p>-8.871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.88047">
                <text:p>-9.880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.73457">
                <text:p>-8.734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0.0291">
                <text:p>-10.02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.16489">
                <text:p>-7.164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9.43949">
                <text:p>-9.439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.39197">
                <text:p>-9.391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9.0358">
                <text:p>-19.03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5.5635">
                <text:p>-15.56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9.56274">
                <text:p>-9.562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.91389">
                <text:p>-6.913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8.77592">
                <text:p>-8.775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.17532">
                <text:p>-7.175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0.6107">
                <text:p>-10.61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3.9722">
                <text:p>-13.97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.80686">
                <text:p>-8.806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.5075">
                <text:p>-8.50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.32389">
                <text:p>-9.323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9.94816">
                <text:p>-9.948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3.3116">
                <text:p>-13.31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1.191">
                <text:p>-11.1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2.0185">
                <text:p>-12.01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1.3185">
                <text:p>-11.31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9.5316">
                <text:p>-9.53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8.18703">
                <text:p>-8.187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7.10853">
                <text:p>-7.108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.58441">
                <text:p>-6.584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.71217">
                <text:p>-6.712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.22324">
                <text:p>-6.223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.7738">
                <text:p>-6.77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.0925">
                <text:p>-10.09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5.7778">
                <text:p>-15.7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3.7401">
                <text:p>-13.74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8.2656">
                <text:p>-18.26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8.14398">
                <text:p>-8.143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5.83405">
                <text:p>-5.834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.35543">
                <text:p>-6.355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2.0745">
                <text:p>-12.07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8.4221">
                <text:p>-18.42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0.6182">
                <text:p>-20.61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1.0452">
                <text:p>-11.04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6.66265">
                <text:p>-6.662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7.13722">
                <text:p>-7.137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6.42259">
                <text:p>-6.422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2.6946">
                <text:p>-12.69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8.22598">
                <text:p>-8.225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.08007">
                <text:p>-7.080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9.00324">
                <text:p>-9.003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9.22507">
                <text:p>-9.225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1.8729">
                <text:p>-11.87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4.4764">
                <text:p>-14.47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0.1394">
                <text:p>-10.13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9.94085">
                <text:p>-9.940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.872">
                <text:p>-8.8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7.80313">
                <text:p>-7.803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9.84716">
                <text:p>-9.847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2.8857">
                <text:p>-12.88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2.2353">
                <text:p>-12.23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9.75943">
                <text:p>-9.759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.29451">
                <text:p>-8.294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9.39545">
                <text:p>-9.395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.57383">
                <text:p>-7.573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8.9603">
                <text:p>-8.96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1.7589">
                <text:p>-11.75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0.3277">
                <text:p>-10.32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9.30933">
                <text:p>-9.309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8.15711">
                <text:p>-8.157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3.2479">
                <text:p>-13.24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.12498">
                <text:p>-8.124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8.53303">
                <text:p>-8.53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0.1484">
                <text:p>-10.1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2.7472">
                <text:p>-12.74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0.2444">
                <text:p>-10.24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9.49864">
                <text:p>-9.498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8.57403">
                <text:p>-8.574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7.88767">
                <text:p>-7.887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8.4449">
                <text:p>-8.44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9.80579">
                <text:p>-9.805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1.3595">
                <text:p>-11.35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.04344">
                <text:p>-8.043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9.2689">
                <text:p>-9.26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0.8035">
                <text:p>-10.803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